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1" style:family="table">
      <style:table-properties style:width="9.425in" fo:break-before="colum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background-color="#55308d" fo:padding="0.0382in" fo:border="non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0.25in"/>
    </style:style>
    <style:style style:name="Table14.C" style:family="table-column">
      <style:table-column-properties style:column-width="1.4042in"/>
    </style:style>
    <style:style style:name="Table14.D" style:family="table-column">
      <style:table-column-properties style:column-width="0.8028in"/>
    </style:style>
    <style:style style:name="Table14.E" style:family="table-column">
      <style:table-column-properties style:column-width="0.4in"/>
    </style:style>
    <style:style style:name="Table14.F" style:family="table-column">
      <style:table-column-properties style:column-width="6.3181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4" style:family="table-row">
      <style:table-row-properties style:min-row-height="0.0007in" fo:background-color="transparent" fo:keep-together="auto">
        <style:background-image/>
      </style:table-row-properties>
    </style:style>
    <style:style style:name="Table1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5" style:family="table-row">
      <style:table-row-properties fo:background-color="transparent" fo:keep-together="auto">
        <style:background-image/>
      </style:table-row-properties>
    </style:style>
    <style:style style:name="Table1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6" style:family="table-row">
      <style:table-row-properties fo:background-color="transparent" fo:keep-together="auto">
        <style:background-image/>
      </style:table-row-properties>
    </style:style>
    <style:style style:name="Table14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4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25in"/>
    </style:style>
    <style:style style:name="Table27.C" style:family="table-column">
      <style:table-column-properties style:column-width="1.4042in"/>
    </style:style>
    <style:style style:name="Table27.D" style:family="table-column">
      <style:table-column-properties style:column-width="0.8028in"/>
    </style:style>
    <style:style style:name="Table27.E" style:family="table-column">
      <style:table-column-properties style:column-width="0.4in"/>
    </style:style>
    <style:style style:name="Table27.F" style:family="table-column">
      <style:table-column-properties style:column-width="6.3181in"/>
    </style:style>
    <style:style style:name="Table27.1" style:family="table-row">
      <style:table-row-properties style:min-row-height="0.2917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7.2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4" style:family="table-row">
      <style:table-row-properties style:min-row-height="0.0007in" fo:background-color="transparent" fo:keep-together="auto">
        <style:background-image/>
      </style:table-row-properties>
    </style:style>
    <style:style style:name="Table2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5" style:family="table-row">
      <style:table-row-properties fo:background-color="transparent" fo:keep-together="auto">
        <style:background-image/>
      </style:table-row-properties>
    </style:style>
    <style:style style:name="Table2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6" style:family="table-row">
      <style:table-row-properties fo:background-color="transparent" fo:keep-together="auto">
        <style:background-image/>
      </style:table-row-properties>
    </style:style>
    <style:style style:name="Table2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7" style:family="table-row">
      <style:table-row-properties fo:background-color="transparent" fo:keep-together="auto">
        <style:background-image/>
      </style:table-row-properties>
    </style:style>
    <style:style style:name="Table2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8" style:family="table-row">
      <style:table-row-properties style:min-row-height="0.1854in" fo:background-color="transparent" fo:keep-together="auto">
        <style:background-image/>
      </style:table-row-properties>
    </style:style>
    <style:style style:name="Table2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0.25in"/>
    </style:style>
    <style:style style:name="Table28.C" style:family="table-column">
      <style:table-column-properties style:column-width="1.4042in"/>
    </style:style>
    <style:style style:name="Table28.D" style:family="table-column">
      <style:table-column-properties style:column-width="0.8028in"/>
    </style:style>
    <style:style style:name="Table28.E" style:family="table-column">
      <style:table-column-properties style:column-width="0.4in"/>
    </style:style>
    <style:style style:name="Table28.F" style:family="table-column">
      <style:table-column-properties style:column-width="6.3181in"/>
    </style:style>
    <style:style style:name="Table28.1" style:family="table-row">
      <style:table-row-properties style:min-row-height="0.0201in"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4" style:family="table-row">
      <style:table-row-properties style:min-row-height="0.0007in" fo:background-color="transparent" fo:keep-together="auto">
        <style:background-image/>
      </style:table-row-properties>
    </style:style>
    <style:style style:name="Table2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5" style:family="table-row">
      <style:table-row-properties fo:background-color="transparent" fo:keep-together="auto">
        <style:background-image/>
      </style:table-row-properties>
    </style:style>
    <style:style style:name="Table2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6" style:family="table-row">
      <style:table-row-properties fo:background-color="transparent" fo:keep-together="auto">
        <style:background-image/>
      </style:table-row-properties>
    </style:style>
    <style:style style:name="Table2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25in"/>
    </style:style>
    <style:style style:name="Table15.C" style:family="table-column">
      <style:table-column-properties style:column-width="1.4042in"/>
    </style:style>
    <style:style style:name="Table15.D" style:family="table-column">
      <style:table-column-properties style:column-width="0.8028in"/>
    </style:style>
    <style:style style:name="Table15.E" style:family="table-column">
      <style:table-column-properties style:column-width="0.4in"/>
    </style:style>
    <style:style style:name="Table15.F" style:family="table-column">
      <style:table-column-properties style:column-width="6.3181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4" style:family="table-row">
      <style:table-row-properties style:min-row-height="0.0007in" fo:background-color="transparent" fo:keep-together="auto">
        <style:background-image/>
      </style:table-row-properties>
    </style:style>
    <style:style style:name="Table1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5" style:family="table-row">
      <style:table-row-properties fo:background-color="transparent" fo:keep-together="auto">
        <style:background-image/>
      </style:table-row-properties>
    </style:style>
    <style:style style:name="Table1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7" style:family="table-row">
      <style:table-row-properties style:min-row-height="0.0958in" fo:background-color="transparent" fo:keep-together="auto">
        <style:background-image/>
      </style:table-row-properties>
    </style:style>
    <style:style style:name="Table1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8" style:family="table-row">
      <style:table-row-properties fo:background-color="transparent" fo:keep-together="auto">
        <style:background-image/>
      </style:table-row-properties>
    </style:style>
    <style:style style:name="Table1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25in"/>
    </style:style>
    <style:style style:name="Table16.C" style:family="table-column">
      <style:table-column-properties style:column-width="1.4042in"/>
    </style:style>
    <style:style style:name="Table16.D" style:family="table-column">
      <style:table-column-properties style:column-width="0.8028in"/>
    </style:style>
    <style:style style:name="Table16.E" style:family="table-column">
      <style:table-column-properties style:column-width="0.4in"/>
    </style:style>
    <style:style style:name="Table16.F" style:family="table-column">
      <style:table-column-properties style:column-width="6.3181in"/>
    </style:style>
    <style:style style:name="Table16.1" style:family="table-row">
      <style:table-row-properties style:min-row-height="0.2917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6.2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4" style:family="table-row">
      <style:table-row-properties style:min-row-height="0.0007in" fo:background-color="transparent" fo:keep-together="auto">
        <style:background-image/>
      </style:table-row-properties>
    </style:style>
    <style:style style:name="Table1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5" style:family="table-row">
      <style:table-row-properties fo:background-color="transparent" fo:keep-together="auto">
        <style:background-image/>
      </style:table-row-properties>
    </style:style>
    <style:style style:name="Table1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6" style:family="table-row">
      <style:table-row-properties fo:background-color="transparent" fo:keep-together="auto">
        <style:background-image/>
      </style:table-row-properties>
    </style:style>
    <style:style style:name="Table1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7" style:family="table-row">
      <style:table-row-properties fo:background-color="transparent" fo:keep-together="auto">
        <style:background-image/>
      </style:table-row-properties>
    </style:style>
    <style:style style:name="Table1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8" style:family="table-row">
      <style:table-row-properties fo:background-color="transparent" fo:keep-together="auto">
        <style:background-image/>
      </style:table-row-properties>
    </style:style>
    <style:style style:name="Table1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9" style:family="table-row">
      <style:table-row-properties fo:background-color="transparent" fo:keep-together="auto">
        <style:background-image/>
      </style:table-row-properties>
    </style:style>
    <style:style style:name="Table1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10" style:family="table-row">
      <style:table-row-properties fo:background-color="transparent" fo:keep-together="auto">
        <style:background-image/>
      </style:table-row-properties>
    </style:style>
    <style:style style:name="Table1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0.A" style:family="table-column">
      <style:table-column-properties style:column-width="0.25in"/>
    </style:style>
    <style:style style:name="Table50.C" style:family="table-column">
      <style:table-column-properties style:column-width="1.4042in"/>
    </style:style>
    <style:style style:name="Table50.D" style:family="table-column">
      <style:table-column-properties style:column-width="0.8028in"/>
    </style:style>
    <style:style style:name="Table50.E" style:family="table-column">
      <style:table-column-properties style:column-width="0.4in"/>
    </style:style>
    <style:style style:name="Table50.F" style:family="table-column">
      <style:table-column-properties style:column-width="6.3181in"/>
    </style:style>
    <style:style style:name="Table50.1" style:family="table-row">
      <style:table-row-properties style:min-row-height="0.0201in" fo:background-color="transparent" fo:keep-together="auto">
        <style:background-image/>
      </style:table-row-properties>
    </style:style>
    <style:style style:name="Table5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4" style:family="table-row">
      <style:table-row-properties style:min-row-height="0.0007in" fo:background-color="transparent" fo:keep-together="auto">
        <style:background-image/>
      </style:table-row-properties>
    </style:style>
    <style:style style:name="Table5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5" style:family="table-row">
      <style:table-row-properties fo:background-color="transparent" fo:keep-together="auto">
        <style:background-image/>
      </style:table-row-properties>
    </style:style>
    <style:style style:name="Table5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6" style:family="table-row">
      <style:table-row-properties fo:background-color="transparent" fo:keep-together="auto">
        <style:background-image/>
      </style:table-row-properties>
    </style:style>
    <style:style style:name="Table5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9.A" style:family="table-column">
      <style:table-column-properties style:column-width="0.25in"/>
    </style:style>
    <style:style style:name="Table49.C" style:family="table-column">
      <style:table-column-properties style:column-width="1.4042in"/>
    </style:style>
    <style:style style:name="Table49.D" style:family="table-column">
      <style:table-column-properties style:column-width="0.8028in"/>
    </style:style>
    <style:style style:name="Table49.E" style:family="table-column">
      <style:table-column-properties style:column-width="0.4in"/>
    </style:style>
    <style:style style:name="Table49.F" style:family="table-column">
      <style:table-column-properties style:column-width="6.3181in"/>
    </style:style>
    <style:style style:name="Table49.1" style:family="table-row">
      <style:table-row-properties style:min-row-height="0.0201in" fo:background-color="transparent" fo:keep-together="auto">
        <style:background-image/>
      </style:table-row-properties>
    </style:style>
    <style:style style:name="Table4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4" style:family="table-row">
      <style:table-row-properties fo:background-color="transparent" fo:keep-together="auto">
        <style:background-image/>
      </style:table-row-properties>
    </style:style>
    <style:style style:name="Table4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5" style:family="table-row">
      <style:table-row-properties style:min-row-height="0.0958in" fo:background-color="transparent" fo:keep-together="auto">
        <style:background-image/>
      </style:table-row-properties>
    </style:style>
    <style:style style:name="Table4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14" style:family="table-row">
      <style:table-row-properties fo:background-color="transparent" fo:keep-together="auto">
        <style:background-image/>
      </style:table-row-properties>
    </style:style>
    <style:style style:name="Table49.A1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9.B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D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E1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F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8" style:family="table-row">
      <style:table-row-properties style:min-row-height="0.0958in" fo:background-color="transparent" fo:keep-together="auto">
        <style:background-image/>
      </style:table-row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0.25in"/>
    </style:style>
    <style:style style:name="Table17.C" style:family="table-column">
      <style:table-column-properties style:column-width="1.4042in"/>
    </style:style>
    <style:style style:name="Table17.D" style:family="table-column">
      <style:table-column-properties style:column-width="0.8028in"/>
    </style:style>
    <style:style style:name="Table17.E" style:family="table-column">
      <style:table-column-properties style:column-width="0.4in"/>
    </style:style>
    <style:style style:name="Table17.F" style:family="table-column">
      <style:table-column-properties style:column-width="6.3181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4" style:family="table-row">
      <style:table-row-properties style:min-row-height="0.0007in" fo:background-color="transparent" fo:keep-together="auto">
        <style:background-image/>
      </style:table-row-properties>
    </style:style>
    <style:style style:name="Table1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5" style:family="table-row">
      <style:table-row-properties fo:background-color="transparent" fo:keep-together="auto">
        <style:background-image/>
      </style:table-row-properties>
    </style:style>
    <style:style style:name="Table1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0958in" fo:background-color="transparent" fo:keep-together="auto">
        <style:background-image/>
      </style:table-row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fo:background-color="transparent" fo:keep-together="auto">
        <style:background-image/>
      </style:table-row-properties>
    </style:style>
    <style:style style:name="Table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8" style:family="table-row">
      <style:table-row-properties style:min-row-height="0.0958in" fo:background-color="transparent" fo:keep-together="auto">
        <style:background-image/>
      </style:table-row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0.25in"/>
    </style:style>
    <style:style style:name="Table18.C" style:family="table-column">
      <style:table-column-properties style:column-width="1.4042in"/>
    </style:style>
    <style:style style:name="Table18.D" style:family="table-column">
      <style:table-column-properties style:column-width="0.8028in"/>
    </style:style>
    <style:style style:name="Table18.E" style:family="table-column">
      <style:table-column-properties style:column-width="0.4in"/>
    </style:style>
    <style:style style:name="Table18.F" style:family="table-column">
      <style:table-column-properties style:column-width="6.3181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4" style:family="table-row">
      <style:table-row-properties style:min-row-height="0.0007in" fo:background-color="transparent" fo:keep-together="auto">
        <style:background-image/>
      </style:table-row-properties>
    </style:style>
    <style:style style:name="Table1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0.25in"/>
    </style:style>
    <style:style style:name="Table19.C" style:family="table-column">
      <style:table-column-properties style:column-width="1.4042in"/>
    </style:style>
    <style:style style:name="Table19.D" style:family="table-column">
      <style:table-column-properties style:column-width="0.8028in"/>
    </style:style>
    <style:style style:name="Table19.E" style:family="table-column">
      <style:table-column-properties style:column-width="0.4in"/>
    </style:style>
    <style:style style:name="Table19.F" style:family="table-column">
      <style:table-column-properties style:column-width="6.3181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4" style:family="table-row">
      <style:table-row-properties style:min-row-height="0.0007in" fo:background-color="transparent" fo:keep-together="auto">
        <style:background-image/>
      </style:table-row-properties>
    </style:style>
    <style:style style:name="Table1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5" style:family="table-row">
      <style:table-row-properties fo:background-color="transparent" fo:keep-together="auto">
        <style:background-image/>
      </style:table-row-properties>
    </style:style>
    <style:style style:name="Table1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6" style:family="table-row">
      <style:table-row-properties fo:background-color="transparent" fo:keep-together="auto">
        <style:background-image/>
      </style:table-row-properties>
    </style:style>
    <style:style style:name="Table1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7" style:family="table-row">
      <style:table-row-properties fo:background-color="transparent" fo:keep-together="auto">
        <style:background-image/>
      </style:table-row-properties>
    </style:style>
    <style:style style:name="Table19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9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8" style:family="table-row">
      <style:table-row-properties style:min-row-height="0.0958in" fo:background-color="transparent" fo:keep-together="auto">
        <style:background-image/>
      </style:table-row-properties>
    </style:style>
    <style:style style:name="Table1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0" style:family="table-row">
      <style:table-row-properties fo:background-color="transparent" fo:keep-together="auto">
        <style:background-image/>
      </style:table-row-properties>
    </style:style>
    <style:style style:name="Table1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1" style:family="table-row">
      <style:table-row-properties fo:background-color="transparent" fo:keep-together="auto">
        <style:background-image/>
      </style:table-row-properties>
    </style:style>
    <style:style style:name="Table1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2" style:family="table-row">
      <style:table-row-properties fo:background-color="transparent" fo:keep-together="auto">
        <style:background-image/>
      </style:table-row-properties>
    </style:style>
    <style:style style:name="Table1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9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25in"/>
    </style:style>
    <style:style style:name="Table20.C" style:family="table-column">
      <style:table-column-properties style:column-width="1.4042in"/>
    </style:style>
    <style:style style:name="Table20.D" style:family="table-column">
      <style:table-column-properties style:column-width="0.8028in"/>
    </style:style>
    <style:style style:name="Table20.E" style:family="table-column">
      <style:table-column-properties style:column-width="0.4in"/>
    </style:style>
    <style:style style:name="Table20.F" style:family="table-column">
      <style:table-column-properties style:column-width="6.3181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4" style:family="table-row">
      <style:table-row-properties style:min-row-height="0.0007in" fo:background-color="transparent" fo:keep-together="auto">
        <style:background-image/>
      </style:table-row-properties>
    </style:style>
    <style:style style:name="Table2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5" style:family="table-row">
      <style:table-row-properties fo:background-color="transparent" fo:keep-together="auto">
        <style:background-image/>
      </style:table-row-properties>
    </style:style>
    <style:style style:name="Table2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0.25in"/>
    </style:style>
    <style:style style:name="Table21.C" style:family="table-column">
      <style:table-column-properties style:column-width="1.4042in"/>
    </style:style>
    <style:style style:name="Table21.D" style:family="table-column">
      <style:table-column-properties style:column-width="0.8028in"/>
    </style:style>
    <style:style style:name="Table21.E" style:family="table-column">
      <style:table-column-properties style:column-width="0.4in"/>
    </style:style>
    <style:style style:name="Table21.F" style:family="table-column">
      <style:table-column-properties style:column-width="6.3181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4" style:family="table-row">
      <style:table-row-properties style:min-row-height="0.0007in" fo:background-color="transparent" fo:keep-together="auto">
        <style:background-image/>
      </style:table-row-properties>
    </style:style>
    <style:style style:name="Table2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5" style:family="table-row">
      <style:table-row-properties fo:background-color="transparent" fo:keep-together="auto">
        <style:background-image/>
      </style:table-row-properties>
    </style:style>
    <style:style style:name="Table2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6" style:family="table-row">
      <style:table-row-properties fo:background-color="transparent" fo:keep-together="auto">
        <style:background-image/>
      </style:table-row-properties>
    </style:style>
    <style:style style:name="Table2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7" style:family="table-row">
      <style:table-row-properties fo:background-color="transparent" fo:keep-together="auto">
        <style:background-image/>
      </style:table-row-properties>
    </style:style>
    <style:style style:name="Table2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8" style:family="table-row">
      <style:table-row-properties style:min-row-height="0.0958in" fo:background-color="transparent" fo:keep-together="auto">
        <style:background-image/>
      </style:table-row-properties>
    </style:style>
    <style:style style:name="Table2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0" style:family="table-row">
      <style:table-row-properties fo:background-color="transparent" fo:keep-together="auto">
        <style:background-image/>
      </style:table-row-properties>
    </style:style>
    <style:style style:name="Table2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1" style:family="table-row">
      <style:table-row-properties fo:background-color="transparent" fo:keep-together="auto">
        <style:background-image/>
      </style:table-row-properties>
    </style:style>
    <style:style style:name="Table2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2" style:family="table-row">
      <style:table-row-properties fo:background-color="transparent" fo:keep-together="auto">
        <style:background-image/>
      </style:table-row-properties>
    </style:style>
    <style:style style:name="Table2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0.25in"/>
    </style:style>
    <style:style style:name="Table29.C" style:family="table-column">
      <style:table-column-properties style:column-width="1.4042in"/>
    </style:style>
    <style:style style:name="Table29.D" style:family="table-column">
      <style:table-column-properties style:column-width="0.8028in"/>
    </style:style>
    <style:style style:name="Table29.E" style:family="table-column">
      <style:table-column-properties style:column-width="0.4in"/>
    </style:style>
    <style:style style:name="Table29.F" style:family="table-column">
      <style:table-column-properties style:column-width="6.3181in"/>
    </style:style>
    <style:style style:name="Table29.1" style:family="table-row">
      <style:table-row-properties style:min-row-height="0.0201in" fo:background-color="transparent" fo:keep-together="auto">
        <style:background-image/>
      </style:table-row-properties>
    </style:style>
    <style:style style:name="Table2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4" style:family="table-row">
      <style:table-row-properties style:min-row-height="0.0007in" fo:background-color="transparent" fo:keep-together="auto">
        <style:background-image/>
      </style:table-row-properties>
    </style:style>
    <style:style style:name="Table2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5" style:family="table-row">
      <style:table-row-properties fo:background-color="transparent" fo:keep-together="auto">
        <style:background-image/>
      </style:table-row-properties>
    </style:style>
    <style:style style:name="Table2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6" style:family="table-row">
      <style:table-row-properties fo:background-color="transparent" fo:keep-together="auto">
        <style:background-image/>
      </style:table-row-properties>
    </style:style>
    <style:style style:name="Table2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fo:background-color="transparent" fo:keep-together="auto">
        <style:background-image/>
      </style:table-row-properties>
    </style:style>
    <style:style style:name="Table1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8" style:family="table-row">
      <style:table-row-properties style:min-row-height="0.0958in" fo:background-color="transparent" fo:keep-together="auto">
        <style:background-image/>
      </style:table-row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2" style:family="table-row">
      <style:table-row-properties fo:background-color="transparent" fo:keep-together="auto">
        <style:background-image/>
      </style:table-row-properties>
    </style:style>
    <style:style style:name="Table1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fo:background-color="transparent" fo:keep-together="auto">
        <style:background-image/>
      </style:table-row-properties>
    </style:style>
    <style:style style:name="Table1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8" style:family="table-row">
      <style:table-row-properties style:min-row-height="0.0958in" fo:background-color="transparent" fo:keep-together="auto">
        <style:background-image/>
      </style:table-row-properties>
    </style:style>
    <style:style style:name="Table12.A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25in"/>
    </style:style>
    <style:style style:name="Table22.C" style:family="table-column">
      <style:table-column-properties style:column-width="1.4042in"/>
    </style:style>
    <style:style style:name="Table22.D" style:family="table-column">
      <style:table-column-properties style:column-width="0.8028in"/>
    </style:style>
    <style:style style:name="Table22.E" style:family="table-column">
      <style:table-column-properties style:column-width="0.4in"/>
    </style:style>
    <style:style style:name="Table22.F" style:family="table-column">
      <style:table-column-properties style:column-width="6.3181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7" style:family="table-row">
      <style:table-row-properties fo:background-color="transparent" fo:keep-together="auto">
        <style:background-image/>
      </style:table-row-properties>
    </style:style>
    <style:style style:name="Table2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8" style:family="table-row">
      <style:table-row-properties style:min-row-height="0.0958in" fo:background-color="transparent" fo:keep-together="auto">
        <style:background-image/>
      </style:table-row-properties>
    </style:style>
    <style:style style:name="Table2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0" style:family="table-row">
      <style:table-row-properties fo:background-color="transparent" fo:keep-together="auto">
        <style:background-image/>
      </style:table-row-properties>
    </style:style>
    <style:style style:name="Table2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1" style:family="table-row">
      <style:table-row-properties fo:background-color="transparent" fo:keep-together="auto">
        <style:background-image/>
      </style:table-row-properties>
    </style:style>
    <style:style style:name="Table2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2" style:family="table-row">
      <style:table-row-properties fo:background-color="transparent" fo:keep-together="auto">
        <style:background-image/>
      </style:table-row-properties>
    </style:style>
    <style:style style:name="Table2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0.25in"/>
    </style:style>
    <style:style style:name="Table23.C" style:family="table-column">
      <style:table-column-properties style:column-width="1.4042in"/>
    </style:style>
    <style:style style:name="Table23.D" style:family="table-column">
      <style:table-column-properties style:column-width="0.8028in"/>
    </style:style>
    <style:style style:name="Table23.E" style:family="table-column">
      <style:table-column-properties style:column-width="0.4in"/>
    </style:style>
    <style:style style:name="Table23.F" style:family="table-column">
      <style:table-column-properties style:column-width="6.3181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4" style:family="table-row">
      <style:table-row-properties style:min-row-height="0.0007in" fo:background-color="transparent" fo:keep-together="auto">
        <style:background-image/>
      </style:table-row-properties>
    </style:style>
    <style:style style:name="Table2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5" style:family="table-row">
      <style:table-row-properties fo:background-color="transparent" fo:keep-together="auto">
        <style:background-image/>
      </style:table-row-properties>
    </style:style>
    <style:style style:name="Table2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0.25in"/>
    </style:style>
    <style:style style:name="Table24.C" style:family="table-column">
      <style:table-column-properties style:column-width="1.4042in"/>
    </style:style>
    <style:style style:name="Table24.D" style:family="table-column">
      <style:table-column-properties style:column-width="0.8028in"/>
    </style:style>
    <style:style style:name="Table24.E" style:family="table-column">
      <style:table-column-properties style:column-width="0.4in"/>
    </style:style>
    <style:style style:name="Table24.F" style:family="table-column">
      <style:table-column-properties style:column-width="6.3181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4" style:family="table-row">
      <style:table-row-properties style:min-row-height="0.0007in" fo:background-color="transparent" fo:keep-together="auto">
        <style:background-image/>
      </style:table-row-properties>
    </style:style>
    <style:style style:name="Table2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5" style:family="table-row">
      <style:table-row-properties fo:background-color="transparent" fo:keep-together="auto">
        <style:background-image/>
      </style:table-row-properties>
    </style:style>
    <style:style style:name="Table2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6" style:family="table-row">
      <style:table-row-properties fo:background-color="transparent" fo:keep-together="auto">
        <style:background-image/>
      </style:table-row-properties>
    </style:style>
    <style:style style:name="Table2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7" style:family="table-row">
      <style:table-row-properties fo:background-color="transparent" fo:keep-together="auto">
        <style:background-image/>
      </style:table-row-properties>
    </style:style>
    <style:style style:name="Table2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8" style:family="table-row">
      <style:table-row-properties style:min-row-height="0.0958in" fo:background-color="transparent" fo:keep-together="auto">
        <style:background-image/>
      </style:table-row-properties>
    </style:style>
    <style:style style:name="Table2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0" style:family="table-row">
      <style:table-row-properties fo:background-color="transparent" fo:keep-together="auto">
        <style:background-image/>
      </style:table-row-properties>
    </style:style>
    <style:style style:name="Table2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1" style:family="table-row">
      <style:table-row-properties fo:background-color="transparent" fo:keep-together="auto">
        <style:background-image/>
      </style:table-row-properties>
    </style:style>
    <style:style style:name="Table2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0.25in"/>
    </style:style>
    <style:style style:name="Table25.C" style:family="table-column">
      <style:table-column-properties style:column-width="1.4042in"/>
    </style:style>
    <style:style style:name="Table25.D" style:family="table-column">
      <style:table-column-properties style:column-width="0.8028in"/>
    </style:style>
    <style:style style:name="Table25.E" style:family="table-column">
      <style:table-column-properties style:column-width="0.4in"/>
    </style:style>
    <style:style style:name="Table25.F" style:family="table-column">
      <style:table-column-properties style:column-width="6.3181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4" style:family="table-row">
      <style:table-row-properties style:min-row-height="0.0007in" fo:background-color="transparent" fo:keep-together="auto">
        <style:background-image/>
      </style:table-row-properties>
    </style:style>
    <style:style style:name="Table2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5" style:family="table-row">
      <style:table-row-properties fo:background-color="transparent" fo:keep-together="auto">
        <style:background-image/>
      </style:table-row-properties>
    </style:style>
    <style:style style:name="Table2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0.25in"/>
    </style:style>
    <style:style style:name="Table26.C" style:family="table-column">
      <style:table-column-properties style:column-width="1.4042in"/>
    </style:style>
    <style:style style:name="Table26.D" style:family="table-column">
      <style:table-column-properties style:column-width="0.8028in"/>
    </style:style>
    <style:style style:name="Table26.E" style:family="table-column">
      <style:table-column-properties style:column-width="0.4in"/>
    </style:style>
    <style:style style:name="Table26.F" style:family="table-column">
      <style:table-column-properties style:column-width="6.3181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4" style:family="table-row">
      <style:table-row-properties style:min-row-height="0.0007in" fo:background-color="transparent" fo:keep-together="auto">
        <style:background-image/>
      </style:table-row-properties>
    </style:style>
    <style:style style:name="Table2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5" style:family="table-row">
      <style:table-row-properties fo:background-color="transparent" fo:keep-together="auto">
        <style:background-image/>
      </style:table-row-properties>
    </style:style>
    <style:style style:name="Table2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6" style:family="table-row">
      <style:table-row-properties fo:background-color="transparent" fo:keep-together="auto">
        <style:background-image/>
      </style:table-row-properties>
    </style:style>
    <style:style style:name="Table2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7" style:family="table-row">
      <style:table-row-properties style:min-row-height="0.0958in" fo:background-color="transparent" fo:keep-together="auto">
        <style:background-image/>
      </style:table-row-properties>
    </style:style>
    <style:style style:name="Table2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8" style:family="table-row">
      <style:table-row-properties fo:background-color="transparent" fo:keep-together="auto">
        <style:background-image/>
      </style:table-row-properties>
    </style:style>
    <style:style style:name="Table26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6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0.25in"/>
    </style:style>
    <style:style style:name="Table30.C" style:family="table-column">
      <style:table-column-properties style:column-width="1.4042in"/>
    </style:style>
    <style:style style:name="Table30.D" style:family="table-column">
      <style:table-column-properties style:column-width="0.8028in"/>
    </style:style>
    <style:style style:name="Table30.E" style:family="table-column">
      <style:table-column-properties style:column-width="0.4in"/>
    </style:style>
    <style:style style:name="Table30.F" style:family="table-column">
      <style:table-column-properties style:column-width="6.3181in"/>
    </style:style>
    <style:style style:name="Table30.1" style:family="table-row">
      <style:table-row-properties style:min-row-height="0.0201in"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4" style:family="table-row">
      <style:table-row-properties style:min-row-height="0.0007in" fo:background-color="transparent" fo:keep-together="auto">
        <style:background-image/>
      </style:table-row-properties>
    </style:style>
    <style:style style:name="Table3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5" style:family="table-row">
      <style:table-row-properties fo:background-color="transparent" fo:keep-together="auto">
        <style:background-image/>
      </style:table-row-properties>
    </style:style>
    <style:style style:name="Table3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6" style:family="table-row">
      <style:table-row-properties fo:background-color="transparent" fo:keep-together="auto">
        <style:background-image/>
      </style:table-row-properties>
    </style:style>
    <style:style style:name="Table3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7" style:family="table-row">
      <style:table-row-properties fo:background-color="transparent" fo:keep-together="auto">
        <style:background-image/>
      </style:table-row-properties>
    </style:style>
    <style:style style:name="Table3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8" style:family="table-row">
      <style:table-row-properties style:min-row-height="0.0958in" fo:background-color="transparent" fo:keep-together="auto">
        <style:background-image/>
      </style:table-row-properties>
    </style:style>
    <style:style style:name="Table3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0" style:family="table-row">
      <style:table-row-properties fo:background-color="transparent" fo:keep-together="auto">
        <style:background-image/>
      </style:table-row-properties>
    </style:style>
    <style:style style:name="Table3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1" style:family="table-row">
      <style:table-row-properties fo:background-color="transparent" fo:keep-together="auto">
        <style:background-image/>
      </style:table-row-properties>
    </style:style>
    <style:style style:name="Table3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2" style:family="table-row">
      <style:table-row-properties fo:background-color="transparent" fo:keep-together="auto">
        <style:background-image/>
      </style:table-row-properties>
    </style:style>
    <style:style style:name="Table3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1.A" style:family="table-column">
      <style:table-column-properties style:column-width="0.25in"/>
    </style:style>
    <style:style style:name="Table31.C" style:family="table-column">
      <style:table-column-properties style:column-width="1.4042in"/>
    </style:style>
    <style:style style:name="Table31.D" style:family="table-column">
      <style:table-column-properties style:column-width="0.8028in"/>
    </style:style>
    <style:style style:name="Table31.E" style:family="table-column">
      <style:table-column-properties style:column-width="0.4in"/>
    </style:style>
    <style:style style:name="Table31.F" style:family="table-column">
      <style:table-column-properties style:column-width="6.3181in"/>
    </style:style>
    <style:style style:name="Table31.1" style:family="table-row">
      <style:table-row-properties style:min-row-height="0.0201in" fo:background-color="transparent" fo:keep-together="auto">
        <style:background-image/>
      </style:table-row-properties>
    </style:style>
    <style:style style:name="Table3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4" style:family="table-row">
      <style:table-row-properties style:min-row-height="0.0007in" fo:background-color="transparent" fo:keep-together="auto">
        <style:background-image/>
      </style:table-row-properties>
    </style:style>
    <style:style style:name="Table3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5" style:family="table-row">
      <style:table-row-properties fo:background-color="transparent" fo:keep-together="auto">
        <style:background-image/>
      </style:table-row-properties>
    </style:style>
    <style:style style:name="Table3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6" style:family="table-row">
      <style:table-row-properties fo:background-color="transparent" fo:keep-together="auto">
        <style:background-image/>
      </style:table-row-properties>
    </style:style>
    <style:style style:name="Table3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7" style:family="table-row">
      <style:table-row-properties style:min-row-height="0.0958in" fo:background-color="transparent" fo:keep-together="auto">
        <style:background-image/>
      </style:table-row-properties>
    </style:style>
    <style:style style:name="Table3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8" style:family="table-row">
      <style:table-row-properties fo:background-color="transparent" fo:keep-together="auto">
        <style:background-image/>
      </style:table-row-properties>
    </style:style>
    <style:style style:name="Table3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0.25in"/>
    </style:style>
    <style:style style:name="Table32.C" style:family="table-column">
      <style:table-column-properties style:column-width="1.4042in"/>
    </style:style>
    <style:style style:name="Table32.D" style:family="table-column">
      <style:table-column-properties style:column-width="0.8028in"/>
    </style:style>
    <style:style style:name="Table32.E" style:family="table-column">
      <style:table-column-properties style:column-width="0.4in"/>
    </style:style>
    <style:style style:name="Table32.F" style:family="table-column">
      <style:table-column-properties style:column-width="6.3181in"/>
    </style:style>
    <style:style style:name="Table32.1" style:family="table-row">
      <style:table-row-properties style:min-row-height="0.0201in"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4" style:family="table-row">
      <style:table-row-properties style:min-row-height="0.0007in" fo:background-color="transparent" fo:keep-together="auto">
        <style:background-image/>
      </style:table-row-properties>
    </style:style>
    <style:style style:name="Table3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5" style:family="table-row">
      <style:table-row-properties fo:background-color="transparent" fo:keep-together="auto">
        <style:background-image/>
      </style:table-row-properties>
    </style:style>
    <style:style style:name="Table3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6" style:family="table-row">
      <style:table-row-properties fo:background-color="transparent" fo:keep-together="auto">
        <style:background-image/>
      </style:table-row-properties>
    </style:style>
    <style:style style:name="Table3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7" style:family="table-row">
      <style:table-row-properties fo:background-color="transparent" fo:keep-together="auto">
        <style:background-image/>
      </style:table-row-properties>
    </style:style>
    <style:style style:name="Table3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8" style:family="table-row">
      <style:table-row-properties style:min-row-height="0.0958in" fo:background-color="transparent" fo:keep-together="auto">
        <style:background-image/>
      </style:table-row-properties>
    </style:style>
    <style:style style:name="Table3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0" style:family="table-row">
      <style:table-row-properties fo:background-color="transparent" fo:keep-together="auto">
        <style:background-image/>
      </style:table-row-properties>
    </style:style>
    <style:style style:name="Table3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1" style:family="table-row">
      <style:table-row-properties fo:background-color="transparent" fo:keep-together="auto">
        <style:background-image/>
      </style:table-row-properties>
    </style:style>
    <style:style style:name="Table3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2" style:family="table-row">
      <style:table-row-properties fo:background-color="transparent" fo:keep-together="auto">
        <style:background-image/>
      </style:table-row-properties>
    </style:style>
    <style:style style:name="Table3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3.A" style:family="table-column">
      <style:table-column-properties style:column-width="0.25in"/>
    </style:style>
    <style:style style:name="Table33.C" style:family="table-column">
      <style:table-column-properties style:column-width="1.4042in"/>
    </style:style>
    <style:style style:name="Table33.D" style:family="table-column">
      <style:table-column-properties style:column-width="0.8028in"/>
    </style:style>
    <style:style style:name="Table33.E" style:family="table-column">
      <style:table-column-properties style:column-width="0.4in"/>
    </style:style>
    <style:style style:name="Table33.F" style:family="table-column">
      <style:table-column-properties style:column-width="6.3181in"/>
    </style:style>
    <style:style style:name="Table3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5" style:family="table-row">
      <style:table-row-properties fo:background-color="transparent" fo:keep-together="auto">
        <style:background-image/>
      </style:table-row-properties>
    </style:style>
    <style:style style:name="Table3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6" style:family="table-row">
      <style:table-row-properties fo:background-color="transparent" fo:keep-together="auto">
        <style:background-image/>
      </style:table-row-properties>
    </style:style>
    <style:style style:name="Table3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8" style:family="table-row">
      <style:table-row-properties fo:background-color="transparent" fo:keep-together="auto">
        <style:background-image/>
      </style:table-row-properties>
    </style:style>
    <style:style style:name="Table3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0.25in"/>
    </style:style>
    <style:style style:name="Table34.C" style:family="table-column">
      <style:table-column-properties style:column-width="1.4042in"/>
    </style:style>
    <style:style style:name="Table34.D" style:family="table-column">
      <style:table-column-properties style:column-width="0.8028in"/>
    </style:style>
    <style:style style:name="Table34.E" style:family="table-column">
      <style:table-column-properties style:column-width="0.4in"/>
    </style:style>
    <style:style style:name="Table34.F" style:family="table-column">
      <style:table-column-properties style:column-width="6.3181in"/>
    </style:style>
    <style:style style:name="Table34.1" style:family="table-row">
      <style:table-row-properties style:min-row-height="0.0201in"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4" style:family="table-row">
      <style:table-row-properties style:min-row-height="0.0007in" fo:background-color="transparent" fo:keep-together="auto">
        <style:background-image/>
      </style:table-row-properties>
    </style:style>
    <style:style style:name="Table3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5" style:family="table-row">
      <style:table-row-properties fo:background-color="transparent" fo:keep-together="auto">
        <style:background-image/>
      </style:table-row-properties>
    </style:style>
    <style:style style:name="Table3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6" style:family="table-row">
      <style:table-row-properties fo:background-color="transparent" fo:keep-together="auto">
        <style:background-image/>
      </style:table-row-properties>
    </style:style>
    <style:style style:name="Table3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7" style:family="table-row">
      <style:table-row-properties fo:background-color="transparent" fo:keep-together="auto">
        <style:background-image/>
      </style:table-row-properties>
    </style:style>
    <style:style style:name="Table3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8" style:family="table-row">
      <style:table-row-properties style:min-row-height="0.0958in" fo:background-color="transparent" fo:keep-together="auto">
        <style:background-image/>
      </style:table-row-properties>
    </style:style>
    <style:style style:name="Table3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0" style:family="table-row">
      <style:table-row-properties fo:background-color="transparent" fo:keep-together="auto">
        <style:background-image/>
      </style:table-row-properties>
    </style:style>
    <style:style style:name="Table3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1" style:family="table-row">
      <style:table-row-properties fo:background-color="transparent" fo:keep-together="auto">
        <style:background-image/>
      </style:table-row-properties>
    </style:style>
    <style:style style:name="Table3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2" style:family="table-row">
      <style:table-row-properties fo:background-color="transparent" fo:keep-together="auto">
        <style:background-image/>
      </style:table-row-properties>
    </style:style>
    <style:style style:name="Table3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0.25in"/>
    </style:style>
    <style:style style:name="Table35.C" style:family="table-column">
      <style:table-column-properties style:column-width="1.4042in"/>
    </style:style>
    <style:style style:name="Table35.D" style:family="table-column">
      <style:table-column-properties style:column-width="0.8028in"/>
    </style:style>
    <style:style style:name="Table35.E" style:family="table-column">
      <style:table-column-properties style:column-width="0.4in"/>
    </style:style>
    <style:style style:name="Table35.F" style:family="table-column">
      <style:table-column-properties style:column-width="6.3181in"/>
    </style:style>
    <style:style style:name="Table35.1" style:family="table-row">
      <style:table-row-properties style:min-row-height="0.0201in" fo:background-color="transparent" fo:keep-together="auto">
        <style:background-image/>
      </style:table-row-properties>
    </style:style>
    <style:style style:name="Table3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4" style:family="table-row">
      <style:table-row-properties style:min-row-height="0.0007in" fo:background-color="transparent" fo:keep-together="auto">
        <style:background-image/>
      </style:table-row-properties>
    </style:style>
    <style:style style:name="Table3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5" style:family="table-row">
      <style:table-row-properties fo:background-color="transparent" fo:keep-together="auto">
        <style:background-image/>
      </style:table-row-properties>
    </style:style>
    <style:style style:name="Table3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6" style:family="table-row">
      <style:table-row-properties fo:background-color="transparent" fo:keep-together="auto">
        <style:background-image/>
      </style:table-row-properties>
    </style:style>
    <style:style style:name="Table3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7" style:family="table-row">
      <style:table-row-properties style:min-row-height="0.0958in" fo:background-color="transparent" fo:keep-together="auto">
        <style:background-image/>
      </style:table-row-properties>
    </style:style>
    <style:style style:name="Table3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8" style:family="table-row">
      <style:table-row-properties fo:background-color="transparent" fo:keep-together="auto">
        <style:background-image/>
      </style:table-row-properties>
    </style:style>
    <style:style style:name="Table3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0.25in"/>
    </style:style>
    <style:style style:name="Table36.C" style:family="table-column">
      <style:table-column-properties style:column-width="1.4042in"/>
    </style:style>
    <style:style style:name="Table36.D" style:family="table-column">
      <style:table-column-properties style:column-width="0.8028in"/>
    </style:style>
    <style:style style:name="Table36.E" style:family="table-column">
      <style:table-column-properties style:column-width="0.4in"/>
    </style:style>
    <style:style style:name="Table36.F" style:family="table-column">
      <style:table-column-properties style:column-width="6.3181in"/>
    </style:style>
    <style:style style:name="Table36.1" style:family="table-row">
      <style:table-row-properties style:min-row-height="0.0201in"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4" style:family="table-row">
      <style:table-row-properties style:min-row-height="0.0007in" fo:background-color="transparent" fo:keep-together="auto">
        <style:background-image/>
      </style:table-row-properties>
    </style:style>
    <style:style style:name="Table3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6" style:family="table-row">
      <style:table-row-properties fo:background-color="transparent" fo:keep-together="auto">
        <style:background-image/>
      </style:table-row-properties>
    </style:style>
    <style:style style:name="Table3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7" style:family="table-row">
      <style:table-row-properties fo:background-color="transparent" fo:keep-together="auto">
        <style:background-image/>
      </style:table-row-properties>
    </style:style>
    <style:style style:name="Table3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8" style:family="table-row">
      <style:table-row-properties style:min-row-height="0.0958in" fo:background-color="transparent" fo:keep-together="auto">
        <style:background-image/>
      </style:table-row-properties>
    </style:style>
    <style:style style:name="Table3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0" style:family="table-row">
      <style:table-row-properties fo:background-color="transparent" fo:keep-together="auto">
        <style:background-image/>
      </style:table-row-properties>
    </style:style>
    <style:style style:name="Table3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1" style:family="table-row">
      <style:table-row-properties fo:background-color="transparent" fo:keep-together="auto">
        <style:background-image/>
      </style:table-row-properties>
    </style:style>
    <style:style style:name="Table3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2" style:family="table-row">
      <style:table-row-properties fo:background-color="transparent" fo:keep-together="auto">
        <style:background-image/>
      </style:table-row-properties>
    </style:style>
    <style:style style:name="Table3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7.A" style:family="table-column">
      <style:table-column-properties style:column-width="0.25in"/>
    </style:style>
    <style:style style:name="Table37.C" style:family="table-column">
      <style:table-column-properties style:column-width="1.4042in"/>
    </style:style>
    <style:style style:name="Table37.D" style:family="table-column">
      <style:table-column-properties style:column-width="0.8028in"/>
    </style:style>
    <style:style style:name="Table37.E" style:family="table-column">
      <style:table-column-properties style:column-width="0.4in"/>
    </style:style>
    <style:style style:name="Table37.F" style:family="table-column">
      <style:table-column-properties style:column-width="6.3181in"/>
    </style:style>
    <style:style style:name="Table37.1" style:family="table-row">
      <style:table-row-properties style:min-row-height="0.0201in" fo:background-color="transparent" fo:keep-together="auto">
        <style:background-image/>
      </style:table-row-properties>
    </style:style>
    <style:style style:name="Table3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4" style:family="table-row">
      <style:table-row-properties style:min-row-height="0.0007in" fo:background-color="transparent" fo:keep-together="auto">
        <style:background-image/>
      </style:table-row-properties>
    </style:style>
    <style:style style:name="Table3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5" style:family="table-row">
      <style:table-row-properties fo:background-color="transparent" fo:keep-together="auto">
        <style:background-image/>
      </style:table-row-properties>
    </style:style>
    <style:style style:name="Table3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6" style:family="table-row">
      <style:table-row-properties fo:background-color="transparent" fo:keep-together="auto">
        <style:background-image/>
      </style:table-row-properties>
    </style:style>
    <style:style style:name="Table3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7" style:family="table-row">
      <style:table-row-properties style:min-row-height="0.0958in" fo:background-color="transparent" fo:keep-together="auto">
        <style:background-image/>
      </style:table-row-properties>
    </style:style>
    <style:style style:name="Table3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8" style:family="table-row">
      <style:table-row-properties fo:background-color="transparent" fo:keep-together="auto">
        <style:background-image/>
      </style:table-row-properties>
    </style:style>
    <style:style style:name="Table3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0.25in"/>
    </style:style>
    <style:style style:name="Table38.C" style:family="table-column">
      <style:table-column-properties style:column-width="1.4042in"/>
    </style:style>
    <style:style style:name="Table38.D" style:family="table-column">
      <style:table-column-properties style:column-width="0.8028in"/>
    </style:style>
    <style:style style:name="Table38.E" style:family="table-column">
      <style:table-column-properties style:column-width="0.4in"/>
    </style:style>
    <style:style style:name="Table38.F" style:family="table-column">
      <style:table-column-properties style:column-width="6.3181in"/>
    </style:style>
    <style:style style:name="Table38.1" style:family="table-row">
      <style:table-row-properties style:min-row-height="0.0201in"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4" style:family="table-row">
      <style:table-row-properties style:min-row-height="0.0007in" fo:background-color="transparent" fo:keep-together="auto">
        <style:background-image/>
      </style:table-row-properties>
    </style:style>
    <style:style style:name="Table3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5" style:family="table-row">
      <style:table-row-properties fo:background-color="transparent" fo:keep-together="auto">
        <style:background-image/>
      </style:table-row-properties>
    </style:style>
    <style:style style:name="Table3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6" style:family="table-row">
      <style:table-row-properties fo:background-color="transparent" fo:keep-together="auto">
        <style:background-image/>
      </style:table-row-properties>
    </style:style>
    <style:style style:name="Table3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7" style:family="table-row">
      <style:table-row-properties fo:background-color="transparent" fo:keep-together="auto">
        <style:background-image/>
      </style:table-row-properties>
    </style:style>
    <style:style style:name="Table3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8" style:family="table-row">
      <style:table-row-properties style:min-row-height="0.0958in" fo:background-color="transparent" fo:keep-together="auto">
        <style:background-image/>
      </style:table-row-properties>
    </style:style>
    <style:style style:name="Table3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0" style:family="table-row">
      <style:table-row-properties fo:background-color="transparent" fo:keep-together="auto">
        <style:background-image/>
      </style:table-row-properties>
    </style:style>
    <style:style style:name="Table3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1" style:family="table-row">
      <style:table-row-properties fo:background-color="transparent" fo:keep-together="auto">
        <style:background-image/>
      </style:table-row-properties>
    </style:style>
    <style:style style:name="Table3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2" style:family="table-row">
      <style:table-row-properties fo:background-color="transparent" fo:keep-together="auto">
        <style:background-image/>
      </style:table-row-properties>
    </style:style>
    <style:style style:name="Table3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0.25in"/>
    </style:style>
    <style:style style:name="Table39.C" style:family="table-column">
      <style:table-column-properties style:column-width="1.4042in"/>
    </style:style>
    <style:style style:name="Table39.D" style:family="table-column">
      <style:table-column-properties style:column-width="0.8028in"/>
    </style:style>
    <style:style style:name="Table39.E" style:family="table-column">
      <style:table-column-properties style:column-width="0.4in"/>
    </style:style>
    <style:style style:name="Table39.F" style:family="table-column">
      <style:table-column-properties style:column-width="6.3181in"/>
    </style:style>
    <style:style style:name="Table39.1" style:family="table-row">
      <style:table-row-properties style:min-row-height="0.0201in" fo:background-color="transparent" fo:keep-together="auto">
        <style:background-image/>
      </style:table-row-properties>
    </style:style>
    <style:style style:name="Table3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4" style:family="table-row">
      <style:table-row-properties style:min-row-height="0.0007in" fo:background-color="transparent" fo:keep-together="auto">
        <style:background-image/>
      </style:table-row-properties>
    </style:style>
    <style:style style:name="Table3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6" style:family="table-row">
      <style:table-row-properties fo:background-color="transparent" fo:keep-together="auto">
        <style:background-image/>
      </style:table-row-properties>
    </style:style>
    <style:style style:name="Table3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7" style:family="table-row">
      <style:table-row-properties style:min-row-height="0.0958in" fo:background-color="transparent" fo:keep-together="auto">
        <style:background-image/>
      </style:table-row-properties>
    </style:style>
    <style:style style:name="Table3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8" style:family="table-row">
      <style:table-row-properties fo:background-color="transparent" fo:keep-together="auto">
        <style:background-image/>
      </style:table-row-properties>
    </style:style>
    <style:style style:name="Table39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9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0.25in"/>
    </style:style>
    <style:style style:name="Table40.C" style:family="table-column">
      <style:table-column-properties style:column-width="1.4042in"/>
    </style:style>
    <style:style style:name="Table40.D" style:family="table-column">
      <style:table-column-properties style:column-width="0.8028in"/>
    </style:style>
    <style:style style:name="Table40.E" style:family="table-column">
      <style:table-column-properties style:column-width="0.4in"/>
    </style:style>
    <style:style style:name="Table40.F" style:family="table-column">
      <style:table-column-properties style:column-width="6.3181in"/>
    </style:style>
    <style:style style:name="Table40.1" style:family="table-row">
      <style:table-row-properties style:min-row-height="0.0201in"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4" style:family="table-row">
      <style:table-row-properties style:min-row-height="0.0007in" fo:background-color="transparent" fo:keep-together="auto">
        <style:background-image/>
      </style:table-row-properties>
    </style:style>
    <style:style style:name="Table4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5" style:family="table-row">
      <style:table-row-properties fo:background-color="transparent" fo:keep-together="auto">
        <style:background-image/>
      </style:table-row-properties>
    </style:style>
    <style:style style:name="Table4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6" style:family="table-row">
      <style:table-row-properties fo:background-color="transparent" fo:keep-together="auto">
        <style:background-image/>
      </style:table-row-properties>
    </style:style>
    <style:style style:name="Table4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7" style:family="table-row">
      <style:table-row-properties fo:background-color="transparent" fo:keep-together="auto">
        <style:background-image/>
      </style:table-row-properties>
    </style:style>
    <style:style style:name="Table4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8" style:family="table-row">
      <style:table-row-properties style:min-row-height="0.0958in" fo:background-color="transparent" fo:keep-together="auto">
        <style:background-image/>
      </style:table-row-properties>
    </style:style>
    <style:style style:name="Table4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0" style:family="table-row">
      <style:table-row-properties fo:background-color="transparent" fo:keep-together="auto">
        <style:background-image/>
      </style:table-row-properties>
    </style:style>
    <style:style style:name="Table4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1" style:family="table-row">
      <style:table-row-properties fo:background-color="transparent" fo:keep-together="auto">
        <style:background-image/>
      </style:table-row-properties>
    </style:style>
    <style:style style:name="Table4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2" style:family="table-row">
      <style:table-row-properties fo:background-color="transparent" fo:keep-together="auto">
        <style:background-image/>
      </style:table-row-properties>
    </style:style>
    <style:style style:name="Table4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0.25in"/>
    </style:style>
    <style:style style:name="Table41.C" style:family="table-column">
      <style:table-column-properties style:column-width="1.4042in"/>
    </style:style>
    <style:style style:name="Table41.D" style:family="table-column">
      <style:table-column-properties style:column-width="0.8028in"/>
    </style:style>
    <style:style style:name="Table41.E" style:family="table-column">
      <style:table-column-properties style:column-width="0.4in"/>
    </style:style>
    <style:style style:name="Table41.F" style:family="table-column">
      <style:table-column-properties style:column-width="6.3181in"/>
    </style:style>
    <style:style style:name="Table41.1" style:family="table-row">
      <style:table-row-properties style:min-row-height="0.0201in" fo:background-color="transparent" fo:keep-together="auto">
        <style:background-image/>
      </style:table-row-properties>
    </style:style>
    <style:style style:name="Table4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4" style:family="table-row">
      <style:table-row-properties style:min-row-height="0.0007in" fo:background-color="transparent" fo:keep-together="auto">
        <style:background-image/>
      </style:table-row-properties>
    </style:style>
    <style:style style:name="Table4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6" style:family="table-row">
      <style:table-row-properties fo:background-color="transparent" fo:keep-together="auto">
        <style:background-image/>
      </style:table-row-properties>
    </style:style>
    <style:style style:name="Table4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7" style:family="table-row">
      <style:table-row-properties style:min-row-height="0.0958in" fo:background-color="transparent" fo:keep-together="auto">
        <style:background-image/>
      </style:table-row-properties>
    </style:style>
    <style:style style:name="Table4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8" style:family="table-row">
      <style:table-row-properties fo:background-color="transparent" fo:keep-together="auto">
        <style:background-image/>
      </style:table-row-properties>
    </style:style>
    <style:style style:name="Table4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2.A" style:family="table-column">
      <style:table-column-properties style:column-width="0.25in"/>
    </style:style>
    <style:style style:name="Table42.C" style:family="table-column">
      <style:table-column-properties style:column-width="1.4042in"/>
    </style:style>
    <style:style style:name="Table42.D" style:family="table-column">
      <style:table-column-properties style:column-width="0.8028in"/>
    </style:style>
    <style:style style:name="Table42.E" style:family="table-column">
      <style:table-column-properties style:column-width="0.4in"/>
    </style:style>
    <style:style style:name="Table42.F" style:family="table-column">
      <style:table-column-properties style:column-width="6.3181in"/>
    </style:style>
    <style:style style:name="Table42.1" style:family="table-row">
      <style:table-row-properties style:min-row-height="0.0201in" fo:background-color="transparent" fo:keep-together="auto">
        <style:background-image/>
      </style:table-row-properties>
    </style:style>
    <style:style style:name="Table4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4" style:family="table-row">
      <style:table-row-properties style:min-row-height="0.0007in" fo:background-color="transparent" fo:keep-together="auto">
        <style:background-image/>
      </style:table-row-properties>
    </style:style>
    <style:style style:name="Table4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5" style:family="table-row">
      <style:table-row-properties fo:background-color="transparent" fo:keep-together="auto">
        <style:background-image/>
      </style:table-row-properties>
    </style:style>
    <style:style style:name="Table4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6" style:family="table-row">
      <style:table-row-properties fo:background-color="transparent" fo:keep-together="auto">
        <style:background-image/>
      </style:table-row-properties>
    </style:style>
    <style:style style:name="Table4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7" style:family="table-row">
      <style:table-row-properties fo:background-color="transparent" fo:keep-together="auto">
        <style:background-image/>
      </style:table-row-properties>
    </style:style>
    <style:style style:name="Table4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8" style:family="table-row">
      <style:table-row-properties style:min-row-height="0.0958in" fo:background-color="transparent" fo:keep-together="auto">
        <style:background-image/>
      </style:table-row-properties>
    </style:style>
    <style:style style:name="Table4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0" style:family="table-row">
      <style:table-row-properties fo:background-color="transparent" fo:keep-together="auto">
        <style:background-image/>
      </style:table-row-properties>
    </style:style>
    <style:style style:name="Table4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1" style:family="table-row">
      <style:table-row-properties fo:background-color="transparent" fo:keep-together="auto">
        <style:background-image/>
      </style:table-row-properties>
    </style:style>
    <style:style style:name="Table4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2" style:family="table-row">
      <style:table-row-properties fo:background-color="transparent" fo:keep-together="auto">
        <style:background-image/>
      </style:table-row-properties>
    </style:style>
    <style:style style:name="Table4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0.25in"/>
    </style:style>
    <style:style style:name="Table43.C" style:family="table-column">
      <style:table-column-properties style:column-width="1.4042in"/>
    </style:style>
    <style:style style:name="Table43.D" style:family="table-column">
      <style:table-column-properties style:column-width="0.8028in"/>
    </style:style>
    <style:style style:name="Table43.E" style:family="table-column">
      <style:table-column-properties style:column-width="0.4in"/>
    </style:style>
    <style:style style:name="Table43.F" style:family="table-column">
      <style:table-column-properties style:column-width="6.3181in"/>
    </style:style>
    <style:style style:name="Table43.1" style:family="table-row">
      <style:table-row-properties style:min-row-height="0.0201in"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4" style:family="table-row">
      <style:table-row-properties style:min-row-height="0.0007in" fo:background-color="transparent" fo:keep-together="auto">
        <style:background-image/>
      </style:table-row-properties>
    </style:style>
    <style:style style:name="Table4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5" style:family="table-row">
      <style:table-row-properties fo:background-color="transparent" fo:keep-together="auto">
        <style:background-image/>
      </style:table-row-properties>
    </style:style>
    <style:style style:name="Table4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6" style:family="table-row">
      <style:table-row-properties fo:background-color="transparent" fo:keep-together="auto">
        <style:background-image/>
      </style:table-row-properties>
    </style:style>
    <style:style style:name="Table4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7" style:family="table-row">
      <style:table-row-properties style:min-row-height="0.0958in" fo:background-color="transparent" fo:keep-together="auto">
        <style:background-image/>
      </style:table-row-properties>
    </style:style>
    <style:style style:name="Table4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8" style:family="table-row">
      <style:table-row-properties fo:background-color="transparent" fo:keep-together="auto">
        <style:background-image/>
      </style:table-row-properties>
    </style:style>
    <style:style style:name="Table4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4.A" style:family="table-column">
      <style:table-column-properties style:column-width="0.25in"/>
    </style:style>
    <style:style style:name="Table44.C" style:family="table-column">
      <style:table-column-properties style:column-width="1.4042in"/>
    </style:style>
    <style:style style:name="Table44.D" style:family="table-column">
      <style:table-column-properties style:column-width="0.8028in"/>
    </style:style>
    <style:style style:name="Table44.E" style:family="table-column">
      <style:table-column-properties style:column-width="0.4in"/>
    </style:style>
    <style:style style:name="Table44.F" style:family="table-column">
      <style:table-column-properties style:column-width="6.3181in"/>
    </style:style>
    <style:style style:name="Table4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5" style:family="table-row">
      <style:table-row-properties fo:background-color="transparent" fo:keep-together="auto">
        <style:background-image/>
      </style:table-row-properties>
    </style:style>
    <style:style style:name="Table4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6" style:family="table-row">
      <style:table-row-properties fo:background-color="transparent" fo:keep-together="auto">
        <style:background-image/>
      </style:table-row-properties>
    </style:style>
    <style:style style:name="Table4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7" style:family="table-row">
      <style:table-row-properties fo:background-color="transparent" fo:keep-together="auto">
        <style:background-image/>
      </style:table-row-properties>
    </style:style>
    <style:style style:name="Table4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0" style:family="table-row">
      <style:table-row-properties fo:background-color="transparent" fo:keep-together="auto">
        <style:background-image/>
      </style:table-row-properties>
    </style:style>
    <style:style style:name="Table4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1" style:family="table-row">
      <style:table-row-properties fo:background-color="transparent" fo:keep-together="auto">
        <style:background-image/>
      </style:table-row-properties>
    </style:style>
    <style:style style:name="Table4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2" style:family="table-row">
      <style:table-row-properties fo:background-color="transparent" fo:keep-together="auto">
        <style:background-image/>
      </style:table-row-properties>
    </style:style>
    <style:style style:name="Table4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5.A" style:family="table-column">
      <style:table-column-properties style:column-width="0.25in"/>
    </style:style>
    <style:style style:name="Table45.C" style:family="table-column">
      <style:table-column-properties style:column-width="1.4042in"/>
    </style:style>
    <style:style style:name="Table45.D" style:family="table-column">
      <style:table-column-properties style:column-width="0.8028in"/>
    </style:style>
    <style:style style:name="Table45.E" style:family="table-column">
      <style:table-column-properties style:column-width="0.4in"/>
    </style:style>
    <style:style style:name="Table45.F" style:family="table-column">
      <style:table-column-properties style:column-width="6.3181in"/>
    </style:style>
    <style:style style:name="Table45.1" style:family="table-row">
      <style:table-row-properties style:min-row-height="0.0201in"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4" style:family="table-row">
      <style:table-row-properties style:min-row-height="0.0007in" fo:background-color="transparent" fo:keep-together="auto">
        <style:background-image/>
      </style:table-row-properties>
    </style:style>
    <style:style style:name="Table4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5" style:family="table-row">
      <style:table-row-properties fo:background-color="transparent" fo:keep-together="auto">
        <style:background-image/>
      </style:table-row-properties>
    </style:style>
    <style:style style:name="Table4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6" style:family="table-row">
      <style:table-row-properties fo:background-color="transparent" fo:keep-together="auto">
        <style:background-image/>
      </style:table-row-properties>
    </style:style>
    <style:style style:name="Table4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7" style:family="table-row">
      <style:table-row-properties style:min-row-height="0.0958in" fo:background-color="transparent" fo:keep-together="auto">
        <style:background-image/>
      </style:table-row-properties>
    </style:style>
    <style:style style:name="Table4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8" style:family="table-row">
      <style:table-row-properties fo:background-color="transparent" fo:keep-together="auto">
        <style:background-image/>
      </style:table-row-properties>
    </style:style>
    <style:style style:name="Table4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6.A" style:family="table-column">
      <style:table-column-properties style:column-width="0.25in"/>
    </style:style>
    <style:style style:name="Table46.C" style:family="table-column">
      <style:table-column-properties style:column-width="1.4042in"/>
    </style:style>
    <style:style style:name="Table46.D" style:family="table-column">
      <style:table-column-properties style:column-width="0.8028in"/>
    </style:style>
    <style:style style:name="Table46.E" style:family="table-column">
      <style:table-column-properties style:column-width="0.4in"/>
    </style:style>
    <style:style style:name="Table46.F" style:family="table-column">
      <style:table-column-properties style:column-width="6.3181in"/>
    </style:style>
    <style:style style:name="Table46.1" style:family="table-row">
      <style:table-row-properties style:min-row-height="0.0201in" fo:background-color="transparent" fo:keep-together="auto">
        <style:background-image/>
      </style:table-row-properties>
    </style:style>
    <style:style style:name="Table4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4" style:family="table-row">
      <style:table-row-properties style:min-row-height="0.0007in" fo:background-color="transparent" fo:keep-together="auto">
        <style:background-image/>
      </style:table-row-properties>
    </style:style>
    <style:style style:name="Table4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5" style:family="table-row">
      <style:table-row-properties fo:background-color="transparent" fo:keep-together="auto">
        <style:background-image/>
      </style:table-row-properties>
    </style:style>
    <style:style style:name="Table4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6" style:family="table-row">
      <style:table-row-properties fo:background-color="transparent" fo:keep-together="auto">
        <style:background-image/>
      </style:table-row-properties>
    </style:style>
    <style:style style:name="Table4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7" style:family="table-row">
      <style:table-row-properties fo:background-color="transparent" fo:keep-together="auto">
        <style:background-image/>
      </style:table-row-properties>
    </style:style>
    <style:style style:name="Table4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8" style:family="table-row">
      <style:table-row-properties style:min-row-height="0.0958in" fo:background-color="transparent" fo:keep-together="auto">
        <style:background-image/>
      </style:table-row-properties>
    </style:style>
    <style:style style:name="Table4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0" style:family="table-row">
      <style:table-row-properties fo:background-color="transparent" fo:keep-together="auto">
        <style:background-image/>
      </style:table-row-properties>
    </style:style>
    <style:style style:name="Table4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1" style:family="table-row">
      <style:table-row-properties fo:background-color="transparent" fo:keep-together="auto">
        <style:background-image/>
      </style:table-row-properties>
    </style:style>
    <style:style style:name="Table4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2" style:family="table-row">
      <style:table-row-properties fo:background-color="transparent" fo:keep-together="auto">
        <style:background-image/>
      </style:table-row-properties>
    </style:style>
    <style:style style:name="Table4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7.A" style:family="table-column">
      <style:table-column-properties style:column-width="0.25in"/>
    </style:style>
    <style:style style:name="Table47.C" style:family="table-column">
      <style:table-column-properties style:column-width="1.4042in"/>
    </style:style>
    <style:style style:name="Table47.D" style:family="table-column">
      <style:table-column-properties style:column-width="0.8028in"/>
    </style:style>
    <style:style style:name="Table47.E" style:family="table-column">
      <style:table-column-properties style:column-width="0.4in"/>
    </style:style>
    <style:style style:name="Table47.F" style:family="table-column">
      <style:table-column-properties style:column-width="6.3181in"/>
    </style:style>
    <style:style style:name="Table47.1" style:family="table-row">
      <style:table-row-properties style:min-row-height="0.0201in" fo:background-color="transparent" fo:keep-together="auto">
        <style:background-image/>
      </style:table-row-properties>
    </style:style>
    <style:style style:name="Table4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4" style:family="table-row">
      <style:table-row-properties style:min-row-height="0.0007in" fo:background-color="transparent" fo:keep-together="auto">
        <style:background-image/>
      </style:table-row-properties>
    </style:style>
    <style:style style:name="Table4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5" style:family="table-row">
      <style:table-row-properties fo:background-color="transparent" fo:keep-together="auto">
        <style:background-image/>
      </style:table-row-properties>
    </style:style>
    <style:style style:name="Table4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6" style:family="table-row">
      <style:table-row-properties fo:background-color="transparent" fo:keep-together="auto">
        <style:background-image/>
      </style:table-row-properties>
    </style:style>
    <style:style style:name="Table4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7" style:family="table-row">
      <style:table-row-properties style:min-row-height="0.0958in" fo:background-color="transparent" fo:keep-together="auto">
        <style:background-image/>
      </style:table-row-properties>
    </style:style>
    <style:style style:name="Table4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8" style:family="table-row">
      <style:table-row-properties fo:background-color="transparent" fo:keep-together="auto">
        <style:background-image/>
      </style:table-row-properties>
    </style:style>
    <style:style style:name="Table4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" style:family="table" style:master-page-name="">
      <style:table-properties style:width="9.425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8.A" style:family="table-column">
      <style:table-column-properties style:column-width="0.25in"/>
    </style:style>
    <style:style style:name="Table48.C" style:family="table-column">
      <style:table-column-properties style:column-width="1.4042in"/>
    </style:style>
    <style:style style:name="Table48.D" style:family="table-column">
      <style:table-column-properties style:column-width="0.8028in"/>
    </style:style>
    <style:style style:name="Table48.E" style:family="table-column">
      <style:table-column-properties style:column-width="0.4in"/>
    </style:style>
    <style:style style:name="Table48.F" style:family="table-column">
      <style:table-column-properties style:column-width="6.3181in"/>
    </style:style>
    <style:style style:name="Table48.1" style:family="table-row">
      <style:table-row-properties style:min-row-height="0.0201in" fo:background-color="transparent" fo:keep-together="auto">
        <style:background-image/>
      </style:table-row-properties>
    </style:style>
    <style:style style:name="Table4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4" style:family="table-row">
      <style:table-row-properties style:min-row-height="0.0007in" fo:background-color="transparent" fo:keep-together="auto">
        <style:background-image/>
      </style:table-row-properties>
    </style:style>
    <style:style style:name="Table4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5" style:family="table-row">
      <style:table-row-properties fo:background-color="transparent" fo:keep-together="auto">
        <style:background-image/>
      </style:table-row-properties>
    </style:style>
    <style:style style:name="Table4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6" style:family="table-row">
      <style:table-row-properties fo:background-color="transparent" fo:keep-together="auto">
        <style:background-image/>
      </style:table-row-properties>
    </style:style>
    <style:style style:name="Table4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7" style:family="table-row">
      <style:table-row-properties fo:background-color="transparent" fo:keep-together="auto">
        <style:background-image/>
      </style:table-row-properties>
    </style:style>
    <style:style style:name="Table4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8" style:family="table-row">
      <style:table-row-properties style:min-row-height="0.0958in" fo:background-color="transparent" fo:keep-together="auto">
        <style:background-image/>
      </style:table-row-properties>
    </style:style>
    <style:style style:name="Table4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0" style:family="table-row">
      <style:table-row-properties fo:background-color="transparent" fo:keep-together="auto">
        <style:background-image/>
      </style:table-row-properties>
    </style:style>
    <style:style style:name="Table4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1" style:family="table-row">
      <style:table-row-properties fo:background-color="transparent" fo:keep-together="auto">
        <style:background-image/>
      </style:table-row-properties>
    </style:style>
    <style:style style:name="Table4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2" style:family="table-row">
      <style:table-row-properties fo:background-color="transparent" fo:keep-together="auto">
        <style:background-image/>
      </style:table-row-properties>
    </style:style>
    <style:style style:name="Table4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ae662a" style:font-size-asian="22.75pt" style:font-weight-asian="bold" style:font-size-complex="2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8pt" fo:language="zxx" fo:country="none" officeooo:paragraph-rsid="0037e98f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ae66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306cae" officeooo:paragraph-rsid="00ae662a" style:font-size-asian="12.25pt" style:font-weight-asian="bold" style:font-size-complex="14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zxx" fo:country="none" officeooo:paragraph-rsid="0037e98f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language="zxx" fo:country="none" officeooo:paragraph-rsid="0040aa10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6cc5d7" officeooo:paragraph-rsid="006cc5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style:font-name="Liberation Sans" fo:font-size="10pt" fo:language="en" fo:country="US" fo:font-weight="bold" officeooo:rsid="009cae50" officeooo:paragraph-rsid="00bda55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text-properties fo:color="#ffffff" loext:opacity="100%" fo:font-size="18pt" fo:language="zxx" fo:country="none" fo:font-weight="bold" officeooo:rsid="0057b363" officeooo:paragraph-rsid="0057b363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f888b" officeooo:paragraph-rsid="007f88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f44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>
      <style:text-properties fo:language="zxx" fo:country="none" officeooo:paragraph-rsid="0057b363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39e62" officeooo:paragraph-rsid="00b39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6dac37" officeooo:paragraph-rsid="006dac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a0dd3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3acfc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6f95e8" officeooo:paragraph-rsid="006f9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Standard">
      <style:text-properties fo:color="#ffffff" loext:opacity="100%" fo:font-size="18pt" fo:language="zxx" fo:country="none" fo:font-weight="bold" officeooo:rsid="005a8c5e" officeooo:paragraph-rsid="005a8c5e" style:font-size-asian="18pt" style:font-weight-asian="bold" style:font-size-complex="18pt" style:font-weight-complex="bold"/>
    </style:style>
    <style:style style:name="P46" style:family="paragraph" style:parent-style-name="Standard">
      <style:text-properties fo:language="zxx" fo:country="none" officeooo:rsid="00734b96" officeooo:paragraph-rsid="0057b363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f44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6dac37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b9d77" officeooo:paragraph-rsid="00ab9d7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a0dd3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Standard">
      <style:text-properties fo:language="zxx" fo:country="none" officeooo:paragraph-rsid="0073acfc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Standard">
      <style:text-properties fo:language="zxx" fo:country="none" officeooo:rsid="00734b96" officeooo:paragraph-rsid="0073acfc"/>
    </style:style>
    <style:style style:name="P63" style:family="paragraph" style:parent-style-name="Standard">
      <style:text-properties fo:color="#ffffff" loext:opacity="100%" fo:font-size="18pt" fo:language="zxx" fo:country="none" fo:font-weight="bold" officeooo:rsid="0057b363" officeooo:paragraph-rsid="0073acfc" style:font-size-asian="18pt" style:font-weight-asian="bold" style:font-size-complex="18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6f95e8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37eea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43ed" officeooo:paragraph-rsid="00744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bada2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d5df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bada2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Standard">
      <style:text-properties fo:language="zxx" fo:country="none" officeooo:paragraph-rsid="00737eea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d084c" officeooo:paragraph-rsid="008d084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75a3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83c3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6c87a" officeooo:paragraph-rsid="0076c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officeooo:rsid="0076c87a" officeooo:paragraph-rsid="0076c87a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756c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d715a" officeooo:paragraph-rsid="007d715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Standard">
      <style:text-properties fo:language="zxx" fo:country="none" officeooo:paragraph-rsid="003e29ee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Standard" style:master-page-name="">
      <style:paragraph-properties style:page-number="auto" fo:break-before="auto" fo:break-after="auto"/>
      <style:text-properties officeooo:paragraph-rsid="0074c44e"/>
    </style:style>
    <style:style style:name="P110" style:family="paragraph" style:parent-style-name="Standard">
      <style:text-properties officeooo:paragraph-rsid="003e29ee"/>
    </style:style>
    <style:style style:name="P1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Standard">
      <style:text-properties fo:color="#ffffff" loext:opacity="100%" fo:font-size="18pt" fo:language="zxx" fo:country="none" fo:font-weight="bold" officeooo:rsid="00589e44" officeooo:paragraph-rsid="005c415d" style:font-size-asian="18pt" style:font-weight-asian="bold" style:font-size-complex="18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Standard">
      <style:text-properties fo:language="zxx" fo:country="none" officeooo:paragraph-rsid="005c415d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f9d40" officeooo:paragraph-rsid="008f9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57b363"/>
    </style:style>
    <style:style style:name="P122" style:family="paragraph" style:parent-style-name="Standard">
      <style:text-properties fo:language="zxx" fo:country="none" officeooo:paragraph-rsid="009529c4"/>
    </style:style>
    <style:style style:name="P1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Standard">
      <style:text-properties officeooo:paragraph-rsid="009529c4"/>
    </style:style>
    <style:style style:name="P138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officeooo:rsid="0076c87a" officeooo:paragraph-rsid="009529c4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529c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d715a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Standard" style:master-page-name="">
      <style:paragraph-properties style:page-number="auto" fo:break-before="auto" fo:break-after="auto"/>
      <style:text-properties officeooo:paragraph-rsid="009529c4"/>
    </style:style>
    <style:style style:name="P148" style:family="paragraph" style:parent-style-name="Standard">
      <style:text-properties fo:color="#ffffff" loext:opacity="100%" fo:font-size="18pt" fo:language="zxx" fo:country="none" fo:font-weight="bold" officeooo:rsid="00589e44" officeooo:paragraph-rsid="009529c4" style:font-size-asian="18pt" style:font-weight-asian="bold" style:font-size-complex="18pt" style:font-weight-complex="bold"/>
    </style:style>
    <style:style style:name="P1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f9d4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9529c4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67108" officeooo:paragraph-rsid="009671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Standard">
      <style:text-properties fo:color="#ffffff" loext:opacity="100%" fo:font-size="18pt" fo:language="zxx" fo:country="none" fo:font-weight="bold" officeooo:rsid="00589e44" officeooo:paragraph-rsid="00967108" style:font-size-asian="18pt" style:font-weight-asian="bold" style:font-size-complex="18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7c69e" officeooo:paragraph-rsid="0097c6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Standard">
      <style:text-properties fo:color="#ffffff" loext:opacity="100%" fo:font-size="18pt" fo:language="zxx" fo:country="none" fo:font-weight="bold" officeooo:rsid="00589e44" officeooo:paragraph-rsid="00983be6" style:font-size-asian="18pt" style:font-weight-asian="bold" style:font-size-complex="18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9086e" officeooo:paragraph-rsid="00990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42e163"/>
    </style:style>
    <style:style style:name="P158" style:family="paragraph" style:parent-style-name="Standard">
      <style:text-properties fo:language="zxx" fo:country="none" officeooo:paragraph-rsid="0042e163"/>
    </style:style>
    <style:style style:name="P159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5d840d"/>
    </style:style>
    <style:style style:name="P160" style:family="paragraph" style:parent-style-name="Standard">
      <style:text-properties fo:language="zxx" fo:country="none" officeooo:paragraph-rsid="005d840d"/>
    </style:style>
    <style:style style:name="P161" style:family="paragraph" style:parent-style-name="Standard">
      <style:text-properties fo:language="zxx" fo:country="none" officeooo:paragraph-rsid="009a20d2"/>
    </style:style>
    <style:style style:name="P1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Standard">
      <style:text-properties officeooo:paragraph-rsid="009a20d2"/>
    </style:style>
    <style:style style:name="P1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a29fc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b5d40" officeooo:paragraph-rsid="009b5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3ccbd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4c0d1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9086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Standard" style:master-page-name="">
      <style:paragraph-properties style:page-number="auto" fo:break-before="auto" fo:break-after="auto"/>
      <style:text-properties officeooo:paragraph-rsid="009a20d2"/>
    </style:style>
    <style:style style:name="P188" style:family="paragraph" style:parent-style-name="Standard">
      <style:text-properties fo:color="#ffffff" loext:opacity="100%" fo:font-size="18pt" fo:language="zxx" fo:country="none" fo:font-weight="bold" officeooo:rsid="00589e44" officeooo:paragraph-rsid="009a20d2" style:font-size-asian="18pt" style:font-weight-asian="bold" style:font-size-complex="18pt" style:font-weight-complex="bold"/>
    </style:style>
    <style:style style:name="P18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f9d4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9a20d2"/>
    </style:style>
    <style:style style:name="P19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b4c0d1"/>
    </style:style>
    <style:style style:name="P19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8634e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d3312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9c459" officeooo:paragraph-rsid="00b9c4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c2a206" officeooo:paragraph-rsid="00c2a2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c6bb1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officeooo:rsid="0076c87a" officeooo:paragraph-rsid="009a20d2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b22e4" officeooo:paragraph-rsid="00bb22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1ce61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0e4e" officeooo:paragraph-rsid="00a40e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Standard">
      <style:text-properties fo:language="zxx" fo:country="none" officeooo:paragraph-rsid="006bae07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Standard">
      <style:text-properties officeooo:paragraph-rsid="006bae07"/>
    </style:style>
    <style:style style:name="P219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6bae07"/>
    </style:style>
    <style:style style:name="P2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Standard">
      <style:text-properties fo:color="#ffffff" loext:opacity="100%" fo:font-size="18pt" fo:language="zxx" fo:country="none" fo:font-weight="bold" officeooo:rsid="00589e44" officeooo:paragraph-rsid="00a44988" style:font-size-asian="18pt" style:font-weight-asian="bold" style:font-size-complex="18pt" style:font-weight-complex="bold"/>
    </style:style>
    <style:style style:name="P2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5c1d9" officeooo:paragraph-rsid="00a5c1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2b18c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Standard">
      <style:text-properties officeooo:paragraph-rsid="00a44988"/>
    </style:style>
    <style:style style:name="P2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1ce61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officeooo:rsid="00a1ce61" officeooo:paragraph-rsid="00a44988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f0ac6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Standard">
      <style:text-properties fo:language="zxx" fo:country="none" officeooo:paragraph-rsid="00a44988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9086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Standard">
      <style:text-properties fo:language="zxx" fo:country="none" officeooo:paragraph-rsid="00a83c3b"/>
    </style:style>
    <style:style style:name="P2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0e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Standard">
      <style:text-properties officeooo:paragraph-rsid="00a83c3b"/>
    </style:style>
    <style:style style:name="P261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a83c3b"/>
    </style:style>
    <style:style style:name="P262" style:family="paragraph" style:parent-style-name="Standard">
      <style:text-properties fo:color="#ffffff" loext:opacity="100%" fo:font-size="18pt" fo:language="zxx" fo:country="none" fo:font-weight="bold" officeooo:rsid="00589e44" officeooo:paragraph-rsid="00a83c3b" style:font-size-asian="18pt" style:font-weight-asian="bold" style:font-size-complex="18pt" style:font-weight-complex="bold"/>
    </style:style>
    <style:style style:name="P2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5c1d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2b18c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1ce61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officeooo:rsid="00a1ce61" officeooo:paragraph-rsid="00a83c3b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9086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Standard">
      <style:text-properties fo:color="#ffffff" loext:opacity="100%" fo:font-size="18pt" fo:language="zxx" fo:country="none" fo:font-weight="bold" officeooo:rsid="00589e44" officeooo:paragraph-rsid="00a83fe0" style:font-size-asian="18pt" style:font-weight-asian="bold" style:font-size-complex="18pt" style:font-weight-complex="bold"/>
    </style:style>
    <style:style style:name="P278" style:family="paragraph" style:parent-style-name="Standard">
      <style:text-properties fo:language="zxx" fo:country="none" officeooo:paragraph-rsid="00a94321"/>
    </style:style>
    <style:style style:name="P2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0e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Standard">
      <style:text-properties officeooo:paragraph-rsid="00a94321"/>
    </style:style>
    <style:style style:name="P294" style:family="paragraph" style:parent-style-name="Standard" style:master-page-name="">
      <style:paragraph-properties style:page-number="auto" fo:break-before="auto" fo:break-after="auto"/>
      <style:text-properties fo:language="zxx" fo:country="none" officeooo:paragraph-rsid="00a94321"/>
    </style:style>
    <style:style style:name="P295" style:family="paragraph" style:parent-style-name="Standard">
      <style:text-properties fo:color="#ffffff" loext:opacity="100%" fo:font-size="18pt" fo:language="zxx" fo:country="none" fo:font-weight="bold" officeooo:rsid="00589e44" officeooo:paragraph-rsid="00a94321" style:font-size-asian="18pt" style:font-weight-asian="bold" style:font-size-complex="18pt" style:font-weight-complex="bold"/>
    </style:style>
    <style:style style:name="P29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5c1d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4c4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39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83c3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2b18c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a0bb8" officeooo:paragraph-rsid="00aa0b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56c8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99086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a5a7f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c54186" officeooo:paragraph-rsid="00c541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officeooo:rsid="00312ba2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a1ce61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officeooo:rsid="00a1ce61" officeooo:paragraph-rsid="00a94321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ae662a"/>
    </style:style>
    <style:style style:name="T2" style:family="text">
      <style:text-properties officeooo:rsid="0048f449"/>
    </style:style>
    <style:style style:name="T3" style:family="text">
      <style:text-properties officeooo:rsid="0032b691"/>
    </style:style>
    <style:style style:name="T4" style:family="text">
      <style:text-properties officeooo:rsid="0080510f"/>
    </style:style>
    <style:style style:name="T5" style:family="text">
      <style:text-properties officeooo:rsid="00548391"/>
    </style:style>
    <style:style style:name="T6" style:family="text">
      <style:text-properties officeooo:rsid="0073acfc"/>
    </style:style>
    <style:style style:name="T7" style:family="text">
      <style:text-properties officeooo:rsid="0074c44e"/>
    </style:style>
    <style:style style:name="T8" style:family="text">
      <style:text-properties officeooo:rsid="0092890e"/>
    </style:style>
    <style:style style:name="T9" style:family="text">
      <style:text-properties officeooo:rsid="0088f9dc"/>
    </style:style>
    <style:style style:name="T10" style:family="text">
      <style:text-properties officeooo:rsid="008bada2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2" style:family="text">
      <style:text-properties officeooo:rsid="003a8e49"/>
    </style:style>
    <style:style style:name="T13" style:family="text">
      <style:text-properties officeooo:rsid="00814bd8"/>
    </style:style>
    <style:style style:name="T14" style:family="text">
      <style:text-properties officeooo:rsid="005cd1a7"/>
    </style:style>
    <style:style style:name="T15" style:family="text">
      <style:text-properties officeooo:rsid="0075ae93"/>
    </style:style>
    <style:style style:name="T16" style:family="text">
      <style:text-properties officeooo:rsid="009529c4"/>
    </style:style>
    <style:style style:name="T17" style:family="text">
      <style:text-properties officeooo:rsid="00967108"/>
    </style:style>
    <style:style style:name="T18" style:family="text">
      <style:text-properties officeooo:rsid="0097c69e"/>
    </style:style>
    <style:style style:name="T19" style:family="text">
      <style:text-properties officeooo:rsid="00983be6"/>
    </style:style>
    <style:style style:name="T20" style:family="text">
      <style:text-properties officeooo:rsid="009a20d2"/>
    </style:style>
    <style:style style:name="T21" style:family="text">
      <style:text-properties officeooo:rsid="009a29fc"/>
    </style:style>
    <style:style style:name="T22" style:family="text">
      <style:text-properties officeooo:rsid="00856318"/>
    </style:style>
    <style:style style:name="T23" style:family="text">
      <style:text-properties officeooo:rsid="00b4c0d1"/>
    </style:style>
    <style:style style:name="T24" style:family="text"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5" style:family="text">
      <style:text-properties officeooo:rsid="00502b8c"/>
    </style:style>
    <style:style style:name="T26" style:family="text">
      <style:text-properties officeooo:rsid="00b9c459"/>
    </style:style>
    <style:style style:name="T27" style:family="text">
      <style:text-properties officeooo:rsid="00aa5a7f"/>
    </style:style>
    <style:style style:name="T28" style:family="text">
      <style:text-properties officeooo:rsid="009d7b0d"/>
    </style:style>
    <style:style style:name="T29" style:family="text">
      <style:text-properties officeooo:rsid="00447091"/>
    </style:style>
    <style:style style:name="T30" style:family="text">
      <style:text-properties fo:language="en" fo:country="US" officeooo:rsid="00c6bb1e"/>
    </style:style>
    <style:style style:name="T31" style:family="text">
      <style:text-properties fo:language="en" fo:country="US" officeooo:rsid="00992d21"/>
    </style:style>
    <style:style style:name="T32" style:family="text">
      <style:text-properties fo:language="en" fo:country="US" officeooo:rsid="009ac930"/>
    </style:style>
    <style:style style:name="T33" style:family="text">
      <style:text-properties officeooo:rsid="00c2a206"/>
    </style:style>
    <style:style style:name="T34" style:family="text">
      <style:text-properties officeooo:rsid="00bc428c"/>
    </style:style>
    <style:style style:name="T35" style:family="text">
      <style:text-properties officeooo:rsid="00a40e4e"/>
    </style:style>
    <style:style style:name="T36" style:family="text">
      <style:text-properties officeooo:rsid="00a44988"/>
    </style:style>
    <style:style style:name="T37" style:family="text">
      <style:text-properties officeooo:rsid="00a5c1d9"/>
    </style:style>
    <style:style style:name="T38" style:family="text">
      <style:text-properties officeooo:rsid="00bf0ac6"/>
    </style:style>
    <style:style style:name="T39" style:family="text">
      <style:text-properties officeooo:rsid="00a83c3b"/>
    </style:style>
    <style:style style:name="T40" style:family="text">
      <style:text-properties officeooo:rsid="00a6bc7d"/>
    </style:style>
    <style:style style:name="T41" style:family="text">
      <style:text-properties officeooo:rsid="00a83fe0"/>
    </style:style>
    <style:style style:name="T42" style:family="text">
      <style:text-properties officeooo:rsid="00a94321"/>
    </style:style>
    <style:style style:name="T43" style:family="text">
      <style:text-properties officeooo:rsid="00c6bb1e"/>
    </style:style>
    <style:style style:name="T44" style:family="text">
      <style:text-properties officeooo:rsid="00992d21"/>
    </style:style>
    <style:style style:name="T45" style:family="text">
      <style:text-properties officeooo:rsid="009ac930"/>
    </style:style>
    <style:style style:name="T46" style:family="text">
      <style:text-properties officeooo:rsid="00c54186"/>
    </style:style>
    <style:style style:name="T47" style:family="text">
      <style:text-properties officeooo:rsid="00bf5927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OpenOrganizer: <text:span text:style-name="T1">APIs</text:span></text:p>
          </table:table-cell>
        </table:table-row>
      </table:table>
      <text:p text:style-name="P2"/>
      <text:p text:style-name="P3">Authors: Michael Jagiello, Kevin Sirantoine</text:p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312_3954546579COPY_IS_MOVECOPY_IS_MOVECOPY_IS_MOVECOPY_IS_MOVECOPY_IS_MOVE" office:name="Client Request: /" text:style-name="Index_20_Link" text:visited-style-name="Index_20_Link"><text:s/>/<text:tab/>2</text:a></text:p>
          <text:p text:style-name="P5"><text:a xlink:type="simple" xlink:href="#__RefHeading___Toc11756_3954546579" office:name="Client Request: /register" text:style-name="Index_20_Link" text:visited-style-name="Index_20_Link"><text:s/>/register<text:tab/>3</text:a></text:p>
          <text:p text:style-name="P5"><text:a xlink:type="simple" xlink:href="#__RefHeading___Toc11804_3954546579" office:name="Client Request: /login" text:style-name="Index_20_Link" text:visited-style-name="Index_20_Link"><text:s/>/login<text:tab/>4</text:a></text:p>
          <text:p text:style-name="P5"><text:a xlink:type="simple" xlink:href="#__RefHeading___Toc11802_3954546579" office:name="Client Request: /changelogin" text:style-name="Index_20_Link" text:visited-style-name="Index_20_Link"><text:s/>/changelogin<text:tab/>5</text:a></text:p>
          <text:p text:style-name="P5"><text:a xlink:type="simple" xlink:href="#__RefHeading___Toc11800_3954546579" office:name="Client Request: /lastupdated" text:style-name="Index_20_Link" text:visited-style-name="Index_20_Link"><text:s/>/lastupdated<text:tab/>6</text:a></text:p>
          <text:p text:style-name="P5"><text:a xlink:type="simple" xlink:href="#__RefHeading___Toc11798_3954546579" office:name="Client Request: /syncup/notes" text:style-name="Index_20_Link" text:visited-style-name="Index_20_Link"><text:s/><text:line-break/> /syncup/notes<text:tab/>8</text:a></text:p>
          <text:p text:style-name="P5"><text:a xlink:type="simple" xlink:href="#__RefHeading___Toc11796_3954546579" office:name="Client Request: /syncup/reminders" text:style-name="Index_20_Link" text:visited-style-name="Index_20_Link"><text:s/>/syncup/reminders<text:tab/>9</text:a></text:p>
          <text:p text:style-name="P5"><text:a xlink:type="simple" xlink:href="#__RefHeading___Toc11794_3954546579" office:name="Client Request: /syncup/reminders/daily" text:style-name="Index_20_Link" text:visited-style-name="Index_20_Link"><text:s/>/syncup/reminders/daily<text:tab/>10</text:a></text:p>
          <text:p text:style-name="P5"><text:a xlink:type="simple" xlink:href="#__RefHeading___Toc11792_3954546579" office:name="Client Request: /syncup/reminders/weekly" text:style-name="Index_20_Link" text:visited-style-name="Index_20_Link"><text:s/>/syncup/reminders/weekly<text:tab/>11</text:a></text:p>
          <text:p text:style-name="P5"><text:a xlink:type="simple" xlink:href="#__RefHeading___Toc11790_3954546579" office:name="Client Request: /syncup/reminders/monthly" text:style-name="Index_20_Link" text:visited-style-name="Index_20_Link"><text:s/>/syncup/reminders/monthly<text:tab/>12</text:a></text:p>
          <text:p text:style-name="P5"><text:a xlink:type="simple" xlink:href="#__RefHeading___Toc11788_3954546579" office:name="Client Request: /syncup/reminders/yearly" text:style-name="Index_20_Link" text:visited-style-name="Index_20_Link"><text:s/>/syncup/reminders/yearly<text:tab/>13</text:a></text:p>
          <text:p text:style-name="P5"><text:a xlink:type="simple" xlink:href="#__RefHeading___Toc11786_3954546579" office:name="Client Request: /syncup/extensions" text:style-name="Index_20_Link" text:visited-style-name="Index_20_Link"><text:s/>/syncup/extensions<text:tab/>14</text:a></text:p>
          <text:p text:style-name="P5"><text:a xlink:type="simple" xlink:href="#__RefHeading___Toc11784_3954546579" office:name="Client Request: /syncup/overrides" text:style-name="Index_20_Link" text:visited-style-name="Index_20_Link"><text:s/>/syncup/overrides<text:tab/>15</text:a></text:p>
          <text:p text:style-name="P5"><text:a xlink:type="simple" xlink:href="#__RefHeading___Toc11782_3954546579" office:name="Client Request: /syncup/folders" text:style-name="Index_20_Link" text:visited-style-name="Index_20_Link"><text:s/>/syncup/folders<text:tab/>16</text:a></text:p>
          <text:p text:style-name="P5"><text:a xlink:type="simple" xlink:href="#__RefHeading___Toc11780_3954546579" office:name="Client Request: /syncup/deleted" text:style-name="Index_20_Link" text:visited-style-name="Index_20_Link"><text:s/>/syncup/deleted<text:tab/>17</text:a></text:p>
          <text:p text:style-name="P5"><text:a xlink:type="simple" xlink:href="#__RefHeading___Toc11778_3954546579" office:name="Client Request: /syncdown/notes" text:style-name="Index_20_Link" text:visited-style-name="Index_20_Link"><text:s/><text:line-break/> /syncdown/notes<text:tab/>19</text:a></text:p>
          <text:p text:style-name="P5"><text:a xlink:type="simple" xlink:href="#__RefHeading___Toc11776_3954546579" office:name="Client Request: /syncdown/reminders" text:style-name="Index_20_Link" text:visited-style-name="Index_20_Link"><text:s/>/syncdown/reminders<text:tab/>20</text:a></text:p>
          <text:p text:style-name="P5"><text:a xlink:type="simple" xlink:href="#__RefHeading___Toc11774_3954546579" office:name="Client Request: /syncdown/reminders/daily" text:style-name="Index_20_Link" text:visited-style-name="Index_20_Link"><text:s/>/syncdown/reminders/daily<text:tab/>21</text:a></text:p>
          <text:p text:style-name="P5"><text:a xlink:type="simple" xlink:href="#__RefHeading___Toc11772_3954546579" office:name="Client Request: /syncdown/reminders/weekly" text:style-name="Index_20_Link" text:visited-style-name="Index_20_Link"><text:s/>/syncdown/reminders/weekly<text:tab/>22</text:a></text:p>
          <text:p text:style-name="P5"><text:a xlink:type="simple" xlink:href="#__RefHeading___Toc11770_3954546579" office:name="Client Request: /syncdown/reminders/monthly" text:style-name="Index_20_Link" text:visited-style-name="Index_20_Link"><text:s/>/syncdown/reminders/monthly<text:tab/>23</text:a></text:p>
          <text:p text:style-name="P5"><text:a xlink:type="simple" xlink:href="#__RefHeading___Toc11768_3954546579" office:name="Client Request: /syncdown/reminders/yearly" text:style-name="Index_20_Link" text:visited-style-name="Index_20_Link"><text:s/>/syncdown/reminders/yearly<text:tab/>24</text:a></text:p>
          <text:p text:style-name="P5"><text:a xlink:type="simple" xlink:href="#__RefHeading___Toc11766_3954546579" office:name="Client Request: /syncdown/extensions" text:style-name="Index_20_Link" text:visited-style-name="Index_20_Link"><text:s/>/syncdown/extensions<text:tab/>25</text:a></text:p>
          <text:p text:style-name="P5"><text:a xlink:type="simple" xlink:href="#__RefHeading___Toc11764_3954546579" office:name="Client Request: /syncdown/overrides" text:style-name="Index_20_Link" text:visited-style-name="Index_20_Link"><text:s/>/syncdown/overrides<text:tab/>26</text:a></text:p>
          <text:p text:style-name="P5"><text:a xlink:type="simple" xlink:href="#__RefHeading___Toc11762_3954546579" office:name="Client Request: /syncdown/folders" text:style-name="Index_20_Link" text:visited-style-name="Index_20_Link"><text:s/>/syncdown/folders<text:tab/>27</text:a></text:p>
          <text:p text:style-name="P5"><text:a xlink:type="simple" xlink:href="#__RefHeading___Toc11758_3954546579" office:name="Client Request: /syncdown/deleted" text:style-name="Index_20_Link" text:visited-style-name="Index_20_Link"><text:s/>/syncdown/deleted<text:tab/>28</text:a></text:p>
        </text:index-body>
      </text:table-of-content>
      <text:p text:style-name="P6"><text:soft-page-break/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7"/>
          </table:table-cell>
          <table:table-cell table:style-name="Table9.B1" table:number-columns-spanned="5" office:value-type="string">
            <text:p text:style-name="Style1"><text:bookmark-start text:name="__RefHeading___Toc11312_3954546579COPY_IS_MOVECOPY_IS_MOVECOPY_IS_MOVECOPY_IS_MOVECOPY_IS_MOVE"/>Client Request: /<text:bookmark-end text:name="__RefHeading___Toc11312_3954546579COPY_IS_MOVECOPY_IS_MOVECOPY_IS_MOVECOPY_IS_MOVECOPY_IS_MOVE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7"/>
          </table:table-cell>
          <table:table-cell table:style-name="Table9.B3" office:value-type="string">
            <text:p text:style-name="P8">#</text:p>
          </table:table-cell>
          <table:table-cell table:style-name="Table9.B3" office:value-type="string">
            <text:p text:style-name="P9">Field Name</text:p>
          </table:table-cell>
          <table:table-cell table:style-name="Table9.B3" office:value-type="string">
            <text:p text:style-name="P10">Data Type</text:p>
          </table:table-cell>
          <table:table-cell table:style-name="Table9.B3" office:value-type="string">
            <text:p text:style-name="P10">Size</text:p>
          </table:table-cell>
          <table:table-cell table:style-name="Table9.F3" office:value-type="string">
            <text:p text:style-name="P10">Description</text:p>
          </table:table-cell>
        </table:table-row>
        <table:table-row table:style-name="Table9.4">
          <table:table-cell table:style-name="Table9.A4" table:number-rows-spanned="2" office:value-type="string">
            <text:p text:style-name="P11"/>
          </table:table-cell>
          <table:table-cell table:style-name="Table9.B4" office:value-type="string">
            <text:p text:style-name="P12"/>
          </table:table-cell>
          <table:table-cell table:style-name="Table9.B4" office:value-type="string">
            <text:p text:style-name="P13"/>
          </table:table-cell>
          <table:table-cell table:style-name="Table9.B4" office:value-type="string">
            <text:p text:style-name="P14"/>
          </table:table-cell>
          <table:table-cell table:style-name="Table9.E4">
            <text:p text:style-name="P14"/>
          </table:table-cell>
          <table:table-cell table:style-name="Table9.F4" office:value-type="string">
            <text:p text:style-name="P15"/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2"/>
          </table:table-cell>
          <table:table-cell table:style-name="Table9.C5" office:value-type="string">
            <text:p text:style-name="P14"/>
          </table:table-cell>
          <table:table-cell table:style-name="Table9.D5" office:value-type="string">
            <text:p text:style-name="P16"/>
          </table:table-cell>
          <table:table-cell table:style-name="Table9.E5">
            <text:p text:style-name="P17"/>
          </table:table-cell>
          <table:table-cell table:style-name="Table9.F5" office:value-type="string">
            <text:p text:style-name="P15"/>
          </table:table-cell>
        </table:table-row>
        <table:table-row table:style-name="Table9.6">
          <table:table-cell table:style-name="Table9.A6" office:value-type="string">
            <text:p text:style-name="P18"/>
          </table:table-cell>
          <table:table-cell table:style-name="Table9.B6" table:number-columns-spanned="2" office:value-type="string">
            <text:p text:style-name="P18"/>
          </table:table-cell>
          <table:covered-table-cell/>
          <table:table-cell table:style-name="Table9.D6" office:value-type="string">
            <text:p text:style-name="P19">Total Size:</text:p>
          </table:table-cell>
          <table:table-cell table:style-name="Table9.E6" office:value-type="float" office:value="0">
            <text:p text:style-name="P20">0</text:p>
          </table:table-cell>
          <table:table-cell table:style-name="Table9.F6" office:value-type="string">
            <text:p text:style-name="P21">bytes</text:p>
          </table:table-cell>
        </table:table-row>
      </table:table>
      <text:p text:style-name="P18"/>
      <text:p text:style-name="P18"/>
      <text:p text:style-name="P18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2"/>
          </table:table-cell>
          <table:table-cell table:style-name="Table14.B1" table:number-columns-spanned="5" office:value-type="string">
            <text:p text:style-name="P23">Server Response: /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2"/>
          </table:table-cell>
          <table:table-cell table:style-name="Table14.B3" office:value-type="string">
            <text:p text:style-name="P24">#</text:p>
          </table:table-cell>
          <table:table-cell table:style-name="Table14.B3" office:value-type="string">
            <text:p text:style-name="P25">Field Name</text:p>
          </table:table-cell>
          <table:table-cell table:style-name="Table14.B3" office:value-type="string">
            <text:p text:style-name="P26">Data Type</text:p>
          </table:table-cell>
          <table:table-cell table:style-name="Table14.B3" office:value-type="string">
            <text:p text:style-name="P26">Size</text:p>
          </table:table-cell>
          <table:table-cell table:style-name="Table14.F3" office:value-type="string">
            <text:p text:style-name="P26">Description</text:p>
          </table:table-cell>
        </table:table-row>
        <table:table-row table:style-name="Table14.4">
          <table:table-cell table:style-name="Table14.A4" table:number-rows-spanned="2" office:value-type="string">
            <text:p text:style-name="P27"/>
          </table:table-cell>
          <table:table-cell table:style-name="Table14.B4" office:value-type="string">
            <text:p text:style-name="P20">1</text:p>
          </table:table-cell>
          <table:table-cell table:style-name="Table14.B4" office:value-type="string">
            <text:p text:style-name="P28">maxRecordCount</text:p>
          </table:table-cell>
          <table:table-cell table:style-name="Table14.B4" office:value-type="string">
            <text:p text:style-name="P28">int</text:p>
          </table:table-cell>
          <table:table-cell table:style-name="Table14.E4" office:value-type="float" office:value="4">
            <text:p text:style-name="P28">4</text:p>
          </table:table-cell>
          <table:table-cell table:style-name="Table14.F4" office:value-type="string">
            <text:p text:style-name="P28">maximum number of records being transferred in either direction during syncing</text:p>
          </table:table-cell>
        </table:table-row>
        <table:table-row table:style-name="Table14.5">
          <table:covered-table-cell table:style-name="Table14.A4"/>
          <table:table-cell table:style-name="Table14.B5" office:value-type="string">
            <text:p text:style-name="P28"/>
          </table:table-cell>
          <table:table-cell table:style-name="Table14.C5" office:value-type="string">
            <text:p text:style-name="P29"/>
          </table:table-cell>
          <table:table-cell table:style-name="Table14.D5" office:value-type="string">
            <text:p text:style-name="P30"/>
          </table:table-cell>
          <table:table-cell table:style-name="Table14.E5">
            <text:p text:style-name="P31"/>
          </table:table-cell>
          <table:table-cell table:style-name="Table14.F5" office:value-type="string">
            <text:p text:style-name="P32"/>
          </table:table-cell>
        </table:table-row>
        <table:table-row table:style-name="Table14.6">
          <table:table-cell table:style-name="Table14.A6" office:value-type="string">
            <text:p text:style-name="P33"/>
          </table:table-cell>
          <table:table-cell table:style-name="Table14.B6" table:number-columns-spanned="2" office:value-type="string">
            <text:p text:style-name="P33"/>
          </table:table-cell>
          <table:covered-table-cell/>
          <table:table-cell table:style-name="Table14.D6" office:value-type="string">
            <text:p text:style-name="P34">Total Size:</text:p>
          </table:table-cell>
          <table:table-cell table:style-name="Table14.E6" office:value-type="float" office:value="4">
            <text:p text:style-name="P35">4</text:p>
          </table:table-cell>
          <table:table-cell table:style-name="Table14.F6" office:value-type="string">
            <text:p text:style-name="P21">bytes</text:p>
          </table:table-cell>
        </table:table-row>
      </table:table>
      <text:p text:style-name="P33"/>
      <text:p text:style-name="P33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22"/>
          </table:table-cell>
          <table:table-cell table:style-name="Table27.B1" table:number-columns-spanned="5" office:value-type="string">
            <text:p text:style-name="Style1"><text:bookmark-start text:name="__RefHeading___Toc11756_3954546579"/>Client Request: /register<text:bookmark-end text:name="__RefHeading___Toc1175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22"/>
          </table:table-cell>
          <table:table-cell table:style-name="Table27.B3" office:value-type="string">
            <text:p text:style-name="P24">#</text:p>
          </table:table-cell>
          <table:table-cell table:style-name="Table27.B3" office:value-type="string">
            <text:p text:style-name="P25">Field Name</text:p>
          </table:table-cell>
          <table:table-cell table:style-name="Table27.B3" office:value-type="string">
            <text:p text:style-name="P26">Data Type</text:p>
          </table:table-cell>
          <table:table-cell table:style-name="Table27.B3" office:value-type="string">
            <text:p text:style-name="P26">Size</text:p>
          </table:table-cell>
          <table:table-cell table:style-name="Table27.F3" office:value-type="string">
            <text:p text:style-name="P26">Description</text:p>
          </table:table-cell>
        </table:table-row>
        <table:table-row table:style-name="Table27.4">
          <table:table-cell table:style-name="Table27.A4" table:number-rows-spanned="4" office:value-type="string">
            <text:p text:style-name="P27"/>
          </table:table-cell>
          <table:table-cell table:style-name="Table27.B4" office:value-type="string">
            <text:p text:style-name="P36">1</text:p>
          </table:table-cell>
          <table:table-cell table:style-name="Table27.B4" office:value-type="string">
            <text:p text:style-name="P37">user<text:span text:style-name="T2">name</text:span></text:p>
          </table:table-cell>
          <table:table-cell table:style-name="Table27.B4" office:value-type="string">
            <text:p text:style-name="P29">char</text:p>
          </table:table-cell>
          <table:table-cell table:style-name="Table27.E4" office:value-type="float" office:value="32">
            <text:p text:style-name="P29">32</text:p>
          </table:table-cell>
          <table:table-cell table:style-name="Table27.F4" office:value-type="string">
            <text:p text:style-name="P32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6">2</text:p>
          </table:table-cell>
          <table:table-cell table:style-name="Table27.C5" office:value-type="string">
            <text:p text:style-name="P38">passwordHash</text:p>
          </table:table-cell>
          <table:table-cell table:style-name="Table27.D5" office:value-type="string">
            <text:p text:style-name="P38">raw</text:p>
          </table:table-cell>
          <table:table-cell table:style-name="Table27.E5" office:value-type="float" office:value="32">
            <text:p text:style-name="P38">32</text:p>
          </table:table-cell>
          <table:table-cell table:style-name="Table27.F5" office:value-type="string">
            <text:p text:style-name="P38">user-created password for login that is hashed before transmission to keep the original secret</text:p>
          </table:table-cell>
        </table:table-row>
        <table:table-row table:style-name="Table27.6">
          <table:covered-table-cell table:style-name="Table27.A4"/>
          <table:table-cell table:style-name="Table27.B4" office:value-type="string">
            <text:p text:style-name="P39">3</text:p>
          </table:table-cell>
          <table:table-cell table:style-name="Table27.B4" office:value-type="string">
            <text:p text:style-name="P29"><text:span text:style-name="T4">encrP</text:span>rivateKey</text:p>
          </table:table-cell>
          <table:table-cell table:style-name="Table27.B4" office:value-type="string">
            <text:p text:style-name="P29">raw</text:p>
          </table:table-cell>
          <table:table-cell table:style-name="Table27.E4" office:value-type="float" office:value="32">
            <text:p text:style-name="P29">32</text:p>
          </table:table-cell>
          <table:table-cell table:style-name="Table27.F6" office:value-type="string">
            <text:p text:style-name="P40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27.7">
          <table:covered-table-cell table:style-name="Table27.A4"/>
          <table:table-cell table:style-name="Table27.B5" office:value-type="string">
            <text:p text:style-name="P39">4</text:p>
          </table:table-cell>
          <table:table-cell table:style-name="Table27.C5" office:value-type="string">
            <text:p text:style-name="P40"><text:span text:style-name="T4">encrP</text:span>rivateKey2</text:p>
          </table:table-cell>
          <table:table-cell table:style-name="Table27.D5" office:value-type="string">
            <text:p text:style-name="P40">raw</text:p>
          </table:table-cell>
          <table:table-cell table:style-name="Table27.E5" office:value-type="float" office:value="32">
            <text:p text:style-name="P40">32</text:p>
          </table:table-cell>
          <table:table-cell table:style-name="Table27.F5" office:value-type="string">
            <text:p text:style-name="P40">optional backup private key, encrypted using a different security phrase</text:p>
          </table:table-cell>
        </table:table-row>
        <table:table-row table:style-name="Table27.8">
          <table:table-cell table:style-name="Table27.A8" office:value-type="string">
            <text:p text:style-name="P33"/>
          </table:table-cell>
          <table:table-cell table:style-name="Table27.B8" table:number-columns-spanned="2" office:value-type="string">
            <text:p text:style-name="P33"/>
          </table:table-cell>
          <table:covered-table-cell/>
          <table:table-cell table:style-name="Table27.D8" office:value-type="string">
            <text:p text:style-name="P34">Total Size:</text:p>
          </table:table-cell>
          <table:table-cell table:style-name="Table27.E8" office:value-type="float" office:value="128">
            <text:p text:style-name="P41">128</text:p>
          </table:table-cell>
          <table:table-cell table:style-name="Table27.F8" office:value-type="string">
            <text:p text:style-name="P21">bytes</text:p>
          </table:table-cell>
        </table:table-row>
      </table:table>
      <text:p text:style-name="P33"/>
      <text:p text:style-name="P33"/>
      <text:p text:style-name="P33"/>
      <table:table table:name="Table28" table:style-name="Table28">
        <table:table-column table:style-name="Table28.A" table:number-columns-repeated="2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22"/>
          </table:table-cell>
          <table:table-cell table:style-name="Table28.B1" table:number-columns-spanned="5" office:value-type="string">
            <text:p text:style-name="P23">Server Response: /register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22"/>
          </table:table-cell>
          <table:table-cell table:style-name="Table28.B3" office:value-type="string">
            <text:p text:style-name="P24">#</text:p>
          </table:table-cell>
          <table:table-cell table:style-name="Table28.B3" office:value-type="string">
            <text:p text:style-name="P25">Field Name</text:p>
          </table:table-cell>
          <table:table-cell table:style-name="Table28.B3" office:value-type="string">
            <text:p text:style-name="P26">Data Type</text:p>
          </table:table-cell>
          <table:table-cell table:style-name="Table28.B3" office:value-type="string">
            <text:p text:style-name="P26">Size</text:p>
          </table:table-cell>
          <table:table-cell table:style-name="Table28.F3" office:value-type="string">
            <text:p text:style-name="P26">Description</text:p>
          </table:table-cell>
        </table:table-row>
        <table:table-row table:style-name="Table28.4">
          <table:table-cell table:style-name="Table28.A4" table:number-rows-spanned="2" office:value-type="string">
            <text:p text:style-name="P27"/>
          </table:table-cell>
          <table:table-cell table:style-name="Table28.B4" office:value-type="string">
            <text:p text:style-name="P36">1</text:p>
          </table:table-cell>
          <table:table-cell table:style-name="Table28.B4" office:value-type="string">
            <text:p text:style-name="P29">userID</text:p>
          </table:table-cell>
          <table:table-cell table:style-name="Table28.B4" office:value-type="string">
            <text:p text:style-name="P30">bigint</text:p>
          </table:table-cell>
          <table:table-cell table:style-name="Table28.E4" office:value-type="float" office:value="8">
            <text:p text:style-name="P31">8</text:p>
          </table:table-cell>
          <table:table-cell table:style-name="Table28.F4" office:value-type="string">
            <text:p text:style-name="P32">ID <text:span text:style-name="T3">that uniquely identifies user</text:span></text:p>
          </table:table-cell>
        </table:table-row>
        <table:table-row table:style-name="Table28.5">
          <table:covered-table-cell table:style-name="Table28.A4"/>
          <table:table-cell table:style-name="Table28.B5" office:value-type="string">
            <text:p text:style-name="P36">2</text:p>
          </table:table-cell>
          <table:table-cell table:style-name="Table28.C5" office:value-type="string">
            <text:p text:style-name="P42">authToken</text:p>
          </table:table-cell>
          <table:table-cell table:style-name="Table28.D5" office:value-type="string">
            <text:p text:style-name="P43">raw</text:p>
          </table:table-cell>
          <table:table-cell table:style-name="Table28.E5" office:value-type="float" office:value="32">
            <text:p text:style-name="P43">32</text:p>
          </table:table-cell>
          <table:table-cell table:style-name="Table28.F5" office:value-type="string">
            <text:p text:style-name="P44">generated authentication token to validate a login session</text:p>
          </table:table-cell>
        </table:table-row>
        <table:table-row table:style-name="Table28.6">
          <table:table-cell table:style-name="Table28.A6" office:value-type="string">
            <text:p text:style-name="P33"/>
          </table:table-cell>
          <table:table-cell table:style-name="Table28.B6" table:number-columns-spanned="2" office:value-type="string">
            <text:p text:style-name="P33"/>
          </table:table-cell>
          <table:covered-table-cell/>
          <table:table-cell table:style-name="Table28.D6" office:value-type="string">
            <text:p text:style-name="P34">Total Size:</text:p>
          </table:table-cell>
          <table:table-cell table:style-name="Table28.E6" office:value-type="float" office:value="40">
            <text:p text:style-name="P41">40</text:p>
          </table:table-cell>
          <table:table-cell table:style-name="Table28.F6" office:value-type="string">
            <text:p text:style-name="P21">bytes</text:p>
          </table:table-cell>
        </table:table-row>
      </table:table>
      <text:p text:style-name="P33"/>
      <text:p text:style-name="P33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7"/>
          </table:table-cell>
          <table:table-cell table:style-name="Table8.B1" table:number-columns-spanned="5" office:value-type="string">
            <text:p text:style-name="Style1"><text:bookmark-start text:name="__RefHeading___Toc11804_3954546579"/>Client Request: /login<text:bookmark-end text:name="__RefHeading___Toc1180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7"/>
          </table:table-cell>
          <table:table-cell table:style-name="Table8.B3" office:value-type="string">
            <text:p text:style-name="P8">#</text:p>
          </table:table-cell>
          <table:table-cell table:style-name="Table8.B3" office:value-type="string">
            <text:p text:style-name="P9">Field Name</text:p>
          </table:table-cell>
          <table:table-cell table:style-name="Table8.B3" office:value-type="string">
            <text:p text:style-name="P10">Data Type</text:p>
          </table:table-cell>
          <table:table-cell table:style-name="Table8.B3" office:value-type="string">
            <text:p text:style-name="P10">Size</text:p>
          </table:table-cell>
          <table:table-cell table:style-name="Table8.F3" office:value-type="string">
            <text:p text:style-name="P10">Description</text:p>
          </table:table-cell>
        </table:table-row>
        <table:table-row table:style-name="Table8.4">
          <table:table-cell table:style-name="Table8.A4" table:number-rows-spanned="2" office:value-type="string">
            <text:p text:style-name="P11"/>
          </table:table-cell>
          <table:table-cell table:style-name="Table8.B4" office:value-type="string">
            <text:p text:style-name="P36">1</text:p>
          </table:table-cell>
          <table:table-cell table:style-name="Table8.B4" office:value-type="string">
            <text:p text:style-name="P37">user<text:span text:style-name="T2">name</text:span></text:p>
          </table:table-cell>
          <table:table-cell table:style-name="Table8.B4" office:value-type="string">
            <text:p text:style-name="P29">char</text:p>
          </table:table-cell>
          <table:table-cell table:style-name="Table8.E4" office:value-type="float" office:value="32">
            <text:p text:style-name="P29">32</text:p>
          </table:table-cell>
          <table:table-cell table:style-name="Table8.F4" office:value-type="string">
            <text:p text:style-name="P32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36">2</text:p>
          </table:table-cell>
          <table:table-cell table:style-name="Table8.C5" office:value-type="string">
            <text:p text:style-name="P38">passwordHash</text:p>
          </table:table-cell>
          <table:table-cell table:style-name="Table8.D5" office:value-type="string">
            <text:p text:style-name="P38">raw</text:p>
          </table:table-cell>
          <table:table-cell table:style-name="Table8.E5" office:value-type="float" office:value="32">
            <text:p text:style-name="P38">32</text:p>
          </table:table-cell>
          <table:table-cell table:style-name="Table8.F5" office:value-type="string">
            <text:p text:style-name="P38">user-created password for login that is hashed before transmission to keep the original secret</text:p>
          </table:table-cell>
        </table:table-row>
        <table:table-row table:style-name="Table8.6">
          <table:table-cell table:style-name="Table8.A6" office:value-type="string">
            <text:p text:style-name="P18"/>
          </table:table-cell>
          <table:table-cell table:style-name="Table8.B6" table:number-columns-spanned="2" office:value-type="string">
            <text:p text:style-name="P18"/>
          </table:table-cell>
          <table:covered-table-cell/>
          <table:table-cell table:style-name="Table8.D6" office:value-type="string">
            <text:p text:style-name="P19">Total Size:</text:p>
          </table:table-cell>
          <table:table-cell table:style-name="Table8.E6" office:value-type="float" office:value="64">
            <text:p text:style-name="P41">64</text:p>
          </table:table-cell>
          <table:table-cell table:style-name="Table8.F6" office:value-type="string">
            <text:p text:style-name="P21">bytes</text:p>
          </table:table-cell>
        </table:table-row>
      </table:table>
      <text:p text:style-name="P18"/>
      <text:p text:style-name="P18"/>
      <text:p text:style-name="P18"/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2"/>
          </table:table-cell>
          <table:table-cell table:style-name="Table15.B1" table:number-columns-spanned="5" office:value-type="string">
            <text:p text:style-name="P45">Server Response: /login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2"/>
          </table:table-cell>
          <table:table-cell table:style-name="Table15.B3" office:value-type="string">
            <text:p text:style-name="P24">#</text:p>
          </table:table-cell>
          <table:table-cell table:style-name="Table15.B3" office:value-type="string">
            <text:p text:style-name="P25">Field Name</text:p>
          </table:table-cell>
          <table:table-cell table:style-name="Table15.B3" office:value-type="string">
            <text:p text:style-name="P26">Data Type</text:p>
          </table:table-cell>
          <table:table-cell table:style-name="Table15.B3" office:value-type="string">
            <text:p text:style-name="P26">Size</text:p>
          </table:table-cell>
          <table:table-cell table:style-name="Table15.F3" office:value-type="string">
            <text:p text:style-name="P26">Description</text:p>
          </table:table-cell>
        </table:table-row>
        <table:table-row table:style-name="Table15.4">
          <table:table-cell table:style-name="Table15.A4" table:number-rows-spanned="4" office:value-type="string">
            <text:p text:style-name="P27"/>
          </table:table-cell>
          <table:table-cell table:style-name="Table15.B4" office:value-type="string">
            <text:p text:style-name="P36">1</text:p>
          </table:table-cell>
          <table:table-cell table:style-name="Table15.B4" office:value-type="string">
            <text:p text:style-name="P29">userID</text:p>
          </table:table-cell>
          <table:table-cell table:style-name="Table15.B4" office:value-type="string">
            <text:p text:style-name="P30">bigint</text:p>
          </table:table-cell>
          <table:table-cell table:style-name="Table15.E4" office:value-type="float" office:value="8">
            <text:p text:style-name="P31">8</text:p>
          </table:table-cell>
          <table:table-cell table:style-name="Table15.F4" office:value-type="string">
            <text:p text:style-name="P32">ID <text:span text:style-name="T3">that uniquely identifies user</text:span></text:p>
          </table:table-cell>
        </table:table-row>
        <table:table-row table:style-name="Table15.5">
          <table:covered-table-cell table:style-name="Table15.A4"/>
          <table:table-cell table:style-name="Table15.B5" office:value-type="string">
            <text:p text:style-name="P36">2</text:p>
          </table:table-cell>
          <table:table-cell table:style-name="Table15.C5" office:value-type="string">
            <text:p text:style-name="P42">authToken</text:p>
          </table:table-cell>
          <table:table-cell table:style-name="Table15.D5" office:value-type="string">
            <text:p text:style-name="P43">raw</text:p>
          </table:table-cell>
          <table:table-cell table:style-name="Table15.E5" office:value-type="float" office:value="32">
            <text:p text:style-name="P43">32</text:p>
          </table:table-cell>
          <table:table-cell table:style-name="Table15.F5" office:value-type="string">
            <text:p text:style-name="P44">generated authentication token to validate a login session</text:p>
          </table:table-cell>
        </table:table-row>
        <table:table-row table:style-name="Table15.6">
          <table:covered-table-cell table:style-name="Table15.A4"/>
          <table:table-cell table:style-name="Table15.B4" office:value-type="string">
            <text:p text:style-name="P39">3</text:p>
          </table:table-cell>
          <table:table-cell table:style-name="Table15.B4" office:value-type="string">
            <text:p text:style-name="P29"><text:span text:style-name="T4">encrP</text:span>rivateKey</text:p>
          </table:table-cell>
          <table:table-cell table:style-name="Table15.B4" office:value-type="string">
            <text:p text:style-name="P29">raw</text:p>
          </table:table-cell>
          <table:table-cell table:style-name="Table15.E4" office:value-type="float" office:value="32">
            <text:p text:style-name="P29">32</text:p>
          </table:table-cell>
          <table:table-cell table:style-name="Table15.F6" office:value-type="string">
            <text:p text:style-name="P40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15.7">
          <table:covered-table-cell table:style-name="Table15.A4"/>
          <table:table-cell table:style-name="Table15.B7" office:value-type="string">
            <text:p text:style-name="P39">4</text:p>
          </table:table-cell>
          <table:table-cell table:style-name="Table15.C7" office:value-type="string">
            <text:p text:style-name="P40"><text:span text:style-name="T4">encrP</text:span>rivateKey2</text:p>
          </table:table-cell>
          <table:table-cell table:style-name="Table15.D7" office:value-type="string">
            <text:p text:style-name="P40">raw</text:p>
          </table:table-cell>
          <table:table-cell table:style-name="Table15.E5" office:value-type="float" office:value="32">
            <text:p text:style-name="P40">32</text:p>
          </table:table-cell>
          <table:table-cell table:style-name="Table15.F7" office:value-type="string">
            <text:p text:style-name="P40">optional backup private key, encrypted using a different security phrase</text:p>
          </table:table-cell>
        </table:table-row>
        <table:table-row table:style-name="Table15.8">
          <table:table-cell table:style-name="Table15.A8" office:value-type="string">
            <text:p text:style-name="P33"/>
          </table:table-cell>
          <table:table-cell table:style-name="Table15.B8" table:number-columns-spanned="2" office:value-type="string">
            <text:p text:style-name="P33"/>
          </table:table-cell>
          <table:covered-table-cell/>
          <table:table-cell table:style-name="Table15.D8" office:value-type="string">
            <text:p text:style-name="P34">Total Size:</text:p>
          </table:table-cell>
          <table:table-cell table:style-name="Table15.E8" office:value-type="float" office:value="104">
            <text:p text:style-name="P41">104</text:p>
          </table:table-cell>
          <table:table-cell table:style-name="Table15.F8" office:value-type="string">
            <text:p text:style-name="P21">bytes</text:p>
          </table:table-cell>
        </table:table-row>
      </table:table>
      <text:p text:style-name="P33"/>
      <text:p text:style-name="P46"/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47"/>
          </table:table-cell>
          <table:table-cell table:style-name="Table16.B1" table:number-columns-spanned="5" office:value-type="string">
            <text:p text:style-name="Style1"><text:bookmark-start text:name="__RefHeading___Toc11802_3954546579"/>Client Request: /<text:span text:style-name="T6">change</text:span><text:span text:style-name="T7">login</text:span><text:bookmark-end text:name="__RefHeading___Toc1180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47"/>
          </table:table-cell>
          <table:table-cell table:style-name="Table16.B3" office:value-type="string">
            <text:p text:style-name="P48">#</text:p>
          </table:table-cell>
          <table:table-cell table:style-name="Table16.B3" office:value-type="string">
            <text:p text:style-name="P49">Field Name</text:p>
          </table:table-cell>
          <table:table-cell table:style-name="Table16.B3" office:value-type="string">
            <text:p text:style-name="P50">Data Type</text:p>
          </table:table-cell>
          <table:table-cell table:style-name="Table16.B3" office:value-type="string">
            <text:p text:style-name="P50">Size</text:p>
          </table:table-cell>
          <table:table-cell table:style-name="Table16.F3" office:value-type="string">
            <text:p text:style-name="P50">Description</text:p>
          </table:table-cell>
        </table:table-row>
        <table:table-row table:style-name="Table16.4">
          <table:table-cell table:style-name="Table16.A4" table:number-rows-spanned="6" office:value-type="string">
            <text:p text:style-name="P51"/>
          </table:table-cell>
          <table:table-cell table:style-name="Table16.B4" office:value-type="string">
            <text:p text:style-name="P52">1</text:p>
          </table:table-cell>
          <table:table-cell table:style-name="Table16.B4" office:value-type="string">
            <text:p text:style-name="P53">user<text:span text:style-name="T2">name</text:span></text:p>
          </table:table-cell>
          <table:table-cell table:style-name="Table16.B4" office:value-type="string">
            <text:p text:style-name="P54">char</text:p>
          </table:table-cell>
          <table:table-cell table:style-name="Table16.E4" office:value-type="float" office:value="32">
            <text:p text:style-name="P54">32</text:p>
          </table:table-cell>
          <table:table-cell table:style-name="Table16.F4" office:value-type="string">
            <text:p text:style-name="P55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16.5">
          <table:covered-table-cell table:style-name="Table16.A4"/>
          <table:table-cell table:style-name="Table16.B5" office:value-type="string">
            <text:p text:style-name="P52">2</text:p>
          </table:table-cell>
          <table:table-cell table:style-name="Table16.C5" office:value-type="string">
            <text:p text:style-name="P56">passwordHash</text:p>
          </table:table-cell>
          <table:table-cell table:style-name="Table16.D5" office:value-type="string">
            <text:p text:style-name="P56">raw</text:p>
          </table:table-cell>
          <table:table-cell table:style-name="Table16.E5" office:value-type="float" office:value="32">
            <text:p text:style-name="P56">32</text:p>
          </table:table-cell>
          <table:table-cell table:style-name="Table16.F5" office:value-type="string">
            <text:p text:style-name="P56">user-created password for login that is hashed before transmission to keep the original secret</text:p>
          </table:table-cell>
        </table:table-row>
        <table:table-row table:style-name="Table16.6">
          <table:covered-table-cell table:style-name="Table16.A4"/>
          <table:table-cell table:style-name="Table16.B4" office:value-type="string">
            <text:p text:style-name="P57">3</text:p>
          </table:table-cell>
          <table:table-cell table:style-name="Table16.B4" office:value-type="string">
            <text:p text:style-name="P57">newUsername</text:p>
          </table:table-cell>
          <table:table-cell table:style-name="Table16.B4" office:value-type="string">
            <text:p text:style-name="P57">char</text:p>
          </table:table-cell>
          <table:table-cell table:style-name="Table16.E4" office:value-type="float" office:value="32">
            <text:p text:style-name="P57">32</text:p>
          </table:table-cell>
          <table:table-cell table:style-name="Table16.F6" office:value-type="string">
            <text:p text:style-name="P58">new username to replace the existing field</text:p>
          </table:table-cell>
        </table:table-row>
        <table:table-row table:style-name="Table16.7">
          <table:covered-table-cell table:style-name="Table16.A4"/>
          <table:table-cell table:style-name="Table16.B5" office:value-type="string">
            <text:p text:style-name="P57">4</text:p>
          </table:table-cell>
          <table:table-cell table:style-name="Table16.C5" office:value-type="string">
            <text:p text:style-name="P57">newPasswordHash</text:p>
          </table:table-cell>
          <table:table-cell table:style-name="Table16.D5" office:value-type="string">
            <text:p text:style-name="P57">raw</text:p>
          </table:table-cell>
          <table:table-cell table:style-name="Table16.E5" office:value-type="float" office:value="32">
            <text:p text:style-name="P57">32</text:p>
          </table:table-cell>
          <table:table-cell table:style-name="Table16.F5" office:value-type="string">
            <text:p text:style-name="P58">new password (hash) to replace the existing field</text:p>
          </table:table-cell>
        </table:table-row>
        <table:table-row table:style-name="Table16.8">
          <table:covered-table-cell table:style-name="Table16.A4"/>
          <table:table-cell table:style-name="Table16.B4" office:value-type="string">
            <text:p text:style-name="P57">5</text:p>
          </table:table-cell>
          <table:table-cell table:style-name="Table16.B4" office:value-type="string">
            <text:p text:style-name="P54"><text:span text:style-name="T8">encrP</text:span>rivateKey</text:p>
          </table:table-cell>
          <table:table-cell table:style-name="Table16.B4" office:value-type="string">
            <text:p text:style-name="P54">raw</text:p>
          </table:table-cell>
          <table:table-cell table:style-name="Table16.E4" office:value-type="float" office:value="32">
            <text:p text:style-name="P54">32</text:p>
          </table:table-cell>
          <table:table-cell table:style-name="Table16.F8" office:value-type="string">
            <text:p text:style-name="P59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16.9">
          <table:covered-table-cell table:style-name="Table16.A4"/>
          <table:table-cell table:style-name="Table16.B5" office:value-type="string">
            <text:p text:style-name="P57">6</text:p>
          </table:table-cell>
          <table:table-cell table:style-name="Table16.C5" office:value-type="string">
            <text:p text:style-name="P59"><text:span text:style-name="T8">encrP</text:span>rivateKey2</text:p>
          </table:table-cell>
          <table:table-cell table:style-name="Table16.D5" office:value-type="string">
            <text:p text:style-name="P59">raw</text:p>
          </table:table-cell>
          <table:table-cell table:style-name="Table16.E5" office:value-type="float" office:value="32">
            <text:p text:style-name="P59">32</text:p>
          </table:table-cell>
          <table:table-cell table:style-name="Table16.F5" office:value-type="string">
            <text:p text:style-name="P59">optional backup private key, encrypted using a different security phrase</text:p>
          </table:table-cell>
        </table:table-row>
        <table:table-row table:style-name="Table16.10">
          <table:table-cell table:style-name="Table16.A10" office:value-type="string">
            <text:p text:style-name="P60"/>
          </table:table-cell>
          <table:table-cell table:style-name="Table16.B10" table:number-columns-spanned="2" office:value-type="string">
            <text:p text:style-name="P60"/>
          </table:table-cell>
          <table:covered-table-cell/>
          <table:table-cell table:style-name="Table16.D10" office:value-type="string">
            <text:p text:style-name="P61">Total Size:</text:p>
          </table:table-cell>
          <table:table-cell table:style-name="Table16.E10" office:value-type="float" office:value="192">
            <text:p text:style-name="P41">1<text:span text:style-name="T7">92</text:span></text:p>
          </table:table-cell>
          <table:table-cell table:style-name="Table16.F10" office:value-type="string">
            <text:p text:style-name="P21">bytes</text:p>
          </table:table-cell>
        </table:table-row>
      </table:table>
      <text:p text:style-name="P62"/>
      <text:p text:style-name="P62"/>
      <text:p text:style-name="P62"/>
      <table:table table:name="Table50" table:style-name="Table50">
        <table:table-column table:style-name="Table50.A" table:number-columns-repeated="2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47"/>
          </table:table-cell>
          <table:table-cell table:style-name="Table50.B1" table:number-columns-spanned="5" office:value-type="string">
            <text:p text:style-name="P63">Server Response: /<text:span text:style-name="T6">change</text:span><text:span text:style-name="T7">log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2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3" office:value-type="string">
            <text:p text:style-name="P47"/>
          </table:table-cell>
          <table:table-cell table:style-name="Table50.B3" office:value-type="string">
            <text:p text:style-name="P48">#</text:p>
          </table:table-cell>
          <table:table-cell table:style-name="Table50.B3" office:value-type="string">
            <text:p text:style-name="P49">Field Name</text:p>
          </table:table-cell>
          <table:table-cell table:style-name="Table50.B3" office:value-type="string">
            <text:p text:style-name="P50">Data Type</text:p>
          </table:table-cell>
          <table:table-cell table:style-name="Table50.B3" office:value-type="string">
            <text:p text:style-name="P50">Size</text:p>
          </table:table-cell>
          <table:table-cell table:style-name="Table50.F3" office:value-type="string">
            <text:p text:style-name="P50">Description</text:p>
          </table:table-cell>
        </table:table-row>
        <table:table-row table:style-name="Table50.4">
          <table:table-cell table:style-name="Table50.A4" table:number-rows-spanned="2" office:value-type="string">
            <text:p text:style-name="P51"/>
          </table:table-cell>
          <table:table-cell table:style-name="Table50.B4" office:value-type="string">
            <text:p text:style-name="P52">1</text:p>
          </table:table-cell>
          <table:table-cell table:style-name="Table50.B4" office:value-type="string">
            <text:p text:style-name="P54">userID</text:p>
          </table:table-cell>
          <table:table-cell table:style-name="Table50.B4" office:value-type="string">
            <text:p text:style-name="P64">bigint</text:p>
          </table:table-cell>
          <table:table-cell table:style-name="Table50.E4" office:value-type="float" office:value="8">
            <text:p text:style-name="P65">8</text:p>
          </table:table-cell>
          <table:table-cell table:style-name="Table50.F4" office:value-type="string">
            <text:p text:style-name="P55">ID <text:span text:style-name="T3">that uniquely identifies user</text:span></text:p>
          </table:table-cell>
        </table:table-row>
        <table:table-row table:style-name="Table50.5">
          <table:covered-table-cell table:style-name="Table50.A4"/>
          <table:table-cell table:style-name="Table50.B5" office:value-type="string">
            <text:p text:style-name="P52">2</text:p>
          </table:table-cell>
          <table:table-cell table:style-name="Table50.C5" office:value-type="string">
            <text:p text:style-name="P66">authToken</text:p>
          </table:table-cell>
          <table:table-cell table:style-name="Table50.D5" office:value-type="string">
            <text:p text:style-name="P67">raw</text:p>
          </table:table-cell>
          <table:table-cell table:style-name="Table50.E5" office:value-type="float" office:value="32">
            <text:p text:style-name="P67">32</text:p>
          </table:table-cell>
          <table:table-cell table:style-name="Table50.F5" office:value-type="string">
            <text:p text:style-name="P68">generated authentication token to validate a login session</text:p>
          </table:table-cell>
        </table:table-row>
        <table:table-row table:style-name="Table50.6">
          <table:table-cell table:style-name="Table50.A6" office:value-type="string">
            <text:p text:style-name="P60"/>
          </table:table-cell>
          <table:table-cell table:style-name="Table50.B6" table:number-columns-spanned="2" office:value-type="string">
            <text:p text:style-name="P60"/>
          </table:table-cell>
          <table:covered-table-cell/>
          <table:table-cell table:style-name="Table50.D6" office:value-type="string">
            <text:p text:style-name="P61">Total Size:</text:p>
          </table:table-cell>
          <table:table-cell table:style-name="Table50.E6" office:value-type="float" office:value="40">
            <text:p text:style-name="P41">40</text:p>
          </table:table-cell>
          <table:table-cell table:style-name="Table50.F6" office:value-type="string">
            <text:p text:style-name="P21">bytes</text:p>
          </table:table-cell>
        </table:table-row>
      </table:table>
      <text:p text:style-name="P62"/>
      <text:p text:style-name="P62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7"/>
          </table:table-cell>
          <table:table-cell table:style-name="Table7.B1" table:number-columns-spanned="5" office:value-type="string">
            <text:p text:style-name="Style1"><text:bookmark-start text:name="__RefHeading___Toc11800_3954546579"/>Client Request: /last<text:span text:style-name="T9">updated</text:span><text:bookmark-end text:name="__RefHeading___Toc1180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7"/>
          </table:table-cell>
          <table:table-cell table:style-name="Table7.B3" office:value-type="string">
            <text:p text:style-name="P8">#</text:p>
          </table:table-cell>
          <table:table-cell table:style-name="Table7.B3" office:value-type="string">
            <text:p text:style-name="P9">Field Name</text:p>
          </table:table-cell>
          <table:table-cell table:style-name="Table7.B3" office:value-type="string">
            <text:p text:style-name="P10">Data Type</text:p>
          </table:table-cell>
          <table:table-cell table:style-name="Table7.B3" office:value-type="string">
            <text:p text:style-name="P10">Size</text:p>
          </table:table-cell>
          <table:table-cell table:style-name="Table7.F3" office:value-type="string">
            <text:p text:style-name="P10">Description</text:p>
          </table:table-cell>
        </table:table-row>
        <table:table-row table:style-name="Table7.4">
          <table:table-cell table:style-name="Table7.A4" table:number-rows-spanned="2" office:value-type="string">
            <text:p text:style-name="P11"/>
          </table:table-cell>
          <table:table-cell table:style-name="Table7.B4" office:value-type="string">
            <text:p text:style-name="P12">1</text:p>
          </table:table-cell>
          <table:table-cell table:style-name="Table7.B4" office:value-type="string">
            <text:p text:style-name="P69">userID</text:p>
          </table:table-cell>
          <table:table-cell table:style-name="Table7.B4" office:value-type="string">
            <text:p text:style-name="P16">bigint</text:p>
          </table:table-cell>
          <table:table-cell table:style-name="Table7.E4" office:value-type="float" office:value="8">
            <text:p text:style-name="P17">8</text:p>
          </table:table-cell>
          <table:table-cell table:style-name="Table7.F4" office:value-type="string">
            <text:p text:style-name="P15">ID <text:span text:style-name="T3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2">2</text:p>
          </table:table-cell>
          <table:table-cell table:style-name="Table7.C5" office:value-type="string">
            <text:p text:style-name="P70">authToken</text:p>
          </table:table-cell>
          <table:table-cell table:style-name="Table7.D5" office:value-type="string">
            <text:p text:style-name="P43">raw</text:p>
          </table:table-cell>
          <table:table-cell table:style-name="Table7.E5" office:value-type="float" office:value="32">
            <text:p text:style-name="P43">32</text:p>
          </table:table-cell>
          <table:table-cell table:style-name="Table7.F5" office:value-type="string">
            <text:p text:style-name="P44">generated authentication token to validate a login session</text:p>
          </table:table-cell>
        </table:table-row>
        <table:table-row table:style-name="Table7.6">
          <table:table-cell table:style-name="Table7.A6" office:value-type="string">
            <text:p text:style-name="P18"/>
          </table:table-cell>
          <table:table-cell table:style-name="Table7.B6" table:number-columns-spanned="2" office:value-type="string">
            <text:p text:style-name="P18"/>
          </table:table-cell>
          <table:covered-table-cell/>
          <table:table-cell table:style-name="Table7.D6" office:value-type="string">
            <text:p text:style-name="P19">Total Size:</text:p>
          </table:table-cell>
          <table:table-cell table:style-name="Table7.E6" office:value-type="float" office:value="40">
            <text:p text:style-name="P71">40</text:p>
          </table:table-cell>
          <table:table-cell table:style-name="Table7.F6" office:value-type="string">
            <text:p text:style-name="P21">bytes</text:p>
          </table:table-cell>
        </table:table-row>
      </table:table>
      <text:p text:style-name="Standard"/>
      <text:p text:style-name="Standard"/>
      <text:p text:style-name="P18"/>
      <table:table table:name="Table49" table:style-name="Table49">
        <table:table-column table:style-name="Table49.A" table:number-columns-repeated="2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72"/>
          </table:table-cell>
          <table:table-cell table:style-name="Table49.B1" table:number-columns-spanned="5" office:value-type="string">
            <text:p text:style-name="P45">Server Response: /last<text:span text:style-name="T9">upda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3" office:value-type="string">
            <text:p text:style-name="P72"/>
          </table:table-cell>
          <table:table-cell table:style-name="Table49.B3" office:value-type="string">
            <text:p text:style-name="P73">#</text:p>
          </table:table-cell>
          <table:table-cell table:style-name="Table49.B3" office:value-type="string">
            <text:p text:style-name="P74">Field Name</text:p>
          </table:table-cell>
          <table:table-cell table:style-name="Table49.B3" office:value-type="string">
            <text:p text:style-name="P75">Data Type</text:p>
          </table:table-cell>
          <table:table-cell table:style-name="Table49.B3" office:value-type="string">
            <text:p text:style-name="P75">Size</text:p>
          </table:table-cell>
          <table:table-cell table:style-name="Table49.F3" office:value-type="string">
            <text:p text:style-name="P75">Description</text:p>
          </table:table-cell>
        </table:table-row>
        <table:table-row table:style-name="Table49.4">
          <table:table-cell table:style-name="Table49.A4" table:number-rows-spanned="10" office:value-type="string">
            <text:p text:style-name="P76"/>
          </table:table-cell>
          <table:table-cell table:style-name="Table49.B4" office:value-type="string">
            <text:p text:style-name="P77">1</text:p>
          </table:table-cell>
          <table:table-cell table:style-name="Table49.B4" office:value-type="string">
            <text:p text:style-name="P78">lastUpNotes</text:p>
          </table:table-cell>
          <table:table-cell table:style-name="Table49.B4" office:value-type="string">
            <text:p text:style-name="P79">bigint</text:p>
          </table:table-cell>
          <table:table-cell table:style-name="Table49.E4" office:value-type="float" office:value="8">
            <text:p text:style-name="P79">8</text:p>
          </table:table-cell>
          <table:table-cell table:style-name="Table49.F4" office:value-type="string">
            <text:p text:style-name="P78">last updated time of the Notes table</text:p>
          </table:table-cell>
        </table:table-row>
        <table:table-row table:style-name="Table49.5">
          <table:covered-table-cell table:style-name="Table49.A4"/>
          <table:table-cell table:style-name="Table49.B5" office:value-type="string">
            <text:p text:style-name="P77">2</text:p>
          </table:table-cell>
          <table:table-cell table:style-name="Table49.C5" office:value-type="string">
            <text:p text:style-name="P78">lastUpReminders</text:p>
          </table:table-cell>
          <table:table-cell table:style-name="Table49.D5" office:value-type="string">
            <text:p text:style-name="P79">bigint</text:p>
          </table:table-cell>
          <table:table-cell table:style-name="Table49.E5" office:value-type="float" office:value="8">
            <text:p text:style-name="P79">8</text:p>
          </table:table-cell>
          <table:table-cell table:style-name="Table49.F5" office:value-type="string">
            <text:p text:style-name="P78">last updated time of the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7">3</text:p>
          </table:table-cell>
          <table:table-cell table:style-name="Table49.C6" office:value-type="string">
            <text:p text:style-name="P78">lastUpDaily</text:p>
          </table:table-cell>
          <table:table-cell table:style-name="Table49.B4" office:value-type="string">
            <text:p text:style-name="P79">bigint</text:p>
          </table:table-cell>
          <table:table-cell table:style-name="Table49.E4" office:value-type="float" office:value="8">
            <text:p text:style-name="P79">8</text:p>
          </table:table-cell>
          <table:table-cell table:style-name="Table49.F6" office:value-type="string">
            <text:p text:style-name="P78">last updated time of the Daily Reminders table</text:p>
          </table:table-cell>
        </table:table-row>
        <table:table-row table:style-name="Table49.5">
          <table:covered-table-cell table:style-name="Table49.A4"/>
          <table:table-cell table:style-name="Table49.B7" office:value-type="string">
            <text:p text:style-name="P77">4</text:p>
          </table:table-cell>
          <table:table-cell table:style-name="Table49.C7" office:value-type="string">
            <text:p text:style-name="P78">lastUpWeekly</text:p>
          </table:table-cell>
          <table:table-cell table:style-name="Table49.D7" office:value-type="string">
            <text:p text:style-name="P79">bigint</text:p>
          </table:table-cell>
          <table:table-cell table:style-name="Table49.E5" office:value-type="float" office:value="8">
            <text:p text:style-name="P79">8</text:p>
          </table:table-cell>
          <table:table-cell table:style-name="Table49.F7" office:value-type="string">
            <text:p text:style-name="P78">last updated time of the Week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7">5</text:p>
          </table:table-cell>
          <table:table-cell table:style-name="Table49.C8" office:value-type="string">
            <text:p text:style-name="P78">lastUpMonthly</text:p>
          </table:table-cell>
          <table:table-cell table:style-name="Table49.B4" office:value-type="string">
            <text:p text:style-name="P79">bigint</text:p>
          </table:table-cell>
          <table:table-cell table:style-name="Table49.E4" office:value-type="float" office:value="8">
            <text:p text:style-name="P79">8</text:p>
          </table:table-cell>
          <table:table-cell table:style-name="Table49.F8" office:value-type="string">
            <text:p text:style-name="P78">last updated time of the Monthly Reminders table</text:p>
          </table:table-cell>
        </table:table-row>
        <table:table-row table:style-name="Table49.5">
          <table:covered-table-cell table:style-name="Table49.A4"/>
          <table:table-cell table:style-name="Table49.B9" office:value-type="string">
            <text:p text:style-name="P77">6</text:p>
          </table:table-cell>
          <table:table-cell table:style-name="Table49.C9" office:value-type="string">
            <text:p text:style-name="P78">lastUpYearly</text:p>
          </table:table-cell>
          <table:table-cell table:style-name="Table49.D9" office:value-type="string">
            <text:p text:style-name="P79">bigint</text:p>
          </table:table-cell>
          <table:table-cell table:style-name="Table49.E5" office:value-type="float" office:value="8">
            <text:p text:style-name="P79">8</text:p>
          </table:table-cell>
          <table:table-cell table:style-name="Table49.F9" office:value-type="string">
            <text:p text:style-name="P78">last updated time of the Year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7">7</text:p>
          </table:table-cell>
          <table:table-cell table:style-name="Table49.C10" office:value-type="string">
            <text:p text:style-name="P78">lastUpExtensions</text:p>
          </table:table-cell>
          <table:table-cell table:style-name="Table49.B4" office:value-type="string">
            <text:p text:style-name="P79">bigint</text:p>
          </table:table-cell>
          <table:table-cell table:style-name="Table49.E4" office:value-type="float" office:value="8">
            <text:p text:style-name="P79">8</text:p>
          </table:table-cell>
          <table:table-cell table:style-name="Table49.F10" office:value-type="string">
            <text:p text:style-name="P78">last updated time of the Extensions table</text:p>
          </table:table-cell>
        </table:table-row>
        <table:table-row table:style-name="Table49.5">
          <table:covered-table-cell table:style-name="Table49.A4"/>
          <table:table-cell table:style-name="Table49.B11" office:value-type="string">
            <text:p text:style-name="P80">8</text:p>
          </table:table-cell>
          <table:table-cell table:style-name="Table49.C11" office:value-type="string">
            <text:p text:style-name="P78">lastUpOverrides</text:p>
          </table:table-cell>
          <table:table-cell table:style-name="Table49.D11" office:value-type="string">
            <text:p text:style-name="P79">bigint</text:p>
          </table:table-cell>
          <table:table-cell table:style-name="Table49.E5" office:value-type="float" office:value="8">
            <text:p text:style-name="P79">8</text:p>
          </table:table-cell>
          <table:table-cell table:style-name="Table49.F11" office:value-type="string">
            <text:p text:style-name="P78">last updated time of the Override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7">9</text:p>
          </table:table-cell>
          <table:table-cell table:style-name="Table49.C10" office:value-type="string">
            <text:p text:style-name="P78">lastUpFolders</text:p>
          </table:table-cell>
          <table:table-cell table:style-name="Table49.B4" office:value-type="string">
            <text:p text:style-name="P79">bigint</text:p>
          </table:table-cell>
          <table:table-cell table:style-name="Table49.E4" office:value-type="float" office:value="8">
            <text:p text:style-name="P79">8</text:p>
          </table:table-cell>
          <table:table-cell table:style-name="Table49.F12" office:value-type="string">
            <text:p text:style-name="P78">last updated time of the Folders table</text:p>
          </table:table-cell>
        </table:table-row>
        <table:table-row table:style-name="Table49.5">
          <table:covered-table-cell table:style-name="Table49.A4"/>
          <table:table-cell table:style-name="Table49.B13" office:value-type="string">
            <text:p text:style-name="P78">1<text:span text:style-name="T10">0</text:span></text:p>
          </table:table-cell>
          <table:table-cell table:style-name="Table49.C13" office:value-type="string">
            <text:p text:style-name="P78">lastUpDeleted</text:p>
          </table:table-cell>
          <table:table-cell table:style-name="Table49.D13" office:value-type="string">
            <text:p text:style-name="P79">bigint</text:p>
          </table:table-cell>
          <table:table-cell table:style-name="Table49.E5" office:value-type="float" office:value="8">
            <text:p text:style-name="P79">8</text:p>
          </table:table-cell>
          <table:table-cell table:style-name="Table49.F13" office:value-type="string">
            <text:p text:style-name="P78">last updated time of the Deleted table</text:p>
          </table:table-cell>
        </table:table-row>
        <table:table-row table:style-name="Table49.14">
          <table:table-cell table:style-name="Table49.A14" office:value-type="string">
            <text:p text:style-name="P81"/>
          </table:table-cell>
          <table:table-cell table:style-name="Table49.B14" table:number-columns-spanned="2" office:value-type="string">
            <text:p text:style-name="P81"/>
          </table:table-cell>
          <table:covered-table-cell/>
          <table:table-cell table:style-name="Table49.D14" office:value-type="string">
            <text:p text:style-name="P82">Total Size:</text:p>
          </table:table-cell>
          <table:table-cell table:style-name="Table49.E14" office:value-type="float" office:value="80">
            <text:p text:style-name="P83">80</text:p>
          </table:table-cell>
          <table:table-cell table:style-name="Table49.F14" office:value-type="string">
            <text:p text:style-name="P21">bytes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84"/>
          </table:table-cell>
          <table:table-cell table:style-name="Table3.B1" table:number-columns-spanned="5" office:value-type="string">
            <text:p text:style-name="Style1"><text:bookmark-start text:name="__RefHeading___Toc11798_3954546579"/>Client Request: /syncup/notes<text:bookmark-end text:name="__RefHeading___Toc1179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84"/>
          </table:table-cell>
          <table:table-cell table:style-name="Table3.B3" office:value-type="string">
            <text:p text:style-name="P85">#</text:p>
          </table:table-cell>
          <table:table-cell table:style-name="Table3.B3" office:value-type="string">
            <text:p text:style-name="P86">Field Name</text:p>
          </table:table-cell>
          <table:table-cell table:style-name="Table3.B3" office:value-type="string">
            <text:p text:style-name="P87">Data Type</text:p>
          </table:table-cell>
          <table:table-cell table:style-name="Table3.B3" office:value-type="string">
            <text:p text:style-name="P87">Size</text:p>
          </table:table-cell>
          <table:table-cell table:style-name="Table3.F3" office:value-type="string">
            <text:p text:style-name="P87">Description</text:p>
          </table:table-cell>
        </table:table-row>
        <table:table-row table:style-name="Table3.4">
          <table:table-cell table:style-name="Table3.A4" table:number-rows-spanned="3" office:value-type="string">
            <text:p text:style-name="P88">Header</text:p>
          </table:table-cell>
          <table:table-cell table:style-name="Table3.B4" office:value-type="string">
            <text:p text:style-name="P89">1</text:p>
          </table:table-cell>
          <table:table-cell table:style-name="Table3.B4" office:value-type="string">
            <text:p text:style-name="P90">userID</text:p>
          </table:table-cell>
          <table:table-cell table:style-name="Table3.B4" office:value-type="string">
            <text:p text:style-name="P91">bigint</text:p>
          </table:table-cell>
          <table:table-cell table:style-name="Table3.E4" office:value-type="float" office:value="8">
            <text:p text:style-name="P92">8</text:p>
          </table:table-cell>
          <table:table-cell table:style-name="Table3.F4" office:value-type="string">
            <text:p text:style-name="P93">ID <text:span text:style-name="T3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89">2</text:p>
          </table:table-cell>
          <table:table-cell table:style-name="Table3.C5" office:value-type="string">
            <text:p text:style-name="P57">authToken</text:p>
          </table:table-cell>
          <table:table-cell table:style-name="Table3.D5" office:value-type="string">
            <text:p text:style-name="P57">raw</text:p>
          </table:table-cell>
          <table:table-cell table:style-name="Table3.E5" office:value-type="float" office:value="32">
            <text:p text:style-name="P57">32</text:p>
          </table:table-cell>
          <table:table-cell table:style-name="Table3.F5" office:value-type="string">
            <text:p text:style-name="P94">generated authentication token to validate a login session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95">3</text:p>
          </table:table-cell>
          <table:table-cell table:style-name="Table3.C6" office:value-type="string">
            <text:p text:style-name="P57">recordCount</text:p>
          </table:table-cell>
          <table:table-cell table:style-name="Table3.D6" office:value-type="string">
            <text:p text:style-name="P96">int</text:p>
          </table:table-cell>
          <table:table-cell table:style-name="Table3.E6" office:value-type="float" office:value="4">
            <text:p text:style-name="P96">4</text:p>
          </table:table-cell>
          <table:table-cell table:style-name="Table3.F6" office:value-type="string">
            <text:p text:style-name="P97">the number of records in the repeated section</text:p>
          </table:table-cell>
        </table:table-row>
        <table:table-row table:style-name="Table3.7">
          <table:table-cell table:style-name="Table3.A7" office:value-type="string">
            <text:p text:style-name="Standard"/>
          </table:table-cell>
          <table:table-cell table:style-name="Table3.B7" table:number-columns-spanned="2" office:value-type="string">
            <text:p text:style-name="P95"/>
          </table:table-cell>
          <table:covered-table-cell/>
          <table:table-cell table:style-name="Table3.D7" office:value-type="string">
            <text:p text:style-name="P98">Total Size:</text:p>
          </table:table-cell>
          <table:table-cell table:style-name="Table3.E7" office:value-type="float" office:value="44">
            <text:p text:style-name="P98">44</text:p>
          </table:table-cell>
          <table:table-cell table:style-name="Table3.F7" office:value-type="string">
            <text:p text:style-name="P21">bytes</text:p>
          </table:table-cell>
        </table:table-row>
        <table:table-row table:style-name="Table3.8">
          <table:table-cell table:style-name="Table3.A4" table:number-rows-spanned="4" office:value-type="string">
            <text:p text:style-name="P99">Repeated</text:p>
          </table:table-cell>
          <table:table-cell table:style-name="Table3.B8" office:value-type="string">
            <text:p text:style-name="P57">4</text:p>
          </table:table-cell>
          <table:table-cell table:style-name="Table3.C8" office:value-type="string">
            <text:p text:style-name="P57">itemID</text:p>
          </table:table-cell>
          <table:table-cell table:style-name="Table3.D8" office:value-type="string">
            <text:p text:style-name="P100">bigint</text:p>
          </table:table-cell>
          <table:table-cell table:style-name="Table3.E6" office:value-type="float" office:value="8">
            <text:p text:style-name="P100">8</text:p>
          </table:table-cell>
          <table:table-cell table:style-name="Table3.F8" office:value-type="string">
            <text:p text:style-name="P101">unique-<text:span text:style-name="T3">to-user</text:span> ID for notes, reminders, recurring reminders, and overrides</text:p>
          </table:table-cell>
        </table:table-row>
        <table:table-row table:style-name="Table3.8">
          <table:covered-table-cell table:style-name="Table3.A4"/>
          <table:table-cell table:style-name="Table3.B9" office:value-type="string">
            <text:p text:style-name="P57">5</text:p>
          </table:table-cell>
          <table:table-cell table:style-name="Table3.C9" office:value-type="string">
            <text:p text:style-name="P57">lastModified</text:p>
          </table:table-cell>
          <table:table-cell table:style-name="Table3.D9" office:value-type="string">
            <text:p text:style-name="P100">bigint</text:p>
          </table:table-cell>
          <table:table-cell table:style-name="Table3.E5" office:value-type="float" office:value="8">
            <text:p text:style-name="P100">8</text:p>
          </table:table-cell>
          <table:table-cell table:style-name="Table3.F9" office:value-type="string">
            <text:p text:style-name="P101">time in milliseconds since the UNIX epoch of when the item has last been modified by a user</text:p>
          </table:table-cell>
        </table:table-row>
        <table:table-row table:style-name="Table3.10">
          <table:covered-table-cell table:style-name="Table3.A4"/>
          <table:table-cell table:style-name="Table3.B4" office:value-type="string">
            <text:p text:style-name="P57"/>
          </table:table-cell>
          <table:table-cell table:style-name="Table3.B4" office:value-type="string">
            <text:p text:style-name="P102"><text:span text:style-name="T11"/></text:p>
          </table:table-cell>
          <table:table-cell table:style-name="Table3.B4" office:value-type="string">
            <text:p text:style-name="P100"/>
          </table:table-cell>
          <table:table-cell table:style-name="Table3.E4">
            <text:p text:style-name="P100"/>
          </table:table-cell>
          <table:table-cell table:style-name="Table3.F10" office:value-type="string">
            <text:p text:style-name="P103"/>
          </table:table-cell>
        </table:table-row>
        <table:table-row table:style-name="Table3.11">
          <table:covered-table-cell table:style-name="Table3.A4"/>
          <table:table-cell table:style-name="Table3.B11" office:value-type="string">
            <text:p text:style-name="P100">6</text:p>
          </table:table-cell>
          <table:table-cell table:style-name="Table3.C11" office:value-type="string">
            <text:p text:style-name="P104">encryptedData</text:p>
          </table:table-cell>
          <table:table-cell table:style-name="Table3.D11" office:value-type="string">
            <text:p text:style-name="P100">raw</text:p>
          </table:table-cell>
          <table:table-cell table:style-name="Table3.E5" office:value-type="float" office:value="128">
            <text:p text:style-name="P105">128</text:p>
          </table:table-cell>
          <table:table-cell table:style-name="Table3.F11" office:value-type="string">
            <text:p text:style-name="P106">all remaining data stored as <text:span text:style-name="T12">encrypted </text:span>raw</text:p>
          </table:table-cell>
        </table:table-row>
        <table:table-row table:style-name="Table3.12">
          <table:table-cell table:style-name="Table3.A12" office:value-type="string">
            <text:p text:style-name="P107"/>
          </table:table-cell>
          <table:table-cell table:style-name="Table3.B12" table:number-columns-spanned="2" office:value-type="string">
            <text:p text:style-name="P107"/>
          </table:table-cell>
          <table:covered-table-cell/>
          <table:table-cell table:style-name="Table3.D12" office:value-type="string">
            <text:p text:style-name="P108">Total Size:</text:p>
          </table:table-cell>
          <table:table-cell table:style-name="Table3.E12" office:value-type="string">
            <text:p text:style-name="P105">144<text:span text:style-name="T13">n</text:span></text:p>
          </table:table-cell>
          <table:table-cell table:style-name="Table3.F12" office:value-type="string">
            <text:p text:style-name="P21">bytes</text:p>
          </table:table-cell>
        </table:table-row>
      </table:table>
      <text:p text:style-name="P107"/>
      <text:p text:style-name="P109"/>
      <text:p text:style-name="P110"/>
      <table:table table:name="Table17" table:style-name="Table17">
        <table:table-column table:style-name="Table17.A" table:number-columns-repeated="2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11"/>
          </table:table-cell>
          <table:table-cell table:style-name="Table17.B1" table:number-columns-spanned="5" office:value-type="string">
            <text:p text:style-name="P112"><text:span text:style-name="T14">Server Response:</text:span> /syncup/not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111"/>
          </table:table-cell>
          <table:table-cell table:style-name="Table17.B3" office:value-type="string">
            <text:p text:style-name="P113">#</text:p>
          </table:table-cell>
          <table:table-cell table:style-name="Table17.B3" office:value-type="string">
            <text:p text:style-name="P114">Field Name</text:p>
          </table:table-cell>
          <table:table-cell table:style-name="Table17.B3" office:value-type="string">
            <text:p text:style-name="P115">Data Type</text:p>
          </table:table-cell>
          <table:table-cell table:style-name="Table17.B3" office:value-type="string">
            <text:p text:style-name="P115">Size</text:p>
          </table:table-cell>
          <table:table-cell table:style-name="Table17.F3" office:value-type="string">
            <text:p text:style-name="P115">Description</text:p>
          </table:table-cell>
        </table:table-row>
        <table:table-row table:style-name="Table17.4">
          <table:table-cell table:style-name="Table17.A4" table:number-rows-spanned="2" office:value-type="string">
            <text:p text:style-name="P116"/>
          </table:table-cell>
          <table:table-cell table:style-name="Table17.B4" office:value-type="string">
            <text:p text:style-name="P117">1</text:p>
          </table:table-cell>
          <table:table-cell table:style-name="Table17.B4" office:value-type="string">
            <text:p text:style-name="P96">results</text:p>
          </table:table-cell>
          <table:table-cell table:style-name="Table17.B4" office:value-type="string">
            <text:p text:style-name="P96">raw</text:p>
          </table:table-cell>
          <table:table-cell table:style-name="Table17.B4" office:value-type="string">
            <text:p text:style-name="P96">var</text:p>
          </table:table-cell>
          <table:table-cell table:style-name="Table17.F4" office:value-type="string">
            <text:p text:style-name="P96">bitset of booleans for pass (0) / fail (1), size is c<text:span text:style-name="T15">eil(insertionCount / 8)</text:span></text:p>
          </table:table-cell>
        </table:table-row>
        <table:table-row table:style-name="Table17.5">
          <table:covered-table-cell table:style-name="Table17.A4"/>
          <table:table-cell table:style-name="Table17.B5" office:value-type="string">
            <text:p text:style-name="P96"/>
          </table:table-cell>
          <table:table-cell table:style-name="Table17.B5" office:value-type="string">
            <text:p text:style-name="P96"/>
          </table:table-cell>
          <table:table-cell table:style-name="Table17.B5" office:value-type="string">
            <text:p text:style-name="P96"/>
          </table:table-cell>
          <table:table-cell table:style-name="Table17.B5" office:value-type="string">
            <text:p text:style-name="P96"/>
          </table:table-cell>
          <table:table-cell table:style-name="Table17.F5" office:value-type="string">
            <text:p text:style-name="P96"/>
          </table:table-cell>
        </table:table-row>
        <table:table-row table:style-name="Table17.6">
          <table:table-cell table:style-name="Table17.A6" office:value-type="string">
            <text:p text:style-name="P118"/>
          </table:table-cell>
          <table:table-cell table:style-name="Table17.B6" table:number-columns-spanned="2" office:value-type="string">
            <text:p text:style-name="P118"/>
          </table:table-cell>
          <table:covered-table-cell/>
          <table:table-cell table:style-name="Table17.B6" office:value-type="string">
            <text:p text:style-name="P119">Total Size:</text:p>
          </table:table-cell>
          <table:table-cell table:style-name="Table17.B6" office:value-type="string">
            <text:p text:style-name="P120">var</text:p>
          </table:table-cell>
          <table:table-cell table:style-name="Table17.B6" office:value-type="string">
            <text:p text:style-name="P21">bytes</text:p>
          </table:table-cell>
        </table:table-row>
      </table:table>
      <text:p text:style-name="P121"/>
      <text:p text:style-name="P12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3"/>
          </table:table-cell>
          <table:table-cell table:style-name="Table1.B1" table:number-columns-spanned="5" office:value-type="string">
            <text:p text:style-name="Style1"><text:bookmark-start text:name="__RefHeading___Toc11796_3954546579"/>Client Request: /syncup/<text:span text:style-name="T16">reminders</text:span><text:bookmark-end text:name="__RefHeading___Toc1179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B3" office:value-type="string">
            <text:p text:style-name="P124">#</text:p>
          </table:table-cell>
          <table:table-cell table:style-name="Table1.B3" office:value-type="string">
            <text:p text:style-name="P125">Field Name</text:p>
          </table:table-cell>
          <table:table-cell table:style-name="Table1.B3" office:value-type="string">
            <text:p text:style-name="P126">Data Type</text:p>
          </table:table-cell>
          <table:table-cell table:style-name="Table1.B3" office:value-type="string">
            <text:p text:style-name="P126">Size</text:p>
          </table:table-cell>
          <table:table-cell table:style-name="Table1.F3" office:value-type="string">
            <text:p text:style-name="P126">Description</text:p>
          </table:table-cell>
        </table:table-row>
        <table:table-row table:style-name="Table1.4">
          <table:table-cell table:style-name="Table1.A4" table:number-rows-spanned="3" office:value-type="string">
            <text:p text:style-name="P127">Header</text:p>
          </table:table-cell>
          <table:table-cell table:style-name="Table1.B4" office:value-type="string">
            <text:p text:style-name="P128">1</text:p>
          </table:table-cell>
          <table:table-cell table:style-name="Table1.B4" office:value-type="string">
            <text:p text:style-name="P129">userID</text:p>
          </table:table-cell>
          <table:table-cell table:style-name="Table1.B4" office:value-type="string">
            <text:p text:style-name="P130">bigint</text:p>
          </table:table-cell>
          <table:table-cell table:style-name="Table1.E4" office:value-type="float" office:value="8">
            <text:p text:style-name="P131">8</text:p>
          </table:table-cell>
          <table:table-cell table:style-name="Table1.F4" office:value-type="string">
            <text:p text:style-name="P132">ID <text:span text:style-name="T3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128">2</text:p>
          </table:table-cell>
          <table:table-cell table:style-name="Table1.C5" office:value-type="string">
            <text:p text:style-name="P133">authToken</text:p>
          </table:table-cell>
          <table:table-cell table:style-name="Table1.D5" office:value-type="string">
            <text:p text:style-name="P133">raw</text:p>
          </table:table-cell>
          <table:table-cell table:style-name="Table1.E5" office:value-type="float" office:value="32">
            <text:p text:style-name="P133">32</text:p>
          </table:table-cell>
          <table:table-cell table:style-name="Table1.F5" office:value-type="string">
            <text:p text:style-name="P134">generated authentication token to validate a login session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135">3</text:p>
          </table:table-cell>
          <table:table-cell table:style-name="Table1.B4" office:value-type="string">
            <text:p text:style-name="P133">recordCount</text:p>
          </table:table-cell>
          <table:table-cell table:style-name="Table1.B4" office:value-type="string">
            <text:p text:style-name="P136">int</text:p>
          </table:table-cell>
          <table:table-cell table:style-name="Table1.E4" office:value-type="float" office:value="4">
            <text:p text:style-name="P136">4</text:p>
          </table:table-cell>
          <table:table-cell table:style-name="Table1.F6" office:value-type="string">
            <text:p text:style-name="P97">the number of records in the repeated section</text:p>
          </table:table-cell>
        </table:table-row>
        <table:table-row table:style-name="Table1.7">
          <table:table-cell table:style-name="Table1.A7" office:value-type="string">
            <text:p text:style-name="P137"/>
          </table:table-cell>
          <table:table-cell table:style-name="Table1.B7" office:value-type="string">
            <text:p text:style-name="P138"/>
          </table:table-cell>
          <table:table-cell table:style-name="Table1.C7" office:value-type="string">
            <text:p text:style-name="P138"/>
          </table:table-cell>
          <table:table-cell table:style-name="Table1.D7" office:value-type="string">
            <text:p text:style-name="P138">Total Size:</text:p>
          </table:table-cell>
          <table:table-cell table:style-name="Table1.E7" office:value-type="float" office:value="44">
            <text:p text:style-name="P138">44</text:p>
          </table:table-cell>
          <table:table-cell table:style-name="Table1.F7" office:value-type="string">
            <text:p text:style-name="P138">bytes</text:p>
          </table:table-cell>
        </table:table-row>
        <table:table-row table:style-name="Table1.8">
          <table:table-cell table:style-name="Table1.A4" table:number-rows-spanned="4" office:value-type="string">
            <text:p text:style-name="P139">Repeated</text:p>
          </table:table-cell>
          <table:table-cell table:style-name="Table1.B4" office:value-type="string">
            <text:p text:style-name="P133">4</text:p>
          </table:table-cell>
          <table:table-cell table:style-name="Table1.C8" office:value-type="string">
            <text:p text:style-name="P133">itemID</text:p>
          </table:table-cell>
          <table:table-cell table:style-name="Table1.B4" office:value-type="string">
            <text:p text:style-name="P140">bigint</text:p>
          </table:table-cell>
          <table:table-cell table:style-name="Table1.E4" office:value-type="float" office:value="8">
            <text:p text:style-name="P140">8</text:p>
          </table:table-cell>
          <table:table-cell table:style-name="Table1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1.8">
          <table:covered-table-cell table:style-name="Table1.A4"/>
          <table:table-cell table:style-name="Table1.B9" office:value-type="string">
            <text:p text:style-name="P133">5</text:p>
          </table:table-cell>
          <table:table-cell table:style-name="Table1.C9" office:value-type="string">
            <text:p text:style-name="P133">lastModified</text:p>
          </table:table-cell>
          <table:table-cell table:style-name="Table1.D9" office:value-type="string">
            <text:p text:style-name="P140">bigint</text:p>
          </table:table-cell>
          <table:table-cell table:style-name="Table1.E5" office:value-type="float" office:value="8">
            <text:p text:style-name="P140">8</text:p>
          </table:table-cell>
          <table:table-cell table:style-name="Table1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1.10">
          <table:covered-table-cell table:style-name="Table1.A4"/>
          <table:table-cell table:style-name="Table1.B4" office:value-type="string">
            <text:p text:style-name="P133"/>
          </table:table-cell>
          <table:table-cell table:style-name="Table1.B4" office:value-type="string">
            <text:p text:style-name="P141"><text:span text:style-name="T11"/></text:p>
          </table:table-cell>
          <table:table-cell table:style-name="Table1.B4" office:value-type="string">
            <text:p text:style-name="P140"/>
          </table:table-cell>
          <table:table-cell table:style-name="Table1.E4">
            <text:p text:style-name="P140"/>
          </table:table-cell>
          <table:table-cell table:style-name="Table1.F10" office:value-type="string">
            <text:p text:style-name="P142"/>
          </table:table-cell>
        </table:table-row>
        <table:table-row table:style-name="Table1.11">
          <table:covered-table-cell table:style-name="Table1.A4"/>
          <table:table-cell table:style-name="Table1.B11" office:value-type="string">
            <text:p text:style-name="P140">6</text:p>
          </table:table-cell>
          <table:table-cell table:style-name="Table1.C11" office:value-type="string">
            <text:p text:style-name="P143">encryptedData</text:p>
          </table:table-cell>
          <table:table-cell table:style-name="Table1.D11" office:value-type="string">
            <text:p text:style-name="P140">raw</text:p>
          </table:table-cell>
          <table:table-cell table:style-name="Table1.E5" office:value-type="float" office:value="96">
            <text:p text:style-name="P144">96</text:p>
          </table:table-cell>
          <table:table-cell table:style-name="Table1.F11" office:value-type="string">
            <text:p text:style-name="P142">all remaining data stored as <text:span text:style-name="T12">encrypted </text:span>raw</text:p>
          </table:table-cell>
        </table:table-row>
        <table:table-row table:style-name="Table1.12">
          <table:table-cell table:style-name="Table1.A12" office:value-type="string">
            <text:p text:style-name="P122"/>
          </table:table-cell>
          <table:table-cell table:style-name="Table1.B12" table:number-columns-spanned="2" office:value-type="string">
            <text:p text:style-name="P122"/>
          </table:table-cell>
          <table:covered-table-cell/>
          <table:table-cell table:style-name="Table1.D12" office:value-type="string">
            <text:p text:style-name="P145">Total Size:</text:p>
          </table:table-cell>
          <table:table-cell table:style-name="Table1.E12" office:value-type="string">
            <text:p text:style-name="P146">1<text:span text:style-name="T16">12</text:span><text:span text:style-name="T13">n</text:span></text:p>
          </table:table-cell>
          <table:table-cell table:style-name="Table1.F12" office:value-type="string">
            <text:p text:style-name="P21">bytes</text:p>
          </table:table-cell>
        </table:table-row>
      </table:table>
      <text:p text:style-name="P122"/>
      <text:p text:style-name="P147"/>
      <text:p text:style-name="P137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3"/>
          </table:table-cell>
          <table:table-cell table:style-name="Table2.B1" table:number-columns-spanned="5" office:value-type="string">
            <text:p text:style-name="P148"><text:span text:style-name="T14">Server Response:</text:span> /syncup/<text:span text:style-name="T16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3"/>
          </table:table-cell>
          <table:table-cell table:style-name="Table2.B3" office:value-type="string">
            <text:p text:style-name="P124">#</text:p>
          </table:table-cell>
          <table:table-cell table:style-name="Table2.B3" office:value-type="string">
            <text:p text:style-name="P125">Field Name</text:p>
          </table:table-cell>
          <table:table-cell table:style-name="Table2.B3" office:value-type="string">
            <text:p text:style-name="P126">Data Type</text:p>
          </table:table-cell>
          <table:table-cell table:style-name="Table2.B3" office:value-type="string">
            <text:p text:style-name="P126">Size</text:p>
          </table:table-cell>
          <table:table-cell table:style-name="Table2.F3" office:value-type="string">
            <text:p text:style-name="P126">Description</text:p>
          </table:table-cell>
        </table:table-row>
        <table:table-row table:style-name="Table2.4">
          <table:table-cell table:style-name="Table2.A4" table:number-rows-spanned="2" office:value-type="string">
            <text:p text:style-name="P149"/>
          </table:table-cell>
          <table:table-cell table:style-name="Table2.B4" office:value-type="string">
            <text:p text:style-name="P128">1</text:p>
          </table:table-cell>
          <table:table-cell table:style-name="Table2.B4" office:value-type="string">
            <text:p text:style-name="P136">results</text:p>
          </table:table-cell>
          <table:table-cell table:style-name="Table2.B4" office:value-type="string">
            <text:p text:style-name="P136">raw</text:p>
          </table:table-cell>
          <table:table-cell table:style-name="Table2.B4" office:value-type="string">
            <text:p text:style-name="P136">var</text:p>
          </table:table-cell>
          <table:table-cell table:style-name="Table2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F5" office:value-type="string">
            <text:p text:style-name="P136"/>
          </table:table-cell>
        </table:table-row>
        <table:table-row table:style-name="Table2.6">
          <table:table-cell table:style-name="Table2.A6" office:value-type="string">
            <text:p text:style-name="P122"/>
          </table:table-cell>
          <table:table-cell table:style-name="Table2.B6" table:number-columns-spanned="2" office:value-type="string">
            <text:p text:style-name="P122"/>
          </table:table-cell>
          <table:covered-table-cell/>
          <table:table-cell table:style-name="Table2.B6" office:value-type="string">
            <text:p text:style-name="P145">Total Size:</text:p>
          </table:table-cell>
          <table:table-cell table:style-name="Table2.B6" office:value-type="string">
            <text:p text:style-name="P150">var</text:p>
          </table:table-cell>
          <table:table-cell table:style-name="Table2.B6" office:value-type="string">
            <text:p text:style-name="P21">bytes</text:p>
          </table:table-cell>
        </table:table-row>
      </table:table>
      <text:p text:style-name="P151"/>
      <text:p text:style-name="P12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3"/>
          </table:table-cell>
          <table:table-cell table:style-name="Table4.B1" table:number-columns-spanned="5" office:value-type="string">
            <text:p text:style-name="Style1"><text:bookmark-start text:name="__RefHeading___Toc11794_3954546579"/>Client Request: /syncup/<text:span text:style-name="T16">reminders/</text:span><text:span text:style-name="T17">daily</text:span><text:bookmark-end text:name="__RefHeading___Toc1179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23"/>
          </table:table-cell>
          <table:table-cell table:style-name="Table4.B3" office:value-type="string">
            <text:p text:style-name="P124">#</text:p>
          </table:table-cell>
          <table:table-cell table:style-name="Table4.B3" office:value-type="string">
            <text:p text:style-name="P125">Field Name</text:p>
          </table:table-cell>
          <table:table-cell table:style-name="Table4.B3" office:value-type="string">
            <text:p text:style-name="P126">Data Type</text:p>
          </table:table-cell>
          <table:table-cell table:style-name="Table4.B3" office:value-type="string">
            <text:p text:style-name="P126">Size</text:p>
          </table:table-cell>
          <table:table-cell table:style-name="Table4.F3" office:value-type="string">
            <text:p text:style-name="P126">Description</text:p>
          </table:table-cell>
        </table:table-row>
        <table:table-row table:style-name="Table4.4">
          <table:table-cell table:style-name="Table4.A4" table:number-rows-spanned="3" office:value-type="string">
            <text:p text:style-name="P127">Header</text:p>
          </table:table-cell>
          <table:table-cell table:style-name="Table4.B4" office:value-type="string">
            <text:p text:style-name="P128">1</text:p>
          </table:table-cell>
          <table:table-cell table:style-name="Table4.B4" office:value-type="string">
            <text:p text:style-name="P129">userID</text:p>
          </table:table-cell>
          <table:table-cell table:style-name="Table4.B4" office:value-type="string">
            <text:p text:style-name="P130">bigint</text:p>
          </table:table-cell>
          <table:table-cell table:style-name="Table4.E4" office:value-type="float" office:value="8">
            <text:p text:style-name="P131">8</text:p>
          </table:table-cell>
          <table:table-cell table:style-name="Table4.F4" office:value-type="string">
            <text:p text:style-name="P132">ID <text:span text:style-name="T3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28">2</text:p>
          </table:table-cell>
          <table:table-cell table:style-name="Table4.C5" office:value-type="string">
            <text:p text:style-name="P133">authToken</text:p>
          </table:table-cell>
          <table:table-cell table:style-name="Table4.D5" office:value-type="string">
            <text:p text:style-name="P133">raw</text:p>
          </table:table-cell>
          <table:table-cell table:style-name="Table4.E5" office:value-type="float" office:value="32">
            <text:p text:style-name="P133">32</text:p>
          </table:table-cell>
          <table:table-cell table:style-name="Table4.F5" office:value-type="string">
            <text:p text:style-name="P134">generated authentication token to validate a login session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35">3</text:p>
          </table:table-cell>
          <table:table-cell table:style-name="Table4.B4" office:value-type="string">
            <text:p text:style-name="P133">recordCount</text:p>
          </table:table-cell>
          <table:table-cell table:style-name="Table4.B4" office:value-type="string">
            <text:p text:style-name="P136">int</text:p>
          </table:table-cell>
          <table:table-cell table:style-name="Table4.E4" office:value-type="float" office:value="4">
            <text:p text:style-name="P136">4</text:p>
          </table:table-cell>
          <table:table-cell table:style-name="Table4.F6" office:value-type="string">
            <text:p text:style-name="P97">the number of records in the repeated section</text:p>
          </table:table-cell>
        </table:table-row>
        <table:table-row table:style-name="Table4.7">
          <table:table-cell table:style-name="Table4.A7" office:value-type="string">
            <text:p text:style-name="P137"/>
          </table:table-cell>
          <table:table-cell table:style-name="Table4.B7" office:value-type="string">
            <text:p text:style-name="P138"/>
          </table:table-cell>
          <table:table-cell table:style-name="Table4.C7" office:value-type="string">
            <text:p text:style-name="P138"/>
          </table:table-cell>
          <table:table-cell table:style-name="Table4.D7" office:value-type="string">
            <text:p text:style-name="P138">Total Size:</text:p>
          </table:table-cell>
          <table:table-cell table:style-name="Table4.E7" office:value-type="float" office:value="44">
            <text:p text:style-name="P138">44</text:p>
          </table:table-cell>
          <table:table-cell table:style-name="Table4.F7" office:value-type="string">
            <text:p text:style-name="P138">bytes</text:p>
          </table:table-cell>
        </table:table-row>
        <table:table-row table:style-name="Table4.8">
          <table:table-cell table:style-name="Table4.A4" table:number-rows-spanned="4" office:value-type="string">
            <text:p text:style-name="P139">Repeated</text:p>
          </table:table-cell>
          <table:table-cell table:style-name="Table4.B4" office:value-type="string">
            <text:p text:style-name="P133">4</text:p>
          </table:table-cell>
          <table:table-cell table:style-name="Table4.C8" office:value-type="string">
            <text:p text:style-name="P133">itemID</text:p>
          </table:table-cell>
          <table:table-cell table:style-name="Table4.B4" office:value-type="string">
            <text:p text:style-name="P140">bigint</text:p>
          </table:table-cell>
          <table:table-cell table:style-name="Table4.E4" office:value-type="float" office:value="8">
            <text:p text:style-name="P140">8</text:p>
          </table:table-cell>
          <table:table-cell table:style-name="Table4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4.8">
          <table:covered-table-cell table:style-name="Table4.A4"/>
          <table:table-cell table:style-name="Table4.B9" office:value-type="string">
            <text:p text:style-name="P133">5</text:p>
          </table:table-cell>
          <table:table-cell table:style-name="Table4.C9" office:value-type="string">
            <text:p text:style-name="P133">lastModified</text:p>
          </table:table-cell>
          <table:table-cell table:style-name="Table4.D9" office:value-type="string">
            <text:p text:style-name="P140">bigint</text:p>
          </table:table-cell>
          <table:table-cell table:style-name="Table4.E5" office:value-type="float" office:value="8">
            <text:p text:style-name="P140">8</text:p>
          </table:table-cell>
          <table:table-cell table:style-name="Table4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4.10">
          <table:covered-table-cell table:style-name="Table4.A4"/>
          <table:table-cell table:style-name="Table4.B4" office:value-type="string">
            <text:p text:style-name="P133"/>
          </table:table-cell>
          <table:table-cell table:style-name="Table4.B4" office:value-type="string">
            <text:p text:style-name="P141"><text:span text:style-name="T11"/></text:p>
          </table:table-cell>
          <table:table-cell table:style-name="Table4.B4" office:value-type="string">
            <text:p text:style-name="P140"/>
          </table:table-cell>
          <table:table-cell table:style-name="Table4.E4">
            <text:p text:style-name="P140"/>
          </table:table-cell>
          <table:table-cell table:style-name="Table4.F10" office:value-type="string">
            <text:p text:style-name="P142"/>
          </table:table-cell>
        </table:table-row>
        <table:table-row table:style-name="Table4.11">
          <table:covered-table-cell table:style-name="Table4.A4"/>
          <table:table-cell table:style-name="Table4.B11" office:value-type="string">
            <text:p text:style-name="P140">6</text:p>
          </table:table-cell>
          <table:table-cell table:style-name="Table4.C11" office:value-type="string">
            <text:p text:style-name="P143">encryptedData</text:p>
          </table:table-cell>
          <table:table-cell table:style-name="Table4.D11" office:value-type="string">
            <text:p text:style-name="P140">raw</text:p>
          </table:table-cell>
          <table:table-cell table:style-name="Table4.E5" office:value-type="float" office:value="96">
            <text:p text:style-name="P152">96</text:p>
          </table:table-cell>
          <table:table-cell table:style-name="Table4.F11" office:value-type="string">
            <text:p text:style-name="P142">all remaining data stored as <text:span text:style-name="T12">encrypted </text:span>raw</text:p>
          </table:table-cell>
        </table:table-row>
        <table:table-row table:style-name="Table4.12">
          <table:table-cell table:style-name="Table4.A12" office:value-type="string">
            <text:p text:style-name="P122"/>
          </table:table-cell>
          <table:table-cell table:style-name="Table4.B12" table:number-columns-spanned="2" office:value-type="string">
            <text:p text:style-name="P122"/>
          </table:table-cell>
          <table:covered-table-cell/>
          <table:table-cell table:style-name="Table4.D12" office:value-type="string">
            <text:p text:style-name="P145">Total Size:</text:p>
          </table:table-cell>
          <table:table-cell table:style-name="Table4.E12" office:value-type="string">
            <text:p text:style-name="P152">112n</text:p>
          </table:table-cell>
          <table:table-cell table:style-name="Table4.F12" office:value-type="string">
            <text:p text:style-name="P21">bytes</text:p>
          </table:table-cell>
        </table:table-row>
      </table:table>
      <text:p text:style-name="P122"/>
      <text:p text:style-name="P147"/>
      <text:p text:style-name="P137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3"/>
          </table:table-cell>
          <table:table-cell table:style-name="Table5.B1" table:number-columns-spanned="5" office:value-type="string">
            <text:p text:style-name="P153"><text:span text:style-name="T14">Server Response:</text:span> /syncup/<text:span text:style-name="T16">reminders/</text:span><text:span text:style-name="T17">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3"/>
          </table:table-cell>
          <table:table-cell table:style-name="Table5.B3" office:value-type="string">
            <text:p text:style-name="P124">#</text:p>
          </table:table-cell>
          <table:table-cell table:style-name="Table5.B3" office:value-type="string">
            <text:p text:style-name="P125">Field Name</text:p>
          </table:table-cell>
          <table:table-cell table:style-name="Table5.B3" office:value-type="string">
            <text:p text:style-name="P126">Data Type</text:p>
          </table:table-cell>
          <table:table-cell table:style-name="Table5.B3" office:value-type="string">
            <text:p text:style-name="P126">Size</text:p>
          </table:table-cell>
          <table:table-cell table:style-name="Table5.F3" office:value-type="string">
            <text:p text:style-name="P126">Description</text:p>
          </table:table-cell>
        </table:table-row>
        <table:table-row table:style-name="Table5.4">
          <table:table-cell table:style-name="Table5.A4" table:number-rows-spanned="2" office:value-type="string">
            <text:p text:style-name="P149"/>
          </table:table-cell>
          <table:table-cell table:style-name="Table5.B4" office:value-type="string">
            <text:p text:style-name="P128">1</text:p>
          </table:table-cell>
          <table:table-cell table:style-name="Table5.B4" office:value-type="string">
            <text:p text:style-name="P136">results</text:p>
          </table:table-cell>
          <table:table-cell table:style-name="Table5.B4" office:value-type="string">
            <text:p text:style-name="P136">raw</text:p>
          </table:table-cell>
          <table:table-cell table:style-name="Table5.B4" office:value-type="string">
            <text:p text:style-name="P136">var</text:p>
          </table:table-cell>
          <table:table-cell table:style-name="Table5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F5" office:value-type="string">
            <text:p text:style-name="P136"/>
          </table:table-cell>
        </table:table-row>
        <table:table-row table:style-name="Table5.6">
          <table:table-cell table:style-name="Table5.A6" office:value-type="string">
            <text:p text:style-name="P122"/>
          </table:table-cell>
          <table:table-cell table:style-name="Table5.B6" table:number-columns-spanned="2" office:value-type="string">
            <text:p text:style-name="P122"/>
          </table:table-cell>
          <table:covered-table-cell/>
          <table:table-cell table:style-name="Table5.B6" office:value-type="string">
            <text:p text:style-name="P145">Total Size:</text:p>
          </table:table-cell>
          <table:table-cell table:style-name="Table5.B6" office:value-type="string">
            <text:p text:style-name="P150">var</text:p>
          </table:table-cell>
          <table:table-cell table:style-name="Table5.B6" office:value-type="string">
            <text:p text:style-name="P21">bytes</text:p>
          </table:table-cell>
        </table:table-row>
      </table:table>
      <text:p text:style-name="P151"/>
      <text:p text:style-name="P122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3"/>
          </table:table-cell>
          <table:table-cell table:style-name="Table6.B1" table:number-columns-spanned="5" office:value-type="string">
            <text:p text:style-name="Style1"><text:bookmark-start text:name="__RefHeading___Toc11792_3954546579"/>Client Request: /syncup/<text:span text:style-name="T16">reminders/</text:span><text:span text:style-name="T17">weekly</text:span><text:bookmark-end text:name="__RefHeading___Toc1179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3"/>
          </table:table-cell>
          <table:table-cell table:style-name="Table6.B3" office:value-type="string">
            <text:p text:style-name="P124">#</text:p>
          </table:table-cell>
          <table:table-cell table:style-name="Table6.B3" office:value-type="string">
            <text:p text:style-name="P125">Field Name</text:p>
          </table:table-cell>
          <table:table-cell table:style-name="Table6.B3" office:value-type="string">
            <text:p text:style-name="P126">Data Type</text:p>
          </table:table-cell>
          <table:table-cell table:style-name="Table6.B3" office:value-type="string">
            <text:p text:style-name="P126">Size</text:p>
          </table:table-cell>
          <table:table-cell table:style-name="Table6.F3" office:value-type="string">
            <text:p text:style-name="P126">Description</text:p>
          </table:table-cell>
        </table:table-row>
        <table:table-row table:style-name="Table6.4">
          <table:table-cell table:style-name="Table6.A4" table:number-rows-spanned="3" office:value-type="string">
            <text:p text:style-name="P127">Header</text:p>
          </table:table-cell>
          <table:table-cell table:style-name="Table6.B4" office:value-type="string">
            <text:p text:style-name="P128">1</text:p>
          </table:table-cell>
          <table:table-cell table:style-name="Table6.B4" office:value-type="string">
            <text:p text:style-name="P129">userID</text:p>
          </table:table-cell>
          <table:table-cell table:style-name="Table6.B4" office:value-type="string">
            <text:p text:style-name="P130">bigint</text:p>
          </table:table-cell>
          <table:table-cell table:style-name="Table6.E4" office:value-type="float" office:value="8">
            <text:p text:style-name="P131">8</text:p>
          </table:table-cell>
          <table:table-cell table:style-name="Table6.F4" office:value-type="string">
            <text:p text:style-name="P132">ID <text:span text:style-name="T3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28">2</text:p>
          </table:table-cell>
          <table:table-cell table:style-name="Table6.C5" office:value-type="string">
            <text:p text:style-name="P133">authToken</text:p>
          </table:table-cell>
          <table:table-cell table:style-name="Table6.D5" office:value-type="string">
            <text:p text:style-name="P133">raw</text:p>
          </table:table-cell>
          <table:table-cell table:style-name="Table6.E5" office:value-type="float" office:value="32">
            <text:p text:style-name="P133">32</text:p>
          </table:table-cell>
          <table:table-cell table:style-name="Table6.F5" office:value-type="string">
            <text:p text:style-name="P134">generated authentication token to validate a login session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35">3</text:p>
          </table:table-cell>
          <table:table-cell table:style-name="Table6.B4" office:value-type="string">
            <text:p text:style-name="P133">recordCount</text:p>
          </table:table-cell>
          <table:table-cell table:style-name="Table6.B4" office:value-type="string">
            <text:p text:style-name="P136">int</text:p>
          </table:table-cell>
          <table:table-cell table:style-name="Table6.E4" office:value-type="float" office:value="4">
            <text:p text:style-name="P136">4</text:p>
          </table:table-cell>
          <table:table-cell table:style-name="Table6.F6" office:value-type="string">
            <text:p text:style-name="P97">the number of records in the repeated section</text:p>
          </table:table-cell>
        </table:table-row>
        <table:table-row table:style-name="Table6.7">
          <table:table-cell table:style-name="Table6.A7" office:value-type="string">
            <text:p text:style-name="P137"/>
          </table:table-cell>
          <table:table-cell table:style-name="Table6.B7" office:value-type="string">
            <text:p text:style-name="P138"/>
          </table:table-cell>
          <table:table-cell table:style-name="Table6.C7" office:value-type="string">
            <text:p text:style-name="P138"/>
          </table:table-cell>
          <table:table-cell table:style-name="Table6.D7" office:value-type="string">
            <text:p text:style-name="P138">Total Size:</text:p>
          </table:table-cell>
          <table:table-cell table:style-name="Table6.E7" office:value-type="float" office:value="44">
            <text:p text:style-name="P138">44</text:p>
          </table:table-cell>
          <table:table-cell table:style-name="Table6.F7" office:value-type="string">
            <text:p text:style-name="P138">bytes</text:p>
          </table:table-cell>
        </table:table-row>
        <table:table-row table:style-name="Table6.8">
          <table:table-cell table:style-name="Table6.A4" table:number-rows-spanned="4" office:value-type="string">
            <text:p text:style-name="P139">Repeated</text:p>
          </table:table-cell>
          <table:table-cell table:style-name="Table6.B4" office:value-type="string">
            <text:p text:style-name="P133">4</text:p>
          </table:table-cell>
          <table:table-cell table:style-name="Table6.C8" office:value-type="string">
            <text:p text:style-name="P133">itemID</text:p>
          </table:table-cell>
          <table:table-cell table:style-name="Table6.B4" office:value-type="string">
            <text:p text:style-name="P140">bigint</text:p>
          </table:table-cell>
          <table:table-cell table:style-name="Table6.E4" office:value-type="float" office:value="8">
            <text:p text:style-name="P140">8</text:p>
          </table:table-cell>
          <table:table-cell table:style-name="Table6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6.8">
          <table:covered-table-cell table:style-name="Table6.A4"/>
          <table:table-cell table:style-name="Table6.B9" office:value-type="string">
            <text:p text:style-name="P133">5</text:p>
          </table:table-cell>
          <table:table-cell table:style-name="Table6.C9" office:value-type="string">
            <text:p text:style-name="P133">lastModified</text:p>
          </table:table-cell>
          <table:table-cell table:style-name="Table6.D9" office:value-type="string">
            <text:p text:style-name="P140">bigint</text:p>
          </table:table-cell>
          <table:table-cell table:style-name="Table6.E5" office:value-type="float" office:value="8">
            <text:p text:style-name="P140">8</text:p>
          </table:table-cell>
          <table:table-cell table:style-name="Table6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6.10">
          <table:covered-table-cell table:style-name="Table6.A4"/>
          <table:table-cell table:style-name="Table6.B4" office:value-type="string">
            <text:p text:style-name="P133"/>
          </table:table-cell>
          <table:table-cell table:style-name="Table6.B4" office:value-type="string">
            <text:p text:style-name="P141"><text:span text:style-name="T11"/></text:p>
          </table:table-cell>
          <table:table-cell table:style-name="Table6.B4" office:value-type="string">
            <text:p text:style-name="P140"/>
          </table:table-cell>
          <table:table-cell table:style-name="Table6.E4">
            <text:p text:style-name="P140"/>
          </table:table-cell>
          <table:table-cell table:style-name="Table6.F10" office:value-type="string">
            <text:p text:style-name="P142"/>
          </table:table-cell>
        </table:table-row>
        <table:table-row table:style-name="Table6.11">
          <table:covered-table-cell table:style-name="Table6.A4"/>
          <table:table-cell table:style-name="Table6.B11" office:value-type="string">
            <text:p text:style-name="P140">6</text:p>
          </table:table-cell>
          <table:table-cell table:style-name="Table6.C11" office:value-type="string">
            <text:p text:style-name="P143">encryptedData</text:p>
          </table:table-cell>
          <table:table-cell table:style-name="Table6.D11" office:value-type="string">
            <text:p text:style-name="P140">raw</text:p>
          </table:table-cell>
          <table:table-cell table:style-name="Table6.E5" office:value-type="float" office:value="96">
            <text:p text:style-name="P154">96</text:p>
          </table:table-cell>
          <table:table-cell table:style-name="Table6.F11" office:value-type="string">
            <text:p text:style-name="P142">all remaining data stored as <text:span text:style-name="T12">encrypted </text:span>raw</text:p>
          </table:table-cell>
        </table:table-row>
        <table:table-row table:style-name="Table6.12">
          <table:table-cell table:style-name="Table6.A12" office:value-type="string">
            <text:p text:style-name="P122"/>
          </table:table-cell>
          <table:table-cell table:style-name="Table6.B12" table:number-columns-spanned="2" office:value-type="string">
            <text:p text:style-name="P122"/>
          </table:table-cell>
          <table:covered-table-cell/>
          <table:table-cell table:style-name="Table6.D12" office:value-type="string">
            <text:p text:style-name="P145">Total Size:</text:p>
          </table:table-cell>
          <table:table-cell table:style-name="Table6.E12" office:value-type="string">
            <text:p text:style-name="P154">112n</text:p>
          </table:table-cell>
          <table:table-cell table:style-name="Table6.F12" office:value-type="string">
            <text:p text:style-name="P21">bytes</text:p>
          </table:table-cell>
        </table:table-row>
      </table:table>
      <text:p text:style-name="P122"/>
      <text:p text:style-name="P147"/>
      <text:p text:style-name="P137"/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23"/>
          </table:table-cell>
          <table:table-cell table:style-name="Table18.B1" table:number-columns-spanned="5" office:value-type="string">
            <text:p text:style-name="P153"><text:span text:style-name="T14">Server Response:</text:span> /syncup/<text:span text:style-name="T16">reminders/</text:span><text:span text:style-name="T17">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123"/>
          </table:table-cell>
          <table:table-cell table:style-name="Table18.B3" office:value-type="string">
            <text:p text:style-name="P124">#</text:p>
          </table:table-cell>
          <table:table-cell table:style-name="Table18.B3" office:value-type="string">
            <text:p text:style-name="P125">Field Name</text:p>
          </table:table-cell>
          <table:table-cell table:style-name="Table18.B3" office:value-type="string">
            <text:p text:style-name="P126">Data Type</text:p>
          </table:table-cell>
          <table:table-cell table:style-name="Table18.B3" office:value-type="string">
            <text:p text:style-name="P126">Size</text:p>
          </table:table-cell>
          <table:table-cell table:style-name="Table18.F3" office:value-type="string">
            <text:p text:style-name="P126">Description</text:p>
          </table:table-cell>
        </table:table-row>
        <table:table-row table:style-name="Table18.4">
          <table:table-cell table:style-name="Table18.A4" table:number-rows-spanned="2" office:value-type="string">
            <text:p text:style-name="P149"/>
          </table:table-cell>
          <table:table-cell table:style-name="Table18.B4" office:value-type="string">
            <text:p text:style-name="P128">1</text:p>
          </table:table-cell>
          <table:table-cell table:style-name="Table18.B4" office:value-type="string">
            <text:p text:style-name="P136">results</text:p>
          </table:table-cell>
          <table:table-cell table:style-name="Table18.B4" office:value-type="string">
            <text:p text:style-name="P136">raw</text:p>
          </table:table-cell>
          <table:table-cell table:style-name="Table18.B4" office:value-type="string">
            <text:p text:style-name="P136">var</text:p>
          </table:table-cell>
          <table:table-cell table:style-name="Table18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18.5">
          <table:covered-table-cell table:style-name="Table18.A4"/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F5" office:value-type="string">
            <text:p text:style-name="P136"/>
          </table:table-cell>
        </table:table-row>
        <table:table-row table:style-name="Table18.6">
          <table:table-cell table:style-name="Table18.A6" office:value-type="string">
            <text:p text:style-name="P122"/>
          </table:table-cell>
          <table:table-cell table:style-name="Table18.B6" table:number-columns-spanned="2" office:value-type="string">
            <text:p text:style-name="P122"/>
          </table:table-cell>
          <table:covered-table-cell/>
          <table:table-cell table:style-name="Table18.B6" office:value-type="string">
            <text:p text:style-name="P145">Total Size:</text:p>
          </table:table-cell>
          <table:table-cell table:style-name="Table18.B6" office:value-type="string">
            <text:p text:style-name="P150">var</text:p>
          </table:table-cell>
          <table:table-cell table:style-name="Table18.B6" office:value-type="string">
            <text:p text:style-name="P21">bytes</text:p>
          </table:table-cell>
        </table:table-row>
      </table:table>
      <text:p text:style-name="P151"/>
      <text:p text:style-name="P122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23"/>
          </table:table-cell>
          <table:table-cell table:style-name="Table19.B1" table:number-columns-spanned="5" office:value-type="string">
            <text:p text:style-name="Style1"><text:bookmark-start text:name="__RefHeading___Toc11790_3954546579"/>Client Request: /syncup/<text:span text:style-name="T16">reminders/</text:span><text:span text:style-name="T18">monthly</text:span><text:bookmark-end text:name="__RefHeading___Toc1179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123"/>
          </table:table-cell>
          <table:table-cell table:style-name="Table19.B3" office:value-type="string">
            <text:p text:style-name="P124">#</text:p>
          </table:table-cell>
          <table:table-cell table:style-name="Table19.B3" office:value-type="string">
            <text:p text:style-name="P125">Field Name</text:p>
          </table:table-cell>
          <table:table-cell table:style-name="Table19.B3" office:value-type="string">
            <text:p text:style-name="P126">Data Type</text:p>
          </table:table-cell>
          <table:table-cell table:style-name="Table19.B3" office:value-type="string">
            <text:p text:style-name="P126">Size</text:p>
          </table:table-cell>
          <table:table-cell table:style-name="Table19.F3" office:value-type="string">
            <text:p text:style-name="P126">Description</text:p>
          </table:table-cell>
        </table:table-row>
        <table:table-row table:style-name="Table19.4">
          <table:table-cell table:style-name="Table19.A4" table:number-rows-spanned="3" office:value-type="string">
            <text:p text:style-name="P127">Header</text:p>
          </table:table-cell>
          <table:table-cell table:style-name="Table19.B4" office:value-type="string">
            <text:p text:style-name="P128">1</text:p>
          </table:table-cell>
          <table:table-cell table:style-name="Table19.B4" office:value-type="string">
            <text:p text:style-name="P129">userID</text:p>
          </table:table-cell>
          <table:table-cell table:style-name="Table19.B4" office:value-type="string">
            <text:p text:style-name="P130">bigint</text:p>
          </table:table-cell>
          <table:table-cell table:style-name="Table19.E4" office:value-type="float" office:value="8">
            <text:p text:style-name="P131">8</text:p>
          </table:table-cell>
          <table:table-cell table:style-name="Table19.F4" office:value-type="string">
            <text:p text:style-name="P132">ID <text:span text:style-name="T3">that uniquely identifies user</text:span></text:p>
          </table:table-cell>
        </table:table-row>
        <table:table-row table:style-name="Table19.5">
          <table:covered-table-cell table:style-name="Table19.A4"/>
          <table:table-cell table:style-name="Table19.B5" office:value-type="string">
            <text:p text:style-name="P128">2</text:p>
          </table:table-cell>
          <table:table-cell table:style-name="Table19.C5" office:value-type="string">
            <text:p text:style-name="P133">authToken</text:p>
          </table:table-cell>
          <table:table-cell table:style-name="Table19.D5" office:value-type="string">
            <text:p text:style-name="P133">raw</text:p>
          </table:table-cell>
          <table:table-cell table:style-name="Table19.E5" office:value-type="float" office:value="32">
            <text:p text:style-name="P133">32</text:p>
          </table:table-cell>
          <table:table-cell table:style-name="Table19.F5" office:value-type="string">
            <text:p text:style-name="P134">generated authentication token to validate a login session</text:p>
          </table:table-cell>
        </table:table-row>
        <table:table-row table:style-name="Table19.6">
          <table:covered-table-cell table:style-name="Table19.A4"/>
          <table:table-cell table:style-name="Table19.B4" office:value-type="string">
            <text:p text:style-name="P135">3</text:p>
          </table:table-cell>
          <table:table-cell table:style-name="Table19.B4" office:value-type="string">
            <text:p text:style-name="P133">recordCount</text:p>
          </table:table-cell>
          <table:table-cell table:style-name="Table19.B4" office:value-type="string">
            <text:p text:style-name="P136">int</text:p>
          </table:table-cell>
          <table:table-cell table:style-name="Table19.E4" office:value-type="float" office:value="4">
            <text:p text:style-name="P136">4</text:p>
          </table:table-cell>
          <table:table-cell table:style-name="Table19.F6" office:value-type="string">
            <text:p text:style-name="P97">the number of records in the repeated section</text:p>
          </table:table-cell>
        </table:table-row>
        <table:table-row table:style-name="Table19.7">
          <table:table-cell table:style-name="Table19.A7" office:value-type="string">
            <text:p text:style-name="P137"/>
          </table:table-cell>
          <table:table-cell table:style-name="Table19.B7" office:value-type="string">
            <text:p text:style-name="P138"/>
          </table:table-cell>
          <table:table-cell table:style-name="Table19.C7" office:value-type="string">
            <text:p text:style-name="P138"/>
          </table:table-cell>
          <table:table-cell table:style-name="Table19.D7" office:value-type="string">
            <text:p text:style-name="P138">Total Size:</text:p>
          </table:table-cell>
          <table:table-cell table:style-name="Table19.E7" office:value-type="float" office:value="44">
            <text:p text:style-name="P138">44</text:p>
          </table:table-cell>
          <table:table-cell table:style-name="Table19.F7" office:value-type="string">
            <text:p text:style-name="P138">bytes</text:p>
          </table:table-cell>
        </table:table-row>
        <table:table-row table:style-name="Table19.8">
          <table:table-cell table:style-name="Table19.A4" table:number-rows-spanned="4" office:value-type="string">
            <text:p text:style-name="P139">Repeated</text:p>
          </table:table-cell>
          <table:table-cell table:style-name="Table19.B4" office:value-type="string">
            <text:p text:style-name="P133">4</text:p>
          </table:table-cell>
          <table:table-cell table:style-name="Table19.C8" office:value-type="string">
            <text:p text:style-name="P133">itemID</text:p>
          </table:table-cell>
          <table:table-cell table:style-name="Table19.B4" office:value-type="string">
            <text:p text:style-name="P140">bigint</text:p>
          </table:table-cell>
          <table:table-cell table:style-name="Table19.E4" office:value-type="float" office:value="8">
            <text:p text:style-name="P140">8</text:p>
          </table:table-cell>
          <table:table-cell table:style-name="Table19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19.8">
          <table:covered-table-cell table:style-name="Table19.A4"/>
          <table:table-cell table:style-name="Table19.B9" office:value-type="string">
            <text:p text:style-name="P133">5</text:p>
          </table:table-cell>
          <table:table-cell table:style-name="Table19.C9" office:value-type="string">
            <text:p text:style-name="P133">lastModified</text:p>
          </table:table-cell>
          <table:table-cell table:style-name="Table19.D9" office:value-type="string">
            <text:p text:style-name="P140">bigint</text:p>
          </table:table-cell>
          <table:table-cell table:style-name="Table19.E5" office:value-type="float" office:value="8">
            <text:p text:style-name="P140">8</text:p>
          </table:table-cell>
          <table:table-cell table:style-name="Table19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19.10">
          <table:covered-table-cell table:style-name="Table19.A4"/>
          <table:table-cell table:style-name="Table19.B4" office:value-type="string">
            <text:p text:style-name="P133"/>
          </table:table-cell>
          <table:table-cell table:style-name="Table19.B4" office:value-type="string">
            <text:p text:style-name="P141"><text:span text:style-name="T11"/></text:p>
          </table:table-cell>
          <table:table-cell table:style-name="Table19.B4" office:value-type="string">
            <text:p text:style-name="P140"/>
          </table:table-cell>
          <table:table-cell table:style-name="Table19.E4">
            <text:p text:style-name="P140"/>
          </table:table-cell>
          <table:table-cell table:style-name="Table19.F10" office:value-type="string">
            <text:p text:style-name="P142"/>
          </table:table-cell>
        </table:table-row>
        <table:table-row table:style-name="Table19.11">
          <table:covered-table-cell table:style-name="Table19.A4"/>
          <table:table-cell table:style-name="Table19.B11" office:value-type="string">
            <text:p text:style-name="P140">6</text:p>
          </table:table-cell>
          <table:table-cell table:style-name="Table19.C11" office:value-type="string">
            <text:p text:style-name="P143">encryptedData</text:p>
          </table:table-cell>
          <table:table-cell table:style-name="Table19.D11" office:value-type="string">
            <text:p text:style-name="P140">raw</text:p>
          </table:table-cell>
          <table:table-cell table:style-name="Table19.E5" office:value-type="float" office:value="96">
            <text:p text:style-name="P154">96</text:p>
          </table:table-cell>
          <table:table-cell table:style-name="Table19.F11" office:value-type="string">
            <text:p text:style-name="P142">all remaining data stored as <text:span text:style-name="T12">encrypted </text:span>raw</text:p>
          </table:table-cell>
        </table:table-row>
        <table:table-row table:style-name="Table19.12">
          <table:table-cell table:style-name="Table19.A12" office:value-type="string">
            <text:p text:style-name="P122"/>
          </table:table-cell>
          <table:table-cell table:style-name="Table19.B12" table:number-columns-spanned="2" office:value-type="string">
            <text:p text:style-name="P122"/>
          </table:table-cell>
          <table:covered-table-cell/>
          <table:table-cell table:style-name="Table19.D12" office:value-type="string">
            <text:p text:style-name="P145">Total Size:</text:p>
          </table:table-cell>
          <table:table-cell table:style-name="Table19.E12" office:value-type="string">
            <text:p text:style-name="P154">112n</text:p>
          </table:table-cell>
          <table:table-cell table:style-name="Table19.F12" office:value-type="string">
            <text:p text:style-name="P21">bytes</text:p>
          </table:table-cell>
        </table:table-row>
      </table:table>
      <text:p text:style-name="P122"/>
      <text:p text:style-name="P147"/>
      <text:p text:style-name="P137"/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23"/>
          </table:table-cell>
          <table:table-cell table:style-name="Table20.B1" table:number-columns-spanned="5" office:value-type="string">
            <text:p text:style-name="P155"><text:span text:style-name="T14">Server Response:</text:span> /syncup/<text:span text:style-name="T16">reminders/</text:span><text:span text:style-name="T19">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123"/>
          </table:table-cell>
          <table:table-cell table:style-name="Table20.B3" office:value-type="string">
            <text:p text:style-name="P124">#</text:p>
          </table:table-cell>
          <table:table-cell table:style-name="Table20.B3" office:value-type="string">
            <text:p text:style-name="P125">Field Name</text:p>
          </table:table-cell>
          <table:table-cell table:style-name="Table20.B3" office:value-type="string">
            <text:p text:style-name="P126">Data Type</text:p>
          </table:table-cell>
          <table:table-cell table:style-name="Table20.B3" office:value-type="string">
            <text:p text:style-name="P126">Size</text:p>
          </table:table-cell>
          <table:table-cell table:style-name="Table20.F3" office:value-type="string">
            <text:p text:style-name="P126">Description</text:p>
          </table:table-cell>
        </table:table-row>
        <table:table-row table:style-name="Table20.4">
          <table:table-cell table:style-name="Table20.A4" table:number-rows-spanned="2" office:value-type="string">
            <text:p text:style-name="P149"/>
          </table:table-cell>
          <table:table-cell table:style-name="Table20.B4" office:value-type="string">
            <text:p text:style-name="P128">1</text:p>
          </table:table-cell>
          <table:table-cell table:style-name="Table20.B4" office:value-type="string">
            <text:p text:style-name="P136">results</text:p>
          </table:table-cell>
          <table:table-cell table:style-name="Table20.B4" office:value-type="string">
            <text:p text:style-name="P136">raw</text:p>
          </table:table-cell>
          <table:table-cell table:style-name="Table20.B4" office:value-type="string">
            <text:p text:style-name="P136">var</text:p>
          </table:table-cell>
          <table:table-cell table:style-name="Table20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0.5">
          <table:covered-table-cell table:style-name="Table20.A4"/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F5" office:value-type="string">
            <text:p text:style-name="P136"/>
          </table:table-cell>
        </table:table-row>
        <table:table-row table:style-name="Table20.6">
          <table:table-cell table:style-name="Table20.A6" office:value-type="string">
            <text:p text:style-name="P122"/>
          </table:table-cell>
          <table:table-cell table:style-name="Table20.B6" table:number-columns-spanned="2" office:value-type="string">
            <text:p text:style-name="P122"/>
          </table:table-cell>
          <table:covered-table-cell/>
          <table:table-cell table:style-name="Table20.B6" office:value-type="string">
            <text:p text:style-name="P145">Total Size:</text:p>
          </table:table-cell>
          <table:table-cell table:style-name="Table20.B6" office:value-type="string">
            <text:p text:style-name="P150">var</text:p>
          </table:table-cell>
          <table:table-cell table:style-name="Table20.B6" office:value-type="string">
            <text:p text:style-name="P21">bytes</text:p>
          </table:table-cell>
        </table:table-row>
      </table:table>
      <text:p text:style-name="P151"/>
      <text:p text:style-name="P122"/>
      <table:table table:name="Table21" table:style-name="Table21">
        <table:table-column table:style-name="Table21.A" table:number-columns-repeated="2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23"/>
          </table:table-cell>
          <table:table-cell table:style-name="Table21.B1" table:number-columns-spanned="5" office:value-type="string">
            <text:p text:style-name="Style1"><text:bookmark-start text:name="__RefHeading___Toc11788_3954546579"/>Client Request: /syncup/<text:span text:style-name="T16">reminders/</text:span><text:span text:style-name="T19">yearly</text:span><text:bookmark-end text:name="__RefHeading___Toc1178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123"/>
          </table:table-cell>
          <table:table-cell table:style-name="Table21.B3" office:value-type="string">
            <text:p text:style-name="P124">#</text:p>
          </table:table-cell>
          <table:table-cell table:style-name="Table21.B3" office:value-type="string">
            <text:p text:style-name="P125">Field Name</text:p>
          </table:table-cell>
          <table:table-cell table:style-name="Table21.B3" office:value-type="string">
            <text:p text:style-name="P126">Data Type</text:p>
          </table:table-cell>
          <table:table-cell table:style-name="Table21.B3" office:value-type="string">
            <text:p text:style-name="P126">Size</text:p>
          </table:table-cell>
          <table:table-cell table:style-name="Table21.F3" office:value-type="string">
            <text:p text:style-name="P126">Description</text:p>
          </table:table-cell>
        </table:table-row>
        <table:table-row table:style-name="Table21.4">
          <table:table-cell table:style-name="Table21.A4" table:number-rows-spanned="3" office:value-type="string">
            <text:p text:style-name="P127">Header</text:p>
          </table:table-cell>
          <table:table-cell table:style-name="Table21.B4" office:value-type="string">
            <text:p text:style-name="P128">1</text:p>
          </table:table-cell>
          <table:table-cell table:style-name="Table21.B4" office:value-type="string">
            <text:p text:style-name="P129">userID</text:p>
          </table:table-cell>
          <table:table-cell table:style-name="Table21.B4" office:value-type="string">
            <text:p text:style-name="P130">bigint</text:p>
          </table:table-cell>
          <table:table-cell table:style-name="Table21.E4" office:value-type="float" office:value="8">
            <text:p text:style-name="P131">8</text:p>
          </table:table-cell>
          <table:table-cell table:style-name="Table21.F4" office:value-type="string">
            <text:p text:style-name="P132">ID <text:span text:style-name="T3">that uniquely identifies user</text:span></text:p>
          </table:table-cell>
        </table:table-row>
        <table:table-row table:style-name="Table21.5">
          <table:covered-table-cell table:style-name="Table21.A4"/>
          <table:table-cell table:style-name="Table21.B5" office:value-type="string">
            <text:p text:style-name="P128">2</text:p>
          </table:table-cell>
          <table:table-cell table:style-name="Table21.C5" office:value-type="string">
            <text:p text:style-name="P133">authToken</text:p>
          </table:table-cell>
          <table:table-cell table:style-name="Table21.D5" office:value-type="string">
            <text:p text:style-name="P133">raw</text:p>
          </table:table-cell>
          <table:table-cell table:style-name="Table21.E5" office:value-type="float" office:value="32">
            <text:p text:style-name="P133">32</text:p>
          </table:table-cell>
          <table:table-cell table:style-name="Table21.F5" office:value-type="string">
            <text:p text:style-name="P134">generated authentication token to validate a login session</text:p>
          </table:table-cell>
        </table:table-row>
        <table:table-row table:style-name="Table21.6">
          <table:covered-table-cell table:style-name="Table21.A4"/>
          <table:table-cell table:style-name="Table21.B4" office:value-type="string">
            <text:p text:style-name="P135">3</text:p>
          </table:table-cell>
          <table:table-cell table:style-name="Table21.B4" office:value-type="string">
            <text:p text:style-name="P133">recordCount</text:p>
          </table:table-cell>
          <table:table-cell table:style-name="Table21.B4" office:value-type="string">
            <text:p text:style-name="P136">int</text:p>
          </table:table-cell>
          <table:table-cell table:style-name="Table21.E4" office:value-type="float" office:value="4">
            <text:p text:style-name="P136">4</text:p>
          </table:table-cell>
          <table:table-cell table:style-name="Table21.F6" office:value-type="string">
            <text:p text:style-name="P97">the number of records in the repeated section</text:p>
          </table:table-cell>
        </table:table-row>
        <table:table-row table:style-name="Table21.7">
          <table:table-cell table:style-name="Table21.A7" office:value-type="string">
            <text:p text:style-name="P137"/>
          </table:table-cell>
          <table:table-cell table:style-name="Table21.B7" office:value-type="string">
            <text:p text:style-name="P138"/>
          </table:table-cell>
          <table:table-cell table:style-name="Table21.C7" office:value-type="string">
            <text:p text:style-name="P138"/>
          </table:table-cell>
          <table:table-cell table:style-name="Table21.D7" office:value-type="string">
            <text:p text:style-name="P138">Total Size:</text:p>
          </table:table-cell>
          <table:table-cell table:style-name="Table21.E7" office:value-type="float" office:value="44">
            <text:p text:style-name="P138">44</text:p>
          </table:table-cell>
          <table:table-cell table:style-name="Table21.F7" office:value-type="string">
            <text:p text:style-name="P138">bytes</text:p>
          </table:table-cell>
        </table:table-row>
        <table:table-row table:style-name="Table21.8">
          <table:table-cell table:style-name="Table21.A4" table:number-rows-spanned="4" office:value-type="string">
            <text:p text:style-name="P139">Repeated</text:p>
          </table:table-cell>
          <table:table-cell table:style-name="Table21.B4" office:value-type="string">
            <text:p text:style-name="P133">4</text:p>
          </table:table-cell>
          <table:table-cell table:style-name="Table21.C8" office:value-type="string">
            <text:p text:style-name="P133">itemID</text:p>
          </table:table-cell>
          <table:table-cell table:style-name="Table21.B4" office:value-type="string">
            <text:p text:style-name="P140">bigint</text:p>
          </table:table-cell>
          <table:table-cell table:style-name="Table21.E4" office:value-type="float" office:value="8">
            <text:p text:style-name="P140">8</text:p>
          </table:table-cell>
          <table:table-cell table:style-name="Table21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21.8">
          <table:covered-table-cell table:style-name="Table21.A4"/>
          <table:table-cell table:style-name="Table21.B9" office:value-type="string">
            <text:p text:style-name="P133">5</text:p>
          </table:table-cell>
          <table:table-cell table:style-name="Table21.C9" office:value-type="string">
            <text:p text:style-name="P133">lastModified</text:p>
          </table:table-cell>
          <table:table-cell table:style-name="Table21.D9" office:value-type="string">
            <text:p text:style-name="P140">bigint</text:p>
          </table:table-cell>
          <table:table-cell table:style-name="Table21.E5" office:value-type="float" office:value="8">
            <text:p text:style-name="P140">8</text:p>
          </table:table-cell>
          <table:table-cell table:style-name="Table21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21.10">
          <table:covered-table-cell table:style-name="Table21.A4"/>
          <table:table-cell table:style-name="Table21.B4" office:value-type="string">
            <text:p text:style-name="P133"/>
          </table:table-cell>
          <table:table-cell table:style-name="Table21.B4" office:value-type="string">
            <text:p text:style-name="P141"><text:span text:style-name="T11"/></text:p>
          </table:table-cell>
          <table:table-cell table:style-name="Table21.B4" office:value-type="string">
            <text:p text:style-name="P140"/>
          </table:table-cell>
          <table:table-cell table:style-name="Table21.E4">
            <text:p text:style-name="P140"/>
          </table:table-cell>
          <table:table-cell table:style-name="Table21.F10" office:value-type="string">
            <text:p text:style-name="P142"/>
          </table:table-cell>
        </table:table-row>
        <table:table-row table:style-name="Table21.11">
          <table:covered-table-cell table:style-name="Table21.A4"/>
          <table:table-cell table:style-name="Table21.B11" office:value-type="string">
            <text:p text:style-name="P140">6</text:p>
          </table:table-cell>
          <table:table-cell table:style-name="Table21.C11" office:value-type="string">
            <text:p text:style-name="P143">encryptedData</text:p>
          </table:table-cell>
          <table:table-cell table:style-name="Table21.D11" office:value-type="string">
            <text:p text:style-name="P140">raw</text:p>
          </table:table-cell>
          <table:table-cell table:style-name="Table21.E5" office:value-type="float" office:value="96">
            <text:p text:style-name="P156">96</text:p>
          </table:table-cell>
          <table:table-cell table:style-name="Table21.F11" office:value-type="string">
            <text:p text:style-name="P142">all remaining data stored as <text:span text:style-name="T12">encrypted </text:span>raw</text:p>
          </table:table-cell>
        </table:table-row>
        <table:table-row table:style-name="Table21.12">
          <table:table-cell table:style-name="Table21.A12" office:value-type="string">
            <text:p text:style-name="P122"/>
          </table:table-cell>
          <table:table-cell table:style-name="Table21.B12" table:number-columns-spanned="2" office:value-type="string">
            <text:p text:style-name="P122"/>
          </table:table-cell>
          <table:covered-table-cell/>
          <table:table-cell table:style-name="Table21.D12" office:value-type="string">
            <text:p text:style-name="P145">Total Size:</text:p>
          </table:table-cell>
          <table:table-cell table:style-name="Table21.E12" office:value-type="string">
            <text:p text:style-name="P156">112n</text:p>
          </table:table-cell>
          <table:table-cell table:style-name="Table21.F12" office:value-type="string">
            <text:p text:style-name="P21">bytes</text:p>
          </table:table-cell>
        </table:table-row>
      </table:table>
      <text:p text:style-name="P122"/>
      <text:p text:style-name="P147"/>
      <text:p text:style-name="P137"/>
      <table:table table:name="Table29" table:style-name="Table29">
        <table:table-column table:style-name="Table29.A" table:number-columns-repeated="2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23"/>
          </table:table-cell>
          <table:table-cell table:style-name="Table29.B1" table:number-columns-spanned="5" office:value-type="string">
            <text:p text:style-name="P155"><text:span text:style-name="T14">Server Response:</text:span> /syncup/<text:span text:style-name="T16">reminders/</text:span><text:span text:style-name="T19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123"/>
          </table:table-cell>
          <table:table-cell table:style-name="Table29.B3" office:value-type="string">
            <text:p text:style-name="P124">#</text:p>
          </table:table-cell>
          <table:table-cell table:style-name="Table29.B3" office:value-type="string">
            <text:p text:style-name="P125">Field Name</text:p>
          </table:table-cell>
          <table:table-cell table:style-name="Table29.B3" office:value-type="string">
            <text:p text:style-name="P126">Data Type</text:p>
          </table:table-cell>
          <table:table-cell table:style-name="Table29.B3" office:value-type="string">
            <text:p text:style-name="P126">Size</text:p>
          </table:table-cell>
          <table:table-cell table:style-name="Table29.F3" office:value-type="string">
            <text:p text:style-name="P126">Description</text:p>
          </table:table-cell>
        </table:table-row>
        <table:table-row table:style-name="Table29.4">
          <table:table-cell table:style-name="Table29.A4" table:number-rows-spanned="2" office:value-type="string">
            <text:p text:style-name="P149"/>
          </table:table-cell>
          <table:table-cell table:style-name="Table29.B4" office:value-type="string">
            <text:p text:style-name="P128">1</text:p>
          </table:table-cell>
          <table:table-cell table:style-name="Table29.B4" office:value-type="string">
            <text:p text:style-name="P136">results</text:p>
          </table:table-cell>
          <table:table-cell table:style-name="Table29.B4" office:value-type="string">
            <text:p text:style-name="P136">raw</text:p>
          </table:table-cell>
          <table:table-cell table:style-name="Table29.B4" office:value-type="string">
            <text:p text:style-name="P136">var</text:p>
          </table:table-cell>
          <table:table-cell table:style-name="Table29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9.5">
          <table:covered-table-cell table:style-name="Table29.A4"/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F5" office:value-type="string">
            <text:p text:style-name="P136"/>
          </table:table-cell>
        </table:table-row>
        <table:table-row table:style-name="Table29.6">
          <table:table-cell table:style-name="Table29.A6" office:value-type="string">
            <text:p text:style-name="P122"/>
          </table:table-cell>
          <table:table-cell table:style-name="Table29.B6" table:number-columns-spanned="2" office:value-type="string">
            <text:p text:style-name="P122"/>
          </table:table-cell>
          <table:covered-table-cell/>
          <table:table-cell table:style-name="Table29.B6" office:value-type="string">
            <text:p text:style-name="P145">Total Size:</text:p>
          </table:table-cell>
          <table:table-cell table:style-name="Table29.B6" office:value-type="string">
            <text:p text:style-name="P150">var</text:p>
          </table:table-cell>
          <table:table-cell table:style-name="Table29.B6" office:value-type="string">
            <text:p text:style-name="P21">bytes</text:p>
          </table:table-cell>
        </table:table-row>
      </table:table>
      <text:p text:style-name="P151"/>
      <text:p text:style-name="P122"/>
      <text:p text:style-name="P157"/>
      <text:p text:style-name="P158"/>
      <text:p text:style-name="P159"/>
      <text:p text:style-name="P160"/>
      <text:p text:style-name="P157"/>
      <text:p text:style-name="P158"/>
      <text:p text:style-name="P159"/>
      <text:p text:style-name="P161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62"/>
          </table:table-cell>
          <table:table-cell table:style-name="Table10.B1" table:number-columns-spanned="5" office:value-type="string">
            <text:p text:style-name="Style1"><text:bookmark-start text:name="__RefHeading___Toc11786_3954546579"/>Client Request: /syncup/<text:span text:style-name="T20">extensions</text:span><text:bookmark-end text:name="__RefHeading___Toc1178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62"/>
          </table:table-cell>
          <table:table-cell table:style-name="Table10.B3" office:value-type="string">
            <text:p text:style-name="P163">#</text:p>
          </table:table-cell>
          <table:table-cell table:style-name="Table10.B3" office:value-type="string">
            <text:p text:style-name="P164">Field Name</text:p>
          </table:table-cell>
          <table:table-cell table:style-name="Table10.B3" office:value-type="string">
            <text:p text:style-name="P165">Data Type</text:p>
          </table:table-cell>
          <table:table-cell table:style-name="Table10.B3" office:value-type="string">
            <text:p text:style-name="P165">Size</text:p>
          </table:table-cell>
          <table:table-cell table:style-name="Table10.F3" office:value-type="string">
            <text:p text:style-name="P165">Description</text:p>
          </table:table-cell>
        </table:table-row>
        <table:table-row table:style-name="Table10.4">
          <table:table-cell table:style-name="Table10.A4" table:number-rows-spanned="3" office:value-type="string">
            <text:p text:style-name="P166">Header</text:p>
          </table:table-cell>
          <table:table-cell table:style-name="Table10.B4" office:value-type="string">
            <text:p text:style-name="P167">1</text:p>
          </table:table-cell>
          <table:table-cell table:style-name="Table10.B4" office:value-type="string">
            <text:p text:style-name="P168">userID</text:p>
          </table:table-cell>
          <table:table-cell table:style-name="Table10.B4" office:value-type="string">
            <text:p text:style-name="P169">bigint</text:p>
          </table:table-cell>
          <table:table-cell table:style-name="Table10.E4" office:value-type="float" office:value="8">
            <text:p text:style-name="P170">8</text:p>
          </table:table-cell>
          <table:table-cell table:style-name="Table10.F4" office:value-type="string">
            <text:p text:style-name="P171">ID <text:span text:style-name="T3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67">2</text:p>
          </table:table-cell>
          <table:table-cell table:style-name="Table10.C5" office:value-type="string">
            <text:p text:style-name="P172">authToken</text:p>
          </table:table-cell>
          <table:table-cell table:style-name="Table10.D5" office:value-type="string">
            <text:p text:style-name="P172">raw</text:p>
          </table:table-cell>
          <table:table-cell table:style-name="Table10.E5" office:value-type="float" office:value="32">
            <text:p text:style-name="P172">32</text:p>
          </table:table-cell>
          <table:table-cell table:style-name="Table10.F5" office:value-type="string">
            <text:p text:style-name="P173">generated authentication token to validate a login session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74">3</text:p>
          </table:table-cell>
          <table:table-cell table:style-name="Table10.B4" office:value-type="string">
            <text:p text:style-name="P172">recordCount</text:p>
          </table:table-cell>
          <table:table-cell table:style-name="Table10.B4" office:value-type="string">
            <text:p text:style-name="P175">int</text:p>
          </table:table-cell>
          <table:table-cell table:style-name="Table10.E4" office:value-type="float" office:value="4">
            <text:p text:style-name="P175">4</text:p>
          </table:table-cell>
          <table:table-cell table:style-name="Table10.F6" office:value-type="string">
            <text:p text:style-name="P97">the number of records in the repeated section</text:p>
          </table:table-cell>
        </table:table-row>
        <table:table-row table:style-name="Table10.7">
          <table:table-cell table:style-name="Table10.A7" office:value-type="string">
            <text:p text:style-name="P176"/>
          </table:table-cell>
          <table:table-cell table:style-name="Table10.B7" office:value-type="string">
            <text:p text:style-name="P138"/>
          </table:table-cell>
          <table:table-cell table:style-name="Table10.C7" office:value-type="string">
            <text:p text:style-name="P138"/>
          </table:table-cell>
          <table:table-cell table:style-name="Table10.D7" office:value-type="string">
            <text:p text:style-name="P138">Total Size:</text:p>
          </table:table-cell>
          <table:table-cell table:style-name="Table10.E7" office:value-type="float" office:value="44">
            <text:p text:style-name="P138">44</text:p>
          </table:table-cell>
          <table:table-cell table:style-name="Table10.F7" office:value-type="string">
            <text:p text:style-name="P138">bytes</text:p>
          </table:table-cell>
        </table:table-row>
        <table:table-row table:style-name="Table10.8">
          <table:table-cell table:style-name="Table10.A4" table:number-rows-spanned="4" office:value-type="string">
            <text:p text:style-name="P177">Repeated</text:p>
          </table:table-cell>
          <table:table-cell table:style-name="Table10.B4" office:value-type="string">
            <text:p text:style-name="P172">4</text:p>
          </table:table-cell>
          <table:table-cell table:style-name="Table10.C8" office:value-type="string">
            <text:p text:style-name="P172">itemID</text:p>
          </table:table-cell>
          <table:table-cell table:style-name="Table10.B4" office:value-type="string">
            <text:p text:style-name="P178">bigint</text:p>
          </table:table-cell>
          <table:table-cell table:style-name="Table10.E4" office:value-type="float" office:value="8">
            <text:p text:style-name="P178">8</text:p>
          </table:table-cell>
          <table:table-cell table:style-name="Table10.F8" office:value-type="string">
            <text:p text:style-name="P171">unique-<text:span text:style-name="T3">to-user</text:span> ID for notes, reminders, recurring reminders, and overrides</text:p>
          </table:table-cell>
        </table:table-row>
        <table:table-row table:style-name="Table10.8">
          <table:covered-table-cell table:style-name="Table10.A4"/>
          <table:table-cell table:style-name="Table10.B9" office:value-type="string">
            <text:p text:style-name="P172">5</text:p>
          </table:table-cell>
          <table:table-cell table:style-name="Table10.C9" office:value-type="string">
            <text:p text:style-name="P172">lastModified</text:p>
          </table:table-cell>
          <table:table-cell table:style-name="Table10.D9" office:value-type="string">
            <text:p text:style-name="P178">bigint</text:p>
          </table:table-cell>
          <table:table-cell table:style-name="Table10.E5" office:value-type="float" office:value="8">
            <text:p text:style-name="P178">8</text:p>
          </table:table-cell>
          <table:table-cell table:style-name="Table10.F9" office:value-type="string">
            <text:p text:style-name="P171">time in milliseconds since the UNIX epoch of when the item has last been modified by a user</text:p>
          </table:table-cell>
        </table:table-row>
        <table:table-row table:style-name="Table10.10">
          <table:covered-table-cell table:style-name="Table10.A4"/>
          <table:table-cell table:style-name="Table10.B4" office:value-type="string">
            <text:p text:style-name="P179">6</text:p>
          </table:table-cell>
          <table:table-cell table:style-name="Table10.B4" office:value-type="string">
            <text:p text:style-name="P179">sequenceNum</text:p>
          </table:table-cell>
          <table:table-cell table:style-name="Table10.B4" office:value-type="string">
            <text:p text:style-name="P180">int</text:p>
          </table:table-cell>
          <table:table-cell table:style-name="Table10.E4" office:value-type="float" office:value="4">
            <text:p text:style-name="P180">4</text:p>
          </table:table-cell>
          <table:table-cell table:style-name="Table10.F10" office:value-type="string">
            <text:p text:style-name="P181"><text:span text:style-name="T21">i</text:span>ndicates position of th<text:span text:style-name="T22">is</text:span> extension for <text:span text:style-name="T22">the</text:span> item</text:p>
          </table:table-cell>
        </table:table-row>
        <table:table-row table:style-name="Table10.11">
          <table:covered-table-cell table:style-name="Table10.A4"/>
          <table:table-cell table:style-name="Table10.B11" office:value-type="string">
            <text:p text:style-name="P179">7</text:p>
          </table:table-cell>
          <table:table-cell table:style-name="Table10.C11" office:value-type="string">
            <text:p text:style-name="P182">encryptedData</text:p>
          </table:table-cell>
          <table:table-cell table:style-name="Table10.D11" office:value-type="string">
            <text:p text:style-name="P178">raw</text:p>
          </table:table-cell>
          <table:table-cell table:style-name="Table10.E5" office:value-type="float" office:value="64">
            <text:p text:style-name="P183">64</text:p>
          </table:table-cell>
          <table:table-cell table:style-name="Table10.F11" office:value-type="string">
            <text:p text:style-name="P184">all remaining data stored as <text:span text:style-name="T12">encrypted </text:span>raw</text:p>
          </table:table-cell>
        </table:table-row>
        <table:table-row table:style-name="Table10.12">
          <table:table-cell table:style-name="Table10.A12" office:value-type="string">
            <text:p text:style-name="P161"/>
          </table:table-cell>
          <table:table-cell table:style-name="Table10.B12" table:number-columns-spanned="2" office:value-type="string">
            <text:p text:style-name="P161"/>
          </table:table-cell>
          <table:covered-table-cell/>
          <table:table-cell table:style-name="Table10.D12" office:value-type="string">
            <text:p text:style-name="P185">Total Size:</text:p>
          </table:table-cell>
          <table:table-cell table:style-name="Table10.E12" office:value-type="string">
            <text:p text:style-name="P186"><text:span text:style-name="T23">84</text:span>n</text:p>
          </table:table-cell>
          <table:table-cell table:style-name="Table10.F12" office:value-type="string">
            <text:p text:style-name="P21">bytes</text:p>
          </table:table-cell>
        </table:table-row>
      </table:table>
      <text:p text:style-name="P161"/>
      <text:p text:style-name="P187"/>
      <text:p text:style-name="P176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62"/>
          </table:table-cell>
          <table:table-cell table:style-name="Table11.B1" table:number-columns-spanned="5" office:value-type="string">
            <text:p text:style-name="P188"><text:span text:style-name="T14">Server Response:</text:span> /syncup/<text:span text:style-name="T20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62"/>
          </table:table-cell>
          <table:table-cell table:style-name="Table11.B3" office:value-type="string">
            <text:p text:style-name="P163">#</text:p>
          </table:table-cell>
          <table:table-cell table:style-name="Table11.B3" office:value-type="string">
            <text:p text:style-name="P164">Field Name</text:p>
          </table:table-cell>
          <table:table-cell table:style-name="Table11.B3" office:value-type="string">
            <text:p text:style-name="P165">Data Type</text:p>
          </table:table-cell>
          <table:table-cell table:style-name="Table11.B3" office:value-type="string">
            <text:p text:style-name="P165">Size</text:p>
          </table:table-cell>
          <table:table-cell table:style-name="Table11.F3" office:value-type="string">
            <text:p text:style-name="P165">Description</text:p>
          </table:table-cell>
        </table:table-row>
        <table:table-row table:style-name="Table11.4">
          <table:table-cell table:style-name="Table11.A4" table:number-rows-spanned="2" office:value-type="string">
            <text:p text:style-name="P189"/>
          </table:table-cell>
          <table:table-cell table:style-name="Table11.B4" office:value-type="string">
            <text:p text:style-name="P167">1</text:p>
          </table:table-cell>
          <table:table-cell table:style-name="Table11.B4" office:value-type="string">
            <text:p text:style-name="P175">results</text:p>
          </table:table-cell>
          <table:table-cell table:style-name="Table11.B4" office:value-type="string">
            <text:p text:style-name="P175">raw</text:p>
          </table:table-cell>
          <table:table-cell table:style-name="Table11.B4" office:value-type="string">
            <text:p text:style-name="P175">var</text:p>
          </table:table-cell>
          <table:table-cell table:style-name="Table11.F4" office:value-type="string">
            <text:p text:style-name="P175">bitset of booleans for pass (0) / fail (1), size is c<text:span text:style-name="T15">eil(insertionCount / 8)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75"/>
          </table:table-cell>
          <table:table-cell table:style-name="Table11.B5" office:value-type="string">
            <text:p text:style-name="P175"/>
          </table:table-cell>
          <table:table-cell table:style-name="Table11.B5" office:value-type="string">
            <text:p text:style-name="P175"/>
          </table:table-cell>
          <table:table-cell table:style-name="Table11.B5" office:value-type="string">
            <text:p text:style-name="P175"/>
          </table:table-cell>
          <table:table-cell table:style-name="Table11.F5" office:value-type="string">
            <text:p text:style-name="P175"/>
          </table:table-cell>
        </table:table-row>
        <table:table-row table:style-name="Table11.4">
          <table:table-cell table:style-name="Table11.A6" office:value-type="string">
            <text:p text:style-name="P161"/>
          </table:table-cell>
          <table:table-cell table:style-name="Table11.B6" table:number-columns-spanned="2" office:value-type="string">
            <text:p text:style-name="P161"/>
          </table:table-cell>
          <table:covered-table-cell/>
          <table:table-cell table:style-name="Table11.B6" office:value-type="string">
            <text:p text:style-name="P185">Total Size:</text:p>
          </table:table-cell>
          <table:table-cell table:style-name="Table11.B6" office:value-type="string">
            <text:p text:style-name="P190">var</text:p>
          </table:table-cell>
          <table:table-cell table:style-name="Table11.B6" office:value-type="string">
            <text:p text:style-name="P21">bytes</text:p>
          </table:table-cell>
        </table:table-row>
      </table:table>
      <text:p text:style-name="P191"/>
      <text:p text:style-name="P161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62"/>
          </table:table-cell>
          <table:table-cell table:style-name="Table12.B1" table:number-columns-spanned="5" office:value-type="string">
            <text:p text:style-name="Style1"><text:bookmark-start text:name="__RefHeading___Toc11784_3954546579"/>Client Request: /syncup/<text:span text:style-name="T20">overrides</text:span><text:bookmark-end text:name="__RefHeading___Toc1178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62"/>
          </table:table-cell>
          <table:table-cell table:style-name="Table12.B3" office:value-type="string">
            <text:p text:style-name="P163">#</text:p>
          </table:table-cell>
          <table:table-cell table:style-name="Table12.B3" office:value-type="string">
            <text:p text:style-name="P164">Field Name</text:p>
          </table:table-cell>
          <table:table-cell table:style-name="Table12.B3" office:value-type="string">
            <text:p text:style-name="P165">Data Type</text:p>
          </table:table-cell>
          <table:table-cell table:style-name="Table12.B3" office:value-type="string">
            <text:p text:style-name="P165">Size</text:p>
          </table:table-cell>
          <table:table-cell table:style-name="Table12.F3" office:value-type="string">
            <text:p text:style-name="P165">Description</text:p>
          </table:table-cell>
        </table:table-row>
        <table:table-row table:style-name="Table12.4">
          <table:table-cell table:style-name="Table12.A4" table:number-rows-spanned="3" office:value-type="string">
            <text:p text:style-name="P166">Header</text:p>
          </table:table-cell>
          <table:table-cell table:style-name="Table12.B4" office:value-type="string">
            <text:p text:style-name="P167">1</text:p>
          </table:table-cell>
          <table:table-cell table:style-name="Table12.B4" office:value-type="string">
            <text:p text:style-name="P168">userID</text:p>
          </table:table-cell>
          <table:table-cell table:style-name="Table12.B4" office:value-type="string">
            <text:p text:style-name="P169">bigint</text:p>
          </table:table-cell>
          <table:table-cell table:style-name="Table12.E4" office:value-type="float" office:value="8">
            <text:p text:style-name="P170">8</text:p>
          </table:table-cell>
          <table:table-cell table:style-name="Table12.F4" office:value-type="string">
            <text:p text:style-name="P171">ID <text:span text:style-name="T3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67">2</text:p>
          </table:table-cell>
          <table:table-cell table:style-name="Table12.C5" office:value-type="string">
            <text:p text:style-name="P172">authToken</text:p>
          </table:table-cell>
          <table:table-cell table:style-name="Table12.D5" office:value-type="string">
            <text:p text:style-name="P172">raw</text:p>
          </table:table-cell>
          <table:table-cell table:style-name="Table12.E5" office:value-type="float" office:value="32">
            <text:p text:style-name="P172">32</text:p>
          </table:table-cell>
          <table:table-cell table:style-name="Table12.F5" office:value-type="string">
            <text:p text:style-name="P173">generated authentication token to validate a login session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74">3</text:p>
          </table:table-cell>
          <table:table-cell table:style-name="Table12.B4" office:value-type="string">
            <text:p text:style-name="P172">recordCount</text:p>
          </table:table-cell>
          <table:table-cell table:style-name="Table12.B4" office:value-type="string">
            <text:p text:style-name="P175">int</text:p>
          </table:table-cell>
          <table:table-cell table:style-name="Table12.E4" office:value-type="float" office:value="4">
            <text:p text:style-name="P175">4</text:p>
          </table:table-cell>
          <table:table-cell table:style-name="Table12.F6" office:value-type="string">
            <text:p text:style-name="P97">the number of records in the repeated section</text:p>
          </table:table-cell>
        </table:table-row>
        <table:table-row table:style-name="Table12.7">
          <table:table-cell table:style-name="Table12.A7" office:value-type="string">
            <text:p text:style-name="P192"><text:span text:style-name="T24"/></text:p>
          </table:table-cell>
          <table:table-cell table:style-name="Table12.B7" office:value-type="string">
            <text:p text:style-name="P138"/>
          </table:table-cell>
          <table:table-cell table:style-name="Table12.C7" office:value-type="string">
            <text:p text:style-name="P138"/>
          </table:table-cell>
          <table:table-cell table:style-name="Table12.D7" office:value-type="string">
            <text:p text:style-name="P138">Total Size:</text:p>
          </table:table-cell>
          <table:table-cell table:style-name="Table12.E7" office:value-type="float" office:value="44">
            <text:p text:style-name="P138">44</text:p>
          </table:table-cell>
          <table:table-cell table:style-name="Table12.F7" office:value-type="string">
            <text:p text:style-name="P138">bytes</text:p>
          </table:table-cell>
        </table:table-row>
        <table:table-row table:style-name="Table12.8">
          <table:table-cell table:style-name="Table12.A8" table:number-rows-spanned="4" office:value-type="string">
            <text:p text:style-name="P193">Repeated</text:p>
          </table:table-cell>
          <table:table-cell table:style-name="Table12.B4" office:value-type="string">
            <text:p text:style-name="P172">4</text:p>
          </table:table-cell>
          <table:table-cell table:style-name="Table12.C8" office:value-type="string">
            <text:p text:style-name="P172">itemID</text:p>
          </table:table-cell>
          <table:table-cell table:style-name="Table12.B4" office:value-type="string">
            <text:p text:style-name="P178">bigint</text:p>
          </table:table-cell>
          <table:table-cell table:style-name="Table12.E4" office:value-type="float" office:value="8">
            <text:p text:style-name="P178">8</text:p>
          </table:table-cell>
          <table:table-cell table:style-name="Table12.F8" office:value-type="string">
            <text:p text:style-name="P171">unique-<text:span text:style-name="T3">to-user</text:span> ID for notes, reminders, recurring reminders, and overrides</text:p>
          </table:table-cell>
        </table:table-row>
        <table:table-row table:style-name="Table12.8">
          <table:covered-table-cell table:style-name="Table12.A8"/>
          <table:table-cell table:style-name="Table12.B9" office:value-type="string">
            <text:p text:style-name="P172">5</text:p>
          </table:table-cell>
          <table:table-cell table:style-name="Table12.C9" office:value-type="string">
            <text:p text:style-name="P172">lastModified</text:p>
          </table:table-cell>
          <table:table-cell table:style-name="Table12.D9" office:value-type="string">
            <text:p text:style-name="P178">bigint</text:p>
          </table:table-cell>
          <table:table-cell table:style-name="Table12.E9" office:value-type="string">
            <text:p text:style-name="P178">8</text:p>
          </table:table-cell>
          <table:table-cell table:style-name="Table12.F9" office:value-type="string">
            <text:p text:style-name="P171">time in milliseconds since the UNIX epoch of when the item has last been modified by a user</text:p>
          </table:table-cell>
        </table:table-row>
        <table:table-row table:style-name="Table12.10">
          <table:covered-table-cell table:style-name="Table12.A8"/>
          <table:table-cell table:style-name="Table12.B4" office:value-type="string">
            <text:p text:style-name="P194">6</text:p>
          </table:table-cell>
          <table:table-cell table:style-name="Table12.B4" office:value-type="string">
            <text:p text:style-name="P194">linkedItemID</text:p>
          </table:table-cell>
          <table:table-cell table:style-name="Table12.B4" office:value-type="string">
            <text:p text:style-name="P194">bigint</text:p>
          </table:table-cell>
          <table:table-cell table:style-name="Table12.E4" office:value-type="float" office:value="8">
            <text:p text:style-name="P194">8</text:p>
          </table:table-cell>
          <table:table-cell table:style-name="Table12.F10" office:value-type="string">
            <text:p text:style-name="P195">unique-to-user ID of the recurring reminder that this <text:span text:style-name="T25">entry overrides</text:span></text:p>
          </table:table-cell>
        </table:table-row>
        <table:table-row table:style-name="Table12.11">
          <table:covered-table-cell table:style-name="Table12.A8"/>
          <table:table-cell table:style-name="Table12.B11" office:value-type="string">
            <text:p text:style-name="P194">7</text:p>
          </table:table-cell>
          <table:table-cell table:style-name="Table12.C11" office:value-type="string">
            <text:p text:style-name="P182">encryptedData</text:p>
          </table:table-cell>
          <table:table-cell table:style-name="Table12.D11" office:value-type="string">
            <text:p text:style-name="P178">raw</text:p>
          </table:table-cell>
          <table:table-cell table:style-name="Table12.E5" office:value-type="float" office:value="64">
            <text:p text:style-name="P196">64</text:p>
          </table:table-cell>
          <table:table-cell table:style-name="Table12.F11" office:value-type="string">
            <text:p text:style-name="P184">all remaining data stored as <text:span text:style-name="T12">encrypted </text:span>raw</text:p>
          </table:table-cell>
        </table:table-row>
        <table:table-row table:style-name="Table12.4">
          <table:table-cell table:style-name="Table12.A12" office:value-type="string">
            <text:p text:style-name="P161"/>
          </table:table-cell>
          <table:table-cell table:style-name="Table12.B12" table:number-columns-spanned="2" office:value-type="string">
            <text:p text:style-name="P161"/>
          </table:table-cell>
          <table:covered-table-cell/>
          <table:table-cell table:style-name="Table12.D12" office:value-type="string">
            <text:p text:style-name="P185">Total Size:</text:p>
          </table:table-cell>
          <table:table-cell table:style-name="Table12.E12" office:value-type="string">
            <text:p text:style-name="P186"><text:span text:style-name="T26">88</text:span>n</text:p>
          </table:table-cell>
          <table:table-cell table:style-name="Table12.F12" office:value-type="string">
            <text:p text:style-name="P21">bytes</text:p>
          </table:table-cell>
        </table:table-row>
      </table:table>
      <text:p text:style-name="Standard"/>
      <text:p text:style-name="P187"/>
      <text:p text:style-name="P176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62"/>
          </table:table-cell>
          <table:table-cell table:style-name="Table13.B1" table:number-columns-spanned="5" office:value-type="string">
            <text:p text:style-name="P188"><text:span text:style-name="T14">Server Response:</text:span> /syncup/<text:span text:style-name="T20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62"/>
          </table:table-cell>
          <table:table-cell table:style-name="Table13.B3" office:value-type="string">
            <text:p text:style-name="P163">#</text:p>
          </table:table-cell>
          <table:table-cell table:style-name="Table13.B3" office:value-type="string">
            <text:p text:style-name="P164">Field Name</text:p>
          </table:table-cell>
          <table:table-cell table:style-name="Table13.B3" office:value-type="string">
            <text:p text:style-name="P165">Data Type</text:p>
          </table:table-cell>
          <table:table-cell table:style-name="Table13.B3" office:value-type="string">
            <text:p text:style-name="P165">Size</text:p>
          </table:table-cell>
          <table:table-cell table:style-name="Table13.F3" office:value-type="string">
            <text:p text:style-name="P165">Description</text:p>
          </table:table-cell>
        </table:table-row>
        <table:table-row table:style-name="Table13.4">
          <table:table-cell table:style-name="Table13.A4" table:number-rows-spanned="2" office:value-type="string">
            <text:p text:style-name="P189"/>
          </table:table-cell>
          <table:table-cell table:style-name="Table13.B4" office:value-type="string">
            <text:p text:style-name="P167">1</text:p>
          </table:table-cell>
          <table:table-cell table:style-name="Table13.B4" office:value-type="string">
            <text:p text:style-name="P175">results</text:p>
          </table:table-cell>
          <table:table-cell table:style-name="Table13.B4" office:value-type="string">
            <text:p text:style-name="P175">raw</text:p>
          </table:table-cell>
          <table:table-cell table:style-name="Table13.B4" office:value-type="string">
            <text:p text:style-name="P175">var</text:p>
          </table:table-cell>
          <table:table-cell table:style-name="Table13.F4" office:value-type="string">
            <text:p text:style-name="P175"><text:span text:style-name="T27">bitset of</text:span> booleans for pass (0) / fail (1), size is <text:span text:style-name="T15">ceil(insertionCount / 8)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75"/>
          </table:table-cell>
          <table:table-cell table:style-name="Table13.B5" office:value-type="string">
            <text:p text:style-name="P175"/>
          </table:table-cell>
          <table:table-cell table:style-name="Table13.B5" office:value-type="string">
            <text:p text:style-name="P175"/>
          </table:table-cell>
          <table:table-cell table:style-name="Table13.B5" office:value-type="string">
            <text:p text:style-name="P175"/>
          </table:table-cell>
          <table:table-cell table:style-name="Table13.F5" office:value-type="string">
            <text:p text:style-name="P175"/>
          </table:table-cell>
        </table:table-row>
        <table:table-row table:style-name="Table13.6">
          <table:table-cell table:style-name="Table13.A6" office:value-type="string">
            <text:p text:style-name="P161"/>
          </table:table-cell>
          <table:table-cell table:style-name="Table13.B6" table:number-columns-spanned="2" office:value-type="string">
            <text:p text:style-name="P161"/>
          </table:table-cell>
          <table:covered-table-cell/>
          <table:table-cell table:style-name="Table13.B6" office:value-type="string">
            <text:p text:style-name="P185">Total Size:</text:p>
          </table:table-cell>
          <table:table-cell table:style-name="Table13.B6" office:value-type="string">
            <text:p text:style-name="P190">var</text:p>
          </table:table-cell>
          <table:table-cell table:style-name="Table13.B6" office:value-type="string">
            <text:p text:style-name="P21">bytes</text:p>
          </table:table-cell>
        </table:table-row>
      </table:table>
      <text:p text:style-name="P191"/>
      <text:p text:style-name="P161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62"/>
          </table:table-cell>
          <table:table-cell table:style-name="Table22.B1" table:number-columns-spanned="5" office:value-type="string">
            <text:p text:style-name="Style1"><text:bookmark-start text:name="__RefHeading___Toc11782_3954546579"/>Client Request: /syncup/<text:span text:style-name="T20">folders</text:span><text:bookmark-end text:name="__RefHeading___Toc1178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162"/>
          </table:table-cell>
          <table:table-cell table:style-name="Table22.B3" office:value-type="string">
            <text:p text:style-name="P163">#</text:p>
          </table:table-cell>
          <table:table-cell table:style-name="Table22.B3" office:value-type="string">
            <text:p text:style-name="P164">Field Name</text:p>
          </table:table-cell>
          <table:table-cell table:style-name="Table22.B3" office:value-type="string">
            <text:p text:style-name="P165">Data Type</text:p>
          </table:table-cell>
          <table:table-cell table:style-name="Table22.B3" office:value-type="string">
            <text:p text:style-name="P165">Size</text:p>
          </table:table-cell>
          <table:table-cell table:style-name="Table22.F3" office:value-type="string">
            <text:p text:style-name="P165">Description</text:p>
          </table:table-cell>
        </table:table-row>
        <table:table-row table:style-name="Table22.4">
          <table:table-cell table:style-name="Table22.A4" table:number-rows-spanned="3" office:value-type="string">
            <text:p text:style-name="P166">Header</text:p>
          </table:table-cell>
          <table:table-cell table:style-name="Table22.B4" office:value-type="string">
            <text:p text:style-name="P167">1</text:p>
          </table:table-cell>
          <table:table-cell table:style-name="Table22.B4" office:value-type="string">
            <text:p text:style-name="P168">userID</text:p>
          </table:table-cell>
          <table:table-cell table:style-name="Table22.B4" office:value-type="string">
            <text:p text:style-name="P169">bigint</text:p>
          </table:table-cell>
          <table:table-cell table:style-name="Table22.E4" office:value-type="float" office:value="8">
            <text:p text:style-name="P170">8</text:p>
          </table:table-cell>
          <table:table-cell table:style-name="Table22.F4" office:value-type="string">
            <text:p text:style-name="P171">ID <text:span text:style-name="T3">that uniquely identifies user</text:span></text:p>
          </table:table-cell>
        </table:table-row>
        <table:table-row table:style-name="Table22.5">
          <table:covered-table-cell table:style-name="Table22.A4"/>
          <table:table-cell table:style-name="Table22.B5" office:value-type="string">
            <text:p text:style-name="P167">2</text:p>
          </table:table-cell>
          <table:table-cell table:style-name="Table22.C5" office:value-type="string">
            <text:p text:style-name="P172">authToken</text:p>
          </table:table-cell>
          <table:table-cell table:style-name="Table22.D5" office:value-type="string">
            <text:p text:style-name="P172">raw</text:p>
          </table:table-cell>
          <table:table-cell table:style-name="Table22.E5" office:value-type="float" office:value="32">
            <text:p text:style-name="P172">32</text:p>
          </table:table-cell>
          <table:table-cell table:style-name="Table22.F5" office:value-type="string">
            <text:p text:style-name="P173">generated authentication token to validate a login session</text:p>
          </table:table-cell>
        </table:table-row>
        <table:table-row table:style-name="Table22.6">
          <table:covered-table-cell table:style-name="Table22.A4"/>
          <table:table-cell table:style-name="Table22.B4" office:value-type="string">
            <text:p text:style-name="P174">3</text:p>
          </table:table-cell>
          <table:table-cell table:style-name="Table22.B4" office:value-type="string">
            <text:p text:style-name="P172">recordCount</text:p>
          </table:table-cell>
          <table:table-cell table:style-name="Table22.B4" office:value-type="string">
            <text:p text:style-name="P175">int</text:p>
          </table:table-cell>
          <table:table-cell table:style-name="Table22.E4" office:value-type="float" office:value="4">
            <text:p text:style-name="P175">4</text:p>
          </table:table-cell>
          <table:table-cell table:style-name="Table22.F6" office:value-type="string">
            <text:p text:style-name="P97">the number of records in the repeated section</text:p>
          </table:table-cell>
        </table:table-row>
        <table:table-row table:style-name="Table22.7">
          <table:table-cell table:style-name="Table22.A7" office:value-type="string">
            <text:p text:style-name="P176"/>
          </table:table-cell>
          <table:table-cell table:style-name="Table22.B7" office:value-type="string">
            <text:p text:style-name="P138"/>
          </table:table-cell>
          <table:table-cell table:style-name="Table22.C7" office:value-type="string">
            <text:p text:style-name="P138"/>
          </table:table-cell>
          <table:table-cell table:style-name="Table22.D7" office:value-type="string">
            <text:p text:style-name="P138">Total Size:</text:p>
          </table:table-cell>
          <table:table-cell table:style-name="Table22.E7" office:value-type="float" office:value="44">
            <text:p text:style-name="P138">44</text:p>
          </table:table-cell>
          <table:table-cell table:style-name="Table22.F7" office:value-type="string">
            <text:p text:style-name="P138">bytes</text:p>
          </table:table-cell>
        </table:table-row>
        <table:table-row table:style-name="Table22.8">
          <table:table-cell table:style-name="Table22.A4" table:number-rows-spanned="4" office:value-type="string">
            <text:p text:style-name="P177">Repeated</text:p>
          </table:table-cell>
          <table:table-cell table:style-name="Table22.B4" office:value-type="string">
            <text:p text:style-name="P172">4</text:p>
          </table:table-cell>
          <table:table-cell table:style-name="Table22.C8" office:value-type="string">
            <text:p text:style-name="P172"><text:span text:style-name="T28">folder</text:span>ID</text:p>
          </table:table-cell>
          <table:table-cell table:style-name="Table22.B4" office:value-type="string">
            <text:p text:style-name="P197">bigint</text:p>
          </table:table-cell>
          <table:table-cell table:style-name="Table22.E4" office:value-type="float" office:value="8">
            <text:p text:style-name="P197">8</text:p>
          </table:table-cell>
          <table:table-cell table:style-name="Table22.F8" office:value-type="string">
            <text:p text:style-name="P198">unique-<text:span text:style-name="T3">to-user</text:span> ID <text:span text:style-name="T29">for the folder </text:span><text:span text:style-name="T30">(</text:span><text:span text:style-name="T31">functionally identical to </text:span><text:span text:style-name="T32">itemID</text:span><text:span text:style-name="T30">)</text:span></text:p>
          </table:table-cell>
        </table:table-row>
        <table:table-row table:style-name="Table22.8">
          <table:covered-table-cell table:style-name="Table22.A4"/>
          <table:table-cell table:style-name="Table22.B9" office:value-type="string">
            <text:p text:style-name="P172">5</text:p>
          </table:table-cell>
          <table:table-cell table:style-name="Table22.C9" office:value-type="string">
            <text:p text:style-name="P172">lastModified</text:p>
          </table:table-cell>
          <table:table-cell table:style-name="Table22.D9" office:value-type="string">
            <text:p text:style-name="P178">bigint</text:p>
          </table:table-cell>
          <table:table-cell table:style-name="Table22.E5" office:value-type="float" office:value="8">
            <text:p text:style-name="P178">8</text:p>
          </table:table-cell>
          <table:table-cell table:style-name="Table22.F9" office:value-type="string">
            <text:p text:style-name="P171">time in milliseconds since the UNIX epoch of when the item has last been modified by a user</text:p>
          </table:table-cell>
        </table:table-row>
        <table:table-row table:style-name="Table22.10">
          <table:covered-table-cell table:style-name="Table22.A4"/>
          <table:table-cell table:style-name="Table22.B4" office:value-type="string">
            <text:p text:style-name="P172"/>
          </table:table-cell>
          <table:table-cell table:style-name="Table22.B4" office:value-type="string">
            <text:p text:style-name="P199"><text:span text:style-name="T11"/></text:p>
          </table:table-cell>
          <table:table-cell table:style-name="Table22.B4" office:value-type="string">
            <text:p text:style-name="P178"/>
          </table:table-cell>
          <table:table-cell table:style-name="Table22.E4">
            <text:p text:style-name="P178"/>
          </table:table-cell>
          <table:table-cell table:style-name="Table22.F10" office:value-type="string">
            <text:p text:style-name="P184"/>
          </table:table-cell>
        </table:table-row>
        <table:table-row table:style-name="Table22.11">
          <table:covered-table-cell table:style-name="Table22.A4"/>
          <table:table-cell table:style-name="Table22.B11" office:value-type="string">
            <text:p text:style-name="P178">6</text:p>
          </table:table-cell>
          <table:table-cell table:style-name="Table22.C11" office:value-type="string">
            <text:p text:style-name="P182">encryptedData</text:p>
          </table:table-cell>
          <table:table-cell table:style-name="Table22.D11" office:value-type="string">
            <text:p text:style-name="P178">raw</text:p>
          </table:table-cell>
          <table:table-cell table:style-name="Table22.E5" office:value-type="float" office:value="64">
            <text:p text:style-name="P200">64</text:p>
          </table:table-cell>
          <table:table-cell table:style-name="Table22.F11" office:value-type="string">
            <text:p text:style-name="P184">all remaining data stored as <text:span text:style-name="T12">encrypted </text:span>raw</text:p>
          </table:table-cell>
        </table:table-row>
        <table:table-row table:style-name="Table22.12">
          <table:table-cell table:style-name="Table22.A12" office:value-type="string">
            <text:p text:style-name="P161"/>
          </table:table-cell>
          <table:table-cell table:style-name="Table22.B12" table:number-columns-spanned="2" office:value-type="string">
            <text:p text:style-name="P161"/>
          </table:table-cell>
          <table:covered-table-cell/>
          <table:table-cell table:style-name="Table22.D12" office:value-type="string">
            <text:p text:style-name="P185">Total Size:</text:p>
          </table:table-cell>
          <table:table-cell table:style-name="Table22.E12" office:value-type="string">
            <text:p text:style-name="P186"><text:span text:style-name="T33">80</text:span>n</text:p>
          </table:table-cell>
          <table:table-cell table:style-name="Table22.F12" office:value-type="string">
            <text:p text:style-name="P21">bytes</text:p>
          </table:table-cell>
        </table:table-row>
      </table:table>
      <text:p text:style-name="P161"/>
      <text:p text:style-name="P187"/>
      <text:p text:style-name="P176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62"/>
          </table:table-cell>
          <table:table-cell table:style-name="Table23.B1" table:number-columns-spanned="5" office:value-type="string">
            <text:p text:style-name="P188"><text:span text:style-name="T14">Server Response:</text:span> /syncup/<text:span text:style-name="T20">fol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162"/>
          </table:table-cell>
          <table:table-cell table:style-name="Table23.B3" office:value-type="string">
            <text:p text:style-name="P163">#</text:p>
          </table:table-cell>
          <table:table-cell table:style-name="Table23.B3" office:value-type="string">
            <text:p text:style-name="P164">Field Name</text:p>
          </table:table-cell>
          <table:table-cell table:style-name="Table23.B3" office:value-type="string">
            <text:p text:style-name="P165">Data Type</text:p>
          </table:table-cell>
          <table:table-cell table:style-name="Table23.B3" office:value-type="string">
            <text:p text:style-name="P165">Size</text:p>
          </table:table-cell>
          <table:table-cell table:style-name="Table23.F3" office:value-type="string">
            <text:p text:style-name="P165">Description</text:p>
          </table:table-cell>
        </table:table-row>
        <table:table-row table:style-name="Table23.4">
          <table:table-cell table:style-name="Table23.A4" table:number-rows-spanned="2" office:value-type="string">
            <text:p text:style-name="P189"/>
          </table:table-cell>
          <table:table-cell table:style-name="Table23.B4" office:value-type="string">
            <text:p text:style-name="P167">1</text:p>
          </table:table-cell>
          <table:table-cell table:style-name="Table23.B4" office:value-type="string">
            <text:p text:style-name="P175">results</text:p>
          </table:table-cell>
          <table:table-cell table:style-name="Table23.B4" office:value-type="string">
            <text:p text:style-name="P175">raw</text:p>
          </table:table-cell>
          <table:table-cell table:style-name="Table23.B4" office:value-type="string">
            <text:p text:style-name="P175">var</text:p>
          </table:table-cell>
          <table:table-cell table:style-name="Table23.F4" office:value-type="string">
            <text:p text:style-name="P175">bitset of booleans for pass (0) / fail (1), size is c<text:span text:style-name="T15">eil(insertionCount / 8)</text:span></text:p>
          </table:table-cell>
        </table:table-row>
        <table:table-row table:style-name="Table23.5">
          <table:covered-table-cell table:style-name="Table23.A4"/>
          <table:table-cell table:style-name="Table23.B5" office:value-type="string">
            <text:p text:style-name="P175"/>
          </table:table-cell>
          <table:table-cell table:style-name="Table23.B5" office:value-type="string">
            <text:p text:style-name="P175"/>
          </table:table-cell>
          <table:table-cell table:style-name="Table23.B5" office:value-type="string">
            <text:p text:style-name="P175"/>
          </table:table-cell>
          <table:table-cell table:style-name="Table23.B5" office:value-type="string">
            <text:p text:style-name="P175"/>
          </table:table-cell>
          <table:table-cell table:style-name="Table23.F5" office:value-type="string">
            <text:p text:style-name="P175"/>
          </table:table-cell>
        </table:table-row>
        <table:table-row table:style-name="Table23.6">
          <table:table-cell table:style-name="Table23.A6" office:value-type="string">
            <text:p text:style-name="P161"/>
          </table:table-cell>
          <table:table-cell table:style-name="Table23.B6" table:number-columns-spanned="2" office:value-type="string">
            <text:p text:style-name="P161"/>
          </table:table-cell>
          <table:covered-table-cell/>
          <table:table-cell table:style-name="Table23.B6" office:value-type="string">
            <text:p text:style-name="P185">Total Size:</text:p>
          </table:table-cell>
          <table:table-cell table:style-name="Table23.B6" office:value-type="string">
            <text:p text:style-name="P190">var</text:p>
          </table:table-cell>
          <table:table-cell table:style-name="Table23.B6" office:value-type="string">
            <text:p text:style-name="P21">bytes</text:p>
          </table:table-cell>
        </table:table-row>
      </table:table>
      <text:p text:style-name="P191"/>
      <text:p text:style-name="P161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62"/>
          </table:table-cell>
          <table:table-cell table:style-name="Table24.B1" table:number-columns-spanned="5" office:value-type="string">
            <text:p text:style-name="Style1"><text:bookmark-start text:name="__RefHeading___Toc11780_3954546579"/>Client Request: /syncup/<text:span text:style-name="T20">deleted</text:span><text:bookmark-end text:name="__RefHeading___Toc1178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162"/>
          </table:table-cell>
          <table:table-cell table:style-name="Table24.B3" office:value-type="string">
            <text:p text:style-name="P163">#</text:p>
          </table:table-cell>
          <table:table-cell table:style-name="Table24.B3" office:value-type="string">
            <text:p text:style-name="P164">Field Name</text:p>
          </table:table-cell>
          <table:table-cell table:style-name="Table24.B3" office:value-type="string">
            <text:p text:style-name="P165">Data Type</text:p>
          </table:table-cell>
          <table:table-cell table:style-name="Table24.B3" office:value-type="string">
            <text:p text:style-name="P165">Size</text:p>
          </table:table-cell>
          <table:table-cell table:style-name="Table24.F3" office:value-type="string">
            <text:p text:style-name="P165">Description</text:p>
          </table:table-cell>
        </table:table-row>
        <table:table-row table:style-name="Table24.4">
          <table:table-cell table:style-name="Table24.A4" table:number-rows-spanned="3" office:value-type="string">
            <text:p text:style-name="P166">Header</text:p>
          </table:table-cell>
          <table:table-cell table:style-name="Table24.B4" office:value-type="string">
            <text:p text:style-name="P167">1</text:p>
          </table:table-cell>
          <table:table-cell table:style-name="Table24.B4" office:value-type="string">
            <text:p text:style-name="P168">userID</text:p>
          </table:table-cell>
          <table:table-cell table:style-name="Table24.B4" office:value-type="string">
            <text:p text:style-name="P169">bigint</text:p>
          </table:table-cell>
          <table:table-cell table:style-name="Table24.E4" office:value-type="float" office:value="8">
            <text:p text:style-name="P170">8</text:p>
          </table:table-cell>
          <table:table-cell table:style-name="Table24.F4" office:value-type="string">
            <text:p text:style-name="P171">ID <text:span text:style-name="T3">that uniquely identifies user</text:span></text:p>
          </table:table-cell>
        </table:table-row>
        <table:table-row table:style-name="Table24.5">
          <table:covered-table-cell table:style-name="Table24.A4"/>
          <table:table-cell table:style-name="Table24.B5" office:value-type="string">
            <text:p text:style-name="P167">2</text:p>
          </table:table-cell>
          <table:table-cell table:style-name="Table24.C5" office:value-type="string">
            <text:p text:style-name="P172">authToken</text:p>
          </table:table-cell>
          <table:table-cell table:style-name="Table24.D5" office:value-type="string">
            <text:p text:style-name="P172">raw</text:p>
          </table:table-cell>
          <table:table-cell table:style-name="Table24.E5" office:value-type="float" office:value="32">
            <text:p text:style-name="P172">32</text:p>
          </table:table-cell>
          <table:table-cell table:style-name="Table24.F5" office:value-type="string">
            <text:p text:style-name="P173">generated authentication token to validate a login session</text:p>
          </table:table-cell>
        </table:table-row>
        <table:table-row table:style-name="Table24.6">
          <table:covered-table-cell table:style-name="Table24.A4"/>
          <table:table-cell table:style-name="Table24.B4" office:value-type="string">
            <text:p text:style-name="P174">3</text:p>
          </table:table-cell>
          <table:table-cell table:style-name="Table24.B4" office:value-type="string">
            <text:p text:style-name="P172">recordCount</text:p>
          </table:table-cell>
          <table:table-cell table:style-name="Table24.B4" office:value-type="string">
            <text:p text:style-name="P175">int</text:p>
          </table:table-cell>
          <table:table-cell table:style-name="Table24.E4" office:value-type="float" office:value="4">
            <text:p text:style-name="P175">4</text:p>
          </table:table-cell>
          <table:table-cell table:style-name="Table24.F6" office:value-type="string">
            <text:p text:style-name="P97">the number of records in the repeated section</text:p>
          </table:table-cell>
        </table:table-row>
        <table:table-row table:style-name="Table24.7">
          <table:table-cell table:style-name="Table24.A7" office:value-type="string">
            <text:p text:style-name="P176"/>
          </table:table-cell>
          <table:table-cell table:style-name="Table24.B7" office:value-type="string">
            <text:p text:style-name="P138"/>
          </table:table-cell>
          <table:table-cell table:style-name="Table24.C7" office:value-type="string">
            <text:p text:style-name="P138"/>
          </table:table-cell>
          <table:table-cell table:style-name="Table24.D7" office:value-type="string">
            <text:p text:style-name="P138">Total Size:</text:p>
          </table:table-cell>
          <table:table-cell table:style-name="Table24.E7" office:value-type="float" office:value="44">
            <text:p text:style-name="P138">44</text:p>
          </table:table-cell>
          <table:table-cell table:style-name="Table24.F7" office:value-type="string">
            <text:p text:style-name="P138">bytes</text:p>
          </table:table-cell>
        </table:table-row>
        <table:table-row table:style-name="Table24.8">
          <table:table-cell table:style-name="Table24.A4" table:number-rows-spanned="4" office:value-type="string">
            <text:p text:style-name="P177">Repeated</text:p>
          </table:table-cell>
          <table:table-cell table:style-name="Table24.B4" office:value-type="string">
            <text:p text:style-name="P172">4</text:p>
          </table:table-cell>
          <table:table-cell table:style-name="Table24.C8" office:value-type="string">
            <text:p text:style-name="P172">itemID</text:p>
          </table:table-cell>
          <table:table-cell table:style-name="Table24.B4" office:value-type="string">
            <text:p text:style-name="P178">bigint</text:p>
          </table:table-cell>
          <table:table-cell table:style-name="Table24.E4" office:value-type="float" office:value="8">
            <text:p text:style-name="P178">8</text:p>
          </table:table-cell>
          <table:table-cell table:style-name="Table24.F8" office:value-type="string">
            <text:p text:style-name="P171">unique-<text:span text:style-name="T3">to-user</text:span> ID for notes, reminders, recurring reminders, and overrides</text:p>
          </table:table-cell>
        </table:table-row>
        <table:table-row table:style-name="Table24.8">
          <table:covered-table-cell table:style-name="Table24.A4"/>
          <table:table-cell table:style-name="Table24.B9" office:value-type="string">
            <text:p text:style-name="P172">5</text:p>
          </table:table-cell>
          <table:table-cell table:style-name="Table24.C9" office:value-type="string">
            <text:p text:style-name="P172">lastModified</text:p>
          </table:table-cell>
          <table:table-cell table:style-name="Table24.D9" office:value-type="string">
            <text:p text:style-name="P178">bigint</text:p>
          </table:table-cell>
          <table:table-cell table:style-name="Table24.E5" office:value-type="float" office:value="8">
            <text:p text:style-name="P178">8</text:p>
          </table:table-cell>
          <table:table-cell table:style-name="Table24.F9" office:value-type="string">
            <text:p text:style-name="P171">time in milliseconds since the UNIX epoch of when the item has last been modified by a user</text:p>
          </table:table-cell>
        </table:table-row>
        <table:table-row table:style-name="Table24.10">
          <table:covered-table-cell table:style-name="Table24.A4"/>
          <table:table-cell table:style-name="Table24.B4" office:value-type="string">
            <text:p text:style-name="P201">6</text:p>
          </table:table-cell>
          <table:table-cell table:style-name="Table24.B4" office:value-type="string">
            <text:p text:style-name="P201">itemTable</text:p>
          </table:table-cell>
          <table:table-cell table:style-name="Table24.B4" office:value-type="string">
            <text:p text:style-name="P201">smallint</text:p>
          </table:table-cell>
          <table:table-cell table:style-name="Table24.E4" office:value-type="float" office:value="2">
            <text:p text:style-name="P201">2</text:p>
          </table:table-cell>
          <table:table-cell table:style-name="Table24.F10" office:value-type="string">
            <text:p text:style-name="P202">integer value that corresponds to item home table for quicker lookup</text:p>
          </table:table-cell>
        </table:table-row>
        <table:table-row table:style-name="Table24.11">
          <table:covered-table-cell table:style-name="Table24.A4"/>
          <table:table-cell table:style-name="Table24.B11" office:value-type="string">
            <text:p text:style-name="P201"/>
          </table:table-cell>
          <table:table-cell table:style-name="Table24.C11" office:value-type="string">
            <text:p text:style-name="P182"/>
          </table:table-cell>
          <table:table-cell table:style-name="Table24.D11" office:value-type="string">
            <text:p text:style-name="P178"/>
          </table:table-cell>
          <table:table-cell table:style-name="Table24.E5">
            <text:p text:style-name="P186"/>
          </table:table-cell>
          <table:table-cell table:style-name="Table24.F11" office:value-type="string">
            <text:p text:style-name="P184"/>
          </table:table-cell>
        </table:table-row>
        <table:table-row table:style-name="Table24.4">
          <table:table-cell table:style-name="Table24.A12" office:value-type="string">
            <text:p text:style-name="P161"/>
          </table:table-cell>
          <table:table-cell table:style-name="Table24.B12" table:number-columns-spanned="2" office:value-type="string">
            <text:p text:style-name="P161"/>
          </table:table-cell>
          <table:covered-table-cell/>
          <table:table-cell table:style-name="Table24.D12" office:value-type="string">
            <text:p text:style-name="P185">Total Size:</text:p>
          </table:table-cell>
          <table:table-cell table:style-name="Table24.E12" office:value-type="string">
            <text:p text:style-name="P186"><text:span text:style-name="T34">18</text:span>n</text:p>
          </table:table-cell>
          <table:table-cell table:style-name="Table24.F12" office:value-type="string">
            <text:p text:style-name="P21">bytes</text:p>
          </table:table-cell>
        </table:table-row>
      </table:table>
      <text:p text:style-name="P161"/>
      <text:p text:style-name="P187"/>
      <text:p text:style-name="P176"/>
      <table:table table:name="Table25" table:style-name="Table25">
        <table:table-column table:style-name="Table25.A" table:number-columns-repeated="2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62"/>
          </table:table-cell>
          <table:table-cell table:style-name="Table25.B1" table:number-columns-spanned="5" office:value-type="string">
            <text:p text:style-name="P188"><text:span text:style-name="T14">Server Response:</text:span> /syncup/<text:span text:style-name="T20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table:number-columns-spanned="6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2"/>
          </table:table-cell>
          <table:table-cell table:style-name="Table25.B3" office:value-type="string">
            <text:p text:style-name="P163">#</text:p>
          </table:table-cell>
          <table:table-cell table:style-name="Table25.B3" office:value-type="string">
            <text:p text:style-name="P164">Field Name</text:p>
          </table:table-cell>
          <table:table-cell table:style-name="Table25.B3" office:value-type="string">
            <text:p text:style-name="P165">Data Type</text:p>
          </table:table-cell>
          <table:table-cell table:style-name="Table25.B3" office:value-type="string">
            <text:p text:style-name="P165">Size</text:p>
          </table:table-cell>
          <table:table-cell table:style-name="Table25.F3" office:value-type="string">
            <text:p text:style-name="P165">Description</text:p>
          </table:table-cell>
        </table:table-row>
        <table:table-row table:style-name="Table25.4">
          <table:table-cell table:style-name="Table25.A4" table:number-rows-spanned="2" office:value-type="string">
            <text:p text:style-name="P189"/>
          </table:table-cell>
          <table:table-cell table:style-name="Table25.B4" office:value-type="string">
            <text:p text:style-name="P167">1</text:p>
          </table:table-cell>
          <table:table-cell table:style-name="Table25.B4" office:value-type="string">
            <text:p text:style-name="P175">results</text:p>
          </table:table-cell>
          <table:table-cell table:style-name="Table25.B4" office:value-type="string">
            <text:p text:style-name="P175">raw</text:p>
          </table:table-cell>
          <table:table-cell table:style-name="Table25.B4" office:value-type="string">
            <text:p text:style-name="P175">var</text:p>
          </table:table-cell>
          <table:table-cell table:style-name="Table25.F4" office:value-type="string">
            <text:p text:style-name="P175">bitset of booleans for pass (0) / fail (1), size is c<text:span text:style-name="T15">eil(insertionCount / 8)</text:span></text:p>
          </table:table-cell>
        </table:table-row>
        <table:table-row table:style-name="Table25.5">
          <table:covered-table-cell table:style-name="Table25.A4"/>
          <table:table-cell table:style-name="Table25.B5" office:value-type="string">
            <text:p text:style-name="P175"/>
          </table:table-cell>
          <table:table-cell table:style-name="Table25.B5" office:value-type="string">
            <text:p text:style-name="P175"/>
          </table:table-cell>
          <table:table-cell table:style-name="Table25.B5" office:value-type="string">
            <text:p text:style-name="P175"/>
          </table:table-cell>
          <table:table-cell table:style-name="Table25.B5" office:value-type="string">
            <text:p text:style-name="P175"/>
          </table:table-cell>
          <table:table-cell table:style-name="Table25.F5" office:value-type="string">
            <text:p text:style-name="P175"/>
          </table:table-cell>
        </table:table-row>
        <table:table-row table:style-name="Table25.4">
          <table:table-cell table:style-name="Table25.A6" office:value-type="string">
            <text:p text:style-name="P161"/>
          </table:table-cell>
          <table:table-cell table:style-name="Table25.B6" table:number-columns-spanned="2" office:value-type="string">
            <text:p text:style-name="P161"/>
          </table:table-cell>
          <table:covered-table-cell/>
          <table:table-cell table:style-name="Table25.B6" office:value-type="string">
            <text:p text:style-name="P185">Total Size:</text:p>
          </table:table-cell>
          <table:table-cell table:style-name="Table25.B6" office:value-type="string">
            <text:p text:style-name="P190">var</text:p>
          </table:table-cell>
          <table:table-cell table:style-name="Table25.B6" office:value-type="string">
            <text:p text:style-name="P21">bytes</text:p>
          </table:table-cell>
        </table:table-row>
      </table:table>
      <text:p text:style-name="P19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203"/>
          </table:table-cell>
          <table:table-cell table:style-name="Table26.B1" table:number-columns-spanned="5" office:value-type="string">
            <text:p text:style-name="Style1"><text:bookmark-start text:name="__RefHeading___Toc11778_3954546579"/>Client Request: /syncdown/notes<text:bookmark-end text:name="__RefHeading___Toc1177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table:number-columns-spanned="6" office:value-type="string">
            <text:p text:style-name="P20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203"/>
          </table:table-cell>
          <table:table-cell table:style-name="Table26.B3" office:value-type="string">
            <text:p text:style-name="P204">#</text:p>
          </table:table-cell>
          <table:table-cell table:style-name="Table26.B3" office:value-type="string">
            <text:p text:style-name="P205">Field Name</text:p>
          </table:table-cell>
          <table:table-cell table:style-name="Table26.B3" office:value-type="string">
            <text:p text:style-name="P206">Data Type</text:p>
          </table:table-cell>
          <table:table-cell table:style-name="Table26.B3" office:value-type="string">
            <text:p text:style-name="P206">Size</text:p>
          </table:table-cell>
          <table:table-cell table:style-name="Table26.F3" office:value-type="string">
            <text:p text:style-name="P206">Description</text:p>
          </table:table-cell>
        </table:table-row>
        <table:table-row table:style-name="Table26.4">
          <table:table-cell table:style-name="Table26.A4" table:number-rows-spanned="4" office:value-type="string">
            <text:p text:style-name="P207"/>
          </table:table-cell>
          <table:table-cell table:style-name="Table26.B4" office:value-type="string">
            <text:p text:style-name="P208">1</text:p>
          </table:table-cell>
          <table:table-cell table:style-name="Table26.B4" office:value-type="string">
            <text:p text:style-name="P209">userID</text:p>
          </table:table-cell>
          <table:table-cell table:style-name="Table26.B4" office:value-type="string">
            <text:p text:style-name="P210">bigint</text:p>
          </table:table-cell>
          <table:table-cell table:style-name="Table26.E4" office:value-type="float" office:value="8">
            <text:p text:style-name="P211">8</text:p>
          </table:table-cell>
          <table:table-cell table:style-name="Table26.F4" office:value-type="string">
            <text:p text:style-name="P212">ID <text:span text:style-name="T3">that uniquely identifies user</text:span></text:p>
          </table:table-cell>
        </table:table-row>
        <table:table-row table:style-name="Table26.5">
          <table:covered-table-cell table:style-name="Table26.A4"/>
          <table:table-cell table:style-name="Table26.B5" office:value-type="string">
            <text:p text:style-name="P208">2</text:p>
          </table:table-cell>
          <table:table-cell table:style-name="Table26.C5" office:value-type="string">
            <text:p text:style-name="P213">authToken</text:p>
          </table:table-cell>
          <table:table-cell table:style-name="Table26.D5" office:value-type="string">
            <text:p text:style-name="P213">raw</text:p>
          </table:table-cell>
          <table:table-cell table:style-name="Table26.E5" office:value-type="float" office:value="32">
            <text:p text:style-name="P213">32</text:p>
          </table:table-cell>
          <table:table-cell table:style-name="Table26.F5" office:value-type="string">
            <text:p text:style-name="P214">generated authentication token to validate a login session</text:p>
          </table:table-cell>
        </table:table-row>
        <table:table-row table:style-name="Table26.6">
          <table:covered-table-cell table:style-name="Table26.A4"/>
          <table:table-cell table:style-name="Table26.B4" office:value-type="string">
            <text:p text:style-name="P215">3</text:p>
          </table:table-cell>
          <table:table-cell table:style-name="Table26.B4" office:value-type="string">
            <text:p text:style-name="P213">startTime</text:p>
          </table:table-cell>
          <table:table-cell table:style-name="Table26.B4" office:value-type="string">
            <text:p text:style-name="P209">bigint</text:p>
          </table:table-cell>
          <table:table-cell table:style-name="Table26.E4" office:value-type="float" office:value="8">
            <text:p text:style-name="P209">8</text:p>
          </table:table-cell>
          <table:table-cell table:style-name="Table26.F6" office:value-type="string">
            <text:p text:style-name="P212">time in milliseconds since the UNIX epoch of <text:span text:style-name="T35">the least recently updated items to fetch</text:span></text:p>
          </table:table-cell>
        </table:table-row>
        <table:table-row table:style-name="Table26.7">
          <table:covered-table-cell table:style-name="Table26.A4"/>
          <table:table-cell table:style-name="Table26.B7" office:value-type="string">
            <text:p text:style-name="P215">4</text:p>
          </table:table-cell>
          <table:table-cell table:style-name="Table26.C7" office:value-type="string">
            <text:p text:style-name="P213">endTime</text:p>
          </table:table-cell>
          <table:table-cell table:style-name="Table26.D7" office:value-type="string">
            <text:p text:style-name="P209">bigint</text:p>
          </table:table-cell>
          <table:table-cell table:style-name="Table26.E5" office:value-type="float" office:value="8">
            <text:p text:style-name="P209">8</text:p>
          </table:table-cell>
          <table:table-cell table:style-name="Table26.F7" office:value-type="string">
            <text:p text:style-name="P212">time in milliseconds since the UNIX epoch of <text:span text:style-name="T35">the most recently updated items to fetch</text:span></text:p>
          </table:table-cell>
        </table:table-row>
        <table:table-row table:style-name="Table26.8">
          <table:table-cell table:style-name="Table26.A8" office:value-type="string">
            <text:p text:style-name="P216"/>
          </table:table-cell>
          <table:table-cell table:style-name="Table26.B8" table:number-columns-spanned="2" office:value-type="string">
            <text:p text:style-name="P216"/>
          </table:table-cell>
          <table:covered-table-cell/>
          <table:table-cell table:style-name="Table26.D8" office:value-type="string">
            <text:p text:style-name="P217">Total Size:</text:p>
          </table:table-cell>
          <table:table-cell table:style-name="Table26.E8" office:value-type="float" office:value="56">
            <text:p text:style-name="P213">56</text:p>
          </table:table-cell>
          <table:table-cell table:style-name="Table26.F8" office:value-type="string">
            <text:p text:style-name="P21">bytes</text:p>
          </table:table-cell>
        </table:table-row>
      </table:table>
      <text:p text:style-name="P216"/>
      <text:p text:style-name="P218"/>
      <text:p text:style-name="P219"/>
      <table:table table:name="Table30" table:style-name="Table30">
        <table:table-column table:style-name="Table30.A" table:number-columns-repeated="2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office:value-type="string">
            <text:p text:style-name="P220"/>
          </table:table-cell>
          <table:table-cell table:style-name="Table30.B1" table:number-columns-spanned="5" office:value-type="string">
            <text:p text:style-name="P221"><text:span text:style-name="T36">Server Response:</text:span> /<text:span text:style-name="T36">syncdown</text:span>/<text:span text:style-name="T36">no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table:number-columns-spanned="6" office:value-type="string">
            <text:p text:style-name="P2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220"/>
          </table:table-cell>
          <table:table-cell table:style-name="Table30.B3" office:value-type="string">
            <text:p text:style-name="P222">#</text:p>
          </table:table-cell>
          <table:table-cell table:style-name="Table30.B3" office:value-type="string">
            <text:p text:style-name="P223">Field Name</text:p>
          </table:table-cell>
          <table:table-cell table:style-name="Table30.B3" office:value-type="string">
            <text:p text:style-name="P224">Data Type</text:p>
          </table:table-cell>
          <table:table-cell table:style-name="Table30.B3" office:value-type="string">
            <text:p text:style-name="P224">Size</text:p>
          </table:table-cell>
          <table:table-cell table:style-name="Table30.F3" office:value-type="string">
            <text:p text:style-name="P224">Description</text:p>
          </table:table-cell>
        </table:table-row>
        <table:table-row table:style-name="Table30.4">
          <table:table-cell table:style-name="Table30.A4" table:number-rows-spanned="3" office:value-type="string">
            <text:p text:style-name="P225">H<text:span text:style-name="T37">eader</text:span></text:p>
          </table:table-cell>
          <table:table-cell table:style-name="Table30.B4" office:value-type="string">
            <text:p text:style-name="P226">1</text:p>
          </table:table-cell>
          <table:table-cell table:style-name="Table30.B4" office:value-type="string">
            <text:p text:style-name="P227">recordCount</text:p>
          </table:table-cell>
          <table:table-cell table:style-name="Table30.B4" office:value-type="string">
            <text:p text:style-name="P228">int</text:p>
          </table:table-cell>
          <table:table-cell table:style-name="Table30.E4" office:value-type="float" office:value="4">
            <text:p text:style-name="P228">4</text:p>
          </table:table-cell>
          <table:table-cell table:style-name="Table30.F4" office:value-type="string">
            <text:p text:style-name="P97">the number of records in the repeated section</text:p>
          </table:table-cell>
        </table:table-row>
        <table:table-row table:style-name="Table30.5">
          <table:covered-table-cell table:style-name="Table30.A4"/>
          <table:table-cell table:style-name="Table30.B5" office:value-type="string">
            <text:p text:style-name="P229"/>
          </table:table-cell>
          <table:table-cell table:style-name="Table30.C5" office:value-type="string">
            <text:p text:style-name="P227"/>
          </table:table-cell>
          <table:table-cell table:style-name="Table30.D5" office:value-type="string">
            <text:p text:style-name="P227"/>
          </table:table-cell>
          <table:table-cell table:style-name="Table30.E5">
            <text:p text:style-name="P227"/>
          </table:table-cell>
          <table:table-cell table:style-name="Table30.F5" office:value-type="string">
            <text:p text:style-name="P230"/>
          </table:table-cell>
        </table:table-row>
        <table:table-row table:style-name="Table30.6">
          <table:covered-table-cell table:style-name="Table30.A4"/>
          <table:table-cell table:style-name="Table30.B4" office:value-type="string">
            <text:p text:style-name="P231"/>
          </table:table-cell>
          <table:table-cell table:style-name="Table30.B4" office:value-type="string">
            <text:p text:style-name="P227"/>
          </table:table-cell>
          <table:table-cell table:style-name="Table30.B4" office:value-type="string">
            <text:p text:style-name="P228"/>
          </table:table-cell>
          <table:table-cell table:style-name="Table30.E4">
            <text:p text:style-name="P228"/>
          </table:table-cell>
          <table:table-cell table:style-name="Table30.F6" office:value-type="string">
            <text:p text:style-name="P232"/>
          </table:table-cell>
        </table:table-row>
        <table:table-row table:style-name="Table30.7">
          <table:table-cell table:style-name="Table30.A7" office:value-type="string">
            <text:p text:style-name="P233"/>
          </table:table-cell>
          <table:table-cell table:style-name="Table30.B7" office:value-type="string">
            <text:p text:style-name="P138"/>
          </table:table-cell>
          <table:table-cell table:style-name="Table30.C7" office:value-type="string">
            <text:p text:style-name="P138"/>
          </table:table-cell>
          <table:table-cell table:style-name="Table30.D7" office:value-type="string">
            <text:p text:style-name="P138">Total Size:</text:p>
          </table:table-cell>
          <table:table-cell table:style-name="Table30.E7" office:value-type="float" office:value="4">
            <text:p text:style-name="P138">4</text:p>
          </table:table-cell>
          <table:table-cell table:style-name="Table30.F7" office:value-type="string">
            <text:p text:style-name="P138">bytes</text:p>
          </table:table-cell>
        </table:table-row>
        <table:table-row table:style-name="Table30.8">
          <table:table-cell table:style-name="Table30.A4" table:number-rows-spanned="4" office:value-type="string">
            <text:p text:style-name="P234">Repeated</text:p>
          </table:table-cell>
          <table:table-cell table:style-name="Table30.B4" office:value-type="string">
            <text:p text:style-name="P226">2</text:p>
          </table:table-cell>
          <table:table-cell table:style-name="Table30.C8" office:value-type="string">
            <text:p text:style-name="P227">itemID</text:p>
          </table:table-cell>
          <table:table-cell table:style-name="Table30.B4" office:value-type="string">
            <text:p text:style-name="P235">bigint</text:p>
          </table:table-cell>
          <table:table-cell table:style-name="Table30.E4" office:value-type="float" office:value="8">
            <text:p text:style-name="P235">8</text:p>
          </table:table-cell>
          <table:table-cell table:style-name="Table30.F8" office:value-type="string">
            <text:p text:style-name="P236">unique-<text:span text:style-name="T3">to-user</text:span> ID for notes, reminders, recurring reminders, and overrides</text:p>
          </table:table-cell>
        </table:table-row>
        <table:table-row table:style-name="Table30.8">
          <table:covered-table-cell table:style-name="Table30.A4"/>
          <table:table-cell table:style-name="Table30.B9" office:value-type="string">
            <text:p text:style-name="P226">3</text:p>
          </table:table-cell>
          <table:table-cell table:style-name="Table30.C9" office:value-type="string">
            <text:p text:style-name="P227">lastModified</text:p>
          </table:table-cell>
          <table:table-cell table:style-name="Table30.D9" office:value-type="string">
            <text:p text:style-name="P235">bigint</text:p>
          </table:table-cell>
          <table:table-cell table:style-name="Table30.E5" office:value-type="float" office:value="8">
            <text:p text:style-name="P235">8</text:p>
          </table:table-cell>
          <table:table-cell table:style-name="Table30.F9" office:value-type="string">
            <text:p text:style-name="P236">time in milliseconds since the UNIX epoch of when the item has last been modified by a user</text:p>
          </table:table-cell>
        </table:table-row>
        <table:table-row table:style-name="Table30.10">
          <table:covered-table-cell table:style-name="Table30.A4"/>
          <table:table-cell table:style-name="Table30.B4" office:value-type="string">
            <text:p text:style-name="P237"/>
          </table:table-cell>
          <table:table-cell table:style-name="Table30.B4" office:value-type="string">
            <text:p text:style-name="P238"><text:span text:style-name="T11"/></text:p>
          </table:table-cell>
          <table:table-cell table:style-name="Table30.B4" office:value-type="string">
            <text:p text:style-name="P237"/>
          </table:table-cell>
          <table:table-cell table:style-name="Table30.E4">
            <text:p text:style-name="P237"/>
          </table:table-cell>
          <table:table-cell table:style-name="Table30.F10" office:value-type="string">
            <text:p text:style-name="P239"/>
          </table:table-cell>
        </table:table-row>
        <table:table-row table:style-name="Table30.11">
          <table:covered-table-cell table:style-name="Table30.A4"/>
          <table:table-cell table:style-name="Table30.B11" office:value-type="string">
            <text:p text:style-name="P226">4</text:p>
          </table:table-cell>
          <table:table-cell table:style-name="Table30.C11" office:value-type="string">
            <text:p text:style-name="P240">encryptedData</text:p>
          </table:table-cell>
          <table:table-cell table:style-name="Table30.D11" office:value-type="string">
            <text:p text:style-name="P235">raw</text:p>
          </table:table-cell>
          <table:table-cell table:style-name="Table30.E5" office:value-type="float" office:value="128">
            <text:p text:style-name="P241">128</text:p>
          </table:table-cell>
          <table:table-cell table:style-name="Table30.F11" office:value-type="string">
            <text:p text:style-name="P242">all remaining data stored as <text:span text:style-name="T12">encrypted </text:span>raw</text:p>
          </table:table-cell>
        </table:table-row>
        <table:table-row table:style-name="Table30.12">
          <table:table-cell table:style-name="Table30.A12" office:value-type="string">
            <text:p text:style-name="P243"/>
          </table:table-cell>
          <table:table-cell table:style-name="Table30.B12" table:number-columns-spanned="2" office:value-type="string">
            <text:p text:style-name="P243"/>
          </table:table-cell>
          <table:covered-table-cell/>
          <table:table-cell table:style-name="Table30.D12" office:value-type="string">
            <text:p text:style-name="P244">Total Size:</text:p>
          </table:table-cell>
          <table:table-cell table:style-name="Table30.E12" office:value-type="string">
            <text:p text:style-name="P245">1<text:span text:style-name="T38">44</text:span>n</text:p>
          </table:table-cell>
          <table:table-cell table:style-name="Table30.F12" office:value-type="string">
            <text:p text:style-name="P21">bytes</text:p>
          </table:table-cell>
        </table:table-row>
      </table:table>
      <text:p text:style-name="P243"/>
      <text:p text:style-name="P246"/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31.1">
          <table:table-cell table:style-name="Table31.A1" office:value-type="string">
            <text:p text:style-name="P247"/>
          </table:table-cell>
          <table:table-cell table:style-name="Table31.B1" table:number-columns-spanned="5" office:value-type="string">
            <text:p text:style-name="Style1"><text:bookmark-start text:name="__RefHeading___Toc11776_3954546579"/>Client Request: /syncdown/<text:span text:style-name="T39">reminders</text:span><text:bookmark-end text:name="__RefHeading___Toc1177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247"/>
          </table:table-cell>
          <table:table-cell table:style-name="Table31.B3" office:value-type="string">
            <text:p text:style-name="P248">#</text:p>
          </table:table-cell>
          <table:table-cell table:style-name="Table31.B3" office:value-type="string">
            <text:p text:style-name="P249">Field Name</text:p>
          </table:table-cell>
          <table:table-cell table:style-name="Table31.B3" office:value-type="string">
            <text:p text:style-name="P250">Data Type</text:p>
          </table:table-cell>
          <table:table-cell table:style-name="Table31.B3" office:value-type="string">
            <text:p text:style-name="P250">Size</text:p>
          </table:table-cell>
          <table:table-cell table:style-name="Table31.F3" office:value-type="string">
            <text:p text:style-name="P250">Description</text:p>
          </table:table-cell>
        </table:table-row>
        <table:table-row table:style-name="Table31.4">
          <table:table-cell table:style-name="Table31.A4" table:number-rows-spanned="4" office:value-type="string">
            <text:p text:style-name="P251"/>
          </table:table-cell>
          <table:table-cell table:style-name="Table31.B4" office:value-type="string">
            <text:p text:style-name="P252">1</text:p>
          </table:table-cell>
          <table:table-cell table:style-name="Table31.B4" office:value-type="string">
            <text:p text:style-name="P253">userID</text:p>
          </table:table-cell>
          <table:table-cell table:style-name="Table31.B4" office:value-type="string">
            <text:p text:style-name="P254">bigint</text:p>
          </table:table-cell>
          <table:table-cell table:style-name="Table31.E4" office:value-type="float" office:value="8">
            <text:p text:style-name="P255">8</text:p>
          </table:table-cell>
          <table:table-cell table:style-name="Table31.F4" office:value-type="string">
            <text:p text:style-name="P256">ID <text:span text:style-name="T3">that uniquely identifies user</text:span></text:p>
          </table:table-cell>
        </table:table-row>
        <table:table-row table:style-name="Table31.5">
          <table:covered-table-cell table:style-name="Table31.A4"/>
          <table:table-cell table:style-name="Table31.B5" office:value-type="string">
            <text:p text:style-name="P252">2</text:p>
          </table:table-cell>
          <table:table-cell table:style-name="Table31.C5" office:value-type="string">
            <text:p text:style-name="P257">authToken</text:p>
          </table:table-cell>
          <table:table-cell table:style-name="Table31.D5" office:value-type="string">
            <text:p text:style-name="P257">raw</text:p>
          </table:table-cell>
          <table:table-cell table:style-name="Table31.E5" office:value-type="float" office:value="32">
            <text:p text:style-name="P257">32</text:p>
          </table:table-cell>
          <table:table-cell table:style-name="Table31.F5" office:value-type="string">
            <text:p text:style-name="P214">generated authentication token to validate a login session</text:p>
          </table:table-cell>
        </table:table-row>
        <table:table-row table:style-name="Table31.6">
          <table:covered-table-cell table:style-name="Table31.A4"/>
          <table:table-cell table:style-name="Table31.B4" office:value-type="string">
            <text:p text:style-name="P258">3</text:p>
          </table:table-cell>
          <table:table-cell table:style-name="Table31.B4" office:value-type="string">
            <text:p text:style-name="P257">startTime</text:p>
          </table:table-cell>
          <table:table-cell table:style-name="Table31.B4" office:value-type="string">
            <text:p text:style-name="P253">bigint</text:p>
          </table:table-cell>
          <table:table-cell table:style-name="Table31.E4" office:value-type="float" office:value="8">
            <text:p text:style-name="P253">8</text:p>
          </table:table-cell>
          <table:table-cell table:style-name="Table31.F6" office:value-type="string">
            <text:p text:style-name="P256">time in milliseconds since the UNIX epoch of <text:span text:style-name="T35">the least recently updated items to fetch</text:span></text:p>
          </table:table-cell>
        </table:table-row>
        <table:table-row table:style-name="Table31.7">
          <table:covered-table-cell table:style-name="Table31.A4"/>
          <table:table-cell table:style-name="Table31.B7" office:value-type="string">
            <text:p text:style-name="P258">4</text:p>
          </table:table-cell>
          <table:table-cell table:style-name="Table31.C7" office:value-type="string">
            <text:p text:style-name="P257">endTime</text:p>
          </table:table-cell>
          <table:table-cell table:style-name="Table31.D7" office:value-type="string">
            <text:p text:style-name="P253">bigint</text:p>
          </table:table-cell>
          <table:table-cell table:style-name="Table31.E5" office:value-type="float" office:value="8">
            <text:p text:style-name="P253">8</text:p>
          </table:table-cell>
          <table:table-cell table:style-name="Table31.F7" office:value-type="string">
            <text:p text:style-name="P256">time in milliseconds since the UNIX epoch of <text:span text:style-name="T35">the most recently updated items to fetch</text:span></text:p>
          </table:table-cell>
        </table:table-row>
        <table:table-row table:style-name="Table31.8">
          <table:table-cell table:style-name="Table31.A8" office:value-type="string">
            <text:p text:style-name="P246"/>
          </table:table-cell>
          <table:table-cell table:style-name="Table31.B8" table:number-columns-spanned="2" office:value-type="string">
            <text:p text:style-name="P246"/>
          </table:table-cell>
          <table:covered-table-cell/>
          <table:table-cell table:style-name="Table31.D8" office:value-type="string">
            <text:p text:style-name="P259">Total Size:</text:p>
          </table:table-cell>
          <table:table-cell table:style-name="Table31.E8" office:value-type="float" office:value="56">
            <text:p text:style-name="P257">56</text:p>
          </table:table-cell>
          <table:table-cell table:style-name="Table31.F8" office:value-type="string">
            <text:p text:style-name="P21">bytes</text:p>
          </table:table-cell>
        </table:table-row>
      </table:table>
      <text:p text:style-name="P246"/>
      <text:p text:style-name="P260"/>
      <text:p text:style-name="P261"/>
      <table:table table:name="Table32" table:style-name="Table32">
        <table:table-column table:style-name="Table32.A" table:number-columns-repeated="2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247"/>
          </table:table-cell>
          <table:table-cell table:style-name="Table32.B1" table:number-columns-spanned="5" office:value-type="string">
            <text:p text:style-name="P262"><text:span text:style-name="T36">Server Response:</text:span> /<text:span text:style-name="T36">syncdown</text:span>/<text:span text:style-name="T39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247"/>
          </table:table-cell>
          <table:table-cell table:style-name="Table32.B3" office:value-type="string">
            <text:p text:style-name="P248">#</text:p>
          </table:table-cell>
          <table:table-cell table:style-name="Table32.B3" office:value-type="string">
            <text:p text:style-name="P249">Field Name</text:p>
          </table:table-cell>
          <table:table-cell table:style-name="Table32.B3" office:value-type="string">
            <text:p text:style-name="P250">Data Type</text:p>
          </table:table-cell>
          <table:table-cell table:style-name="Table32.B3" office:value-type="string">
            <text:p text:style-name="P250">Size</text:p>
          </table:table-cell>
          <table:table-cell table:style-name="Table32.F3" office:value-type="string">
            <text:p text:style-name="P250">Description</text:p>
          </table:table-cell>
        </table:table-row>
        <table:table-row table:style-name="Table32.4">
          <table:table-cell table:style-name="Table32.A4" table:number-rows-spanned="3" office:value-type="string">
            <text:p text:style-name="P263">H<text:span text:style-name="T37">eader</text:span></text:p>
          </table:table-cell>
          <table:table-cell table:style-name="Table32.B4" office:value-type="string">
            <text:p text:style-name="P264">1</text:p>
          </table:table-cell>
          <table:table-cell table:style-name="Table32.B4" office:value-type="string">
            <text:p text:style-name="P265">recordCount</text:p>
          </table:table-cell>
          <table:table-cell table:style-name="Table32.B4" office:value-type="string">
            <text:p text:style-name="P266">int</text:p>
          </table:table-cell>
          <table:table-cell table:style-name="Table32.E4" office:value-type="float" office:value="4">
            <text:p text:style-name="P266">4</text:p>
          </table:table-cell>
          <table:table-cell table:style-name="Table32.F4" office:value-type="string">
            <text:p text:style-name="P97">the number of records in the repeated section</text:p>
          </table:table-cell>
        </table:table-row>
        <table:table-row table:style-name="Table32.5">
          <table:covered-table-cell table:style-name="Table32.A4"/>
          <table:table-cell table:style-name="Table32.B5" office:value-type="string">
            <text:p text:style-name="P252"/>
          </table:table-cell>
          <table:table-cell table:style-name="Table32.C5" office:value-type="string">
            <text:p text:style-name="P265"/>
          </table:table-cell>
          <table:table-cell table:style-name="Table32.D5" office:value-type="string">
            <text:p text:style-name="P265"/>
          </table:table-cell>
          <table:table-cell table:style-name="Table32.E5">
            <text:p text:style-name="P265"/>
          </table:table-cell>
          <table:table-cell table:style-name="Table32.F5" office:value-type="string">
            <text:p text:style-name="P214"/>
          </table:table-cell>
        </table:table-row>
        <table:table-row table:style-name="Table32.6">
          <table:covered-table-cell table:style-name="Table32.A4"/>
          <table:table-cell table:style-name="Table32.B4" office:value-type="string">
            <text:p text:style-name="P267"/>
          </table:table-cell>
          <table:table-cell table:style-name="Table32.B4" office:value-type="string">
            <text:p text:style-name="P265"/>
          </table:table-cell>
          <table:table-cell table:style-name="Table32.B4" office:value-type="string">
            <text:p text:style-name="P266"/>
          </table:table-cell>
          <table:table-cell table:style-name="Table32.E4">
            <text:p text:style-name="P266"/>
          </table:table-cell>
          <table:table-cell table:style-name="Table32.F6" office:value-type="string">
            <text:p text:style-name="P268"/>
          </table:table-cell>
        </table:table-row>
        <table:table-row table:style-name="Table32.7">
          <table:table-cell table:style-name="Table32.A7" office:value-type="string">
            <text:p text:style-name="P260"/>
          </table:table-cell>
          <table:table-cell table:style-name="Table32.B7" office:value-type="string">
            <text:p text:style-name="P138"/>
          </table:table-cell>
          <table:table-cell table:style-name="Table32.C7" office:value-type="string">
            <text:p text:style-name="P138"/>
          </table:table-cell>
          <table:table-cell table:style-name="Table32.D7" office:value-type="string">
            <text:p text:style-name="P138">Total Size:</text:p>
          </table:table-cell>
          <table:table-cell table:style-name="Table32.E7" office:value-type="float" office:value="4">
            <text:p text:style-name="P138">4</text:p>
          </table:table-cell>
          <table:table-cell table:style-name="Table32.F7" office:value-type="string">
            <text:p text:style-name="P138">bytes</text:p>
          </table:table-cell>
        </table:table-row>
        <table:table-row table:style-name="Table32.8">
          <table:table-cell table:style-name="Table32.A4" table:number-rows-spanned="4" office:value-type="string">
            <text:p text:style-name="P269">Repeated</text:p>
          </table:table-cell>
          <table:table-cell table:style-name="Table32.B4" office:value-type="string">
            <text:p text:style-name="P264">2</text:p>
          </table:table-cell>
          <table:table-cell table:style-name="Table32.C8" office:value-type="string">
            <text:p text:style-name="P265">itemID</text:p>
          </table:table-cell>
          <table:table-cell table:style-name="Table32.B4" office:value-type="string">
            <text:p text:style-name="P270">bigint</text:p>
          </table:table-cell>
          <table:table-cell table:style-name="Table32.E4" office:value-type="float" office:value="8">
            <text:p text:style-name="P270">8</text:p>
          </table:table-cell>
          <table:table-cell table:style-name="Table32.F8" office:value-type="string">
            <text:p text:style-name="P256">unique-<text:span text:style-name="T3">to-user</text:span> ID for notes, reminders, recurring reminders, and overrides</text:p>
          </table:table-cell>
        </table:table-row>
        <table:table-row table:style-name="Table32.8">
          <table:covered-table-cell table:style-name="Table32.A4"/>
          <table:table-cell table:style-name="Table32.B9" office:value-type="string">
            <text:p text:style-name="P264">3</text:p>
          </table:table-cell>
          <table:table-cell table:style-name="Table32.C9" office:value-type="string">
            <text:p text:style-name="P265">lastModified</text:p>
          </table:table-cell>
          <table:table-cell table:style-name="Table32.D9" office:value-type="string">
            <text:p text:style-name="P270">bigint</text:p>
          </table:table-cell>
          <table:table-cell table:style-name="Table32.E5" office:value-type="float" office:value="8">
            <text:p text:style-name="P270">8</text:p>
          </table:table-cell>
          <table:table-cell table:style-name="Table32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2.10">
          <table:covered-table-cell table:style-name="Table32.A4"/>
          <table:table-cell table:style-name="Table32.B4" office:value-type="string">
            <text:p text:style-name="P271"/>
          </table:table-cell>
          <table:table-cell table:style-name="Table32.B4" office:value-type="string">
            <text:p text:style-name="P272"><text:span text:style-name="T11"/></text:p>
          </table:table-cell>
          <table:table-cell table:style-name="Table32.B4" office:value-type="string">
            <text:p text:style-name="P271"/>
          </table:table-cell>
          <table:table-cell table:style-name="Table32.E4">
            <text:p text:style-name="P271"/>
          </table:table-cell>
          <table:table-cell table:style-name="Table32.F10" office:value-type="string">
            <text:p text:style-name="P273"/>
          </table:table-cell>
        </table:table-row>
        <table:table-row table:style-name="Table32.11">
          <table:covered-table-cell table:style-name="Table32.A4"/>
          <table:table-cell table:style-name="Table32.B11" office:value-type="string">
            <text:p text:style-name="P264">4</text:p>
          </table:table-cell>
          <table:table-cell table:style-name="Table32.C11" office:value-type="string">
            <text:p text:style-name="P274">encryptedData</text:p>
          </table:table-cell>
          <table:table-cell table:style-name="Table32.D11" office:value-type="string">
            <text:p text:style-name="P270">raw</text:p>
          </table:table-cell>
          <table:table-cell table:style-name="Table32.E5" office:value-type="float" office:value="96">
            <text:p text:style-name="P275">96</text:p>
          </table:table-cell>
          <table:table-cell table:style-name="Table32.F11" office:value-type="string">
            <text:p text:style-name="P276">all remaining data stored as <text:span text:style-name="T12">encrypted </text:span>raw</text:p>
          </table:table-cell>
        </table:table-row>
        <table:table-row table:style-name="Table32.12">
          <table:table-cell table:style-name="Table32.A12" office:value-type="string">
            <text:p text:style-name="P246"/>
          </table:table-cell>
          <table:table-cell table:style-name="Table32.B12" table:number-columns-spanned="2" office:value-type="string">
            <text:p text:style-name="P246"/>
          </table:table-cell>
          <table:covered-table-cell/>
          <table:table-cell table:style-name="Table32.D12" office:value-type="string">
            <text:p text:style-name="P259">Total Size:</text:p>
          </table:table-cell>
          <table:table-cell table:style-name="Table32.E12" office:value-type="string">
            <text:p text:style-name="P275">11<text:span text:style-name="T40">2</text:span>n</text:p>
          </table:table-cell>
          <table:table-cell table:style-name="Table32.F12" office:value-type="string">
            <text:p text:style-name="P21">bytes</text:p>
          </table:table-cell>
        </table:table-row>
      </table:table>
      <text:p text:style-name="P246"/>
      <text:p text:style-name="P246"/>
      <table:table table:name="Table33" table:style-name="Table33">
        <table:table-column table:style-name="Table33.A" table:number-columns-repeated="2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247"/>
          </table:table-cell>
          <table:table-cell table:style-name="Table33.B1" table:number-columns-spanned="5" office:value-type="string">
            <text:p text:style-name="Style1"><text:bookmark-start text:name="__RefHeading___Toc11774_3954546579"/>Client Request: /syncdown/<text:span text:style-name="T39">reminders/daily</text:span><text:bookmark-end text:name="__RefHeading___Toc1177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247"/>
          </table:table-cell>
          <table:table-cell table:style-name="Table33.B3" office:value-type="string">
            <text:p text:style-name="P248">#</text:p>
          </table:table-cell>
          <table:table-cell table:style-name="Table33.B3" office:value-type="string">
            <text:p text:style-name="P249">Field Name</text:p>
          </table:table-cell>
          <table:table-cell table:style-name="Table33.B3" office:value-type="string">
            <text:p text:style-name="P250">Data Type</text:p>
          </table:table-cell>
          <table:table-cell table:style-name="Table33.B3" office:value-type="string">
            <text:p text:style-name="P250">Size</text:p>
          </table:table-cell>
          <table:table-cell table:style-name="Table33.F3" office:value-type="string">
            <text:p text:style-name="P250">Description</text:p>
          </table:table-cell>
        </table:table-row>
        <table:table-row table:style-name="Table33.4">
          <table:table-cell table:style-name="Table33.A4" table:number-rows-spanned="4" office:value-type="string">
            <text:p text:style-name="P251"/>
          </table:table-cell>
          <table:table-cell table:style-name="Table33.B4" office:value-type="string">
            <text:p text:style-name="P252">1</text:p>
          </table:table-cell>
          <table:table-cell table:style-name="Table33.B4" office:value-type="string">
            <text:p text:style-name="P253">userID</text:p>
          </table:table-cell>
          <table:table-cell table:style-name="Table33.B4" office:value-type="string">
            <text:p text:style-name="P254">bigint</text:p>
          </table:table-cell>
          <table:table-cell table:style-name="Table33.E4" office:value-type="float" office:value="8">
            <text:p text:style-name="P255">8</text:p>
          </table:table-cell>
          <table:table-cell table:style-name="Table33.F4" office:value-type="string">
            <text:p text:style-name="P256">ID <text:span text:style-name="T3">that uniquely identifies user</text:span></text:p>
          </table:table-cell>
        </table:table-row>
        <table:table-row table:style-name="Table33.5">
          <table:covered-table-cell table:style-name="Table33.A4"/>
          <table:table-cell table:style-name="Table33.B5" office:value-type="string">
            <text:p text:style-name="P252">2</text:p>
          </table:table-cell>
          <table:table-cell table:style-name="Table33.C5" office:value-type="string">
            <text:p text:style-name="P257">authToken</text:p>
          </table:table-cell>
          <table:table-cell table:style-name="Table33.D5" office:value-type="string">
            <text:p text:style-name="P257">raw</text:p>
          </table:table-cell>
          <table:table-cell table:style-name="Table33.E5" office:value-type="float" office:value="32">
            <text:p text:style-name="P257">32</text:p>
          </table:table-cell>
          <table:table-cell table:style-name="Table33.F5" office:value-type="string">
            <text:p text:style-name="P214">generated authentication token to validate a login session</text:p>
          </table:table-cell>
        </table:table-row>
        <table:table-row table:style-name="Table33.6">
          <table:covered-table-cell table:style-name="Table33.A4"/>
          <table:table-cell table:style-name="Table33.B4" office:value-type="string">
            <text:p text:style-name="P258">3</text:p>
          </table:table-cell>
          <table:table-cell table:style-name="Table33.B4" office:value-type="string">
            <text:p text:style-name="P257">startTime</text:p>
          </table:table-cell>
          <table:table-cell table:style-name="Table33.B4" office:value-type="string">
            <text:p text:style-name="P253">bigint</text:p>
          </table:table-cell>
          <table:table-cell table:style-name="Table33.E4" office:value-type="float" office:value="8">
            <text:p text:style-name="P253">8</text:p>
          </table:table-cell>
          <table:table-cell table:style-name="Table33.F6" office:value-type="string">
            <text:p text:style-name="P256">time in milliseconds since the UNIX epoch of <text:span text:style-name="T35">the least recently updated items to fetch</text:span></text:p>
          </table:table-cell>
        </table:table-row>
        <table:table-row table:style-name="Table33.7">
          <table:covered-table-cell table:style-name="Table33.A4"/>
          <table:table-cell table:style-name="Table33.B7" office:value-type="string">
            <text:p text:style-name="P258">4</text:p>
          </table:table-cell>
          <table:table-cell table:style-name="Table33.C7" office:value-type="string">
            <text:p text:style-name="P257">endTime</text:p>
          </table:table-cell>
          <table:table-cell table:style-name="Table33.D7" office:value-type="string">
            <text:p text:style-name="P253">bigint</text:p>
          </table:table-cell>
          <table:table-cell table:style-name="Table33.E5" office:value-type="float" office:value="8">
            <text:p text:style-name="P253">8</text:p>
          </table:table-cell>
          <table:table-cell table:style-name="Table33.F7" office:value-type="string">
            <text:p text:style-name="P256">time in milliseconds since the UNIX epoch of <text:span text:style-name="T35">the most recently updated items to fetch</text:span></text:p>
          </table:table-cell>
        </table:table-row>
        <table:table-row table:style-name="Table33.8">
          <table:table-cell table:style-name="Table33.A8" office:value-type="string">
            <text:p text:style-name="P246"/>
          </table:table-cell>
          <table:table-cell table:style-name="Table33.B8" table:number-columns-spanned="2" office:value-type="string">
            <text:p text:style-name="P246"/>
          </table:table-cell>
          <table:covered-table-cell/>
          <table:table-cell table:style-name="Table33.D8" office:value-type="string">
            <text:p text:style-name="P259">Total Size:</text:p>
          </table:table-cell>
          <table:table-cell table:style-name="Table33.E8" office:value-type="float" office:value="56">
            <text:p text:style-name="P257">56</text:p>
          </table:table-cell>
          <table:table-cell table:style-name="Table33.F8" office:value-type="string">
            <text:p text:style-name="P21">bytes</text:p>
          </table:table-cell>
        </table:table-row>
      </table:table>
      <text:p text:style-name="P246"/>
      <text:p text:style-name="P260"/>
      <text:p text:style-name="P261"/>
      <table:table table:name="Table34" table:style-name="Table34">
        <table:table-column table:style-name="Table34.A" table:number-columns-repeated="2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247"/>
          </table:table-cell>
          <table:table-cell table:style-name="Table34.B1" table:number-columns-spanned="5" office:value-type="string">
            <text:p text:style-name="P262"><text:span text:style-name="T36">Server Response:</text:span> /<text:span text:style-name="T36">syncdown</text:span>/<text:span text:style-name="T39">reminders/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247"/>
          </table:table-cell>
          <table:table-cell table:style-name="Table34.B3" office:value-type="string">
            <text:p text:style-name="P248">#</text:p>
          </table:table-cell>
          <table:table-cell table:style-name="Table34.B3" office:value-type="string">
            <text:p text:style-name="P249">Field Name</text:p>
          </table:table-cell>
          <table:table-cell table:style-name="Table34.B3" office:value-type="string">
            <text:p text:style-name="P250">Data Type</text:p>
          </table:table-cell>
          <table:table-cell table:style-name="Table34.B3" office:value-type="string">
            <text:p text:style-name="P250">Size</text:p>
          </table:table-cell>
          <table:table-cell table:style-name="Table34.F3" office:value-type="string">
            <text:p text:style-name="P250">Description</text:p>
          </table:table-cell>
        </table:table-row>
        <table:table-row table:style-name="Table34.4">
          <table:table-cell table:style-name="Table34.A4" table:number-rows-spanned="3" office:value-type="string">
            <text:p text:style-name="P263">H<text:span text:style-name="T37">eader</text:span></text:p>
          </table:table-cell>
          <table:table-cell table:style-name="Table34.B4" office:value-type="string">
            <text:p text:style-name="P264">1</text:p>
          </table:table-cell>
          <table:table-cell table:style-name="Table34.B4" office:value-type="string">
            <text:p text:style-name="P265">recordCount</text:p>
          </table:table-cell>
          <table:table-cell table:style-name="Table34.B4" office:value-type="string">
            <text:p text:style-name="P266">int</text:p>
          </table:table-cell>
          <table:table-cell table:style-name="Table34.E4" office:value-type="float" office:value="4">
            <text:p text:style-name="P266">4</text:p>
          </table:table-cell>
          <table:table-cell table:style-name="Table34.F4" office:value-type="string">
            <text:p text:style-name="P97">the number of records in the repeated section</text:p>
          </table:table-cell>
        </table:table-row>
        <table:table-row table:style-name="Table34.5">
          <table:covered-table-cell table:style-name="Table34.A4"/>
          <table:table-cell table:style-name="Table34.B5" office:value-type="string">
            <text:p text:style-name="P252"/>
          </table:table-cell>
          <table:table-cell table:style-name="Table34.C5" office:value-type="string">
            <text:p text:style-name="P265"/>
          </table:table-cell>
          <table:table-cell table:style-name="Table34.D5" office:value-type="string">
            <text:p text:style-name="P265"/>
          </table:table-cell>
          <table:table-cell table:style-name="Table34.E5">
            <text:p text:style-name="P265"/>
          </table:table-cell>
          <table:table-cell table:style-name="Table34.F5" office:value-type="string">
            <text:p text:style-name="P214"/>
          </table:table-cell>
        </table:table-row>
        <table:table-row table:style-name="Table34.6">
          <table:covered-table-cell table:style-name="Table34.A4"/>
          <table:table-cell table:style-name="Table34.B4" office:value-type="string">
            <text:p text:style-name="P267"/>
          </table:table-cell>
          <table:table-cell table:style-name="Table34.B4" office:value-type="string">
            <text:p text:style-name="P265"/>
          </table:table-cell>
          <table:table-cell table:style-name="Table34.B4" office:value-type="string">
            <text:p text:style-name="P266"/>
          </table:table-cell>
          <table:table-cell table:style-name="Table34.E4">
            <text:p text:style-name="P266"/>
          </table:table-cell>
          <table:table-cell table:style-name="Table34.F6" office:value-type="string">
            <text:p text:style-name="P268"/>
          </table:table-cell>
        </table:table-row>
        <table:table-row table:style-name="Table34.7">
          <table:table-cell table:style-name="Table34.A7" office:value-type="string">
            <text:p text:style-name="P260"/>
          </table:table-cell>
          <table:table-cell table:style-name="Table34.B7" office:value-type="string">
            <text:p text:style-name="P138"/>
          </table:table-cell>
          <table:table-cell table:style-name="Table34.C7" office:value-type="string">
            <text:p text:style-name="P138"/>
          </table:table-cell>
          <table:table-cell table:style-name="Table34.D7" office:value-type="string">
            <text:p text:style-name="P138">Total Size:</text:p>
          </table:table-cell>
          <table:table-cell table:style-name="Table34.E7" office:value-type="float" office:value="4">
            <text:p text:style-name="P138">4</text:p>
          </table:table-cell>
          <table:table-cell table:style-name="Table34.F7" office:value-type="string">
            <text:p text:style-name="P138">bytes</text:p>
          </table:table-cell>
        </table:table-row>
        <table:table-row table:style-name="Table34.8">
          <table:table-cell table:style-name="Table34.A4" table:number-rows-spanned="4" office:value-type="string">
            <text:p text:style-name="P269">Repeated</text:p>
          </table:table-cell>
          <table:table-cell table:style-name="Table34.B4" office:value-type="string">
            <text:p text:style-name="P264">2</text:p>
          </table:table-cell>
          <table:table-cell table:style-name="Table34.C8" office:value-type="string">
            <text:p text:style-name="P265">itemID</text:p>
          </table:table-cell>
          <table:table-cell table:style-name="Table34.B4" office:value-type="string">
            <text:p text:style-name="P270">bigint</text:p>
          </table:table-cell>
          <table:table-cell table:style-name="Table34.E4" office:value-type="float" office:value="8">
            <text:p text:style-name="P270">8</text:p>
          </table:table-cell>
          <table:table-cell table:style-name="Table34.F8" office:value-type="string">
            <text:p text:style-name="P256">unique-<text:span text:style-name="T3">to-user</text:span> ID for notes, reminders, recurring reminders, and overrides</text:p>
          </table:table-cell>
        </table:table-row>
        <table:table-row table:style-name="Table34.8">
          <table:covered-table-cell table:style-name="Table34.A4"/>
          <table:table-cell table:style-name="Table34.B9" office:value-type="string">
            <text:p text:style-name="P264">3</text:p>
          </table:table-cell>
          <table:table-cell table:style-name="Table34.C9" office:value-type="string">
            <text:p text:style-name="P265">lastModified</text:p>
          </table:table-cell>
          <table:table-cell table:style-name="Table34.D9" office:value-type="string">
            <text:p text:style-name="P270">bigint</text:p>
          </table:table-cell>
          <table:table-cell table:style-name="Table34.E5" office:value-type="float" office:value="8">
            <text:p text:style-name="P270">8</text:p>
          </table:table-cell>
          <table:table-cell table:style-name="Table34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4.10">
          <table:covered-table-cell table:style-name="Table34.A4"/>
          <table:table-cell table:style-name="Table34.B4" office:value-type="string">
            <text:p text:style-name="P271"/>
          </table:table-cell>
          <table:table-cell table:style-name="Table34.B4" office:value-type="string">
            <text:p text:style-name="P272"><text:span text:style-name="T11"/></text:p>
          </table:table-cell>
          <table:table-cell table:style-name="Table34.B4" office:value-type="string">
            <text:p text:style-name="P271"/>
          </table:table-cell>
          <table:table-cell table:style-name="Table34.E4">
            <text:p text:style-name="P271"/>
          </table:table-cell>
          <table:table-cell table:style-name="Table34.F10" office:value-type="string">
            <text:p text:style-name="P273"/>
          </table:table-cell>
        </table:table-row>
        <table:table-row table:style-name="Table34.11">
          <table:covered-table-cell table:style-name="Table34.A4"/>
          <table:table-cell table:style-name="Table34.B11" office:value-type="string">
            <text:p text:style-name="P264">4</text:p>
          </table:table-cell>
          <table:table-cell table:style-name="Table34.C11" office:value-type="string">
            <text:p text:style-name="P274">encryptedData</text:p>
          </table:table-cell>
          <table:table-cell table:style-name="Table34.D11" office:value-type="string">
            <text:p text:style-name="P270">raw</text:p>
          </table:table-cell>
          <table:table-cell table:style-name="Table34.E5" office:value-type="float" office:value="96">
            <text:p text:style-name="P275">96</text:p>
          </table:table-cell>
          <table:table-cell table:style-name="Table34.F11" office:value-type="string">
            <text:p text:style-name="P276">all remaining data stored as <text:span text:style-name="T12">encrypted </text:span>raw</text:p>
          </table:table-cell>
        </table:table-row>
        <table:table-row table:style-name="Table34.12">
          <table:table-cell table:style-name="Table34.A12" office:value-type="string">
            <text:p text:style-name="P246"/>
          </table:table-cell>
          <table:table-cell table:style-name="Table34.B12" table:number-columns-spanned="2" office:value-type="string">
            <text:p text:style-name="P246"/>
          </table:table-cell>
          <table:covered-table-cell/>
          <table:table-cell table:style-name="Table34.D12" office:value-type="string">
            <text:p text:style-name="P259">Total Size:</text:p>
          </table:table-cell>
          <table:table-cell table:style-name="Table34.E12" office:value-type="string">
            <text:p text:style-name="P275">11<text:span text:style-name="T40">2</text:span>n</text:p>
          </table:table-cell>
          <table:table-cell table:style-name="Table34.F12" office:value-type="string">
            <text:p text:style-name="P21">bytes</text:p>
          </table:table-cell>
        </table:table-row>
      </table:table>
      <text:p text:style-name="P246"/>
      <text:p text:style-name="P246"/>
      <table:table table:name="Table35" table:style-name="Table35">
        <table:table-column table:style-name="Table35.A" table:number-columns-repeated="2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247"/>
          </table:table-cell>
          <table:table-cell table:style-name="Table35.B1" table:number-columns-spanned="5" office:value-type="string">
            <text:p text:style-name="Style1"><text:bookmark-start text:name="__RefHeading___Toc11772_3954546579"/>Client Request: /syncdown/<text:span text:style-name="T39">reminders/weekly</text:span><text:bookmark-end text:name="__RefHeading___Toc1177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3" office:value-type="string">
            <text:p text:style-name="P247"/>
          </table:table-cell>
          <table:table-cell table:style-name="Table35.B3" office:value-type="string">
            <text:p text:style-name="P248">#</text:p>
          </table:table-cell>
          <table:table-cell table:style-name="Table35.B3" office:value-type="string">
            <text:p text:style-name="P249">Field Name</text:p>
          </table:table-cell>
          <table:table-cell table:style-name="Table35.B3" office:value-type="string">
            <text:p text:style-name="P250">Data Type</text:p>
          </table:table-cell>
          <table:table-cell table:style-name="Table35.B3" office:value-type="string">
            <text:p text:style-name="P250">Size</text:p>
          </table:table-cell>
          <table:table-cell table:style-name="Table35.F3" office:value-type="string">
            <text:p text:style-name="P250">Description</text:p>
          </table:table-cell>
        </table:table-row>
        <table:table-row table:style-name="Table35.4">
          <table:table-cell table:style-name="Table35.A4" table:number-rows-spanned="4" office:value-type="string">
            <text:p text:style-name="P251"/>
          </table:table-cell>
          <table:table-cell table:style-name="Table35.B4" office:value-type="string">
            <text:p text:style-name="P252">1</text:p>
          </table:table-cell>
          <table:table-cell table:style-name="Table35.B4" office:value-type="string">
            <text:p text:style-name="P253">userID</text:p>
          </table:table-cell>
          <table:table-cell table:style-name="Table35.B4" office:value-type="string">
            <text:p text:style-name="P254">bigint</text:p>
          </table:table-cell>
          <table:table-cell table:style-name="Table35.E4" office:value-type="float" office:value="8">
            <text:p text:style-name="P255">8</text:p>
          </table:table-cell>
          <table:table-cell table:style-name="Table35.F4" office:value-type="string">
            <text:p text:style-name="P256">ID <text:span text:style-name="T3">that uniquely identifies user</text:span></text:p>
          </table:table-cell>
        </table:table-row>
        <table:table-row table:style-name="Table35.5">
          <table:covered-table-cell table:style-name="Table35.A4"/>
          <table:table-cell table:style-name="Table35.B5" office:value-type="string">
            <text:p text:style-name="P252">2</text:p>
          </table:table-cell>
          <table:table-cell table:style-name="Table35.C5" office:value-type="string">
            <text:p text:style-name="P257">authToken</text:p>
          </table:table-cell>
          <table:table-cell table:style-name="Table35.D5" office:value-type="string">
            <text:p text:style-name="P257">raw</text:p>
          </table:table-cell>
          <table:table-cell table:style-name="Table35.E5" office:value-type="float" office:value="32">
            <text:p text:style-name="P257">32</text:p>
          </table:table-cell>
          <table:table-cell table:style-name="Table35.F5" office:value-type="string">
            <text:p text:style-name="P214">generated authentication token to validate a login session</text:p>
          </table:table-cell>
        </table:table-row>
        <table:table-row table:style-name="Table35.6">
          <table:covered-table-cell table:style-name="Table35.A4"/>
          <table:table-cell table:style-name="Table35.B4" office:value-type="string">
            <text:p text:style-name="P258">3</text:p>
          </table:table-cell>
          <table:table-cell table:style-name="Table35.B4" office:value-type="string">
            <text:p text:style-name="P257">startTime</text:p>
          </table:table-cell>
          <table:table-cell table:style-name="Table35.B4" office:value-type="string">
            <text:p text:style-name="P253">bigint</text:p>
          </table:table-cell>
          <table:table-cell table:style-name="Table35.E4" office:value-type="float" office:value="8">
            <text:p text:style-name="P253">8</text:p>
          </table:table-cell>
          <table:table-cell table:style-name="Table35.F6" office:value-type="string">
            <text:p text:style-name="P256">time in milliseconds since the UNIX epoch of <text:span text:style-name="T35">the least recently updated items to fetch</text:span></text:p>
          </table:table-cell>
        </table:table-row>
        <table:table-row table:style-name="Table35.7">
          <table:covered-table-cell table:style-name="Table35.A4"/>
          <table:table-cell table:style-name="Table35.B7" office:value-type="string">
            <text:p text:style-name="P258">4</text:p>
          </table:table-cell>
          <table:table-cell table:style-name="Table35.C7" office:value-type="string">
            <text:p text:style-name="P257">endTime</text:p>
          </table:table-cell>
          <table:table-cell table:style-name="Table35.D7" office:value-type="string">
            <text:p text:style-name="P253">bigint</text:p>
          </table:table-cell>
          <table:table-cell table:style-name="Table35.E5" office:value-type="float" office:value="8">
            <text:p text:style-name="P253">8</text:p>
          </table:table-cell>
          <table:table-cell table:style-name="Table35.F7" office:value-type="string">
            <text:p text:style-name="P256">time in milliseconds since the UNIX epoch of <text:span text:style-name="T35">the most recently updated items to fetch</text:span></text:p>
          </table:table-cell>
        </table:table-row>
        <table:table-row table:style-name="Table35.8">
          <table:table-cell table:style-name="Table35.A8" office:value-type="string">
            <text:p text:style-name="P246"/>
          </table:table-cell>
          <table:table-cell table:style-name="Table35.B8" table:number-columns-spanned="2" office:value-type="string">
            <text:p text:style-name="P246"/>
          </table:table-cell>
          <table:covered-table-cell/>
          <table:table-cell table:style-name="Table35.D8" office:value-type="string">
            <text:p text:style-name="P259">Total Size:</text:p>
          </table:table-cell>
          <table:table-cell table:style-name="Table35.E8" office:value-type="float" office:value="56">
            <text:p text:style-name="P257">56</text:p>
          </table:table-cell>
          <table:table-cell table:style-name="Table35.F8" office:value-type="string">
            <text:p text:style-name="P21">bytes</text:p>
          </table:table-cell>
        </table:table-row>
      </table:table>
      <text:p text:style-name="P246"/>
      <text:p text:style-name="P260"/>
      <text:p text:style-name="P261"/>
      <table:table table:name="Table36" table:style-name="Table36">
        <table:table-column table:style-name="Table36.A" table:number-columns-repeated="2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47"/>
          </table:table-cell>
          <table:table-cell table:style-name="Table36.B1" table:number-columns-spanned="5" office:value-type="string">
            <text:p text:style-name="P262"><text:span text:style-name="T36">Server Response:</text:span> /<text:span text:style-name="T36">syncdown</text:span>/<text:span text:style-name="T39">reminders/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3" office:value-type="string">
            <text:p text:style-name="P247"/>
          </table:table-cell>
          <table:table-cell table:style-name="Table36.B3" office:value-type="string">
            <text:p text:style-name="P248">#</text:p>
          </table:table-cell>
          <table:table-cell table:style-name="Table36.B3" office:value-type="string">
            <text:p text:style-name="P249">Field Name</text:p>
          </table:table-cell>
          <table:table-cell table:style-name="Table36.B3" office:value-type="string">
            <text:p text:style-name="P250">Data Type</text:p>
          </table:table-cell>
          <table:table-cell table:style-name="Table36.B3" office:value-type="string">
            <text:p text:style-name="P250">Size</text:p>
          </table:table-cell>
          <table:table-cell table:style-name="Table36.F3" office:value-type="string">
            <text:p text:style-name="P250">Description</text:p>
          </table:table-cell>
        </table:table-row>
        <table:table-row table:style-name="Table36.4">
          <table:table-cell table:style-name="Table36.A4" table:number-rows-spanned="3" office:value-type="string">
            <text:p text:style-name="P263">H<text:span text:style-name="T37">eader</text:span></text:p>
          </table:table-cell>
          <table:table-cell table:style-name="Table36.B4" office:value-type="string">
            <text:p text:style-name="P264">1</text:p>
          </table:table-cell>
          <table:table-cell table:style-name="Table36.B4" office:value-type="string">
            <text:p text:style-name="P265">recordCount</text:p>
          </table:table-cell>
          <table:table-cell table:style-name="Table36.B4" office:value-type="string">
            <text:p text:style-name="P266">int</text:p>
          </table:table-cell>
          <table:table-cell table:style-name="Table36.E4" office:value-type="float" office:value="4">
            <text:p text:style-name="P266">4</text:p>
          </table:table-cell>
          <table:table-cell table:style-name="Table36.F4" office:value-type="string">
            <text:p text:style-name="P97">the number of records in the repeated section</text:p>
          </table:table-cell>
        </table:table-row>
        <table:table-row table:style-name="Table36.5">
          <table:covered-table-cell table:style-name="Table36.A4"/>
          <table:table-cell table:style-name="Table36.B5" office:value-type="string">
            <text:p text:style-name="P252"/>
          </table:table-cell>
          <table:table-cell table:style-name="Table36.C5" office:value-type="string">
            <text:p text:style-name="P265"/>
          </table:table-cell>
          <table:table-cell table:style-name="Table36.D5" office:value-type="string">
            <text:p text:style-name="P265"/>
          </table:table-cell>
          <table:table-cell table:style-name="Table36.E5">
            <text:p text:style-name="P265"/>
          </table:table-cell>
          <table:table-cell table:style-name="Table36.F5" office:value-type="string">
            <text:p text:style-name="P214"/>
          </table:table-cell>
        </table:table-row>
        <table:table-row table:style-name="Table36.6">
          <table:covered-table-cell table:style-name="Table36.A4"/>
          <table:table-cell table:style-name="Table36.B4" office:value-type="string">
            <text:p text:style-name="P267"/>
          </table:table-cell>
          <table:table-cell table:style-name="Table36.B4" office:value-type="string">
            <text:p text:style-name="P265"/>
          </table:table-cell>
          <table:table-cell table:style-name="Table36.B4" office:value-type="string">
            <text:p text:style-name="P266"/>
          </table:table-cell>
          <table:table-cell table:style-name="Table36.E4">
            <text:p text:style-name="P266"/>
          </table:table-cell>
          <table:table-cell table:style-name="Table36.F6" office:value-type="string">
            <text:p text:style-name="P268"/>
          </table:table-cell>
        </table:table-row>
        <table:table-row table:style-name="Table36.7">
          <table:table-cell table:style-name="Table36.A7" office:value-type="string">
            <text:p text:style-name="P260"/>
          </table:table-cell>
          <table:table-cell table:style-name="Table36.B7" office:value-type="string">
            <text:p text:style-name="P138"/>
          </table:table-cell>
          <table:table-cell table:style-name="Table36.C7" office:value-type="string">
            <text:p text:style-name="P138"/>
          </table:table-cell>
          <table:table-cell table:style-name="Table36.D7" office:value-type="string">
            <text:p text:style-name="P138">Total Size:</text:p>
          </table:table-cell>
          <table:table-cell table:style-name="Table36.E7" office:value-type="float" office:value="4">
            <text:p text:style-name="P138">4</text:p>
          </table:table-cell>
          <table:table-cell table:style-name="Table36.F7" office:value-type="string">
            <text:p text:style-name="P138">bytes</text:p>
          </table:table-cell>
        </table:table-row>
        <table:table-row table:style-name="Table36.8">
          <table:table-cell table:style-name="Table36.A4" table:number-rows-spanned="4" office:value-type="string">
            <text:p text:style-name="P269">Repeated</text:p>
          </table:table-cell>
          <table:table-cell table:style-name="Table36.B4" office:value-type="string">
            <text:p text:style-name="P264">2</text:p>
          </table:table-cell>
          <table:table-cell table:style-name="Table36.C8" office:value-type="string">
            <text:p text:style-name="P265">itemID</text:p>
          </table:table-cell>
          <table:table-cell table:style-name="Table36.B4" office:value-type="string">
            <text:p text:style-name="P270">bigint</text:p>
          </table:table-cell>
          <table:table-cell table:style-name="Table36.E4" office:value-type="float" office:value="8">
            <text:p text:style-name="P270">8</text:p>
          </table:table-cell>
          <table:table-cell table:style-name="Table36.F8" office:value-type="string">
            <text:p text:style-name="P256">unique-<text:span text:style-name="T3">to-user</text:span> ID for notes, reminders, recurring reminders, and overrides</text:p>
          </table:table-cell>
        </table:table-row>
        <table:table-row table:style-name="Table36.8">
          <table:covered-table-cell table:style-name="Table36.A4"/>
          <table:table-cell table:style-name="Table36.B9" office:value-type="string">
            <text:p text:style-name="P264">3</text:p>
          </table:table-cell>
          <table:table-cell table:style-name="Table36.C9" office:value-type="string">
            <text:p text:style-name="P265">lastModified</text:p>
          </table:table-cell>
          <table:table-cell table:style-name="Table36.D9" office:value-type="string">
            <text:p text:style-name="P270">bigint</text:p>
          </table:table-cell>
          <table:table-cell table:style-name="Table36.E5" office:value-type="float" office:value="8">
            <text:p text:style-name="P270">8</text:p>
          </table:table-cell>
          <table:table-cell table:style-name="Table36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6.10">
          <table:covered-table-cell table:style-name="Table36.A4"/>
          <table:table-cell table:style-name="Table36.B4" office:value-type="string">
            <text:p text:style-name="P271"/>
          </table:table-cell>
          <table:table-cell table:style-name="Table36.B4" office:value-type="string">
            <text:p text:style-name="P272"><text:span text:style-name="T11"/></text:p>
          </table:table-cell>
          <table:table-cell table:style-name="Table36.B4" office:value-type="string">
            <text:p text:style-name="P271"/>
          </table:table-cell>
          <table:table-cell table:style-name="Table36.E4">
            <text:p text:style-name="P271"/>
          </table:table-cell>
          <table:table-cell table:style-name="Table36.F10" office:value-type="string">
            <text:p text:style-name="P273"/>
          </table:table-cell>
        </table:table-row>
        <table:table-row table:style-name="Table36.11">
          <table:covered-table-cell table:style-name="Table36.A4"/>
          <table:table-cell table:style-name="Table36.B11" office:value-type="string">
            <text:p text:style-name="P264">4</text:p>
          </table:table-cell>
          <table:table-cell table:style-name="Table36.C11" office:value-type="string">
            <text:p text:style-name="P274">encryptedData</text:p>
          </table:table-cell>
          <table:table-cell table:style-name="Table36.D11" office:value-type="string">
            <text:p text:style-name="P270">raw</text:p>
          </table:table-cell>
          <table:table-cell table:style-name="Table36.E5" office:value-type="float" office:value="96">
            <text:p text:style-name="P275">96</text:p>
          </table:table-cell>
          <table:table-cell table:style-name="Table36.F11" office:value-type="string">
            <text:p text:style-name="P276">all remaining data stored as <text:span text:style-name="T12">encrypted </text:span>raw</text:p>
          </table:table-cell>
        </table:table-row>
        <table:table-row table:style-name="Table36.12">
          <table:table-cell table:style-name="Table36.A12" office:value-type="string">
            <text:p text:style-name="P246"/>
          </table:table-cell>
          <table:table-cell table:style-name="Table36.B12" table:number-columns-spanned="2" office:value-type="string">
            <text:p text:style-name="P246"/>
          </table:table-cell>
          <table:covered-table-cell/>
          <table:table-cell table:style-name="Table36.D12" office:value-type="string">
            <text:p text:style-name="P259">Total Size:</text:p>
          </table:table-cell>
          <table:table-cell table:style-name="Table36.E12" office:value-type="string">
            <text:p text:style-name="P275">11<text:span text:style-name="T40">2</text:span>n</text:p>
          </table:table-cell>
          <table:table-cell table:style-name="Table36.F12" office:value-type="string">
            <text:p text:style-name="P21">bytes</text:p>
          </table:table-cell>
        </table:table-row>
      </table:table>
      <text:p text:style-name="P246"/>
      <text:p text:style-name="P246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office:value-type="string">
            <text:p text:style-name="P247"/>
          </table:table-cell>
          <table:table-cell table:style-name="Table37.B1" table:number-columns-spanned="5" office:value-type="string">
            <text:p text:style-name="Style1"><text:bookmark-start text:name="__RefHeading___Toc11770_3954546579"/>Client Request: /syncdown/<text:span text:style-name="T39">reminders/monthly</text:span><text:bookmark-end text:name="__RefHeading___Toc1177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3" office:value-type="string">
            <text:p text:style-name="P247"/>
          </table:table-cell>
          <table:table-cell table:style-name="Table37.B3" office:value-type="string">
            <text:p text:style-name="P248">#</text:p>
          </table:table-cell>
          <table:table-cell table:style-name="Table37.B3" office:value-type="string">
            <text:p text:style-name="P249">Field Name</text:p>
          </table:table-cell>
          <table:table-cell table:style-name="Table37.B3" office:value-type="string">
            <text:p text:style-name="P250">Data Type</text:p>
          </table:table-cell>
          <table:table-cell table:style-name="Table37.B3" office:value-type="string">
            <text:p text:style-name="P250">Size</text:p>
          </table:table-cell>
          <table:table-cell table:style-name="Table37.F3" office:value-type="string">
            <text:p text:style-name="P250">Description</text:p>
          </table:table-cell>
        </table:table-row>
        <table:table-row table:style-name="Table37.4">
          <table:table-cell table:style-name="Table37.A4" table:number-rows-spanned="4" office:value-type="string">
            <text:p text:style-name="P251"/>
          </table:table-cell>
          <table:table-cell table:style-name="Table37.B4" office:value-type="string">
            <text:p text:style-name="P252">1</text:p>
          </table:table-cell>
          <table:table-cell table:style-name="Table37.B4" office:value-type="string">
            <text:p text:style-name="P253">userID</text:p>
          </table:table-cell>
          <table:table-cell table:style-name="Table37.B4" office:value-type="string">
            <text:p text:style-name="P254">bigint</text:p>
          </table:table-cell>
          <table:table-cell table:style-name="Table37.E4" office:value-type="float" office:value="8">
            <text:p text:style-name="P255">8</text:p>
          </table:table-cell>
          <table:table-cell table:style-name="Table37.F4" office:value-type="string">
            <text:p text:style-name="P256">ID <text:span text:style-name="T3">that uniquely identifies user</text:span></text:p>
          </table:table-cell>
        </table:table-row>
        <table:table-row table:style-name="Table37.5">
          <table:covered-table-cell table:style-name="Table37.A4"/>
          <table:table-cell table:style-name="Table37.B5" office:value-type="string">
            <text:p text:style-name="P252">2</text:p>
          </table:table-cell>
          <table:table-cell table:style-name="Table37.C5" office:value-type="string">
            <text:p text:style-name="P257">authToken</text:p>
          </table:table-cell>
          <table:table-cell table:style-name="Table37.D5" office:value-type="string">
            <text:p text:style-name="P257">raw</text:p>
          </table:table-cell>
          <table:table-cell table:style-name="Table37.E5" office:value-type="float" office:value="32">
            <text:p text:style-name="P257">32</text:p>
          </table:table-cell>
          <table:table-cell table:style-name="Table37.F5" office:value-type="string">
            <text:p text:style-name="P214">generated authentication token to validate a login session</text:p>
          </table:table-cell>
        </table:table-row>
        <table:table-row table:style-name="Table37.6">
          <table:covered-table-cell table:style-name="Table37.A4"/>
          <table:table-cell table:style-name="Table37.B4" office:value-type="string">
            <text:p text:style-name="P258">3</text:p>
          </table:table-cell>
          <table:table-cell table:style-name="Table37.B4" office:value-type="string">
            <text:p text:style-name="P257">startTime</text:p>
          </table:table-cell>
          <table:table-cell table:style-name="Table37.B4" office:value-type="string">
            <text:p text:style-name="P253">bigint</text:p>
          </table:table-cell>
          <table:table-cell table:style-name="Table37.E4" office:value-type="float" office:value="8">
            <text:p text:style-name="P253">8</text:p>
          </table:table-cell>
          <table:table-cell table:style-name="Table37.F6" office:value-type="string">
            <text:p text:style-name="P256">time in milliseconds since the UNIX epoch of <text:span text:style-name="T35">the least recently updated items to fetch</text:span></text:p>
          </table:table-cell>
        </table:table-row>
        <table:table-row table:style-name="Table37.7">
          <table:covered-table-cell table:style-name="Table37.A4"/>
          <table:table-cell table:style-name="Table37.B7" office:value-type="string">
            <text:p text:style-name="P258">4</text:p>
          </table:table-cell>
          <table:table-cell table:style-name="Table37.C7" office:value-type="string">
            <text:p text:style-name="P257">endTime</text:p>
          </table:table-cell>
          <table:table-cell table:style-name="Table37.D7" office:value-type="string">
            <text:p text:style-name="P253">bigint</text:p>
          </table:table-cell>
          <table:table-cell table:style-name="Table37.E5" office:value-type="float" office:value="8">
            <text:p text:style-name="P253">8</text:p>
          </table:table-cell>
          <table:table-cell table:style-name="Table37.F7" office:value-type="string">
            <text:p text:style-name="P256">time in milliseconds since the UNIX epoch of <text:span text:style-name="T35">the most recently updated items to fetch</text:span></text:p>
          </table:table-cell>
        </table:table-row>
        <table:table-row table:style-name="Table37.8">
          <table:table-cell table:style-name="Table37.A8" office:value-type="string">
            <text:p text:style-name="P246"/>
          </table:table-cell>
          <table:table-cell table:style-name="Table37.B8" table:number-columns-spanned="2" office:value-type="string">
            <text:p text:style-name="P246"/>
          </table:table-cell>
          <table:covered-table-cell/>
          <table:table-cell table:style-name="Table37.D8" office:value-type="string">
            <text:p text:style-name="P259">Total Size:</text:p>
          </table:table-cell>
          <table:table-cell table:style-name="Table37.E8" office:value-type="float" office:value="56">
            <text:p text:style-name="P257">56</text:p>
          </table:table-cell>
          <table:table-cell table:style-name="Table37.F8" office:value-type="string">
            <text:p text:style-name="P21">bytes</text:p>
          </table:table-cell>
        </table:table-row>
      </table:table>
      <text:p text:style-name="P246"/>
      <text:p text:style-name="P260"/>
      <text:p text:style-name="P261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office:value-type="string">
            <text:p text:style-name="P247"/>
          </table:table-cell>
          <table:table-cell table:style-name="Table38.B1" table:number-columns-spanned="5" office:value-type="string">
            <text:p text:style-name="P262"><text:span text:style-name="T36">Server Response:</text:span> /<text:span text:style-name="T36">syncdown</text:span>/<text:span text:style-name="T39">reminders/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3" office:value-type="string">
            <text:p text:style-name="P247"/>
          </table:table-cell>
          <table:table-cell table:style-name="Table38.B3" office:value-type="string">
            <text:p text:style-name="P248">#</text:p>
          </table:table-cell>
          <table:table-cell table:style-name="Table38.B3" office:value-type="string">
            <text:p text:style-name="P249">Field Name</text:p>
          </table:table-cell>
          <table:table-cell table:style-name="Table38.B3" office:value-type="string">
            <text:p text:style-name="P250">Data Type</text:p>
          </table:table-cell>
          <table:table-cell table:style-name="Table38.B3" office:value-type="string">
            <text:p text:style-name="P250">Size</text:p>
          </table:table-cell>
          <table:table-cell table:style-name="Table38.F3" office:value-type="string">
            <text:p text:style-name="P250">Description</text:p>
          </table:table-cell>
        </table:table-row>
        <table:table-row table:style-name="Table38.4">
          <table:table-cell table:style-name="Table38.A4" table:number-rows-spanned="3" office:value-type="string">
            <text:p text:style-name="P263">H<text:span text:style-name="T37">eader</text:span></text:p>
          </table:table-cell>
          <table:table-cell table:style-name="Table38.B4" office:value-type="string">
            <text:p text:style-name="P264">1</text:p>
          </table:table-cell>
          <table:table-cell table:style-name="Table38.B4" office:value-type="string">
            <text:p text:style-name="P265">recordCount</text:p>
          </table:table-cell>
          <table:table-cell table:style-name="Table38.B4" office:value-type="string">
            <text:p text:style-name="P266">int</text:p>
          </table:table-cell>
          <table:table-cell table:style-name="Table38.E4" office:value-type="float" office:value="4">
            <text:p text:style-name="P266">4</text:p>
          </table:table-cell>
          <table:table-cell table:style-name="Table38.F4" office:value-type="string">
            <text:p text:style-name="P97">the number of records in the repeated section</text:p>
          </table:table-cell>
        </table:table-row>
        <table:table-row table:style-name="Table38.5">
          <table:covered-table-cell table:style-name="Table38.A4"/>
          <table:table-cell table:style-name="Table38.B5" office:value-type="string">
            <text:p text:style-name="P252"/>
          </table:table-cell>
          <table:table-cell table:style-name="Table38.C5" office:value-type="string">
            <text:p text:style-name="P265"/>
          </table:table-cell>
          <table:table-cell table:style-name="Table38.D5" office:value-type="string">
            <text:p text:style-name="P265"/>
          </table:table-cell>
          <table:table-cell table:style-name="Table38.E5">
            <text:p text:style-name="P265"/>
          </table:table-cell>
          <table:table-cell table:style-name="Table38.F5" office:value-type="string">
            <text:p text:style-name="P214"/>
          </table:table-cell>
        </table:table-row>
        <table:table-row table:style-name="Table38.6">
          <table:covered-table-cell table:style-name="Table38.A4"/>
          <table:table-cell table:style-name="Table38.B4" office:value-type="string">
            <text:p text:style-name="P267"/>
          </table:table-cell>
          <table:table-cell table:style-name="Table38.B4" office:value-type="string">
            <text:p text:style-name="P265"/>
          </table:table-cell>
          <table:table-cell table:style-name="Table38.B4" office:value-type="string">
            <text:p text:style-name="P266"/>
          </table:table-cell>
          <table:table-cell table:style-name="Table38.E4">
            <text:p text:style-name="P266"/>
          </table:table-cell>
          <table:table-cell table:style-name="Table38.F6" office:value-type="string">
            <text:p text:style-name="P268"/>
          </table:table-cell>
        </table:table-row>
        <table:table-row table:style-name="Table38.7">
          <table:table-cell table:style-name="Table38.A7" office:value-type="string">
            <text:p text:style-name="P260"/>
          </table:table-cell>
          <table:table-cell table:style-name="Table38.B7" office:value-type="string">
            <text:p text:style-name="P138"/>
          </table:table-cell>
          <table:table-cell table:style-name="Table38.C7" office:value-type="string">
            <text:p text:style-name="P138"/>
          </table:table-cell>
          <table:table-cell table:style-name="Table38.D7" office:value-type="string">
            <text:p text:style-name="P138">Total Size:</text:p>
          </table:table-cell>
          <table:table-cell table:style-name="Table38.E7" office:value-type="float" office:value="4">
            <text:p text:style-name="P138">4</text:p>
          </table:table-cell>
          <table:table-cell table:style-name="Table38.F7" office:value-type="string">
            <text:p text:style-name="P138">bytes</text:p>
          </table:table-cell>
        </table:table-row>
        <table:table-row table:style-name="Table38.8">
          <table:table-cell table:style-name="Table38.A4" table:number-rows-spanned="4" office:value-type="string">
            <text:p text:style-name="P269">Repeated</text:p>
          </table:table-cell>
          <table:table-cell table:style-name="Table38.B4" office:value-type="string">
            <text:p text:style-name="P264">2</text:p>
          </table:table-cell>
          <table:table-cell table:style-name="Table38.C8" office:value-type="string">
            <text:p text:style-name="P265">itemID</text:p>
          </table:table-cell>
          <table:table-cell table:style-name="Table38.B4" office:value-type="string">
            <text:p text:style-name="P270">bigint</text:p>
          </table:table-cell>
          <table:table-cell table:style-name="Table38.E4" office:value-type="float" office:value="8">
            <text:p text:style-name="P270">8</text:p>
          </table:table-cell>
          <table:table-cell table:style-name="Table38.F8" office:value-type="string">
            <text:p text:style-name="P256">unique-<text:span text:style-name="T3">to-user</text:span> ID for notes, reminders, recurring reminders, and overrides</text:p>
          </table:table-cell>
        </table:table-row>
        <table:table-row table:style-name="Table38.8">
          <table:covered-table-cell table:style-name="Table38.A4"/>
          <table:table-cell table:style-name="Table38.B9" office:value-type="string">
            <text:p text:style-name="P264">3</text:p>
          </table:table-cell>
          <table:table-cell table:style-name="Table38.C9" office:value-type="string">
            <text:p text:style-name="P265">lastModified</text:p>
          </table:table-cell>
          <table:table-cell table:style-name="Table38.D9" office:value-type="string">
            <text:p text:style-name="P270">bigint</text:p>
          </table:table-cell>
          <table:table-cell table:style-name="Table38.E5" office:value-type="float" office:value="8">
            <text:p text:style-name="P270">8</text:p>
          </table:table-cell>
          <table:table-cell table:style-name="Table38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8.10">
          <table:covered-table-cell table:style-name="Table38.A4"/>
          <table:table-cell table:style-name="Table38.B4" office:value-type="string">
            <text:p text:style-name="P271"/>
          </table:table-cell>
          <table:table-cell table:style-name="Table38.B4" office:value-type="string">
            <text:p text:style-name="P272"><text:span text:style-name="T11"/></text:p>
          </table:table-cell>
          <table:table-cell table:style-name="Table38.B4" office:value-type="string">
            <text:p text:style-name="P271"/>
          </table:table-cell>
          <table:table-cell table:style-name="Table38.E4">
            <text:p text:style-name="P271"/>
          </table:table-cell>
          <table:table-cell table:style-name="Table38.F10" office:value-type="string">
            <text:p text:style-name="P273"/>
          </table:table-cell>
        </table:table-row>
        <table:table-row table:style-name="Table38.11">
          <table:covered-table-cell table:style-name="Table38.A4"/>
          <table:table-cell table:style-name="Table38.B11" office:value-type="string">
            <text:p text:style-name="P264">4</text:p>
          </table:table-cell>
          <table:table-cell table:style-name="Table38.C11" office:value-type="string">
            <text:p text:style-name="P274">encryptedData</text:p>
          </table:table-cell>
          <table:table-cell table:style-name="Table38.D11" office:value-type="string">
            <text:p text:style-name="P270">raw</text:p>
          </table:table-cell>
          <table:table-cell table:style-name="Table38.E5" office:value-type="float" office:value="96">
            <text:p text:style-name="P275">96</text:p>
          </table:table-cell>
          <table:table-cell table:style-name="Table38.F11" office:value-type="string">
            <text:p text:style-name="P276">all remaining data stored as <text:span text:style-name="T12">encrypted </text:span>raw</text:p>
          </table:table-cell>
        </table:table-row>
        <table:table-row table:style-name="Table38.12">
          <table:table-cell table:style-name="Table38.A12" office:value-type="string">
            <text:p text:style-name="P246"/>
          </table:table-cell>
          <table:table-cell table:style-name="Table38.B12" table:number-columns-spanned="2" office:value-type="string">
            <text:p text:style-name="P246"/>
          </table:table-cell>
          <table:covered-table-cell/>
          <table:table-cell table:style-name="Table38.D12" office:value-type="string">
            <text:p text:style-name="P259">Total Size:</text:p>
          </table:table-cell>
          <table:table-cell table:style-name="Table38.E12" office:value-type="string">
            <text:p text:style-name="P275">11<text:span text:style-name="T40">2</text:span>n</text:p>
          </table:table-cell>
          <table:table-cell table:style-name="Table38.F12" office:value-type="string">
            <text:p text:style-name="P21">bytes</text:p>
          </table:table-cell>
        </table:table-row>
      </table:table>
      <text:p text:style-name="P246"/>
      <text:p text:style-name="P246"/>
      <table:table table:name="Table39" table:style-name="Table39">
        <table:table-column table:style-name="Table39.A" table:number-columns-repeated="2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247"/>
          </table:table-cell>
          <table:table-cell table:style-name="Table39.B1" table:number-columns-spanned="5" office:value-type="string">
            <text:p text:style-name="Style1"><text:bookmark-start text:name="__RefHeading___Toc11768_3954546579"/>Client Request: /syncdown/<text:span text:style-name="T39">reminders/</text:span><text:span text:style-name="T41">yearly</text:span><text:bookmark-end text:name="__RefHeading___Toc1176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3" office:value-type="string">
            <text:p text:style-name="P247"/>
          </table:table-cell>
          <table:table-cell table:style-name="Table39.B3" office:value-type="string">
            <text:p text:style-name="P248">#</text:p>
          </table:table-cell>
          <table:table-cell table:style-name="Table39.B3" office:value-type="string">
            <text:p text:style-name="P249">Field Name</text:p>
          </table:table-cell>
          <table:table-cell table:style-name="Table39.B3" office:value-type="string">
            <text:p text:style-name="P250">Data Type</text:p>
          </table:table-cell>
          <table:table-cell table:style-name="Table39.B3" office:value-type="string">
            <text:p text:style-name="P250">Size</text:p>
          </table:table-cell>
          <table:table-cell table:style-name="Table39.F3" office:value-type="string">
            <text:p text:style-name="P250">Description</text:p>
          </table:table-cell>
        </table:table-row>
        <table:table-row table:style-name="Table39.4">
          <table:table-cell table:style-name="Table39.A4" table:number-rows-spanned="4" office:value-type="string">
            <text:p text:style-name="P251"/>
          </table:table-cell>
          <table:table-cell table:style-name="Table39.B4" office:value-type="string">
            <text:p text:style-name="P252">1</text:p>
          </table:table-cell>
          <table:table-cell table:style-name="Table39.B4" office:value-type="string">
            <text:p text:style-name="P253">userID</text:p>
          </table:table-cell>
          <table:table-cell table:style-name="Table39.B4" office:value-type="string">
            <text:p text:style-name="P254">bigint</text:p>
          </table:table-cell>
          <table:table-cell table:style-name="Table39.E4" office:value-type="float" office:value="8">
            <text:p text:style-name="P255">8</text:p>
          </table:table-cell>
          <table:table-cell table:style-name="Table39.F4" office:value-type="string">
            <text:p text:style-name="P256">ID <text:span text:style-name="T3">that uniquely identifies user</text:span></text:p>
          </table:table-cell>
        </table:table-row>
        <table:table-row table:style-name="Table39.5">
          <table:covered-table-cell table:style-name="Table39.A4"/>
          <table:table-cell table:style-name="Table39.B5" office:value-type="string">
            <text:p text:style-name="P252">2</text:p>
          </table:table-cell>
          <table:table-cell table:style-name="Table39.C5" office:value-type="string">
            <text:p text:style-name="P257">authToken</text:p>
          </table:table-cell>
          <table:table-cell table:style-name="Table39.D5" office:value-type="string">
            <text:p text:style-name="P257">raw</text:p>
          </table:table-cell>
          <table:table-cell table:style-name="Table39.E5" office:value-type="float" office:value="32">
            <text:p text:style-name="P257">32</text:p>
          </table:table-cell>
          <table:table-cell table:style-name="Table39.F5" office:value-type="string">
            <text:p text:style-name="P214">generated authentication token to validate a login session</text:p>
          </table:table-cell>
        </table:table-row>
        <table:table-row table:style-name="Table39.6">
          <table:covered-table-cell table:style-name="Table39.A4"/>
          <table:table-cell table:style-name="Table39.B4" office:value-type="string">
            <text:p text:style-name="P258">3</text:p>
          </table:table-cell>
          <table:table-cell table:style-name="Table39.B4" office:value-type="string">
            <text:p text:style-name="P257">startTime</text:p>
          </table:table-cell>
          <table:table-cell table:style-name="Table39.B4" office:value-type="string">
            <text:p text:style-name="P253">bigint</text:p>
          </table:table-cell>
          <table:table-cell table:style-name="Table39.E4" office:value-type="float" office:value="8">
            <text:p text:style-name="P253">8</text:p>
          </table:table-cell>
          <table:table-cell table:style-name="Table39.F6" office:value-type="string">
            <text:p text:style-name="P256">time in milliseconds since the UNIX epoch of <text:span text:style-name="T35">the least recently updated items to fetch</text:span></text:p>
          </table:table-cell>
        </table:table-row>
        <table:table-row table:style-name="Table39.7">
          <table:covered-table-cell table:style-name="Table39.A4"/>
          <table:table-cell table:style-name="Table39.B7" office:value-type="string">
            <text:p text:style-name="P258">4</text:p>
          </table:table-cell>
          <table:table-cell table:style-name="Table39.C7" office:value-type="string">
            <text:p text:style-name="P257">endTime</text:p>
          </table:table-cell>
          <table:table-cell table:style-name="Table39.D7" office:value-type="string">
            <text:p text:style-name="P253">bigint</text:p>
          </table:table-cell>
          <table:table-cell table:style-name="Table39.E5" office:value-type="float" office:value="8">
            <text:p text:style-name="P253">8</text:p>
          </table:table-cell>
          <table:table-cell table:style-name="Table39.F7" office:value-type="string">
            <text:p text:style-name="P256">time in milliseconds since the UNIX epoch of <text:span text:style-name="T35">the most recently updated items to fetch</text:span></text:p>
          </table:table-cell>
        </table:table-row>
        <table:table-row table:style-name="Table39.8">
          <table:table-cell table:style-name="Table39.A8" office:value-type="string">
            <text:p text:style-name="P246"/>
          </table:table-cell>
          <table:table-cell table:style-name="Table39.B8" table:number-columns-spanned="2" office:value-type="string">
            <text:p text:style-name="P246"/>
          </table:table-cell>
          <table:covered-table-cell/>
          <table:table-cell table:style-name="Table39.D8" office:value-type="string">
            <text:p text:style-name="P259">Total Size:</text:p>
          </table:table-cell>
          <table:table-cell table:style-name="Table39.E8" office:value-type="float" office:value="56">
            <text:p text:style-name="P257">56</text:p>
          </table:table-cell>
          <table:table-cell table:style-name="Table39.F8" office:value-type="string">
            <text:p text:style-name="P21">bytes</text:p>
          </table:table-cell>
        </table:table-row>
      </table:table>
      <text:p text:style-name="P246"/>
      <text:p text:style-name="P260"/>
      <text:p text:style-name="P261"/>
      <table:table table:name="Table40" table:style-name="Table40">
        <table:table-column table:style-name="Table40.A" table:number-columns-repeated="2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47"/>
          </table:table-cell>
          <table:table-cell table:style-name="Table40.B1" table:number-columns-spanned="5" office:value-type="string">
            <text:p text:style-name="P277"><text:span text:style-name="T36">Server Response:</text:span> /<text:span text:style-name="T36">syncdown</text:span>/<text:span text:style-name="T39">reminders/</text:span><text:span text:style-name="T41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3" office:value-type="string">
            <text:p text:style-name="P247"/>
          </table:table-cell>
          <table:table-cell table:style-name="Table40.B3" office:value-type="string">
            <text:p text:style-name="P248">#</text:p>
          </table:table-cell>
          <table:table-cell table:style-name="Table40.B3" office:value-type="string">
            <text:p text:style-name="P249">Field Name</text:p>
          </table:table-cell>
          <table:table-cell table:style-name="Table40.B3" office:value-type="string">
            <text:p text:style-name="P250">Data Type</text:p>
          </table:table-cell>
          <table:table-cell table:style-name="Table40.B3" office:value-type="string">
            <text:p text:style-name="P250">Size</text:p>
          </table:table-cell>
          <table:table-cell table:style-name="Table40.F3" office:value-type="string">
            <text:p text:style-name="P250">Description</text:p>
          </table:table-cell>
        </table:table-row>
        <table:table-row table:style-name="Table40.4">
          <table:table-cell table:style-name="Table40.A4" table:number-rows-spanned="3" office:value-type="string">
            <text:p text:style-name="P263">H<text:span text:style-name="T37">eader</text:span></text:p>
          </table:table-cell>
          <table:table-cell table:style-name="Table40.B4" office:value-type="string">
            <text:p text:style-name="P264">1</text:p>
          </table:table-cell>
          <table:table-cell table:style-name="Table40.B4" office:value-type="string">
            <text:p text:style-name="P265">recordCount</text:p>
          </table:table-cell>
          <table:table-cell table:style-name="Table40.B4" office:value-type="string">
            <text:p text:style-name="P266">int</text:p>
          </table:table-cell>
          <table:table-cell table:style-name="Table40.E4" office:value-type="float" office:value="4">
            <text:p text:style-name="P266">4</text:p>
          </table:table-cell>
          <table:table-cell table:style-name="Table40.F4" office:value-type="string">
            <text:p text:style-name="P97">the number of records in the repeated section</text:p>
          </table:table-cell>
        </table:table-row>
        <table:table-row table:style-name="Table40.5">
          <table:covered-table-cell table:style-name="Table40.A4"/>
          <table:table-cell table:style-name="Table40.B5" office:value-type="string">
            <text:p text:style-name="P252"/>
          </table:table-cell>
          <table:table-cell table:style-name="Table40.C5" office:value-type="string">
            <text:p text:style-name="P265"/>
          </table:table-cell>
          <table:table-cell table:style-name="Table40.D5" office:value-type="string">
            <text:p text:style-name="P265"/>
          </table:table-cell>
          <table:table-cell table:style-name="Table40.E5">
            <text:p text:style-name="P265"/>
          </table:table-cell>
          <table:table-cell table:style-name="Table40.F5" office:value-type="string">
            <text:p text:style-name="P214"/>
          </table:table-cell>
        </table:table-row>
        <table:table-row table:style-name="Table40.6">
          <table:covered-table-cell table:style-name="Table40.A4"/>
          <table:table-cell table:style-name="Table40.B4" office:value-type="string">
            <text:p text:style-name="P267"/>
          </table:table-cell>
          <table:table-cell table:style-name="Table40.B4" office:value-type="string">
            <text:p text:style-name="P265"/>
          </table:table-cell>
          <table:table-cell table:style-name="Table40.B4" office:value-type="string">
            <text:p text:style-name="P266"/>
          </table:table-cell>
          <table:table-cell table:style-name="Table40.E4">
            <text:p text:style-name="P266"/>
          </table:table-cell>
          <table:table-cell table:style-name="Table40.F6" office:value-type="string">
            <text:p text:style-name="P268"/>
          </table:table-cell>
        </table:table-row>
        <table:table-row table:style-name="Table40.7">
          <table:table-cell table:style-name="Table40.A7" office:value-type="string">
            <text:p text:style-name="P260"/>
          </table:table-cell>
          <table:table-cell table:style-name="Table40.B7" office:value-type="string">
            <text:p text:style-name="P138"/>
          </table:table-cell>
          <table:table-cell table:style-name="Table40.C7" office:value-type="string">
            <text:p text:style-name="P138"/>
          </table:table-cell>
          <table:table-cell table:style-name="Table40.D7" office:value-type="string">
            <text:p text:style-name="P138">Total Size:</text:p>
          </table:table-cell>
          <table:table-cell table:style-name="Table40.E7" office:value-type="float" office:value="4">
            <text:p text:style-name="P138">4</text:p>
          </table:table-cell>
          <table:table-cell table:style-name="Table40.F7" office:value-type="string">
            <text:p text:style-name="P138">bytes</text:p>
          </table:table-cell>
        </table:table-row>
        <table:table-row table:style-name="Table40.8">
          <table:table-cell table:style-name="Table40.A4" table:number-rows-spanned="4" office:value-type="string">
            <text:p text:style-name="P269">Repeated</text:p>
          </table:table-cell>
          <table:table-cell table:style-name="Table40.B4" office:value-type="string">
            <text:p text:style-name="P264">2</text:p>
          </table:table-cell>
          <table:table-cell table:style-name="Table40.C8" office:value-type="string">
            <text:p text:style-name="P265">itemID</text:p>
          </table:table-cell>
          <table:table-cell table:style-name="Table40.B4" office:value-type="string">
            <text:p text:style-name="P270">bigint</text:p>
          </table:table-cell>
          <table:table-cell table:style-name="Table40.E4" office:value-type="float" office:value="8">
            <text:p text:style-name="P270">8</text:p>
          </table:table-cell>
          <table:table-cell table:style-name="Table40.F8" office:value-type="string">
            <text:p text:style-name="P256">unique-<text:span text:style-name="T3">to-user</text:span> ID for notes, reminders, recurring reminders, and overrides</text:p>
          </table:table-cell>
        </table:table-row>
        <table:table-row table:style-name="Table40.8">
          <table:covered-table-cell table:style-name="Table40.A4"/>
          <table:table-cell table:style-name="Table40.B9" office:value-type="string">
            <text:p text:style-name="P264">3</text:p>
          </table:table-cell>
          <table:table-cell table:style-name="Table40.C9" office:value-type="string">
            <text:p text:style-name="P265">lastModified</text:p>
          </table:table-cell>
          <table:table-cell table:style-name="Table40.D9" office:value-type="string">
            <text:p text:style-name="P270">bigint</text:p>
          </table:table-cell>
          <table:table-cell table:style-name="Table40.E5" office:value-type="float" office:value="8">
            <text:p text:style-name="P270">8</text:p>
          </table:table-cell>
          <table:table-cell table:style-name="Table40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40.10">
          <table:covered-table-cell table:style-name="Table40.A4"/>
          <table:table-cell table:style-name="Table40.B4" office:value-type="string">
            <text:p text:style-name="P271"/>
          </table:table-cell>
          <table:table-cell table:style-name="Table40.B4" office:value-type="string">
            <text:p text:style-name="P272"><text:span text:style-name="T11"/></text:p>
          </table:table-cell>
          <table:table-cell table:style-name="Table40.B4" office:value-type="string">
            <text:p text:style-name="P271"/>
          </table:table-cell>
          <table:table-cell table:style-name="Table40.E4">
            <text:p text:style-name="P271"/>
          </table:table-cell>
          <table:table-cell table:style-name="Table40.F10" office:value-type="string">
            <text:p text:style-name="P273"/>
          </table:table-cell>
        </table:table-row>
        <table:table-row table:style-name="Table40.11">
          <table:covered-table-cell table:style-name="Table40.A4"/>
          <table:table-cell table:style-name="Table40.B11" office:value-type="string">
            <text:p text:style-name="P264">4</text:p>
          </table:table-cell>
          <table:table-cell table:style-name="Table40.C11" office:value-type="string">
            <text:p text:style-name="P274">encryptedData</text:p>
          </table:table-cell>
          <table:table-cell table:style-name="Table40.D11" office:value-type="string">
            <text:p text:style-name="P270">raw</text:p>
          </table:table-cell>
          <table:table-cell table:style-name="Table40.E5" office:value-type="float" office:value="96">
            <text:p text:style-name="P275">96</text:p>
          </table:table-cell>
          <table:table-cell table:style-name="Table40.F11" office:value-type="string">
            <text:p text:style-name="P276">all remaining data stored as <text:span text:style-name="T12">encrypted </text:span>raw</text:p>
          </table:table-cell>
        </table:table-row>
        <table:table-row table:style-name="Table40.12">
          <table:table-cell table:style-name="Table40.A12" office:value-type="string">
            <text:p text:style-name="P246"/>
          </table:table-cell>
          <table:table-cell table:style-name="Table40.B12" table:number-columns-spanned="2" office:value-type="string">
            <text:p text:style-name="P246"/>
          </table:table-cell>
          <table:covered-table-cell/>
          <table:table-cell table:style-name="Table40.D12" office:value-type="string">
            <text:p text:style-name="P259">Total Size:</text:p>
          </table:table-cell>
          <table:table-cell table:style-name="Table40.E12" office:value-type="string">
            <text:p text:style-name="P275">11<text:span text:style-name="T40">2</text:span>n</text:p>
          </table:table-cell>
          <table:table-cell table:style-name="Table40.F12" office:value-type="string">
            <text:p text:style-name="P21">bytes</text:p>
          </table:table-cell>
        </table:table-row>
      </table:table>
      <text:p text:style-name="P246"/>
      <text:p text:style-name="P278"/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279"/>
          </table:table-cell>
          <table:table-cell table:style-name="Table41.B1" table:number-columns-spanned="5" office:value-type="string">
            <text:p text:style-name="Style1"><text:bookmark-start text:name="__RefHeading___Toc11766_3954546579"/>Client Request: /syncdown/<text:span text:style-name="T42">extensions</text:span><text:bookmark-end text:name="__RefHeading___Toc1176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3" office:value-type="string">
            <text:p text:style-name="P279"/>
          </table:table-cell>
          <table:table-cell table:style-name="Table41.B3" office:value-type="string">
            <text:p text:style-name="P280">#</text:p>
          </table:table-cell>
          <table:table-cell table:style-name="Table41.B3" office:value-type="string">
            <text:p text:style-name="P281">Field Name</text:p>
          </table:table-cell>
          <table:table-cell table:style-name="Table41.B3" office:value-type="string">
            <text:p text:style-name="P282">Data Type</text:p>
          </table:table-cell>
          <table:table-cell table:style-name="Table41.B3" office:value-type="string">
            <text:p text:style-name="P282">Size</text:p>
          </table:table-cell>
          <table:table-cell table:style-name="Table41.F3" office:value-type="string">
            <text:p text:style-name="P282">Description</text:p>
          </table:table-cell>
        </table:table-row>
        <table:table-row table:style-name="Table41.4">
          <table:table-cell table:style-name="Table41.A4" table:number-rows-spanned="4" office:value-type="string">
            <text:p text:style-name="P283"/>
          </table:table-cell>
          <table:table-cell table:style-name="Table41.B4" office:value-type="string">
            <text:p text:style-name="P284">1</text:p>
          </table:table-cell>
          <table:table-cell table:style-name="Table41.B4" office:value-type="string">
            <text:p text:style-name="P285">userID</text:p>
          </table:table-cell>
          <table:table-cell table:style-name="Table41.B4" office:value-type="string">
            <text:p text:style-name="P286">bigint</text:p>
          </table:table-cell>
          <table:table-cell table:style-name="Table41.E4" office:value-type="float" office:value="8">
            <text:p text:style-name="P287">8</text:p>
          </table:table-cell>
          <table:table-cell table:style-name="Table41.F4" office:value-type="string">
            <text:p text:style-name="P288">ID <text:span text:style-name="T3">that uniquely identifies user</text:span></text:p>
          </table:table-cell>
        </table:table-row>
        <table:table-row table:style-name="Table41.5">
          <table:covered-table-cell table:style-name="Table41.A4"/>
          <table:table-cell table:style-name="Table41.B5" office:value-type="string">
            <text:p text:style-name="P284">2</text:p>
          </table:table-cell>
          <table:table-cell table:style-name="Table41.C5" office:value-type="string">
            <text:p text:style-name="P289">authToken</text:p>
          </table:table-cell>
          <table:table-cell table:style-name="Table41.D5" office:value-type="string">
            <text:p text:style-name="P289">raw</text:p>
          </table:table-cell>
          <table:table-cell table:style-name="Table41.E5" office:value-type="float" office:value="32">
            <text:p text:style-name="P289">32</text:p>
          </table:table-cell>
          <table:table-cell table:style-name="Table41.F5" office:value-type="string">
            <text:p text:style-name="P290">generated authentication token to validate a login session</text:p>
          </table:table-cell>
        </table:table-row>
        <table:table-row table:style-name="Table41.6">
          <table:covered-table-cell table:style-name="Table41.A4"/>
          <table:table-cell table:style-name="Table41.B4" office:value-type="string">
            <text:p text:style-name="P291">3</text:p>
          </table:table-cell>
          <table:table-cell table:style-name="Table41.B4" office:value-type="string">
            <text:p text:style-name="P289">startTime</text:p>
          </table:table-cell>
          <table:table-cell table:style-name="Table41.B4" office:value-type="string">
            <text:p text:style-name="P285">bigint</text:p>
          </table:table-cell>
          <table:table-cell table:style-name="Table41.E4" office:value-type="float" office:value="8">
            <text:p text:style-name="P285">8</text:p>
          </table:table-cell>
          <table:table-cell table:style-name="Table41.F6" office:value-type="string">
            <text:p text:style-name="P288">time in milliseconds since the UNIX epoch of <text:span text:style-name="T35">the least recently updated items to fetch</text:span></text:p>
          </table:table-cell>
        </table:table-row>
        <table:table-row table:style-name="Table41.7">
          <table:covered-table-cell table:style-name="Table41.A4"/>
          <table:table-cell table:style-name="Table41.B7" office:value-type="string">
            <text:p text:style-name="P291">4</text:p>
          </table:table-cell>
          <table:table-cell table:style-name="Table41.C7" office:value-type="string">
            <text:p text:style-name="P289">endTime</text:p>
          </table:table-cell>
          <table:table-cell table:style-name="Table41.D7" office:value-type="string">
            <text:p text:style-name="P285">bigint</text:p>
          </table:table-cell>
          <table:table-cell table:style-name="Table41.E5" office:value-type="float" office:value="8">
            <text:p text:style-name="P285">8</text:p>
          </table:table-cell>
          <table:table-cell table:style-name="Table41.F7" office:value-type="string">
            <text:p text:style-name="P288">time in milliseconds since the UNIX epoch of <text:span text:style-name="T35">the most recently updated items to fetch</text:span></text:p>
          </table:table-cell>
        </table:table-row>
        <table:table-row table:style-name="Table41.8">
          <table:table-cell table:style-name="Table41.A8" office:value-type="string">
            <text:p text:style-name="P278"/>
          </table:table-cell>
          <table:table-cell table:style-name="Table41.B8" table:number-columns-spanned="2" office:value-type="string">
            <text:p text:style-name="P278"/>
          </table:table-cell>
          <table:covered-table-cell/>
          <table:table-cell table:style-name="Table41.D8" office:value-type="string">
            <text:p text:style-name="P292">Total Size:</text:p>
          </table:table-cell>
          <table:table-cell table:style-name="Table41.E8" office:value-type="float" office:value="56">
            <text:p text:style-name="P289">56</text:p>
          </table:table-cell>
          <table:table-cell table:style-name="Table41.F8" office:value-type="string">
            <text:p text:style-name="P21">bytes</text:p>
          </table:table-cell>
        </table:table-row>
      </table:table>
      <text:p text:style-name="P278"/>
      <text:p text:style-name="P293"/>
      <text:p text:style-name="P294"/>
      <table:table table:name="Table42" table:style-name="Table42">
        <table:table-column table:style-name="Table42.A" table:number-columns-repeated="2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279"/>
          </table:table-cell>
          <table:table-cell table:style-name="Table42.B1" table:number-columns-spanned="5" office:value-type="string">
            <text:p text:style-name="P295"><text:span text:style-name="T36">Server Response:</text:span> /<text:span text:style-name="T36">syncdown</text:span>/<text:span text:style-name="T42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3" office:value-type="string">
            <text:p text:style-name="P279"/>
          </table:table-cell>
          <table:table-cell table:style-name="Table42.B3" office:value-type="string">
            <text:p text:style-name="P280">#</text:p>
          </table:table-cell>
          <table:table-cell table:style-name="Table42.B3" office:value-type="string">
            <text:p text:style-name="P281">Field Name</text:p>
          </table:table-cell>
          <table:table-cell table:style-name="Table42.B3" office:value-type="string">
            <text:p text:style-name="P282">Data Type</text:p>
          </table:table-cell>
          <table:table-cell table:style-name="Table42.B3" office:value-type="string">
            <text:p text:style-name="P282">Size</text:p>
          </table:table-cell>
          <table:table-cell table:style-name="Table42.F3" office:value-type="string">
            <text:p text:style-name="P282">Description</text:p>
          </table:table-cell>
        </table:table-row>
        <table:table-row table:style-name="Table42.4">
          <table:table-cell table:style-name="Table42.A4" table:number-rows-spanned="3" office:value-type="string">
            <text:p text:style-name="P296">H<text:span text:style-name="T37">eader</text:span></text:p>
          </table:table-cell>
          <table:table-cell table:style-name="Table42.B4" office:value-type="string">
            <text:p text:style-name="P297">1</text:p>
          </table:table-cell>
          <table:table-cell table:style-name="Table42.B4" office:value-type="string">
            <text:p text:style-name="P298">recordCount</text:p>
          </table:table-cell>
          <table:table-cell table:style-name="Table42.B4" office:value-type="string">
            <text:p text:style-name="P299">int</text:p>
          </table:table-cell>
          <table:table-cell table:style-name="Table42.E4" office:value-type="float" office:value="4">
            <text:p text:style-name="P299">4</text:p>
          </table:table-cell>
          <table:table-cell table:style-name="Table42.F4" office:value-type="string">
            <text:p text:style-name="P300">the number of records in the repeated section</text:p>
          </table:table-cell>
        </table:table-row>
        <table:table-row table:style-name="Table42.5">
          <table:covered-table-cell table:style-name="Table42.A4"/>
          <table:table-cell table:style-name="Table42.B5" office:value-type="string">
            <text:p text:style-name="P284"/>
          </table:table-cell>
          <table:table-cell table:style-name="Table42.C5" office:value-type="string">
            <text:p text:style-name="P298"/>
          </table:table-cell>
          <table:table-cell table:style-name="Table42.D5" office:value-type="string">
            <text:p text:style-name="P298"/>
          </table:table-cell>
          <table:table-cell table:style-name="Table42.E5">
            <text:p text:style-name="P298"/>
          </table:table-cell>
          <table:table-cell table:style-name="Table42.F5" office:value-type="string">
            <text:p text:style-name="P290"/>
          </table:table-cell>
        </table:table-row>
        <table:table-row table:style-name="Table42.6">
          <table:covered-table-cell table:style-name="Table42.A4"/>
          <table:table-cell table:style-name="Table42.B4" office:value-type="string">
            <text:p text:style-name="P301"/>
          </table:table-cell>
          <table:table-cell table:style-name="Table42.B4" office:value-type="string">
            <text:p text:style-name="P298"/>
          </table:table-cell>
          <table:table-cell table:style-name="Table42.B4" office:value-type="string">
            <text:p text:style-name="P299"/>
          </table:table-cell>
          <table:table-cell table:style-name="Table42.E4">
            <text:p text:style-name="P299"/>
          </table:table-cell>
          <table:table-cell table:style-name="Table42.F6" office:value-type="string">
            <text:p text:style-name="P302"/>
          </table:table-cell>
        </table:table-row>
        <table:table-row table:style-name="Table42.7">
          <table:table-cell table:style-name="Table42.A7" office:value-type="string">
            <text:p text:style-name="P293"/>
          </table:table-cell>
          <table:table-cell table:style-name="Table42.B7" office:value-type="string">
            <text:p text:style-name="P138"/>
          </table:table-cell>
          <table:table-cell table:style-name="Table42.C7" office:value-type="string">
            <text:p text:style-name="P138"/>
          </table:table-cell>
          <table:table-cell table:style-name="Table42.D7" office:value-type="string">
            <text:p text:style-name="P138">Total Size:</text:p>
          </table:table-cell>
          <table:table-cell table:style-name="Table42.E7" office:value-type="float" office:value="4">
            <text:p text:style-name="P138">4</text:p>
          </table:table-cell>
          <table:table-cell table:style-name="Table42.F7" office:value-type="string">
            <text:p text:style-name="P138">bytes</text:p>
          </table:table-cell>
        </table:table-row>
        <table:table-row table:style-name="Table42.8">
          <table:table-cell table:style-name="Table42.A4" table:number-rows-spanned="4" office:value-type="string">
            <text:p text:style-name="P303">Repeated</text:p>
          </table:table-cell>
          <table:table-cell table:style-name="Table42.B4" office:value-type="string">
            <text:p text:style-name="P297">2</text:p>
          </table:table-cell>
          <table:table-cell table:style-name="Table42.C8" office:value-type="string">
            <text:p text:style-name="P298">itemID</text:p>
          </table:table-cell>
          <table:table-cell table:style-name="Table42.B4" office:value-type="string">
            <text:p text:style-name="P304">bigint</text:p>
          </table:table-cell>
          <table:table-cell table:style-name="Table42.E4" office:value-type="float" office:value="8">
            <text:p text:style-name="P304">8</text:p>
          </table:table-cell>
          <table:table-cell table:style-name="Table42.F8" office:value-type="string">
            <text:p text:style-name="P288">unique-<text:span text:style-name="T3">to-user</text:span> ID for notes, reminders, recurring reminders, and overrides</text:p>
          </table:table-cell>
        </table:table-row>
        <table:table-row table:style-name="Table42.8">
          <table:covered-table-cell table:style-name="Table42.A4"/>
          <table:table-cell table:style-name="Table42.B9" office:value-type="string">
            <text:p text:style-name="P297">3</text:p>
          </table:table-cell>
          <table:table-cell table:style-name="Table42.C9" office:value-type="string">
            <text:p text:style-name="P298">lastModified</text:p>
          </table:table-cell>
          <table:table-cell table:style-name="Table42.D9" office:value-type="string">
            <text:p text:style-name="P304">bigint</text:p>
          </table:table-cell>
          <table:table-cell table:style-name="Table42.E5" office:value-type="float" office:value="8">
            <text:p text:style-name="P304">8</text:p>
          </table:table-cell>
          <table:table-cell table:style-name="Table42.F9" office:value-type="string">
            <text:p text:style-name="P288">time in milliseconds since the UNIX epoch of when the item has last been modified by a user</text:p>
          </table:table-cell>
        </table:table-row>
        <table:table-row table:style-name="Table42.10">
          <table:covered-table-cell table:style-name="Table42.A4"/>
          <table:table-cell table:style-name="Table42.B4" office:value-type="string">
            <text:p text:style-name="P305">4</text:p>
          </table:table-cell>
          <table:table-cell table:style-name="Table42.B4" office:value-type="string">
            <text:p text:style-name="P305">sequenceNum</text:p>
          </table:table-cell>
          <table:table-cell table:style-name="Table42.B4" office:value-type="string">
            <text:p text:style-name="P305">int</text:p>
          </table:table-cell>
          <table:table-cell table:style-name="Table42.E4" office:value-type="float" office:value="4">
            <text:p text:style-name="P305">4</text:p>
          </table:table-cell>
          <table:table-cell table:style-name="Table42.F10" office:value-type="string">
            <text:p text:style-name="P305">indicates position of this extension for the item</text:p>
          </table:table-cell>
        </table:table-row>
        <table:table-row table:style-name="Table42.11">
          <table:covered-table-cell table:style-name="Table42.A4"/>
          <table:table-cell table:style-name="Table42.B11" office:value-type="string">
            <text:p text:style-name="P305">5</text:p>
          </table:table-cell>
          <table:table-cell table:style-name="Table42.C11" office:value-type="string">
            <text:p text:style-name="P306">encryptedData</text:p>
          </table:table-cell>
          <table:table-cell table:style-name="Table42.D11" office:value-type="string">
            <text:p text:style-name="P304">raw</text:p>
          </table:table-cell>
          <table:table-cell table:style-name="Table42.E5" office:value-type="float" office:value="64">
            <text:p text:style-name="P241">64</text:p>
          </table:table-cell>
          <table:table-cell table:style-name="Table42.F11" office:value-type="string">
            <text:p text:style-name="P307">all remaining data stored as <text:span text:style-name="T12">encrypted </text:span>raw</text:p>
          </table:table-cell>
        </table:table-row>
        <table:table-row table:style-name="Table42.12">
          <table:table-cell table:style-name="Table42.A12" office:value-type="string">
            <text:p text:style-name="P278"/>
          </table:table-cell>
          <table:table-cell table:style-name="Table42.B12" table:number-columns-spanned="2" office:value-type="string">
            <text:p text:style-name="P278"/>
          </table:table-cell>
          <table:covered-table-cell/>
          <table:table-cell table:style-name="Table42.D12" office:value-type="string">
            <text:p text:style-name="P292">Total Size:</text:p>
          </table:table-cell>
          <table:table-cell table:style-name="Table42.E12" office:value-type="string">
            <text:p text:style-name="P308"><text:span text:style-name="T38">84</text:span>n</text:p>
          </table:table-cell>
          <table:table-cell table:style-name="Table42.F12" office:value-type="string">
            <text:p text:style-name="P21">bytes</text:p>
          </table:table-cell>
        </table:table-row>
      </table:table>
      <text:p text:style-name="P278"/>
      <text:p text:style-name="P278"/>
      <table:table table:name="Table43" table:style-name="Table43">
        <table:table-column table:style-name="Table43.A" table:number-columns-repeated="2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office:value-type="string">
            <text:p text:style-name="P279"/>
          </table:table-cell>
          <table:table-cell table:style-name="Table43.B1" table:number-columns-spanned="5" office:value-type="string">
            <text:p text:style-name="Style1"><text:bookmark-start text:name="__RefHeading___Toc11764_3954546579"/>Client Request: /syncdown/<text:span text:style-name="T42">overrides</text:span><text:bookmark-end text:name="__RefHeading___Toc1176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3" office:value-type="string">
            <text:p text:style-name="P279"/>
          </table:table-cell>
          <table:table-cell table:style-name="Table43.B3" office:value-type="string">
            <text:p text:style-name="P280">#</text:p>
          </table:table-cell>
          <table:table-cell table:style-name="Table43.B3" office:value-type="string">
            <text:p text:style-name="P281">Field Name</text:p>
          </table:table-cell>
          <table:table-cell table:style-name="Table43.B3" office:value-type="string">
            <text:p text:style-name="P282">Data Type</text:p>
          </table:table-cell>
          <table:table-cell table:style-name="Table43.B3" office:value-type="string">
            <text:p text:style-name="P282">Size</text:p>
          </table:table-cell>
          <table:table-cell table:style-name="Table43.F3" office:value-type="string">
            <text:p text:style-name="P282">Description</text:p>
          </table:table-cell>
        </table:table-row>
        <table:table-row table:style-name="Table43.4">
          <table:table-cell table:style-name="Table43.A4" table:number-rows-spanned="4" office:value-type="string">
            <text:p text:style-name="P283"/>
          </table:table-cell>
          <table:table-cell table:style-name="Table43.B4" office:value-type="string">
            <text:p text:style-name="P284">1</text:p>
          </table:table-cell>
          <table:table-cell table:style-name="Table43.B4" office:value-type="string">
            <text:p text:style-name="P285">userID</text:p>
          </table:table-cell>
          <table:table-cell table:style-name="Table43.B4" office:value-type="string">
            <text:p text:style-name="P286">bigint</text:p>
          </table:table-cell>
          <table:table-cell table:style-name="Table43.E4" office:value-type="float" office:value="8">
            <text:p text:style-name="P287">8</text:p>
          </table:table-cell>
          <table:table-cell table:style-name="Table43.F4" office:value-type="string">
            <text:p text:style-name="P288">ID <text:span text:style-name="T3">that uniquely identifies user</text:span></text:p>
          </table:table-cell>
        </table:table-row>
        <table:table-row table:style-name="Table43.5">
          <table:covered-table-cell table:style-name="Table43.A4"/>
          <table:table-cell table:style-name="Table43.B5" office:value-type="string">
            <text:p text:style-name="P284">2</text:p>
          </table:table-cell>
          <table:table-cell table:style-name="Table43.C5" office:value-type="string">
            <text:p text:style-name="P289">authToken</text:p>
          </table:table-cell>
          <table:table-cell table:style-name="Table43.D5" office:value-type="string">
            <text:p text:style-name="P289">raw</text:p>
          </table:table-cell>
          <table:table-cell table:style-name="Table43.E5" office:value-type="float" office:value="32">
            <text:p text:style-name="P289">32</text:p>
          </table:table-cell>
          <table:table-cell table:style-name="Table43.F5" office:value-type="string">
            <text:p text:style-name="P290">generated authentication token to validate a login session</text:p>
          </table:table-cell>
        </table:table-row>
        <table:table-row table:style-name="Table43.6">
          <table:covered-table-cell table:style-name="Table43.A4"/>
          <table:table-cell table:style-name="Table43.B4" office:value-type="string">
            <text:p text:style-name="P291">3</text:p>
          </table:table-cell>
          <table:table-cell table:style-name="Table43.B4" office:value-type="string">
            <text:p text:style-name="P289">startTime</text:p>
          </table:table-cell>
          <table:table-cell table:style-name="Table43.B4" office:value-type="string">
            <text:p text:style-name="P285">bigint</text:p>
          </table:table-cell>
          <table:table-cell table:style-name="Table43.E4" office:value-type="float" office:value="8">
            <text:p text:style-name="P285">8</text:p>
          </table:table-cell>
          <table:table-cell table:style-name="Table43.F6" office:value-type="string">
            <text:p text:style-name="P288">time in milliseconds since the UNIX epoch of <text:span text:style-name="T35">the least recently updated items to fetch</text:span></text:p>
          </table:table-cell>
        </table:table-row>
        <table:table-row table:style-name="Table43.7">
          <table:covered-table-cell table:style-name="Table43.A4"/>
          <table:table-cell table:style-name="Table43.B7" office:value-type="string">
            <text:p text:style-name="P291">4</text:p>
          </table:table-cell>
          <table:table-cell table:style-name="Table43.C7" office:value-type="string">
            <text:p text:style-name="P289">endTime</text:p>
          </table:table-cell>
          <table:table-cell table:style-name="Table43.D7" office:value-type="string">
            <text:p text:style-name="P285">bigint</text:p>
          </table:table-cell>
          <table:table-cell table:style-name="Table43.E5" office:value-type="float" office:value="8">
            <text:p text:style-name="P285">8</text:p>
          </table:table-cell>
          <table:table-cell table:style-name="Table43.F7" office:value-type="string">
            <text:p text:style-name="P288">time in milliseconds since the UNIX epoch of <text:span text:style-name="T35">the most recently updated items to fetch</text:span></text:p>
          </table:table-cell>
        </table:table-row>
        <table:table-row table:style-name="Table43.8">
          <table:table-cell table:style-name="Table43.A8" office:value-type="string">
            <text:p text:style-name="P278"/>
          </table:table-cell>
          <table:table-cell table:style-name="Table43.B8" table:number-columns-spanned="2" office:value-type="string">
            <text:p text:style-name="P278"/>
          </table:table-cell>
          <table:covered-table-cell/>
          <table:table-cell table:style-name="Table43.D8" office:value-type="string">
            <text:p text:style-name="P292">Total Size:</text:p>
          </table:table-cell>
          <table:table-cell table:style-name="Table43.E8" office:value-type="float" office:value="56">
            <text:p text:style-name="P289">56</text:p>
          </table:table-cell>
          <table:table-cell table:style-name="Table43.F8" office:value-type="string">
            <text:p text:style-name="P21">bytes</text:p>
          </table:table-cell>
        </table:table-row>
      </table:table>
      <text:p text:style-name="P278"/>
      <text:p text:style-name="P293"/>
      <text:p text:style-name="P294"/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279"/>
          </table:table-cell>
          <table:table-cell table:style-name="Table44.B1" table:number-columns-spanned="5" office:value-type="string">
            <text:p text:style-name="P295"><text:span text:style-name="T36">Server Response:</text:span> /<text:span text:style-name="T36">syncdown</text:span>/<text:span text:style-name="T42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3" office:value-type="string">
            <text:p text:style-name="P279"/>
          </table:table-cell>
          <table:table-cell table:style-name="Table44.B3" office:value-type="string">
            <text:p text:style-name="P280">#</text:p>
          </table:table-cell>
          <table:table-cell table:style-name="Table44.B3" office:value-type="string">
            <text:p text:style-name="P281">Field Name</text:p>
          </table:table-cell>
          <table:table-cell table:style-name="Table44.B3" office:value-type="string">
            <text:p text:style-name="P282">Data Type</text:p>
          </table:table-cell>
          <table:table-cell table:style-name="Table44.B3" office:value-type="string">
            <text:p text:style-name="P282">Size</text:p>
          </table:table-cell>
          <table:table-cell table:style-name="Table44.F3" office:value-type="string">
            <text:p text:style-name="P282">Description</text:p>
          </table:table-cell>
        </table:table-row>
        <table:table-row table:style-name="Table44.4">
          <table:table-cell table:style-name="Table44.A4" table:number-rows-spanned="3" office:value-type="string">
            <text:p text:style-name="P296">H<text:span text:style-name="T37">eader</text:span></text:p>
          </table:table-cell>
          <table:table-cell table:style-name="Table44.B4" office:value-type="string">
            <text:p text:style-name="P297">1</text:p>
          </table:table-cell>
          <table:table-cell table:style-name="Table44.B4" office:value-type="string">
            <text:p text:style-name="P298">recordCount</text:p>
          </table:table-cell>
          <table:table-cell table:style-name="Table44.B4" office:value-type="string">
            <text:p text:style-name="P299">int</text:p>
          </table:table-cell>
          <table:table-cell table:style-name="Table44.E4" office:value-type="float" office:value="4">
            <text:p text:style-name="P299">4</text:p>
          </table:table-cell>
          <table:table-cell table:style-name="Table44.F4" office:value-type="string">
            <text:p text:style-name="P300">the number of records in the repeated section</text:p>
          </table:table-cell>
        </table:table-row>
        <table:table-row table:style-name="Table44.5">
          <table:covered-table-cell table:style-name="Table44.A4"/>
          <table:table-cell table:style-name="Table44.B5" office:value-type="string">
            <text:p text:style-name="P284"/>
          </table:table-cell>
          <table:table-cell table:style-name="Table44.C5" office:value-type="string">
            <text:p text:style-name="P298"/>
          </table:table-cell>
          <table:table-cell table:style-name="Table44.D5" office:value-type="string">
            <text:p text:style-name="P298"/>
          </table:table-cell>
          <table:table-cell table:style-name="Table44.E5">
            <text:p text:style-name="P298"/>
          </table:table-cell>
          <table:table-cell table:style-name="Table44.F5" office:value-type="string">
            <text:p text:style-name="P290"/>
          </table:table-cell>
        </table:table-row>
        <table:table-row table:style-name="Table44.6">
          <table:covered-table-cell table:style-name="Table44.A4"/>
          <table:table-cell table:style-name="Table44.B4" office:value-type="string">
            <text:p text:style-name="P301"/>
          </table:table-cell>
          <table:table-cell table:style-name="Table44.B4" office:value-type="string">
            <text:p text:style-name="P298"/>
          </table:table-cell>
          <table:table-cell table:style-name="Table44.B4" office:value-type="string">
            <text:p text:style-name="P299"/>
          </table:table-cell>
          <table:table-cell table:style-name="Table44.E4">
            <text:p text:style-name="P299"/>
          </table:table-cell>
          <table:table-cell table:style-name="Table44.F6" office:value-type="string">
            <text:p text:style-name="P302"/>
          </table:table-cell>
        </table:table-row>
        <table:table-row table:style-name="Table44.7">
          <table:table-cell table:style-name="Table44.A7" office:value-type="string">
            <text:p text:style-name="P293"/>
          </table:table-cell>
          <table:table-cell table:style-name="Table44.B7" office:value-type="string">
            <text:p text:style-name="P138"/>
          </table:table-cell>
          <table:table-cell table:style-name="Table44.C7" office:value-type="string">
            <text:p text:style-name="P138"/>
          </table:table-cell>
          <table:table-cell table:style-name="Table44.D7" office:value-type="string">
            <text:p text:style-name="P138">Total Size:</text:p>
          </table:table-cell>
          <table:table-cell table:style-name="Table44.E7" office:value-type="float" office:value="4">
            <text:p text:style-name="P138">4</text:p>
          </table:table-cell>
          <table:table-cell table:style-name="Table44.F7" office:value-type="string">
            <text:p text:style-name="P138">bytes</text:p>
          </table:table-cell>
        </table:table-row>
        <table:table-row table:style-name="Table44.8">
          <table:table-cell table:style-name="Table44.A4" table:number-rows-spanned="4" office:value-type="string">
            <text:p text:style-name="P303">Repeated</text:p>
          </table:table-cell>
          <table:table-cell table:style-name="Table44.B4" office:value-type="string">
            <text:p text:style-name="P297">2</text:p>
          </table:table-cell>
          <table:table-cell table:style-name="Table44.C8" office:value-type="string">
            <text:p text:style-name="P298">itemID</text:p>
          </table:table-cell>
          <table:table-cell table:style-name="Table44.B4" office:value-type="string">
            <text:p text:style-name="P304">bigint</text:p>
          </table:table-cell>
          <table:table-cell table:style-name="Table44.E4" office:value-type="float" office:value="8">
            <text:p text:style-name="P304">8</text:p>
          </table:table-cell>
          <table:table-cell table:style-name="Table44.F8" office:value-type="string">
            <text:p text:style-name="P288">unique-<text:span text:style-name="T3">to-user</text:span> ID for notes, reminders, recurring reminders, and overrides</text:p>
          </table:table-cell>
        </table:table-row>
        <table:table-row table:style-name="Table44.8">
          <table:covered-table-cell table:style-name="Table44.A4"/>
          <table:table-cell table:style-name="Table44.B9" office:value-type="string">
            <text:p text:style-name="P297">3</text:p>
          </table:table-cell>
          <table:table-cell table:style-name="Table44.C9" office:value-type="string">
            <text:p text:style-name="P298">lastModified</text:p>
          </table:table-cell>
          <table:table-cell table:style-name="Table44.D9" office:value-type="string">
            <text:p text:style-name="P304">bigint</text:p>
          </table:table-cell>
          <table:table-cell table:style-name="Table44.E5" office:value-type="float" office:value="8">
            <text:p text:style-name="P304">8</text:p>
          </table:table-cell>
          <table:table-cell table:style-name="Table44.F9" office:value-type="string">
            <text:p text:style-name="P288">time in milliseconds since the UNIX epoch of when the item has last been modified by a user</text:p>
          </table:table-cell>
        </table:table-row>
        <table:table-row table:style-name="Table44.10">
          <table:covered-table-cell table:style-name="Table44.A4"/>
          <table:table-cell table:style-name="Table44.B4" office:value-type="string">
            <text:p text:style-name="P309">4</text:p>
          </table:table-cell>
          <table:table-cell table:style-name="Table44.B4" office:value-type="string">
            <text:p text:style-name="P309">linkedItemID</text:p>
          </table:table-cell>
          <table:table-cell table:style-name="Table44.B4" office:value-type="string">
            <text:p text:style-name="P309">bigint</text:p>
          </table:table-cell>
          <table:table-cell table:style-name="Table44.E4" office:value-type="float" office:value="8">
            <text:p text:style-name="P309">8</text:p>
          </table:table-cell>
          <table:table-cell table:style-name="Table44.F10" office:value-type="string">
            <text:p text:style-name="P310">unique-to-user ID of the recurring reminder that this <text:span text:style-name="T25">entry overrides</text:span></text:p>
          </table:table-cell>
        </table:table-row>
        <table:table-row table:style-name="Table44.11">
          <table:covered-table-cell table:style-name="Table44.A4"/>
          <table:table-cell table:style-name="Table44.B11" office:value-type="string">
            <text:p text:style-name="P309">5</text:p>
          </table:table-cell>
          <table:table-cell table:style-name="Table44.C11" office:value-type="string">
            <text:p text:style-name="P306">encryptedData</text:p>
          </table:table-cell>
          <table:table-cell table:style-name="Table44.D11" office:value-type="string">
            <text:p text:style-name="P304">raw</text:p>
          </table:table-cell>
          <table:table-cell table:style-name="Table44.E5" office:value-type="float" office:value="64">
            <text:p text:style-name="P241">64</text:p>
          </table:table-cell>
          <table:table-cell table:style-name="Table44.F11" office:value-type="string">
            <text:p text:style-name="P307">all remaining data stored as <text:span text:style-name="T12">encrypted </text:span>raw</text:p>
          </table:table-cell>
        </table:table-row>
        <table:table-row table:style-name="Table44.12">
          <table:table-cell table:style-name="Table44.A12" office:value-type="string">
            <text:p text:style-name="P278"/>
          </table:table-cell>
          <table:table-cell table:style-name="Table44.B12" table:number-columns-spanned="2" office:value-type="string">
            <text:p text:style-name="P278"/>
          </table:table-cell>
          <table:covered-table-cell/>
          <table:table-cell table:style-name="Table44.D12" office:value-type="string">
            <text:p text:style-name="P292">Total Size:</text:p>
          </table:table-cell>
          <table:table-cell table:style-name="Table44.E12" office:value-type="string">
            <text:p text:style-name="P308"><text:span text:style-name="T38">88</text:span>n</text:p>
          </table:table-cell>
          <table:table-cell table:style-name="Table44.F12" office:value-type="string">
            <text:p text:style-name="P21">bytes</text:p>
          </table:table-cell>
        </table:table-row>
      </table:table>
      <text:p text:style-name="P278"/>
      <text:p text:style-name="P278"/>
      <table:table table:name="Table45" table:style-name="Table45">
        <table:table-column table:style-name="Table45.A" table:number-columns-repeated="2"/>
        <table:table-column table:style-name="Table45.C"/>
        <table:table-column table:style-name="Table45.D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279"/>
          </table:table-cell>
          <table:table-cell table:style-name="Table45.B1" table:number-columns-spanned="5" office:value-type="string">
            <text:p text:style-name="Style1"><text:bookmark-start text:name="__RefHeading___Toc11762_3954546579"/>Client Request: /syncdown/<text:span text:style-name="T42">folders</text:span><text:bookmark-end text:name="__RefHeading___Toc1176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3" office:value-type="string">
            <text:p text:style-name="P279"/>
          </table:table-cell>
          <table:table-cell table:style-name="Table45.B3" office:value-type="string">
            <text:p text:style-name="P280">#</text:p>
          </table:table-cell>
          <table:table-cell table:style-name="Table45.B3" office:value-type="string">
            <text:p text:style-name="P281">Field Name</text:p>
          </table:table-cell>
          <table:table-cell table:style-name="Table45.B3" office:value-type="string">
            <text:p text:style-name="P282">Data Type</text:p>
          </table:table-cell>
          <table:table-cell table:style-name="Table45.B3" office:value-type="string">
            <text:p text:style-name="P282">Size</text:p>
          </table:table-cell>
          <table:table-cell table:style-name="Table45.F3" office:value-type="string">
            <text:p text:style-name="P282">Description</text:p>
          </table:table-cell>
        </table:table-row>
        <table:table-row table:style-name="Table45.4">
          <table:table-cell table:style-name="Table45.A4" table:number-rows-spanned="4" office:value-type="string">
            <text:p text:style-name="P283"/>
          </table:table-cell>
          <table:table-cell table:style-name="Table45.B4" office:value-type="string">
            <text:p text:style-name="P284">1</text:p>
          </table:table-cell>
          <table:table-cell table:style-name="Table45.B4" office:value-type="string">
            <text:p text:style-name="P285">userID</text:p>
          </table:table-cell>
          <table:table-cell table:style-name="Table45.B4" office:value-type="string">
            <text:p text:style-name="P286">bigint</text:p>
          </table:table-cell>
          <table:table-cell table:style-name="Table45.E4" office:value-type="float" office:value="8">
            <text:p text:style-name="P287">8</text:p>
          </table:table-cell>
          <table:table-cell table:style-name="Table45.F4" office:value-type="string">
            <text:p text:style-name="P288">ID <text:span text:style-name="T3">that uniquely identifies user</text:span></text:p>
          </table:table-cell>
        </table:table-row>
        <table:table-row table:style-name="Table45.5">
          <table:covered-table-cell table:style-name="Table45.A4"/>
          <table:table-cell table:style-name="Table45.B5" office:value-type="string">
            <text:p text:style-name="P284">2</text:p>
          </table:table-cell>
          <table:table-cell table:style-name="Table45.C5" office:value-type="string">
            <text:p text:style-name="P289">authToken</text:p>
          </table:table-cell>
          <table:table-cell table:style-name="Table45.D5" office:value-type="string">
            <text:p text:style-name="P289">raw</text:p>
          </table:table-cell>
          <table:table-cell table:style-name="Table45.E5" office:value-type="float" office:value="32">
            <text:p text:style-name="P289">32</text:p>
          </table:table-cell>
          <table:table-cell table:style-name="Table45.F5" office:value-type="string">
            <text:p text:style-name="P290">generated authentication token to validate a login session</text:p>
          </table:table-cell>
        </table:table-row>
        <table:table-row table:style-name="Table45.6">
          <table:covered-table-cell table:style-name="Table45.A4"/>
          <table:table-cell table:style-name="Table45.B4" office:value-type="string">
            <text:p text:style-name="P291">3</text:p>
          </table:table-cell>
          <table:table-cell table:style-name="Table45.B4" office:value-type="string">
            <text:p text:style-name="P289">startTime</text:p>
          </table:table-cell>
          <table:table-cell table:style-name="Table45.B4" office:value-type="string">
            <text:p text:style-name="P285">bigint</text:p>
          </table:table-cell>
          <table:table-cell table:style-name="Table45.E4" office:value-type="float" office:value="8">
            <text:p text:style-name="P285">8</text:p>
          </table:table-cell>
          <table:table-cell table:style-name="Table45.F6" office:value-type="string">
            <text:p text:style-name="P288">time in milliseconds since the UNIX epoch of <text:span text:style-name="T35">the least recently updated items to fetch</text:span></text:p>
          </table:table-cell>
        </table:table-row>
        <table:table-row table:style-name="Table45.7">
          <table:covered-table-cell table:style-name="Table45.A4"/>
          <table:table-cell table:style-name="Table45.B7" office:value-type="string">
            <text:p text:style-name="P291">4</text:p>
          </table:table-cell>
          <table:table-cell table:style-name="Table45.C7" office:value-type="string">
            <text:p text:style-name="P289">endTime</text:p>
          </table:table-cell>
          <table:table-cell table:style-name="Table45.D7" office:value-type="string">
            <text:p text:style-name="P285">bigint</text:p>
          </table:table-cell>
          <table:table-cell table:style-name="Table45.E5" office:value-type="float" office:value="8">
            <text:p text:style-name="P285">8</text:p>
          </table:table-cell>
          <table:table-cell table:style-name="Table45.F7" office:value-type="string">
            <text:p text:style-name="P288">time in milliseconds since the UNIX epoch of <text:span text:style-name="T35">the most recently updated items to fetch</text:span></text:p>
          </table:table-cell>
        </table:table-row>
        <table:table-row table:style-name="Table45.8">
          <table:table-cell table:style-name="Table45.A8" office:value-type="string">
            <text:p text:style-name="P278"/>
          </table:table-cell>
          <table:table-cell table:style-name="Table45.B8" table:number-columns-spanned="2" office:value-type="string">
            <text:p text:style-name="P278"/>
          </table:table-cell>
          <table:covered-table-cell/>
          <table:table-cell table:style-name="Table45.D8" office:value-type="string">
            <text:p text:style-name="P292">Total Size:</text:p>
          </table:table-cell>
          <table:table-cell table:style-name="Table45.E8" office:value-type="float" office:value="56">
            <text:p text:style-name="P289">56</text:p>
          </table:table-cell>
          <table:table-cell table:style-name="Table45.F8" office:value-type="string">
            <text:p text:style-name="P21">bytes</text:p>
          </table:table-cell>
        </table:table-row>
      </table:table>
      <text:p text:style-name="P278"/>
      <text:p text:style-name="P293"/>
      <text:p text:style-name="P294"/>
      <table:table table:name="Table46" table:style-name="Table46">
        <table:table-column table:style-name="Table46.A" table:number-columns-repeated="2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279"/>
          </table:table-cell>
          <table:table-cell table:style-name="Table46.B1" table:number-columns-spanned="5" office:value-type="string">
            <text:p text:style-name="Style2"><text:bookmark-start text:name="__RefHeading___Toc11760_3954546579"/><text:span text:style-name="T36">Server Response:</text:span> /<text:span text:style-name="T36">syncdown</text:span>/<text:span text:style-name="T42">folders</text:span><text:bookmark-end text:name="__RefHeading___Toc1176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3" office:value-type="string">
            <text:p text:style-name="P279"/>
          </table:table-cell>
          <table:table-cell table:style-name="Table46.B3" office:value-type="string">
            <text:p text:style-name="P280">#</text:p>
          </table:table-cell>
          <table:table-cell table:style-name="Table46.B3" office:value-type="string">
            <text:p text:style-name="P281">Field Name</text:p>
          </table:table-cell>
          <table:table-cell table:style-name="Table46.B3" office:value-type="string">
            <text:p text:style-name="P282">Data Type</text:p>
          </table:table-cell>
          <table:table-cell table:style-name="Table46.B3" office:value-type="string">
            <text:p text:style-name="P282">Size</text:p>
          </table:table-cell>
          <table:table-cell table:style-name="Table46.F3" office:value-type="string">
            <text:p text:style-name="P282">Description</text:p>
          </table:table-cell>
        </table:table-row>
        <table:table-row table:style-name="Table46.4">
          <table:table-cell table:style-name="Table46.A4" table:number-rows-spanned="3" office:value-type="string">
            <text:p text:style-name="P296">H<text:span text:style-name="T37">eader</text:span></text:p>
          </table:table-cell>
          <table:table-cell table:style-name="Table46.B4" office:value-type="string">
            <text:p text:style-name="P297">1</text:p>
          </table:table-cell>
          <table:table-cell table:style-name="Table46.B4" office:value-type="string">
            <text:p text:style-name="P298">recordCount</text:p>
          </table:table-cell>
          <table:table-cell table:style-name="Table46.B4" office:value-type="string">
            <text:p text:style-name="P299">int</text:p>
          </table:table-cell>
          <table:table-cell table:style-name="Table46.E4" office:value-type="float" office:value="4">
            <text:p text:style-name="P299">4</text:p>
          </table:table-cell>
          <table:table-cell table:style-name="Table46.F4" office:value-type="string">
            <text:p text:style-name="P300">the number of records in the repeated section</text:p>
          </table:table-cell>
        </table:table-row>
        <table:table-row table:style-name="Table46.5">
          <table:covered-table-cell table:style-name="Table46.A4"/>
          <table:table-cell table:style-name="Table46.B5" office:value-type="string">
            <text:p text:style-name="P284"/>
          </table:table-cell>
          <table:table-cell table:style-name="Table46.C5" office:value-type="string">
            <text:p text:style-name="P298"/>
          </table:table-cell>
          <table:table-cell table:style-name="Table46.D5" office:value-type="string">
            <text:p text:style-name="P298"/>
          </table:table-cell>
          <table:table-cell table:style-name="Table46.E5">
            <text:p text:style-name="P298"/>
          </table:table-cell>
          <table:table-cell table:style-name="Table46.F5" office:value-type="string">
            <text:p text:style-name="P290"/>
          </table:table-cell>
        </table:table-row>
        <table:table-row table:style-name="Table46.6">
          <table:covered-table-cell table:style-name="Table46.A4"/>
          <table:table-cell table:style-name="Table46.B4" office:value-type="string">
            <text:p text:style-name="P301"/>
          </table:table-cell>
          <table:table-cell table:style-name="Table46.B4" office:value-type="string">
            <text:p text:style-name="P298"/>
          </table:table-cell>
          <table:table-cell table:style-name="Table46.B4" office:value-type="string">
            <text:p text:style-name="P299"/>
          </table:table-cell>
          <table:table-cell table:style-name="Table46.E4">
            <text:p text:style-name="P299"/>
          </table:table-cell>
          <table:table-cell table:style-name="Table46.F6" office:value-type="string">
            <text:p text:style-name="P302"/>
          </table:table-cell>
        </table:table-row>
        <table:table-row table:style-name="Table46.7">
          <table:table-cell table:style-name="Table46.A7" office:value-type="string">
            <text:p text:style-name="P293"/>
          </table:table-cell>
          <table:table-cell table:style-name="Table46.B7" office:value-type="string">
            <text:p text:style-name="P138"/>
          </table:table-cell>
          <table:table-cell table:style-name="Table46.C7" office:value-type="string">
            <text:p text:style-name="P138"/>
          </table:table-cell>
          <table:table-cell table:style-name="Table46.D7" office:value-type="string">
            <text:p text:style-name="P138">Total Size:</text:p>
          </table:table-cell>
          <table:table-cell table:style-name="Table46.E7" office:value-type="float" office:value="4">
            <text:p text:style-name="P138">4</text:p>
          </table:table-cell>
          <table:table-cell table:style-name="Table46.F7" office:value-type="string">
            <text:p text:style-name="P138">bytes</text:p>
          </table:table-cell>
        </table:table-row>
        <table:table-row table:style-name="Table46.8">
          <table:table-cell table:style-name="Table46.A4" table:number-rows-spanned="4" office:value-type="string">
            <text:p text:style-name="P303">Repeated</text:p>
          </table:table-cell>
          <table:table-cell table:style-name="Table46.B4" office:value-type="string">
            <text:p text:style-name="P297">2</text:p>
          </table:table-cell>
          <table:table-cell table:style-name="Table46.C8" office:value-type="string">
            <text:p text:style-name="P298"><text:span text:style-name="T27">folder</text:span>ID</text:p>
          </table:table-cell>
          <table:table-cell table:style-name="Table46.B4" office:value-type="string">
            <text:p text:style-name="P311">bigint</text:p>
          </table:table-cell>
          <table:table-cell table:style-name="Table46.E4" office:value-type="float" office:value="8">
            <text:p text:style-name="P311">8</text:p>
          </table:table-cell>
          <table:table-cell table:style-name="Table46.F8" office:value-type="string">
            <text:p text:style-name="P312">unique-<text:span text:style-name="T3">to-user</text:span> ID <text:span text:style-name="T29">for the folder </text:span><text:span text:style-name="T43">(</text:span><text:span text:style-name="T44">functionally identical to </text:span><text:span text:style-name="T45">itemID</text:span><text:span text:style-name="T43">)</text:span></text:p>
          </table:table-cell>
        </table:table-row>
        <table:table-row table:style-name="Table46.8">
          <table:covered-table-cell table:style-name="Table46.A4"/>
          <table:table-cell table:style-name="Table46.B9" office:value-type="string">
            <text:p text:style-name="P297">3</text:p>
          </table:table-cell>
          <table:table-cell table:style-name="Table46.C9" office:value-type="string">
            <text:p text:style-name="P298">lastModified</text:p>
          </table:table-cell>
          <table:table-cell table:style-name="Table46.D9" office:value-type="string">
            <text:p text:style-name="P304">bigint</text:p>
          </table:table-cell>
          <table:table-cell table:style-name="Table46.E5" office:value-type="float" office:value="8">
            <text:p text:style-name="P304">8</text:p>
          </table:table-cell>
          <table:table-cell table:style-name="Table46.F9" office:value-type="string">
            <text:p text:style-name="P288">time in milliseconds since the UNIX epoch of when the item has last been modified by a user</text:p>
          </table:table-cell>
        </table:table-row>
        <table:table-row table:style-name="Table46.10">
          <table:covered-table-cell table:style-name="Table46.A4"/>
          <table:table-cell table:style-name="Table46.B4" office:value-type="string">
            <text:p text:style-name="P313"/>
          </table:table-cell>
          <table:table-cell table:style-name="Table46.B4" office:value-type="string">
            <text:p text:style-name="P314"><text:span text:style-name="T11"/></text:p>
          </table:table-cell>
          <table:table-cell table:style-name="Table46.B4" office:value-type="string">
            <text:p text:style-name="P313"/>
          </table:table-cell>
          <table:table-cell table:style-name="Table46.E4">
            <text:p text:style-name="P313"/>
          </table:table-cell>
          <table:table-cell table:style-name="Table46.F10" office:value-type="string">
            <text:p text:style-name="P315"/>
          </table:table-cell>
        </table:table-row>
        <table:table-row table:style-name="Table46.11">
          <table:covered-table-cell table:style-name="Table46.A4"/>
          <table:table-cell table:style-name="Table46.B11" office:value-type="string">
            <text:p text:style-name="P297">4</text:p>
          </table:table-cell>
          <table:table-cell table:style-name="Table46.C11" office:value-type="string">
            <text:p text:style-name="P306">encryptedData</text:p>
          </table:table-cell>
          <table:table-cell table:style-name="Table46.D11" office:value-type="string">
            <text:p text:style-name="P304">raw</text:p>
          </table:table-cell>
          <table:table-cell table:style-name="Table46.E5" office:value-type="float" office:value="64">
            <text:p text:style-name="P241">64</text:p>
          </table:table-cell>
          <table:table-cell table:style-name="Table46.F11" office:value-type="string">
            <text:p text:style-name="P307">all remaining data stored as <text:span text:style-name="T12">encrypted </text:span>raw</text:p>
          </table:table-cell>
        </table:table-row>
        <table:table-row table:style-name="Table46.12">
          <table:table-cell table:style-name="Table46.A12" office:value-type="string">
            <text:p text:style-name="P278"/>
          </table:table-cell>
          <table:table-cell table:style-name="Table46.B12" table:number-columns-spanned="2" office:value-type="string">
            <text:p text:style-name="P278"/>
          </table:table-cell>
          <table:covered-table-cell/>
          <table:table-cell table:style-name="Table46.D12" office:value-type="string">
            <text:p text:style-name="P292">Total Size:</text:p>
          </table:table-cell>
          <table:table-cell table:style-name="Table46.E12" office:value-type="string">
            <text:p text:style-name="P308"><text:span text:style-name="T46">80</text:span>n</text:p>
          </table:table-cell>
          <table:table-cell table:style-name="Table46.F12" office:value-type="string">
            <text:p text:style-name="P21">bytes</text:p>
          </table:table-cell>
        </table:table-row>
      </table:table>
      <text:p text:style-name="P278"/>
      <text:p text:style-name="P278"/>
      <table:table table:name="Table47" table:style-name="Table47">
        <table:table-column table:style-name="Table47.A" table:number-columns-repeated="2"/>
        <table:table-column table:style-name="Table47.C"/>
        <table:table-column table:style-name="Table47.D"/>
        <table:table-column table:style-name="Table47.E"/>
        <table:table-column table:style-name="Table47.F"/>
        <table:table-row table:style-name="Table47.1">
          <table:table-cell table:style-name="Table47.A1" office:value-type="string">
            <text:p text:style-name="P279"/>
          </table:table-cell>
          <table:table-cell table:style-name="Table47.B1" table:number-columns-spanned="5" office:value-type="string">
            <text:p text:style-name="Style1"><text:bookmark-start text:name="__RefHeading___Toc11758_3954546579"/>Client Request: /syncdown/<text:span text:style-name="T42">deleted</text:span><text:bookmark-end text:name="__RefHeading___Toc1175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3" office:value-type="string">
            <text:p text:style-name="P279"/>
          </table:table-cell>
          <table:table-cell table:style-name="Table47.B3" office:value-type="string">
            <text:p text:style-name="P280">#</text:p>
          </table:table-cell>
          <table:table-cell table:style-name="Table47.B3" office:value-type="string">
            <text:p text:style-name="P281">Field Name</text:p>
          </table:table-cell>
          <table:table-cell table:style-name="Table47.B3" office:value-type="string">
            <text:p text:style-name="P282">Data Type</text:p>
          </table:table-cell>
          <table:table-cell table:style-name="Table47.B3" office:value-type="string">
            <text:p text:style-name="P282">Size</text:p>
          </table:table-cell>
          <table:table-cell table:style-name="Table47.F3" office:value-type="string">
            <text:p text:style-name="P282">Description</text:p>
          </table:table-cell>
        </table:table-row>
        <table:table-row table:style-name="Table47.4">
          <table:table-cell table:style-name="Table47.A4" table:number-rows-spanned="4" office:value-type="string">
            <text:p text:style-name="P283"/>
          </table:table-cell>
          <table:table-cell table:style-name="Table47.B4" office:value-type="string">
            <text:p text:style-name="P284">1</text:p>
          </table:table-cell>
          <table:table-cell table:style-name="Table47.B4" office:value-type="string">
            <text:p text:style-name="P285">userID</text:p>
          </table:table-cell>
          <table:table-cell table:style-name="Table47.B4" office:value-type="string">
            <text:p text:style-name="P286">bigint</text:p>
          </table:table-cell>
          <table:table-cell table:style-name="Table47.E4" office:value-type="float" office:value="8">
            <text:p text:style-name="P287">8</text:p>
          </table:table-cell>
          <table:table-cell table:style-name="Table47.F4" office:value-type="string">
            <text:p text:style-name="P288">ID <text:span text:style-name="T3">that uniquely identifies user</text:span></text:p>
          </table:table-cell>
        </table:table-row>
        <table:table-row table:style-name="Table47.5">
          <table:covered-table-cell table:style-name="Table47.A4"/>
          <table:table-cell table:style-name="Table47.B5" office:value-type="string">
            <text:p text:style-name="P284">2</text:p>
          </table:table-cell>
          <table:table-cell table:style-name="Table47.C5" office:value-type="string">
            <text:p text:style-name="P289">authToken</text:p>
          </table:table-cell>
          <table:table-cell table:style-name="Table47.D5" office:value-type="string">
            <text:p text:style-name="P289">raw</text:p>
          </table:table-cell>
          <table:table-cell table:style-name="Table47.E5" office:value-type="float" office:value="32">
            <text:p text:style-name="P289">32</text:p>
          </table:table-cell>
          <table:table-cell table:style-name="Table47.F5" office:value-type="string">
            <text:p text:style-name="P290">generated authentication token to validate a login session</text:p>
          </table:table-cell>
        </table:table-row>
        <table:table-row table:style-name="Table47.6">
          <table:covered-table-cell table:style-name="Table47.A4"/>
          <table:table-cell table:style-name="Table47.B4" office:value-type="string">
            <text:p text:style-name="P291">3</text:p>
          </table:table-cell>
          <table:table-cell table:style-name="Table47.B4" office:value-type="string">
            <text:p text:style-name="P289">startTime</text:p>
          </table:table-cell>
          <table:table-cell table:style-name="Table47.B4" office:value-type="string">
            <text:p text:style-name="P285">bigint</text:p>
          </table:table-cell>
          <table:table-cell table:style-name="Table47.E4" office:value-type="float" office:value="8">
            <text:p text:style-name="P285">8</text:p>
          </table:table-cell>
          <table:table-cell table:style-name="Table47.F6" office:value-type="string">
            <text:p text:style-name="P288">time in milliseconds since the UNIX epoch of <text:span text:style-name="T35">the least recently updated items to fetch</text:span></text:p>
          </table:table-cell>
        </table:table-row>
        <table:table-row table:style-name="Table47.7">
          <table:covered-table-cell table:style-name="Table47.A4"/>
          <table:table-cell table:style-name="Table47.B7" office:value-type="string">
            <text:p text:style-name="P291">4</text:p>
          </table:table-cell>
          <table:table-cell table:style-name="Table47.C7" office:value-type="string">
            <text:p text:style-name="P289">endTime</text:p>
          </table:table-cell>
          <table:table-cell table:style-name="Table47.D7" office:value-type="string">
            <text:p text:style-name="P285">bigint</text:p>
          </table:table-cell>
          <table:table-cell table:style-name="Table47.E5" office:value-type="float" office:value="8">
            <text:p text:style-name="P285">8</text:p>
          </table:table-cell>
          <table:table-cell table:style-name="Table47.F7" office:value-type="string">
            <text:p text:style-name="P288">time in milliseconds since the UNIX epoch of <text:span text:style-name="T35">the most recently updated items to fetch</text:span></text:p>
          </table:table-cell>
        </table:table-row>
        <table:table-row table:style-name="Table47.8">
          <table:table-cell table:style-name="Table47.A8" office:value-type="string">
            <text:p text:style-name="P278"/>
          </table:table-cell>
          <table:table-cell table:style-name="Table47.B8" table:number-columns-spanned="2" office:value-type="string">
            <text:p text:style-name="P278"/>
          </table:table-cell>
          <table:covered-table-cell/>
          <table:table-cell table:style-name="Table47.D8" office:value-type="string">
            <text:p text:style-name="P292">Total Size:</text:p>
          </table:table-cell>
          <table:table-cell table:style-name="Table47.E8" office:value-type="float" office:value="56">
            <text:p text:style-name="P289">56</text:p>
          </table:table-cell>
          <table:table-cell table:style-name="Table47.F8" office:value-type="string">
            <text:p text:style-name="P21">bytes</text:p>
          </table:table-cell>
        </table:table-row>
      </table:table>
      <text:p text:style-name="P278"/>
      <text:p text:style-name="P293"/>
      <text:p text:style-name="P294"/>
      <table:table table:name="Table48" table:style-name="Table48">
        <table:table-column table:style-name="Table48.A" table:number-columns-repeated="2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office:value-type="string">
            <text:p text:style-name="P279"/>
          </table:table-cell>
          <table:table-cell table:style-name="Table48.B1" table:number-columns-spanned="5" office:value-type="string">
            <text:p text:style-name="P295"><text:span text:style-name="T36">Server Response:</text:span> /<text:span text:style-name="T36">syncdown</text:span>/<text:span text:style-name="T42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table:number-columns-spanned="6" office:value-type="string">
            <text:p text:style-name="P2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279"/>
          </table:table-cell>
          <table:table-cell table:style-name="Table48.B3" office:value-type="string">
            <text:p text:style-name="P280">#</text:p>
          </table:table-cell>
          <table:table-cell table:style-name="Table48.B3" office:value-type="string">
            <text:p text:style-name="P281">Field Name</text:p>
          </table:table-cell>
          <table:table-cell table:style-name="Table48.B3" office:value-type="string">
            <text:p text:style-name="P282">Data Type</text:p>
          </table:table-cell>
          <table:table-cell table:style-name="Table48.B3" office:value-type="string">
            <text:p text:style-name="P282">Size</text:p>
          </table:table-cell>
          <table:table-cell table:style-name="Table48.F3" office:value-type="string">
            <text:p text:style-name="P282">Description</text:p>
          </table:table-cell>
        </table:table-row>
        <table:table-row table:style-name="Table48.4">
          <table:table-cell table:style-name="Table48.A4" table:number-rows-spanned="3" office:value-type="string">
            <text:p text:style-name="P296">H<text:span text:style-name="T37">eader</text:span></text:p>
          </table:table-cell>
          <table:table-cell table:style-name="Table48.B4" office:value-type="string">
            <text:p text:style-name="P297">1</text:p>
          </table:table-cell>
          <table:table-cell table:style-name="Table48.B4" office:value-type="string">
            <text:p text:style-name="P298">recordCount</text:p>
          </table:table-cell>
          <table:table-cell table:style-name="Table48.B4" office:value-type="string">
            <text:p text:style-name="P299">int</text:p>
          </table:table-cell>
          <table:table-cell table:style-name="Table48.E4" office:value-type="float" office:value="4">
            <text:p text:style-name="P299">4</text:p>
          </table:table-cell>
          <table:table-cell table:style-name="Table48.F4" office:value-type="string">
            <text:p text:style-name="P300">the number of records in the repeated section</text:p>
          </table:table-cell>
        </table:table-row>
        <table:table-row table:style-name="Table48.5">
          <table:covered-table-cell table:style-name="Table48.A4"/>
          <table:table-cell table:style-name="Table48.B5" office:value-type="string">
            <text:p text:style-name="P284"/>
          </table:table-cell>
          <table:table-cell table:style-name="Table48.C5" office:value-type="string">
            <text:p text:style-name="P298"/>
          </table:table-cell>
          <table:table-cell table:style-name="Table48.D5" office:value-type="string">
            <text:p text:style-name="P298"/>
          </table:table-cell>
          <table:table-cell table:style-name="Table48.E5">
            <text:p text:style-name="P298"/>
          </table:table-cell>
          <table:table-cell table:style-name="Table48.F5" office:value-type="string">
            <text:p text:style-name="P290"/>
          </table:table-cell>
        </table:table-row>
        <table:table-row table:style-name="Table48.6">
          <table:covered-table-cell table:style-name="Table48.A4"/>
          <table:table-cell table:style-name="Table48.B4" office:value-type="string">
            <text:p text:style-name="P301"/>
          </table:table-cell>
          <table:table-cell table:style-name="Table48.B4" office:value-type="string">
            <text:p text:style-name="P298"/>
          </table:table-cell>
          <table:table-cell table:style-name="Table48.B4" office:value-type="string">
            <text:p text:style-name="P299"/>
          </table:table-cell>
          <table:table-cell table:style-name="Table48.E4">
            <text:p text:style-name="P299"/>
          </table:table-cell>
          <table:table-cell table:style-name="Table48.F6" office:value-type="string">
            <text:p text:style-name="P302"/>
          </table:table-cell>
        </table:table-row>
        <table:table-row table:style-name="Table48.7">
          <table:table-cell table:style-name="Table48.A7" office:value-type="string">
            <text:p text:style-name="P293"/>
          </table:table-cell>
          <table:table-cell table:style-name="Table48.B7" office:value-type="string">
            <text:p text:style-name="P138"/>
          </table:table-cell>
          <table:table-cell table:style-name="Table48.C7" office:value-type="string">
            <text:p text:style-name="P138"/>
          </table:table-cell>
          <table:table-cell table:style-name="Table48.D7" office:value-type="string">
            <text:p text:style-name="P138">Total Size:</text:p>
          </table:table-cell>
          <table:table-cell table:style-name="Table48.E7" office:value-type="float" office:value="4">
            <text:p text:style-name="P138">4</text:p>
          </table:table-cell>
          <table:table-cell table:style-name="Table48.F7" office:value-type="string">
            <text:p text:style-name="P138">bytes</text:p>
          </table:table-cell>
        </table:table-row>
        <table:table-row table:style-name="Table48.8">
          <table:table-cell table:style-name="Table48.A4" table:number-rows-spanned="4" office:value-type="string">
            <text:p text:style-name="P303">Repeated</text:p>
          </table:table-cell>
          <table:table-cell table:style-name="Table48.B4" office:value-type="string">
            <text:p text:style-name="P297">2</text:p>
          </table:table-cell>
          <table:table-cell table:style-name="Table48.C8" office:value-type="string">
            <text:p text:style-name="P298">itemID</text:p>
          </table:table-cell>
          <table:table-cell table:style-name="Table48.B4" office:value-type="string">
            <text:p text:style-name="P304">bigint</text:p>
          </table:table-cell>
          <table:table-cell table:style-name="Table48.E4" office:value-type="float" office:value="8">
            <text:p text:style-name="P304">8</text:p>
          </table:table-cell>
          <table:table-cell table:style-name="Table48.F8" office:value-type="string">
            <text:p text:style-name="P288">unique-<text:span text:style-name="T3">to-user</text:span> ID for notes, reminders, recurring reminders, and overrides</text:p>
          </table:table-cell>
        </table:table-row>
        <table:table-row table:style-name="Table48.8">
          <table:covered-table-cell table:style-name="Table48.A4"/>
          <table:table-cell table:style-name="Table48.B9" office:value-type="string">
            <text:p text:style-name="P297">3</text:p>
          </table:table-cell>
          <table:table-cell table:style-name="Table48.C9" office:value-type="string">
            <text:p text:style-name="P298">lastModified</text:p>
          </table:table-cell>
          <table:table-cell table:style-name="Table48.D9" office:value-type="string">
            <text:p text:style-name="P304">bigint</text:p>
          </table:table-cell>
          <table:table-cell table:style-name="Table48.E5" office:value-type="float" office:value="8">
            <text:p text:style-name="P304">8</text:p>
          </table:table-cell>
          <table:table-cell table:style-name="Table48.F9" office:value-type="string">
            <text:p text:style-name="P288">time in milliseconds since the UNIX epoch of when the item has last been modified by a user</text:p>
          </table:table-cell>
        </table:table-row>
        <table:table-row table:style-name="Table48.10">
          <table:covered-table-cell table:style-name="Table48.A4"/>
          <table:table-cell table:style-name="Table48.B4" office:value-type="string">
            <text:p text:style-name="P309">4</text:p>
          </table:table-cell>
          <table:table-cell table:style-name="Table48.B4" office:value-type="string">
            <text:p text:style-name="P316">itemTable</text:p>
          </table:table-cell>
          <table:table-cell table:style-name="Table48.B4" office:value-type="string">
            <text:p text:style-name="P309">smallint</text:p>
          </table:table-cell>
          <table:table-cell table:style-name="Table48.E4" office:value-type="float" office:value="2">
            <text:p text:style-name="P309">2</text:p>
          </table:table-cell>
          <table:table-cell table:style-name="Table48.F10" office:value-type="string">
            <text:p text:style-name="P317">integer value that corresponds to item home table for quicker lookup</text:p>
          </table:table-cell>
        </table:table-row>
        <table:table-row table:style-name="Table48.11">
          <table:covered-table-cell table:style-name="Table48.A4"/>
          <table:table-cell table:style-name="Table48.B11" office:value-type="string">
            <text:p text:style-name="P309"/>
          </table:table-cell>
          <table:table-cell table:style-name="Table48.C11" office:value-type="string">
            <text:p text:style-name="P306"/>
          </table:table-cell>
          <table:table-cell table:style-name="Table48.D11" office:value-type="string">
            <text:p text:style-name="P304"/>
          </table:table-cell>
          <table:table-cell table:style-name="Table48.E5">
            <text:p text:style-name="P308"/>
          </table:table-cell>
          <table:table-cell table:style-name="Table48.F11" office:value-type="string">
            <text:p text:style-name="P307"/>
          </table:table-cell>
        </table:table-row>
        <table:table-row table:style-name="Table48.12">
          <table:table-cell table:style-name="Table48.A12" office:value-type="string">
            <text:p text:style-name="P278"/>
          </table:table-cell>
          <table:table-cell table:style-name="Table48.B12" table:number-columns-spanned="2" office:value-type="string">
            <text:p text:style-name="P278"/>
          </table:table-cell>
          <table:covered-table-cell/>
          <table:table-cell table:style-name="Table48.D12" office:value-type="string">
            <text:p text:style-name="P292">Total Size:</text:p>
          </table:table-cell>
          <table:table-cell table:style-name="Table48.E12" office:value-type="string">
            <text:p text:style-name="P308">1<text:span text:style-name="T47">8</text:span>n</text:p>
          </table:table-cell>
          <table:table-cell table:style-name="Table48.F12" office:value-type="string">
            <text:p text:style-name="P21">bytes</text:p>
          </table:table-cell>
        </table:table-row>
      </table:table>
      <text:p text:style-name="P278"/>
      <text:p text:style-name="P1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yle2" style:family="paragraph" style:parent-style-name="Style1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3T20:40:33.601898600</dc:date>
    <meta:editing-duration>PT14H44M42S</meta:editing-duration>
    <meta:editing-cycles>141</meta:editing-cycles>
    <meta:generator>LibreOffice/25.8.1.1$Windows_X86_64 LibreOffice_project/54047653041915e595ad4e45cccea684809c77b5</meta:generator>
    <meta:print-date>2025-09-26T14:39:42.654564100</meta:print-date>
    <meta:document-statistic meta:table-count="51" meta:image-count="0" meta:object-count="0" meta:page-count="29" meta:paragraph-count="1513" meta:word-count="3496" meta:character-count="20202" meta:non-whitespace-character-count="18190"/>
  </office:meta>
</office:document-meta>
</file>